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166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071in"/>
    </style:style>
    <style:style style:name="co6" style:family="table-column">
      <style:table-column-properties fo:break-before="auto" style:column-width="1.7909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2.6047in"/>
    </style:style>
    <style:style style:name="co12" style:family="table-column">
      <style:table-column-properties fo:break-before="auto" style:column-width="1.1492in"/>
    </style:style>
    <style:style style:name="co13" style:family="table-column">
      <style:table-column-properties fo:break-before="auto" style:column-width="1.0654in"/>
    </style:style>
    <style:style style:name="co14" style:family="table-column">
      <style:table-column-properties fo:break-before="auto" style:column-width="1.2228in"/>
    </style:style>
    <style:style style:name="co15" style:family="table-column">
      <style:table-column-properties fo:break-before="auto" style:column-width="1.2965in"/>
    </style:style>
    <style:style style:name="co16" style:family="table-column">
      <style:table-column-properties fo:break-before="auto" style:column-width="1.3071in"/>
    </style:style>
    <style:style style:name="co17" style:family="table-column">
      <style:table-column-properties fo:break-before="auto" style:column-width="1.2547in"/>
    </style:style>
    <style:style style:name="co18" style:family="table-column">
      <style:table-column-properties fo:break-before="auto" style:column-width="1.339in"/>
    </style:style>
    <style:style style:name="co19" style:family="table-column">
      <style:table-column-properties fo:break-before="auto" style:column-width="1.3283in"/>
    </style:style>
    <style:style style:name="co20" style:family="table-column">
      <style:table-column-properties fo:break-before="auto" style:column-width="1.3598in"/>
    </style:style>
    <style:style style:name="co21" style:family="table-column">
      <style:table-column-properties fo:break-before="auto" style:column-width="1.4437in"/>
    </style:style>
    <style:style style:name="co22" style:family="table-column">
      <style:table-column-properties fo:break-before="auto" style:column-width="1.2335in"/>
    </style:style>
    <style:style style:name="co23" style:family="table-column">
      <style:table-column-properties fo:break-before="auto" style:column-width="1.2126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1602in"/>
    </style:style>
    <style:style style:name="co26" style:family="table-column">
      <style:table-column-properties fo:break-before="auto" style:column-width="1.202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1.139in"/>
    </style:style>
    <style:style style:name="co29" style:family="table-column">
      <style:table-column-properties fo:break-before="auto" style:column-width="1.2445in"/>
    </style:style>
    <style:style style:name="co30" style:family="table-column">
      <style:table-column-properties fo:break-before="auto" style:column-width="1.2862in"/>
    </style:style>
    <style:style style:name="co31" style:family="table-column">
      <style:table-column-properties fo:break-before="auto" style:column-width="1.3492in"/>
    </style:style>
    <style:style style:name="co32" style:family="table-column">
      <style:table-column-properties fo:break-before="auto" style:column-width="1.3909in"/>
    </style:style>
    <style:style style:name="co33" style:family="table-column">
      <style:table-column-properties fo:break-before="auto" style:column-width="1.1181in"/>
    </style:style>
    <style:style style:name="co34" style:family="table-column">
      <style:table-column-properties fo:break-before="auto" style:column-width="1.736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 fo:padding-bottom="0.0193in" fo:padding-left="0.0138in" fo:padding-right="0.0138in" fo:padding-top="0.0193in"/>
      <style:text-properties fo:font-weight="bold"/>
    </style:style>
    <style:style style:name="ce4" style:family="table-cell" style:parent-style-name="Default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fo:font-weight="bold"/>
    </style:style>
    <style:style style:name="ce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0" style:family="table-cell" style:parent-style-name="Default">
      <style:table-cell-properties fo:border="0.06pt solid #0066cc" fo:padding-bottom="0.0193in" fo:padding-left="0.0138in" fo:padding-right="0.0138in" fo:padding-top="0.0193in"/>
    </style:style>
  </office:automatic-styles>
  <office:body>
    <office:spreadsheet>
      <table:table table:name="calculation_results" table:style-name="ta1" table:print="false">
        <table:table-column table:style-name="co1" table:default-cell-style-name="ce2"/>
        <table:table-column table:style-name="co2" table:visibility="collapse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4"/>
        <table:table-column table:style-name="co7" table:visibility="collapse" table:default-cell-style-name="ce2"/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>
            <text:p>Planet</text:p>
          </table:table-cell>
          <table:table-cell table:style-name="ce3" office:value-type="string">
            <text:p>1955-01-01 12:00</text:p>
          </table:table-cell>
          <table:table-cell table:style-name="ce3" office:value-type="string">
            <text:p>2015-12-30 12:00</text:p>
          </table:table-cell>
          <table:table-cell table:style-name="ce1"/>
          <table:table-cell table:style-name="ce1" office:value-type="string">
            <text:p>Number of revolutions:</text:p>
          </table:table-cell>
          <table:table-cell table:style-name="ce1" office:value-type="string">
            <text:p>Number of days elapsed:</text:p>
          </table:table-cell>
          <table:table-cell table:style-name="ce1"/>
          <table:table-cell table:style-name="ce5" office:value-type="string">
            <text:p>Avg # of days for 1 revolution:</text:p>
          </table:table-cell>
          <table:table-cell table:style-name="ce1"/>
          <table:table-cell table:style-name="ce7" office:value-type="string">
            <text:p>Avg # of years for 1 revolution:</text:p>
          </table:table-cell>
        </table:table-row>
        <table:table-row table:style-name="ro2" table:visibility="collapse">
          <table:table-cell office:value-type="string">
            <text:p>G.Moon</text:p>
          </table:table-cell>
          <table:table-cell office:value-type="float" office:value="8.651">
            <text:p>8.651</text:p>
          </table:table-cell>
          <table:table-cell office:value-type="float" office:value="293561.226">
            <text:p>293561.226</text:p>
          </table:table-cell>
          <table:table-cell/>
          <table:table-cell table:formula="of:=([.C2]-[.B2])/360" office:value-type="float" office:value="815.423819444444">
            <text:p>815.4238194444</text:p>
          </table:table-cell>
          <table:table-cell office:value-type="float" office:value="22278">
            <text:p>22278</text:p>
          </table:table-cell>
          <table:table-cell/>
          <table:table-cell table:formula="of:=[.F2]/[.E2]" office:value-type="float" office:value="27.3207618771527">
            <text:p>27.3207618772</text:p>
          </table:table-cell>
          <table:table-cell/>
          <table:table-cell table:formula="of:=[.H2]/365.2425" office:value-type="float" office:value="0.0748017053797208">
            <text:p>0.0748017054</text:p>
          </table:table-cell>
        </table:table-row>
        <table:table-row table:style-name="ro2" table:visibility="collapse">
          <table:table-cell office:value-type="string">
            <text:p>G.Sun</text:p>
          </table:table-cell>
          <table:table-cell office:value-type="float" office:value="280.522">
            <text:p>280.522</text:p>
          </table:table-cell>
          <table:table-cell office:value-type="float" office:value="22238.672">
            <text:p>22238.672</text:p>
          </table:table-cell>
          <table:table-cell/>
          <table:table-cell table:formula="of:=([.C3]-[.B3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3]/[.E3]" office:value-type="float" office:value="365.243884389168">
            <text:p>365.2438843892</text:p>
          </table:table-cell>
          <table:table-cell/>
          <table:table-cell table:formula="of:=[.H3]/365.2425" office:value-type="float" office:value="1.0000037903288">
            <text:p>1.0000037903</text:p>
          </table:table-cell>
        </table:table-row>
        <table:table-row table:style-name="ro2" table:visibility="collapse">
          <table:table-cell office:value-type="string">
            <text:p>H.Mercury</text:p>
          </table:table-cell>
          <table:table-cell office:value-type="float" office:value="294.302">
            <text:p>294.302</text:p>
          </table:table-cell>
          <table:table-cell office:value-type="float" office:value="91463.453">
            <text:p>91463.453</text:p>
          </table:table-cell>
          <table:table-cell/>
          <table:table-cell table:formula="of:=([.C4]-[.B4])/360" office:value-type="float" office:value="253.247641666667">
            <text:p>253.2476416667</text:p>
          </table:table-cell>
          <table:table-cell office:value-type="float" office:value="22278">
            <text:p>22278</text:p>
          </table:table-cell>
          <table:table-cell/>
          <table:table-cell table:formula="of:=[.F4]/[.E4]" office:value-type="float" office:value="87.9692298549539">
            <text:p>87.969229855</text:p>
          </table:table-cell>
          <table:table-cell/>
          <table:table-cell table:formula="of:=[.H4]/365.2425" office:value-type="float" office:value="0.240851570819261">
            <text:p>0.2408515708</text:p>
          </table:table-cell>
        </table:table-row>
        <table:table-row table:style-name="ro2" table:visibility="collapse">
          <table:table-cell office:value-type="string">
            <text:p>H.Venus</text:p>
          </table:table-cell>
          <table:table-cell office:value-type="float" office:value="128.996">
            <text:p>128.996</text:p>
          </table:table-cell>
          <table:table-cell office:value-type="float" office:value="35822.808">
            <text:p>35822.808</text:p>
          </table:table-cell>
          <table:table-cell/>
          <table:table-cell table:formula="of:=([.C5]-[.B5])/360" office:value-type="float" office:value="99.1494777777778">
            <text:p>99.1494777778</text:p>
          </table:table-cell>
          <table:table-cell office:value-type="float" office:value="22278">
            <text:p>22278</text:p>
          </table:table-cell>
          <table:table-cell/>
          <table:table-cell table:formula="of:=[.F5]/[.E5]" office:value-type="float" office:value="224.691047288533">
            <text:p>224.6910472885</text:p>
          </table:table-cell>
          <table:table-cell/>
          <table:table-cell table:formula="of:=[.H5]/365.2425" office:value-type="float" office:value="0.61518319277886">
            <text:p>0.6151831928</text:p>
          </table:table-cell>
        </table:table-row>
        <table:table-row table:style-name="ro2" table:visibility="collapse">
          <table:table-cell office:value-type="string">
            <text:p>H.Earth</text:p>
          </table:table-cell>
          <table:table-cell office:value-type="float" office:value="100.522">
            <text:p>100.522</text:p>
          </table:table-cell>
          <table:table-cell office:value-type="float" office:value="22058.672">
            <text:p>22058.672</text:p>
          </table:table-cell>
          <table:table-cell/>
          <table:table-cell table:formula="of:=([.C6]-[.B6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6]/[.E6]" office:value-type="float" office:value="365.243884389168">
            <text:p>365.2438843892</text:p>
          </table:table-cell>
          <table:table-cell/>
          <table:table-cell table:formula="of:=[.H6]/365.2425" office:value-type="float" office:value="1.0000037903288">
            <text:p>1.0000037903</text:p>
          </table:table-cell>
        </table:table-row>
        <table:table-row table:style-name="ro2" table:visibility="collapse">
          <table:table-cell office:value-type="string">
            <text:p>H.Mars</text:p>
          </table:table-cell>
          <table:table-cell office:value-type="float" office:value="30.384">
            <text:p>30.384</text:p>
          </table:table-cell>
          <table:table-cell office:value-type="float" office:value="11693.766">
            <text:p>11693.766</text:p>
          </table:table-cell>
          <table:table-cell/>
          <table:table-cell table:formula="of:=([.C7]-[.B7])/360" office:value-type="float" office:value="32.3982833333333">
            <text:p>32.3982833333</text:p>
          </table:table-cell>
          <table:table-cell office:value-type="float" office:value="22278">
            <text:p>22278</text:p>
          </table:table-cell>
          <table:table-cell/>
          <table:table-cell table:formula="of:=[.F7]/[.E7]" office:value-type="float" office:value="687.629025611954">
            <text:p>687.629025612</text:p>
          </table:table-cell>
          <table:table-cell/>
          <table:table-cell table:formula="of:=[.H7]/365.2425" office:value-type="float" office:value="1.88266432743165">
            <text:p>1.8826643274</text:p>
          </table:table-cell>
        </table:table-row>
        <table:table-row table:style-name="ro2" table:visibility="collapse">
          <table:table-cell office:value-type="string">
            <text:p>H.Jupiter</text:p>
          </table:table-cell>
          <table:table-cell office:value-type="float" office:value="113.749">
            <text:p>113.749</text:p>
          </table:table-cell>
          <table:table-cell office:value-type="float" office:value="1963.047">
            <text:p>1963.047</text:p>
          </table:table-cell>
          <table:table-cell/>
          <table:table-cell table:formula="of:=([.C8]-[.B8])/360" office:value-type="float" office:value="5.13693888888889">
            <text:p>5.1369388889</text:p>
          </table:table-cell>
          <table:table-cell office:value-type="float" office:value="22278">
            <text:p>22278</text:p>
          </table:table-cell>
          <table:table-cell/>
          <table:table-cell table:formula="of:=[.F8]/[.E8]" office:value-type="float" office:value="4336.82402727954">
            <text:p>4336.8240272796</text:p>
          </table:table-cell>
          <table:table-cell/>
          <table:table-cell table:formula="of:=[.H8]/365.2425" office:value-type="float" office:value="11.8738208923648">
            <text:p>11.8738208924</text:p>
          </table:table-cell>
        </table:table-row>
        <table:table-row table:style-name="ro2" table:visibility="collapse">
          <table:table-cell office:value-type="string">
            <text:p>H.Saturn</text:p>
          </table:table-cell>
          <table:table-cell office:value-type="float" office:value="223.896">
            <text:p>223.896</text:p>
          </table:table-cell>
          <table:table-cell office:value-type="float" office:value="968.393">
            <text:p>968.393</text:p>
          </table:table-cell>
          <table:table-cell/>
          <table:table-cell table:formula="of:=([.C9]-[.B9])/360" office:value-type="float" office:value="2.06804722222222">
            <text:p>2.0680472222</text:p>
          </table:table-cell>
          <table:table-cell office:value-type="float" office:value="22278">
            <text:p>22278</text:p>
          </table:table-cell>
          <table:table-cell/>
          <table:table-cell table:formula="of:=[.F9]/[.E9]" office:value-type="float" office:value="10772.4812860226">
            <text:p>10772.4812860226</text:p>
          </table:table-cell>
          <table:table-cell/>
          <table:table-cell table:formula="of:=[.H9]/365.2425" office:value-type="float" office:value="29.494051995654">
            <text:p>29.4940519957</text:p>
          </table:table-cell>
        </table:table-row>
        <table:table-row table:style-name="ro2" table:visibility="collapse">
          <table:table-cell office:value-type="string">
            <text:p>H.Chiron</text:p>
          </table:table-cell>
          <table:table-cell office:value-type="float" office:value="299.015">
            <text:p>299.015</text:p>
          </table:table-cell>
          <table:table-cell office:value-type="float" office:value="710.319">
            <text:p>710.319</text:p>
          </table:table-cell>
          <table:table-cell/>
          <table:table-cell table:formula="of:=([.C10]-[.B10])/360" office:value-type="float" office:value="1.14251111111111">
            <text:p>1.1425111111</text:p>
          </table:table-cell>
          <table:table-cell office:value-type="float" office:value="22278">
            <text:p>22278</text:p>
          </table:table-cell>
          <table:table-cell/>
          <table:table-cell table:formula="of:=[.F10]/[.E10]" office:value-type="float" office:value="19499.1539104896">
            <text:p>19499.1539104896</text:p>
          </table:table-cell>
          <table:table-cell/>
          <table:table-cell table:formula="of:=[.H10]/365.2425" office:value-type="float" office:value="53.3868701218768">
            <text:p>53.3868701219</text:p>
          </table:table-cell>
        </table:table-row>
        <table:table-row table:style-name="ro2" table:visibility="collapse">
          <table:table-cell office:value-type="string">
            <text:p>H.Uranus</text:p>
          </table:table-cell>
          <table:table-cell office:value-type="float" office:value="115.474">
            <text:p>115.474</text:p>
          </table:table-cell>
          <table:table-cell office:value-type="float" office:value="379.363">
            <text:p>379.363</text:p>
          </table:table-cell>
          <table:table-cell/>
          <table:table-cell table:formula="of:=([.C11]-[.B11])/360" office:value-type="float" office:value="0.733025">
            <text:p>0.733025</text:p>
          </table:table-cell>
          <table:table-cell office:value-type="float" office:value="22278">
            <text:p>22278</text:p>
          </table:table-cell>
          <table:table-cell/>
          <table:table-cell table:formula="of:=[.F11]/[.E11]" office:value-type="float" office:value="30391.8693086866">
            <text:p>30391.8693086866</text:p>
          </table:table-cell>
          <table:table-cell/>
          <table:table-cell table:formula="of:=[.H11]/365.2425" office:value-type="float" office:value="83.210111935732">
            <text:p>83.2101119357</text:p>
          </table:table-cell>
        </table:table-row>
        <table:table-row table:style-name="ro2" table:visibility="collapse">
          <table:table-cell office:value-type="string">
            <text:p>H.Neptune</text:p>
          </table:table-cell>
          <table:table-cell office:value-type="float" office:value="206.245">
            <text:p>206.245</text:p>
          </table:table-cell>
          <table:table-cell office:value-type="float" office:value="339.13">
            <text:p>339.13</text:p>
          </table:table-cell>
          <table:table-cell/>
          <table:table-cell table:formula="of:=([.C12]-[.B12])/360" office:value-type="float" office:value="0.369125">
            <text:p>0.369125</text:p>
          </table:table-cell>
          <table:table-cell office:value-type="float" office:value="22278">
            <text:p>22278</text:p>
          </table:table-cell>
          <table:table-cell/>
          <table:table-cell table:formula="of:=[.F12]/[.E12]" office:value-type="float" office:value="60353.538774128">
            <text:p>60353.538774128</text:p>
          </table:table-cell>
          <table:table-cell/>
          <table:table-cell table:formula="of:=[.H12]/365.2425" office:value-type="float" office:value="165.242376706238">
            <text:p>165.2423767062</text:p>
          </table:table-cell>
        </table:table-row>
        <table:table-row table:style-name="ro2" table:visibility="collapse">
          <table:table-cell office:value-type="string">
            <text:p>H.Pluto</text:p>
          </table:table-cell>
          <table:table-cell office:value-type="float" office:value="145.351">
            <text:p>145.351</text:p>
          </table:table-cell>
          <table:table-cell office:value-type="float" office:value="285.199">
            <text:p>285.199</text:p>
          </table:table-cell>
          <table:table-cell/>
          <table:table-cell table:formula="of:=([.C13]-[.B13])/360" office:value-type="float" office:value="0.388466666666667">
            <text:p>0.3884666667</text:p>
          </table:table-cell>
          <table:table-cell office:value-type="float" office:value="22278">
            <text:p>22278</text:p>
          </table:table-cell>
          <table:table-cell/>
          <table:table-cell table:formula="of:=[.F13]/[.E13]" office:value-type="float" office:value="57348.5498541273">
            <text:p>57348.5498541273</text:p>
          </table:table-cell>
          <table:table-cell/>
          <table:table-cell table:formula="of:=[.H13]/365.2425" office:value-type="float" office:value="157.014996486245">
            <text:p>157.0149964862</text:p>
          </table:table-cell>
        </table:table-row>
        <table:table-row table:style-name="ro2" table:visibility="collapse">
          <table:table-cell office:value-type="string">
            <text:p>H.Isis</text:p>
          </table:table-cell>
          <table:table-cell office:value-type="float" office:value="127.856">
            <text:p>127.856</text:p>
          </table:table-cell>
          <table:table-cell office:value-type="float" office:value="150.967">
            <text:p>150.967</text:p>
          </table:table-cell>
          <table:table-cell/>
          <table:table-cell table:formula="of:=([.C14]-[.B14])/360" office:value-type="float" office:value="0.0641972222222223">
            <text:p>0.0641972222</text:p>
          </table:table-cell>
          <table:table-cell office:value-type="float" office:value="22278">
            <text:p>22278</text:p>
          </table:table-cell>
          <table:table-cell/>
          <table:table-cell table:formula="of:=[.F14]/[.E14]" office:value-type="float" office:value="347024.360694042">
            <text:p>347024.360694042</text:p>
          </table:table-cell>
          <table:table-cell/>
          <table:table-cell table:formula="of:=[.H14]/365.2425" office:value-type="float" office:value="950.120428739924">
            <text:p>950.1204287399</text:p>
          </table:table-cell>
        </table:table-row>
        <table:table-row table:style-name="ro2">
          <table:table-cell office:value-type="string">
            <text:p>H.Mercury/H.Venus</text:p>
          </table:table-cell>
          <table:table-cell office:value-type="float" office:value="525.306">
            <text:p>525.306</text:p>
          </table:table-cell>
          <table:table-cell office:value-type="float" office:value="56000.645">
            <text:p>56000.645</text:p>
          </table:table-cell>
          <table:table-cell/>
          <table:table-cell table:formula="of:=([.C15]-[.B15])/360" office:value-type="float" office:value="154.098163888889">
            <text:p>154.0981638889</text:p>
          </table:table-cell>
          <table:table-cell office:value-type="float" office:value="22278">
            <text:p>22278</text:p>
          </table:table-cell>
          <table:table-cell/>
          <table:table-cell table:formula="of:=[.F15]/[.E15]" office:value-type="float" office:value="144.570184600404">
            <text:p>144.5701846004</text:p>
          </table:table-cell>
          <table:table-cell/>
          <table:table-cell table:formula="of:=[.H15]/365.2425" office:value-type="float" office:value="0.395819721419069">
            <text:p>0.3958197214</text:p>
          </table:table-cell>
        </table:table-row>
        <table:table-row table:style-name="ro2">
          <table:table-cell office:value-type="string">
            <text:p>H.Mercury/H.Earth</text:p>
          </table:table-cell>
          <table:table-cell office:value-type="float" office:value="553.78">
            <text:p>553.78</text:p>
          </table:table-cell>
          <table:table-cell office:value-type="float" office:value="69764.781">
            <text:p>69764.781</text:p>
          </table:table-cell>
          <table:table-cell/>
          <table:table-cell table:formula="of:=([.C16]-[.B16])/360" office:value-type="float" office:value="192.252780555556">
            <text:p>192.2527805556</text:p>
          </table:table-cell>
          <table:table-cell office:value-type="float" office:value="22278">
            <text:p>22278</text:p>
          </table:table-cell>
          <table:table-cell/>
          <table:table-cell table:formula="of:=[.F16]/[.E16]" office:value-type="float" office:value="115.878688129363">
            <text:p>115.8786881294</text:p>
          </table:table-cell>
          <table:table-cell/>
          <table:table-cell table:formula="of:=[.H16]/365.2425" office:value-type="float" office:value="0.317265072190018">
            <text:p>0.3172650722</text:p>
          </table:table-cell>
        </table:table-row>
        <table:table-row table:style-name="ro2">
          <table:table-cell office:value-type="string">
            <text:p>H.Mercury/H.Mars</text:p>
          </table:table-cell>
          <table:table-cell office:value-type="float" office:value="623.918">
            <text:p>623.918</text:p>
          </table:table-cell>
          <table:table-cell office:value-type="float" office:value="80129.687">
            <text:p>80129.687</text:p>
          </table:table-cell>
          <table:table-cell/>
          <table:table-cell table:formula="of:=([.C17]-[.B17])/360" office:value-type="float" office:value="220.849358333333">
            <text:p>220.8493583333</text:p>
          </table:table-cell>
          <table:table-cell office:value-type="float" office:value="22278">
            <text:p>22278</text:p>
          </table:table-cell>
          <table:table-cell/>
          <table:table-cell table:formula="of:=[.F17]/[.E17]" office:value-type="float" office:value="100.874189393728">
            <text:p>100.8741893937</text:p>
          </table:table-cell>
          <table:table-cell/>
          <table:table-cell table:formula="of:=[.H17]/365.2425" office:value-type="float" office:value="0.276184149965374">
            <text:p>0.27618415</text:p>
          </table:table-cell>
        </table:table-row>
        <table:table-row table:style-name="ro2">
          <table:table-cell office:value-type="string">
            <text:p>H.Mercury/H.Jupiter</text:p>
          </table:table-cell>
          <table:table-cell office:value-type="float" office:value="540.553">
            <text:p>540.553</text:p>
          </table:table-cell>
          <table:table-cell office:value-type="float" office:value="89860.406">
            <text:p>89860.406</text:p>
          </table:table-cell>
          <table:table-cell/>
          <table:table-cell table:formula="of:=([.C18]-[.B18])/360" office:value-type="float" office:value="248.110702777778">
            <text:p>248.1107027778</text:p>
          </table:table-cell>
          <table:table-cell office:value-type="float" office:value="22278">
            <text:p>22278</text:p>
          </table:table-cell>
          <table:table-cell/>
          <table:table-cell table:formula="of:=[.F18]/[.E18]" office:value-type="float" office:value="89.7905642545113">
            <text:p>89.7905642545</text:p>
          </table:table-cell>
          <table:table-cell/>
          <table:table-cell table:formula="of:=[.H18]/365.2425" office:value-type="float" office:value="0.245838215033878">
            <text:p>0.245838215</text:p>
          </table:table-cell>
        </table:table-row>
        <table:table-row table:style-name="ro2">
          <table:table-cell office:value-type="string">
            <text:p>H.Mercury/H.Chiron</text:p>
          </table:table-cell>
          <table:table-cell office:value-type="float" office:value="355.287">
            <text:p>355.287</text:p>
          </table:table-cell>
          <table:table-cell office:value-type="float" office:value="91113.134">
            <text:p>91113.134</text:p>
          </table:table-cell>
          <table:table-cell/>
          <table:table-cell table:formula="of:=([.C19]-[.B19])/360" office:value-type="float" office:value="252.105130555556">
            <text:p>252.1051305556</text:p>
          </table:table-cell>
          <table:table-cell office:value-type="float" office:value="22278">
            <text:p>22278</text:p>
          </table:table-cell>
          <table:table-cell/>
          <table:table-cell table:formula="of:=[.F19]/[.E19]" office:value-type="float" office:value="88.3678961665981">
            <text:p>88.3678961666</text:p>
          </table:table-cell>
          <table:table-cell/>
          <table:table-cell table:formula="of:=[.H19]/365.2425" office:value-type="float" office:value="0.241943082107362">
            <text:p>0.2419430821</text:p>
          </table:table-cell>
        </table:table-row>
        <table:table-row table:style-name="ro2">
          <table:table-cell office:value-type="string">
            <text:p>H.Mercury/H.Saturn</text:p>
          </table:table-cell>
          <table:table-cell office:value-type="float" office:value="430.406">
            <text:p>430.406</text:p>
          </table:table-cell>
          <table:table-cell office:value-type="float" office:value="90855.06">
            <text:p>90855.06</text:p>
          </table:table-cell>
          <table:table-cell/>
          <table:table-cell table:formula="of:=([.C20]-[.B20])/360" office:value-type="float" office:value="251.179594444444">
            <text:p>251.1795944444</text:p>
          </table:table-cell>
          <table:table-cell office:value-type="float" office:value="22278">
            <text:p>22278</text:p>
          </table:table-cell>
          <table:table-cell/>
          <table:table-cell table:formula="of:=[.F20]/[.E20]" office:value-type="float" office:value="88.6935105109719">
            <text:p>88.693510511</text:p>
          </table:table-cell>
          <table:table-cell/>
          <table:table-cell table:formula="of:=[.H20]/365.2425" office:value-type="float" office:value="0.242834583902399">
            <text:p>0.2428345839</text:p>
          </table:table-cell>
        </table:table-row>
        <table:table-row table:style-name="ro2">
          <table:table-cell office:value-type="string">
            <text:p>H.Mercury/H.Uranus</text:p>
          </table:table-cell>
          <table:table-cell office:value-type="float" office:value="538.828">
            <text:p>538.828</text:p>
          </table:table-cell>
          <table:table-cell office:value-type="float" office:value="91444.09">
            <text:p>91444.09</text:p>
          </table:table-cell>
          <table:table-cell/>
          <table:table-cell table:formula="of:=([.C21]-[.B21])/360" office:value-type="float" office:value="252.514616666667">
            <text:p>252.5146166667</text:p>
          </table:table-cell>
          <table:table-cell office:value-type="float" office:value="22278">
            <text:p>22278</text:p>
          </table:table-cell>
          <table:table-cell/>
          <table:table-cell table:formula="of:=[.F21]/[.E21]" office:value-type="float" office:value="88.2245958435277">
            <text:p>88.2245958435</text:p>
          </table:table-cell>
          <table:table-cell/>
          <table:table-cell table:formula="of:=[.H21]/365.2425" office:value-type="float" office:value="0.241550739148724">
            <text:p>0.2415507391</text:p>
          </table:table-cell>
        </table:table-row>
        <table:table-row table:style-name="ro2">
          <table:table-cell office:value-type="string">
            <text:p>H.Mercury/H.Neptune</text:p>
          </table:table-cell>
          <table:table-cell office:value-type="float" office:value="448.057">
            <text:p>448.057</text:p>
          </table:table-cell>
          <table:table-cell office:value-type="float" office:value="91484.323">
            <text:p>91484.323</text:p>
          </table:table-cell>
          <table:table-cell/>
          <table:table-cell table:formula="of:=([.C22]-[.B22])/360" office:value-type="float" office:value="252.878516666667">
            <text:p>252.8785166667</text:p>
          </table:table-cell>
          <table:table-cell office:value-type="float" office:value="22278">
            <text:p>22278</text:p>
          </table:table-cell>
          <table:table-cell/>
          <table:table-cell table:formula="of:=[.F22]/[.E22]" office:value-type="float" office:value="88.0976379237699">
            <text:p>88.0976379238</text:p>
          </table:table-cell>
          <table:table-cell/>
          <table:table-cell table:formula="of:=[.H22]/365.2425" office:value-type="float" office:value="0.241203140170626">
            <text:p>0.2412031402</text:p>
          </table:table-cell>
        </table:table-row>
        <table:table-row table:style-name="ro2">
          <table:table-cell office:value-type="string">
            <text:p>H.Mercury/H.Pluto</text:p>
          </table:table-cell>
          <table:table-cell office:value-type="float" office:value="508.951">
            <text:p>508.951</text:p>
          </table:table-cell>
          <table:table-cell office:value-type="float" office:value="91538.254">
            <text:p>91538.254</text:p>
          </table:table-cell>
          <table:table-cell/>
          <table:table-cell table:formula="of:=([.C23]-[.B23])/360" office:value-type="float" office:value="252.859175">
            <text:p>252.859175</text:p>
          </table:table-cell>
          <table:table-cell office:value-type="float" office:value="22278">
            <text:p>22278</text:p>
          </table:table-cell>
          <table:table-cell/>
          <table:table-cell table:formula="of:=[.F23]/[.E23]" office:value-type="float" office:value="88.1043766752778">
            <text:p>88.1043766753</text:p>
          </table:table-cell>
          <table:table-cell/>
          <table:table-cell table:formula="of:=[.H23]/365.2425" office:value-type="float" office:value="0.241221590245598">
            <text:p>0.2412215902</text:p>
          </table:table-cell>
        </table:table-row>
        <table:table-row table:style-name="ro2">
          <table:table-cell office:value-type="string">
            <text:p>H.Venus/H.Earth</text:p>
          </table:table-cell>
          <table:table-cell office:value-type="float" office:value="388.474">
            <text:p>388.474</text:p>
          </table:table-cell>
          <table:table-cell office:value-type="float" office:value="14124.136">
            <text:p>14124.136</text:p>
          </table:table-cell>
          <table:table-cell/>
          <table:table-cell table:formula="of:=([.C24]-[.B24])/360" office:value-type="float" office:value="38.1546166666667">
            <text:p>38.1546166667</text:p>
          </table:table-cell>
          <table:table-cell office:value-type="float" office:value="22278">
            <text:p>22278</text:p>
          </table:table-cell>
          <table:table-cell/>
          <table:table-cell table:formula="of:=[.F24]/[.E24]" office:value-type="float" office:value="583.887402005087">
            <text:p>583.8874020051</text:p>
          </table:table-cell>
          <table:table-cell/>
          <table:table-cell table:formula="of:=[.H24]/365.2425" office:value-type="float" office:value="1.59862940924204">
            <text:p>1.5986294092</text:p>
          </table:table-cell>
        </table:table-row>
        <table:table-row table:style-name="ro2">
          <table:table-cell office:value-type="string">
            <text:p>H.Venus/H.Mars</text:p>
          </table:table-cell>
          <table:table-cell office:value-type="float" office:value="458.612">
            <text:p>458.612</text:p>
          </table:table-cell>
          <table:table-cell office:value-type="float" office:value="24489.042">
            <text:p>24489.042</text:p>
          </table:table-cell>
          <table:table-cell/>
          <table:table-cell table:formula="of:=([.C25]-[.B25])/360" office:value-type="float" office:value="66.7511944444445">
            <text:p>66.7511944444</text:p>
          </table:table-cell>
          <table:table-cell office:value-type="float" office:value="22278">
            <text:p>22278</text:p>
          </table:table-cell>
          <table:table-cell/>
          <table:table-cell table:formula="of:=[.F25]/[.E25]" office:value-type="float" office:value="333.746836823145">
            <text:p>333.7468368231</text:p>
          </table:table-cell>
          <table:table-cell/>
          <table:table-cell table:formula="of:=[.H25]/365.2425" office:value-type="float" office:value="0.913767803098338">
            <text:p>0.9137678031</text:p>
          </table:table-cell>
        </table:table-row>
        <table:table-row table:style-name="ro2">
          <table:table-cell office:value-type="string">
            <text:p>H.Venus/H.Jupiter</text:p>
          </table:table-cell>
          <table:table-cell office:value-type="float" office:value="375.247">
            <text:p>375.247</text:p>
          </table:table-cell>
          <table:table-cell office:value-type="float" office:value="34219.761">
            <text:p>34219.761</text:p>
          </table:table-cell>
          <table:table-cell/>
          <table:table-cell table:formula="of:=([.C26]-[.B26])/360" office:value-type="float" office:value="94.0125388888889">
            <text:p>94.0125388889</text:p>
          </table:table-cell>
          <table:table-cell office:value-type="float" office:value="22278">
            <text:p>22278</text:p>
          </table:table-cell>
          <table:table-cell/>
          <table:table-cell table:formula="of:=[.F26]/[.E26]" office:value-type="float" office:value="236.968390209415">
            <text:p>236.9683902094</text:p>
          </table:table-cell>
          <table:table-cell/>
          <table:table-cell table:formula="of:=[.H26]/365.2425" office:value-type="float" office:value="0.648797415989143">
            <text:p>0.648797416</text:p>
          </table:table-cell>
        </table:table-row>
        <table:table-row table:style-name="ro2">
          <table:table-cell office:value-type="string">
            <text:p>H.Venus/H.Chiron</text:p>
          </table:table-cell>
          <table:table-cell office:value-type="float" office:value="189.981">
            <text:p>189.981</text:p>
          </table:table-cell>
          <table:table-cell office:value-type="float" office:value="35472.489">
            <text:p>35472.489</text:p>
          </table:table-cell>
          <table:table-cell/>
          <table:table-cell table:formula="of:=([.C27]-[.B27])/360" office:value-type="float" office:value="98.0069666666667">
            <text:p>98.0069666667</text:p>
          </table:table-cell>
          <table:table-cell office:value-type="float" office:value="22278">
            <text:p>22278</text:p>
          </table:table-cell>
          <table:table-cell/>
          <table:table-cell table:formula="of:=[.F27]/[.E27]" office:value-type="float" office:value="227.310371473592">
            <text:p>227.3103714736</text:p>
          </table:table-cell>
          <table:table-cell/>
          <table:table-cell table:formula="of:=[.H27]/365.2425" office:value-type="float" office:value="0.62235465881871">
            <text:p>0.6223546588</text:p>
          </table:table-cell>
        </table:table-row>
        <table:table-row table:style-name="ro2">
          <table:table-cell office:value-type="string">
            <text:p>H.Venus/H.Saturn</text:p>
          </table:table-cell>
          <table:table-cell office:value-type="float" office:value="265.1">
            <text:p>265.1</text:p>
          </table:table-cell>
          <table:table-cell office:value-type="float" office:value="35214.415">
            <text:p>35214.415</text:p>
          </table:table-cell>
          <table:table-cell/>
          <table:table-cell table:formula="of:=([.C28]-[.B28])/360" office:value-type="float" office:value="97.0814305555556">
            <text:p>97.0814305556</text:p>
          </table:table-cell>
          <table:table-cell office:value-type="float" office:value="22278">
            <text:p>22278</text:p>
          </table:table-cell>
          <table:table-cell/>
          <table:table-cell table:formula="of:=[.F28]/[.E28]" office:value-type="float" office:value="229.477459000269">
            <text:p>229.4774590003</text:p>
          </table:table-cell>
          <table:table-cell/>
          <table:table-cell table:formula="of:=[.H28]/365.2425" office:value-type="float" office:value="0.628287942942756">
            <text:p>0.6282879429</text:p>
          </table:table-cell>
        </table:table-row>
        <table:table-row table:style-name="ro2">
          <table:table-cell office:value-type="string">
            <text:p>H.Venus/H.Uranus</text:p>
          </table:table-cell>
          <table:table-cell office:value-type="float" office:value="373.522">
            <text:p>373.522</text:p>
          </table:table-cell>
          <table:table-cell office:value-type="float" office:value="35803.445">
            <text:p>35803.445</text:p>
          </table:table-cell>
          <table:table-cell/>
          <table:table-cell table:formula="of:=([.C29]-[.B29])/360" office:value-type="float" office:value="98.4164527777778">
            <text:p>98.4164527778</text:p>
          </table:table-cell>
          <table:table-cell office:value-type="float" office:value="22278">
            <text:p>22278</text:p>
          </table:table-cell>
          <table:table-cell/>
          <table:table-cell table:formula="of:=[.F29]/[.E29]" office:value-type="float" office:value="226.364590179888">
            <text:p>226.3645901799</text:p>
          </table:table-cell>
          <table:table-cell/>
          <table:table-cell table:formula="of:=[.H29]/365.2425" office:value-type="float" office:value="0.619765197587598">
            <text:p>0.6197651976</text:p>
          </table:table-cell>
        </table:table-row>
        <table:table-row table:style-name="ro2">
          <table:table-cell office:value-type="string">
            <text:p>H.Venus/H.Neptune</text:p>
          </table:table-cell>
          <table:table-cell office:value-type="float" office:value="282.751">
            <text:p>282.751</text:p>
          </table:table-cell>
          <table:table-cell office:value-type="float" office:value="35843.678">
            <text:p>35843.678</text:p>
          </table:table-cell>
          <table:table-cell/>
          <table:table-cell table:formula="of:=([.C30]-[.B30])/360" office:value-type="float" office:value="98.7803527777778">
            <text:p>98.7803527778</text:p>
          </table:table-cell>
          <table:table-cell office:value-type="float" office:value="22278">
            <text:p>22278</text:p>
          </table:table-cell>
          <table:table-cell/>
          <table:table-cell table:formula="of:=[.F30]/[.E30]" office:value-type="float" office:value="225.530678657505">
            <text:p>225.5306786575</text:p>
          </table:table-cell>
          <table:table-cell/>
          <table:table-cell table:formula="of:=[.H30]/365.2425" office:value-type="float" office:value="0.617482025387257">
            <text:p>0.6174820254</text:p>
          </table:table-cell>
        </table:table-row>
        <table:table-row table:style-name="ro2">
          <table:table-cell office:value-type="string">
            <text:p>H.Venus/H.Pluto</text:p>
          </table:table-cell>
          <table:table-cell office:value-type="float" office:value="343.645">
            <text:p>343.645</text:p>
          </table:table-cell>
          <table:table-cell office:value-type="float" office:value="35897.609">
            <text:p>35897.609</text:p>
          </table:table-cell>
          <table:table-cell/>
          <table:table-cell table:formula="of:=([.C31]-[.B31])/360" office:value-type="float" office:value="98.7610111111111">
            <text:p>98.7610111111</text:p>
          </table:table-cell>
          <table:table-cell office:value-type="float" office:value="22278">
            <text:p>22278</text:p>
          </table:table-cell>
          <table:table-cell/>
          <table:table-cell table:formula="of:=[.F31]/[.E31]" office:value-type="float" office:value="225.574847294102">
            <text:p>225.5748472941</text:p>
          </table:table-cell>
          <table:table-cell/>
          <table:table-cell table:formula="of:=[.H31]/365.2425" office:value-type="float" office:value="0.617602955006884">
            <text:p>0.617602955</text:p>
          </table:table-cell>
        </table:table-row>
        <table:table-row table:style-name="ro2">
          <table:table-cell office:value-type="string">
            <text:p>H.Earth/H.Mars</text:p>
          </table:table-cell>
          <table:table-cell office:value-type="float" office:value="430.138">
            <text:p>430.138</text:p>
          </table:table-cell>
          <table:table-cell office:value-type="float" office:value="10724.906">
            <text:p>10724.906</text:p>
          </table:table-cell>
          <table:table-cell/>
          <table:table-cell table:formula="of:=([.C32]-[.B32])/360" office:value-type="float" office:value="28.5965777777778">
            <text:p>28.5965777778</text:p>
          </table:table-cell>
          <table:table-cell office:value-type="float" office:value="22278">
            <text:p>22278</text:p>
          </table:table-cell>
          <table:table-cell/>
          <table:table-cell table:formula="of:=[.F32]/[.E32]" office:value-type="float" office:value="779.044267923279">
            <text:p>779.0442679233</text:p>
          </table:table-cell>
          <table:table-cell/>
          <table:table-cell table:formula="of:=[.H32]/365.2425" office:value-type="float" office:value="2.13295075990138">
            <text:p>2.1329507599</text:p>
          </table:table-cell>
        </table:table-row>
        <table:table-row table:style-name="ro2">
          <table:table-cell office:value-type="string">
            <text:p>H.Earth/H.Jupiter</text:p>
          </table:table-cell>
          <table:table-cell office:value-type="float" office:value="346.773">
            <text:p>346.773</text:p>
          </table:table-cell>
          <table:table-cell office:value-type="float" office:value="20455.625">
            <text:p>20455.625</text:p>
          </table:table-cell>
          <table:table-cell/>
          <table:table-cell table:formula="of:=([.C33]-[.B33])/360" office:value-type="float" office:value="55.8579222222222">
            <text:p>55.8579222222</text:p>
          </table:table-cell>
          <table:table-cell office:value-type="float" office:value="22278">
            <text:p>22278</text:p>
          </table:table-cell>
          <table:table-cell/>
          <table:table-cell table:formula="of:=[.F33]/[.E33]" office:value-type="float" office:value="398.83330982793">
            <text:p>398.8333098279</text:p>
          </table:table-cell>
          <table:table-cell/>
          <table:table-cell table:formula="of:=[.H33]/365.2425" office:value-type="float" office:value="1.09196851359831">
            <text:p>1.0919685136</text:p>
          </table:table-cell>
        </table:table-row>
        <table:table-row table:style-name="ro2">
          <table:table-cell office:value-type="string">
            <text:p>H.Earth/H.Chiron</text:p>
          </table:table-cell>
          <table:table-cell office:value-type="float" office:value="161.507">
            <text:p>161.507</text:p>
          </table:table-cell>
          <table:table-cell office:value-type="float" office:value="21708.353">
            <text:p>21708.353</text:p>
          </table:table-cell>
          <table:table-cell/>
          <table:table-cell table:formula="of:=([.C34]-[.B34])/360" office:value-type="float" office:value="59.85235">
            <text:p>59.85235</text:p>
          </table:table-cell>
          <table:table-cell office:value-type="float" office:value="22278">
            <text:p>22278</text:p>
          </table:table-cell>
          <table:table-cell/>
          <table:table-cell table:formula="of:=[.F34]/[.E34]" office:value-type="float" office:value="372.215961445123">
            <text:p>372.2159614451</text:p>
          </table:table-cell>
          <table:table-cell/>
          <table:table-cell table:formula="of:=[.H34]/365.2425" office:value-type="float" office:value="1.01909268895357">
            <text:p>1.019092689</text:p>
          </table:table-cell>
        </table:table-row>
        <table:table-row table:style-name="ro2">
          <table:table-cell office:value-type="string">
            <text:p>H.Earth/H.Saturn</text:p>
          </table:table-cell>
          <table:table-cell office:value-type="float" office:value="236.626">
            <text:p>236.626</text:p>
          </table:table-cell>
          <table:table-cell office:value-type="float" office:value="21450.279">
            <text:p>21450.279</text:p>
          </table:table-cell>
          <table:table-cell/>
          <table:table-cell table:formula="of:=([.C35]-[.B35])/360" office:value-type="float" office:value="58.9268138888889">
            <text:p>58.9268138889</text:p>
          </table:table-cell>
          <table:table-cell office:value-type="float" office:value="22278">
            <text:p>22278</text:p>
          </table:table-cell>
          <table:table-cell/>
          <table:table-cell table:formula="of:=[.F35]/[.E35]" office:value-type="float" office:value="378.062184763746">
            <text:p>378.0621847637</text:p>
          </table:table-cell>
          <table:table-cell/>
          <table:table-cell table:formula="of:=[.H35]/365.2425" office:value-type="float" office:value="1.03509910474204">
            <text:p>1.0350991047</text:p>
          </table:table-cell>
        </table:table-row>
        <table:table-row table:style-name="ro2">
          <table:table-cell office:value-type="string">
            <text:p>H.Earth/H.Uranus</text:p>
          </table:table-cell>
          <table:table-cell office:value-type="float" office:value="345.048">
            <text:p>345.048</text:p>
          </table:table-cell>
          <table:table-cell office:value-type="float" office:value="22039.309">
            <text:p>22039.309</text:p>
          </table:table-cell>
          <table:table-cell/>
          <table:table-cell table:formula="of:=([.C36]-[.B36])/360" office:value-type="float" office:value="60.2618361111111">
            <text:p>60.2618361111</text:p>
          </table:table-cell>
          <table:table-cell office:value-type="float" office:value="22278">
            <text:p>22278</text:p>
          </table:table-cell>
          <table:table-cell/>
          <table:table-cell table:formula="of:=[.F36]/[.E36]" office:value-type="float" office:value="369.686711153701">
            <text:p>369.6867111537</text:p>
          </table:table-cell>
          <table:table-cell/>
          <table:table-cell table:formula="of:=[.H36]/365.2425" office:value-type="float" office:value="1.01216783685825">
            <text:p>1.0121678369</text:p>
          </table:table-cell>
        </table:table-row>
        <table:table-row table:style-name="ro2">
          <table:table-cell office:value-type="string">
            <text:p>H.Earth/H.Neptune</text:p>
          </table:table-cell>
          <table:table-cell office:value-type="float" office:value="254.277">
            <text:p>254.277</text:p>
          </table:table-cell>
          <table:table-cell office:value-type="float" office:value="22079.542">
            <text:p>22079.542</text:p>
          </table:table-cell>
          <table:table-cell/>
          <table:table-cell table:formula="of:=([.C37]-[.B37])/360" office:value-type="float" office:value="60.6257361111111">
            <text:p>60.6257361111</text:p>
          </table:table-cell>
          <table:table-cell office:value-type="float" office:value="22278">
            <text:p>22278</text:p>
          </table:table-cell>
          <table:table-cell/>
          <table:table-cell table:formula="of:=[.F37]/[.E37]" office:value-type="float" office:value="367.467703141291">
            <text:p>367.4677031413</text:p>
          </table:table-cell>
          <table:table-cell/>
          <table:table-cell table:formula="of:=[.H37]/365.2425" office:value-type="float" office:value="1.00609239927251">
            <text:p>1.0060923993</text:p>
          </table:table-cell>
        </table:table-row>
        <table:table-row table:style-name="ro2">
          <table:table-cell office:value-type="string">
            <text:p>H.Earth/H.Pluto</text:p>
          </table:table-cell>
          <table:table-cell office:value-type="float" office:value="315.171">
            <text:p>315.171</text:p>
          </table:table-cell>
          <table:table-cell office:value-type="float" office:value="22133.473">
            <text:p>22133.473</text:p>
          </table:table-cell>
          <table:table-cell/>
          <table:table-cell table:formula="of:=([.C38]-[.B38])/360" office:value-type="float" office:value="60.6063944444445">
            <text:p>60.6063944444</text:p>
          </table:table-cell>
          <table:table-cell office:value-type="float" office:value="22278">
            <text:p>22278</text:p>
          </table:table-cell>
          <table:table-cell/>
          <table:table-cell table:formula="of:=[.F38]/[.E38]" office:value-type="float" office:value="367.584975219428">
            <text:p>367.5849752194</text:p>
          </table:table-cell>
          <table:table-cell/>
          <table:table-cell table:formula="of:=[.H38]/365.2425" office:value-type="float" office:value="1.00641347931697">
            <text:p>1.0064134793</text:p>
          </table:table-cell>
        </table:table-row>
        <table:table-row table:style-name="ro2">
          <table:table-cell office:value-type="string">
            <text:p>H.Mars/H.Jupiter</text:p>
          </table:table-cell>
          <table:table-cell office:value-type="float" office:value="276.635">
            <text:p>276.635</text:p>
          </table:table-cell>
          <table:table-cell office:value-type="float" office:value="10090.719">
            <text:p>10090.719</text:p>
          </table:table-cell>
          <table:table-cell/>
          <table:table-cell table:formula="of:=([.C39]-[.B39])/360" office:value-type="float" office:value="27.2613444444444">
            <text:p>27.2613444444</text:p>
          </table:table-cell>
          <table:table-cell office:value-type="float" office:value="22278">
            <text:p>22278</text:p>
          </table:table-cell>
          <table:table-cell/>
          <table:table-cell table:formula="of:=[.F39]/[.E39]" office:value-type="float" office:value="817.201075515555">
            <text:p>817.2010755156</text:p>
          </table:table-cell>
          <table:table-cell/>
          <table:table-cell table:formula="of:=[.H39]/365.2425" office:value-type="float" office:value="2.23742055077258">
            <text:p>2.2374205508</text:p>
          </table:table-cell>
        </table:table-row>
        <table:table-row table:style-name="ro2">
          <table:table-cell office:value-type="string">
            <text:p>H.Mars/H.Chiron</text:p>
          </table:table-cell>
          <table:table-cell office:value-type="float" office:value="91.369">
            <text:p>91.369</text:p>
          </table:table-cell>
          <table:table-cell office:value-type="float" office:value="11343.447">
            <text:p>11343.447</text:p>
          </table:table-cell>
          <table:table-cell/>
          <table:table-cell table:formula="of:=([.C40]-[.B40])/360" office:value-type="float" office:value="31.2557722222222">
            <text:p>31.2557722222</text:p>
          </table:table-cell>
          <table:table-cell office:value-type="float" office:value="22278">
            <text:p>22278</text:p>
          </table:table-cell>
          <table:table-cell/>
          <table:table-cell table:formula="of:=[.F40]/[.E40]" office:value-type="float" office:value="712.764344505966">
            <text:p>712.764344506</text:p>
          </table:table-cell>
          <table:table-cell/>
          <table:table-cell table:formula="of:=[.H40]/365.2425" office:value-type="float" office:value="1.95148249315445">
            <text:p>1.9514824932</text:p>
          </table:table-cell>
        </table:table-row>
        <table:table-row table:style-name="ro2">
          <table:table-cell office:value-type="string">
            <text:p>H.Mars/H.Saturn</text:p>
          </table:table-cell>
          <table:table-cell office:value-type="float" office:value="166.488">
            <text:p>166.488</text:p>
          </table:table-cell>
          <table:table-cell office:value-type="float" office:value="11085.373">
            <text:p>11085.373</text:p>
          </table:table-cell>
          <table:table-cell/>
          <table:table-cell table:formula="of:=([.C41]-[.B41])/360" office:value-type="float" office:value="30.3302361111111">
            <text:p>30.3302361111</text:p>
          </table:table-cell>
          <table:table-cell office:value-type="float" office:value="22278">
            <text:p>22278</text:p>
          </table:table-cell>
          <table:table-cell/>
          <table:table-cell table:formula="of:=[.F41]/[.E41]" office:value-type="float" office:value="734.514558949929">
            <text:p>734.5145589499</text:p>
          </table:table-cell>
          <table:table-cell/>
          <table:table-cell table:formula="of:=[.H41]/365.2425" office:value-type="float" office:value="2.01103255768408">
            <text:p>2.0110325577</text:p>
          </table:table-cell>
        </table:table-row>
        <table:table-row table:style-name="ro2">
          <table:table-cell office:value-type="string">
            <text:p>H.Mars/H.Uranus</text:p>
          </table:table-cell>
          <table:table-cell office:value-type="float" office:value="274.91">
            <text:p>274.91</text:p>
          </table:table-cell>
          <table:table-cell office:value-type="float" office:value="11674.403">
            <text:p>11674.403</text:p>
          </table:table-cell>
          <table:table-cell/>
          <table:table-cell table:formula="of:=([.C42]-[.B42])/360" office:value-type="float" office:value="31.6652583333333">
            <text:p>31.6652583333</text:p>
          </table:table-cell>
          <table:table-cell office:value-type="float" office:value="22278">
            <text:p>22278</text:p>
          </table:table-cell>
          <table:table-cell/>
          <table:table-cell table:formula="of:=[.F42]/[.E42]" office:value-type="float" office:value="703.547078804294">
            <text:p>703.5470788043</text:p>
          </table:table-cell>
          <table:table-cell/>
          <table:table-cell table:formula="of:=[.H42]/365.2425" office:value-type="float" office:value="1.92624647680457">
            <text:p>1.9262464768</text:p>
          </table:table-cell>
        </table:table-row>
        <table:table-row table:style-name="ro2">
          <table:table-cell office:value-type="string">
            <text:p>H.Mars/H.Neptune</text:p>
          </table:table-cell>
          <table:table-cell office:value-type="float" office:value="184.139">
            <text:p>184.139</text:p>
          </table:table-cell>
          <table:table-cell office:value-type="float" office:value="11714.636">
            <text:p>11714.636</text:p>
          </table:table-cell>
          <table:table-cell/>
          <table:table-cell table:formula="of:=([.C43]-[.B43])/360" office:value-type="float" office:value="32.0291583333333">
            <text:p>32.0291583333</text:p>
          </table:table-cell>
          <table:table-cell office:value-type="float" office:value="22278">
            <text:p>22278</text:p>
          </table:table-cell>
          <table:table-cell/>
          <table:table-cell table:formula="of:=[.F43]/[.E43]" office:value-type="float" office:value="695.55371290587">
            <text:p>695.5537129059</text:p>
          </table:table-cell>
          <table:table-cell/>
          <table:table-cell table:formula="of:=[.H43]/365.2425" office:value-type="float" office:value="1.90436138430186">
            <text:p>1.9043613843</text:p>
          </table:table-cell>
        </table:table-row>
        <table:table-row table:style-name="ro2">
          <table:table-cell office:value-type="string">
            <text:p>H.Mars/H.Pluto</text:p>
          </table:table-cell>
          <table:table-cell office:value-type="float" office:value="245.033">
            <text:p>245.033</text:p>
          </table:table-cell>
          <table:table-cell office:value-type="float" office:value="11768.567">
            <text:p>11768.567</text:p>
          </table:table-cell>
          <table:table-cell/>
          <table:table-cell table:formula="of:=([.C44]-[.B44])/360" office:value-type="float" office:value="32.0098166666667">
            <text:p>32.0098166667</text:p>
          </table:table-cell>
          <table:table-cell office:value-type="float" office:value="22278">
            <text:p>22278</text:p>
          </table:table-cell>
          <table:table-cell/>
          <table:table-cell table:formula="of:=[.F44]/[.E44]" office:value-type="float" office:value="695.973995477429">
            <text:p>695.9739954774</text:p>
          </table:table-cell>
          <table:table-cell/>
          <table:table-cell table:formula="of:=[.H44]/365.2425" office:value-type="float" office:value="1.90551207889944">
            <text:p>1.9055120789</text:p>
          </table:table-cell>
        </table:table-row>
        <table:table-row table:style-name="ro2" table:visibility="collapse">
          <table:table-cell office:value-type="string">
            <text:p>H.Jupiter/H.Chiron</text:p>
          </table:table-cell>
          <table:table-cell office:value-type="float" office:value="174.734">
            <text:p>174.734</text:p>
          </table:table-cell>
          <table:table-cell office:value-type="float" office:value="1612.728">
            <text:p>1612.728</text:p>
          </table:table-cell>
          <table:table-cell/>
          <table:table-cell table:formula="of:=([.C45]-[.B45])/360" office:value-type="float" office:value="3.99442777777778">
            <text:p>3.9944277778</text:p>
          </table:table-cell>
          <table:table-cell office:value-type="float" office:value="22278">
            <text:p>22278</text:p>
          </table:table-cell>
          <table:table-cell/>
          <table:table-cell table:formula="of:=[.F45]/[.E45]" office:value-type="float" office:value="5577.26944618684">
            <text:p>5577.2694461868</text:p>
          </table:table-cell>
          <table:table-cell/>
          <table:table-cell table:formula="of:=[.H45]/365.2425" office:value-type="float" office:value="15.2700450965779">
            <text:p>15.2700450966</text:p>
          </table:table-cell>
        </table:table-row>
        <table:table-row table:style-name="ro2" table:visibility="collapse">
          <table:table-cell office:value-type="string">
            <text:p>H.Jupiter/H.Saturn</text:p>
          </table:table-cell>
          <table:table-cell office:value-type="float" office:value="249.853">
            <text:p>249.853</text:p>
          </table:table-cell>
          <table:table-cell office:value-type="float" office:value="1354.654">
            <text:p>1354.654</text:p>
          </table:table-cell>
          <table:table-cell/>
          <table:table-cell table:formula="of:=([.C46]-[.B46])/360" office:value-type="float" office:value="3.06889166666667">
            <text:p>3.0688916667</text:p>
          </table:table-cell>
          <table:table-cell office:value-type="float" office:value="22278">
            <text:p>22278</text:p>
          </table:table-cell>
          <table:table-cell/>
          <table:table-cell table:formula="of:=[.F46]/[.E46]" office:value-type="float" office:value="7259.29828086687">
            <text:p>7259.2982808669</text:p>
          </table:table-cell>
          <table:table-cell/>
          <table:table-cell table:formula="of:=[.H46]/365.2425" office:value-type="float" office:value="19.875283629005">
            <text:p>19.875283629</text:p>
          </table:table-cell>
        </table:table-row>
        <table:table-row table:style-name="ro2" table:visibility="collapse">
          <table:table-cell office:value-type="string">
            <text:p>H.Jupiter/H.Uranus</text:p>
          </table:table-cell>
          <table:table-cell office:value-type="float" office:value="358.275">
            <text:p>358.275</text:p>
          </table:table-cell>
          <table:table-cell office:value-type="float" office:value="1943.684">
            <text:p>1943.684</text:p>
          </table:table-cell>
          <table:table-cell/>
          <table:table-cell table:formula="of:=([.C47]-[.B47])/360" office:value-type="float" office:value="4.40391388888889">
            <text:p>4.4039138889</text:p>
          </table:table-cell>
          <table:table-cell office:value-type="float" office:value="22278">
            <text:p>22278</text:p>
          </table:table-cell>
          <table:table-cell/>
          <table:table-cell table:formula="of:=[.F47]/[.E47]" office:value-type="float" office:value="5058.68201833092">
            <text:p>5058.6820183309</text:p>
          </table:table-cell>
          <table:table-cell/>
          <table:table-cell table:formula="of:=[.H47]/365.2425" office:value-type="float" office:value="13.850200944115">
            <text:p>13.8502009441</text:p>
          </table:table-cell>
        </table:table-row>
        <table:table-row table:style-name="ro2" table:visibility="collapse">
          <table:table-cell office:value-type="string">
            <text:p>H.Jupiter/H.Neptune</text:p>
          </table:table-cell>
          <table:table-cell office:value-type="float" office:value="267.504">
            <text:p>267.504</text:p>
          </table:table-cell>
          <table:table-cell office:value-type="float" office:value="1983.917">
            <text:p>1983.917</text:p>
          </table:table-cell>
          <table:table-cell/>
          <table:table-cell table:formula="of:=([.C48]-[.B48])/360" office:value-type="float" office:value="4.76781388888889">
            <text:p>4.7678138889</text:p>
          </table:table-cell>
          <table:table-cell office:value-type="float" office:value="22278">
            <text:p>22278</text:p>
          </table:table-cell>
          <table:table-cell/>
          <table:table-cell table:formula="of:=[.F48]/[.E48]" office:value-type="float" office:value="4672.58171547291">
            <text:p>4672.5817154729</text:p>
          </table:table-cell>
          <table:table-cell/>
          <table:table-cell table:formula="of:=[.H48]/365.2425" office:value-type="float" office:value="12.7930942195197">
            <text:p>12.7930942195</text:p>
          </table:table-cell>
        </table:table-row>
        <table:table-row table:style-name="ro2" table:visibility="collapse">
          <table:table-cell office:value-type="string">
            <text:p>H.Jupiter/H.Pluto</text:p>
          </table:table-cell>
          <table:table-cell office:value-type="float" office:value="328.398">
            <text:p>328.398</text:p>
          </table:table-cell>
          <table:table-cell office:value-type="float" office:value="2037.848">
            <text:p>2037.848</text:p>
          </table:table-cell>
          <table:table-cell/>
          <table:table-cell table:formula="of:=([.C49]-[.B49])/360" office:value-type="float" office:value="4.74847222222222">
            <text:p>4.7484722222</text:p>
          </table:table-cell>
          <table:table-cell office:value-type="float" office:value="22278">
            <text:p>22278</text:p>
          </table:table-cell>
          <table:table-cell/>
          <table:table-cell table:formula="of:=[.F49]/[.E49]" office:value-type="float" office:value="4691.6142618971">
            <text:p>4691.6142618971</text:p>
          </table:table-cell>
          <table:table-cell/>
          <table:table-cell table:formula="of:=[.H49]/365.2425" office:value-type="float" office:value="12.8452035617353">
            <text:p>12.8452035617</text:p>
          </table:table-cell>
        </table:table-row>
        <table:table-row table:style-name="ro2" table:visibility="collapse">
          <table:table-cell office:value-type="string">
            <text:p>H.Chiron/H.Uranus</text:p>
          </table:table-cell>
          <table:table-cell office:value-type="float" office:value="543.541">
            <text:p>543.541</text:p>
          </table:table-cell>
          <table:table-cell office:value-type="float" office:value="690.956">
            <text:p>690.956</text:p>
          </table:table-cell>
          <table:table-cell/>
          <table:table-cell table:formula="of:=([.C50]-[.B50])/360" office:value-type="float" office:value="0.409486111111111">
            <text:p>0.4094861111</text:p>
          </table:table-cell>
          <table:table-cell office:value-type="float" office:value="22278">
            <text:p>22278</text:p>
          </table:table-cell>
          <table:table-cell/>
          <table:table-cell table:formula="of:=[.F50]/[.E50]" office:value-type="float" office:value="54404.7756334159">
            <text:p>54404.7756334159</text:p>
          </table:table-cell>
          <table:table-cell/>
          <table:table-cell table:formula="of:=[.H50]/365.2425" office:value-type="float" office:value="148.955216420367">
            <text:p>148.9552164204</text:p>
          </table:table-cell>
        </table:table-row>
        <table:table-row table:style-name="ro2" table:visibility="collapse">
          <table:table-cell office:value-type="string">
            <text:p>H.Chiron/H.Neptune</text:p>
          </table:table-cell>
          <table:table-cell office:value-type="float" office:value="452.77">
            <text:p>452.77</text:p>
          </table:table-cell>
          <table:table-cell office:value-type="float" office:value="731.189">
            <text:p>731.189</text:p>
          </table:table-cell>
          <table:table-cell/>
          <table:table-cell table:formula="of:=([.C51]-[.B51])/360" office:value-type="float" office:value="0.773386111111111">
            <text:p>0.7733861111</text:p>
          </table:table-cell>
          <table:table-cell office:value-type="float" office:value="22278">
            <text:p>22278</text:p>
          </table:table-cell>
          <table:table-cell/>
          <table:table-cell table:formula="of:=[.F51]/[.E51]" office:value-type="float" office:value="28805.7927081126">
            <text:p>28805.7927081126</text:p>
          </table:table-cell>
          <table:table-cell/>
          <table:table-cell table:formula="of:=[.H51]/365.2425" office:value-type="float" office:value="78.8675816973999">
            <text:p>78.8675816974</text:p>
          </table:table-cell>
        </table:table-row>
        <table:table-row table:style-name="ro2" table:visibility="collapse">
          <table:table-cell office:value-type="string">
            <text:p>H.Chiron/H.Pluto</text:p>
          </table:table-cell>
          <table:table-cell office:value-type="float" office:value="513.664">
            <text:p>513.664</text:p>
          </table:table-cell>
          <table:table-cell office:value-type="float" office:value="785.12">
            <text:p>785.12</text:p>
          </table:table-cell>
          <table:table-cell/>
          <table:table-cell table:formula="of:=([.C52]-[.B52])/360" office:value-type="float" office:value="0.754044444444445">
            <text:p>0.7540444444</text:p>
          </table:table-cell>
          <table:table-cell office:value-type="float" office:value="22278">
            <text:p>22278</text:p>
          </table:table-cell>
          <table:table-cell/>
          <table:table-cell table:formula="of:=[.F52]/[.E52]" office:value-type="float" office:value="29544.6775904751">
            <text:p>29544.6775904751</text:p>
          </table:table-cell>
          <table:table-cell/>
          <table:table-cell table:formula="of:=[.H52]/365.2425" office:value-type="float" office:value="80.890579794178">
            <text:p>80.8905797942</text:p>
          </table:table-cell>
        </table:table-row>
        <table:table-row table:style-name="ro2" table:visibility="collapse">
          <table:table-cell office:value-type="string">
            <text:p>H.Saturn/H.Uranus</text:p>
          </table:table-cell>
          <table:table-cell office:value-type="float" office:value="468.422">
            <text:p>468.422</text:p>
          </table:table-cell>
          <table:table-cell office:value-type="float" office:value="949.03">
            <text:p>949.03</text:p>
          </table:table-cell>
          <table:table-cell/>
          <table:table-cell table:formula="of:=([.C53]-[.B53])/360" office:value-type="float" office:value="1.33502222222222">
            <text:p>1.3350222222</text:p>
          </table:table-cell>
          <table:table-cell office:value-type="float" office:value="22278">
            <text:p>22278</text:p>
          </table:table-cell>
          <table:table-cell/>
          <table:table-cell table:formula="of:=[.F53]/[.E53]" office:value-type="float" office:value="16687.3626739463">
            <text:p>16687.3626739463</text:p>
          </table:table-cell>
          <table:table-cell/>
          <table:table-cell table:formula="of:=[.H53]/365.2425" office:value-type="float" office:value="45.6884471931562">
            <text:p>45.6884471932</text:p>
          </table:table-cell>
        </table:table-row>
        <table:table-row table:style-name="ro2" table:visibility="collapse">
          <table:table-cell office:value-type="string">
            <text:p>H.Saturn/H.Neptune</text:p>
          </table:table-cell>
          <table:table-cell office:value-type="float" office:value="377.651">
            <text:p>377.651</text:p>
          </table:table-cell>
          <table:table-cell office:value-type="float" office:value="989.263">
            <text:p>989.263</text:p>
          </table:table-cell>
          <table:table-cell/>
          <table:table-cell table:formula="of:=([.C54]-[.B54])/360" office:value-type="float" office:value="1.69892222222222">
            <text:p>1.6989222222</text:p>
          </table:table-cell>
          <table:table-cell office:value-type="float" office:value="22278">
            <text:p>22278</text:p>
          </table:table-cell>
          <table:table-cell/>
          <table:table-cell table:formula="of:=[.F54]/[.E54]" office:value-type="float" office:value="13113.0193652185">
            <text:p>13113.0193652185</text:p>
          </table:table-cell>
          <table:table-cell/>
          <table:table-cell table:formula="of:=[.H54]/365.2425" office:value-type="float" office:value="35.9022276028076">
            <text:p>35.9022276028</text:p>
          </table:table-cell>
        </table:table-row>
        <table:table-row table:style-name="ro2" table:visibility="collapse">
          <table:table-cell office:value-type="string">
            <text:p>H.Saturn/H.Pluto</text:p>
          </table:table-cell>
          <table:table-cell office:value-type="float" office:value="438.545">
            <text:p>438.545</text:p>
          </table:table-cell>
          <table:table-cell office:value-type="float" office:value="1043.194">
            <text:p>1043.194</text:p>
          </table:table-cell>
          <table:table-cell/>
          <table:table-cell table:formula="of:=([.C55]-[.B55])/360" office:value-type="float" office:value="1.67958055555556">
            <text:p>1.6795805556</text:p>
          </table:table-cell>
          <table:table-cell office:value-type="float" office:value="22278">
            <text:p>22278</text:p>
          </table:table-cell>
          <table:table-cell/>
          <table:table-cell table:formula="of:=[.F55]/[.E55]" office:value-type="float" office:value="13264.0259059388">
            <text:p>13264.0259059388</text:p>
          </table:table-cell>
          <table:table-cell/>
          <table:table-cell table:formula="of:=[.H55]/365.2425" office:value-type="float" office:value="36.315669468747">
            <text:p>36.3156694687</text:p>
          </table:table-cell>
        </table:table-row>
        <table:table-row table:style-name="ro2" table:visibility="collapse">
          <table:table-cell office:value-type="string">
            <text:p>H.Uranus/H.Neptune</text:p>
          </table:table-cell>
          <table:table-cell office:value-type="float" office:value="269.229">
            <text:p>269.229</text:p>
          </table:table-cell>
          <table:table-cell office:value-type="float" office:value="400.233">
            <text:p>400.233</text:p>
          </table:table-cell>
          <table:table-cell/>
          <table:table-cell table:formula="of:=([.C56]-[.B56])/360" office:value-type="float" office:value="0.3639">
            <text:p>0.3639</text:p>
          </table:table-cell>
          <table:table-cell office:value-type="float" office:value="22278">
            <text:p>22278</text:p>
          </table:table-cell>
          <table:table-cell/>
          <table:table-cell table:formula="of:=[.F56]/[.E56]" office:value-type="float" office:value="61220.1154163232">
            <text:p>61220.1154163232</text:p>
          </table:table-cell>
          <table:table-cell/>
          <table:table-cell table:formula="of:=[.H56]/365.2425" office:value-type="float" office:value="167.614982966996">
            <text:p>167.614982967</text:p>
          </table:table-cell>
        </table:table-row>
        <table:table-row table:style-name="ro2" table:visibility="collapse">
          <table:table-cell office:value-type="string">
            <text:p>H.Uranus/H.Pluto</text:p>
          </table:table-cell>
          <table:table-cell office:value-type="float" office:value="330.123">
            <text:p>330.123</text:p>
          </table:table-cell>
          <table:table-cell office:value-type="float" office:value="454.164">
            <text:p>454.164</text:p>
          </table:table-cell>
          <table:table-cell/>
          <table:table-cell table:formula="of:=([.C57]-[.B57])/360" office:value-type="float" office:value="0.344558333333333">
            <text:p>0.3445583333</text:p>
          </table:table-cell>
          <table:table-cell office:value-type="float" office:value="22278">
            <text:p>22278</text:p>
          </table:table-cell>
          <table:table-cell/>
          <table:table-cell table:formula="of:=[.F57]/[.E57]" office:value-type="float" office:value="64656.6860957264">
            <text:p>64656.6860957264</text:p>
          </table:table-cell>
          <table:table-cell/>
          <table:table-cell table:formula="of:=[.H57]/365.2425" office:value-type="float" office:value="177.023993910146">
            <text:p>177.0239939101</text:p>
          </table:table-cell>
        </table:table-row>
        <table:table-row table:style-name="ro3">
          <table:table-cell office:value-type="string">
            <text:p>H.☿/H.♀ + H.ⴲ</text:p>
          </table:table-cell>
          <table:table-cell office:value-type="float" office:value="625.828">
            <text:p>625.828</text:p>
          </table:table-cell>
          <table:table-cell office:value-type="float" office:value="78059.317">
            <text:p>78059.317</text:p>
          </table:table-cell>
          <table:table-cell/>
          <table:table-cell table:formula="of:=([.C58]-[.B58])/360" office:value-type="float" office:value="215.093025">
            <text:p>215.093025</text:p>
          </table:table-cell>
          <table:table-cell office:value-type="float" office:value="22278">
            <text:p>22278</text:p>
          </table:table-cell>
          <table:table-cell/>
          <table:table-cell table:formula="of:=[.F58]/[.E58]" office:value-type="float" office:value="103.573790921393">
            <text:p>103.5737909214</text:p>
          </table:table-cell>
          <table:table-cell/>
          <table:table-cell table:formula="of:=[.H58]/365.2425" office:value-type="float" office:value="0.283575407904045">
            <text:p>0.2835754079</text:p>
          </table:table-cell>
        </table:table-row>
        <table:table-row table:style-name="ro2">
          <table:table-cell office:value-type="string">
            <text:p>H.☿/H.♀ + H.♂</text:p>
          </table:table-cell>
          <table:table-cell office:value-type="float" office:value="555.69">
            <text:p>555.69</text:p>
          </table:table-cell>
          <table:table-cell office:value-type="float" office:value="67694.411">
            <text:p>67694.411</text:p>
          </table:table-cell>
          <table:table-cell/>
          <table:table-cell table:formula="of:=([.C59]-[.B59])/360" office:value-type="float" office:value="186.496447222222">
            <text:p>186.4964472222</text:p>
          </table:table-cell>
          <table:table-cell office:value-type="float" office:value="22278">
            <text:p>22278</text:p>
          </table:table-cell>
          <table:table-cell/>
          <table:table-cell table:formula="of:=[.F59]/[.E59]" office:value-type="float" office:value="119.455358704257">
            <text:p>119.4553587043</text:p>
          </table:table-cell>
          <table:table-cell/>
          <table:table-cell table:formula="of:=[.H59]/365.2425" office:value-type="float" office:value="0.32705766361871">
            <text:p>0.3270576636</text:p>
          </table:table-cell>
        </table:table-row>
        <table:table-row table:style-name="ro3">
          <table:table-cell office:value-type="string">
            <text:p>H.♀/H.ⴲ + H.☿</text:p>
          </table:table-cell>
          <table:table-cell office:value-type="float" office:value="682.776">
            <text:p>682.776</text:p>
          </table:table-cell>
          <table:table-cell office:value-type="float" office:value="105587.589">
            <text:p>105587.589</text:p>
          </table:table-cell>
          <table:table-cell/>
          <table:table-cell table:formula="of:=([.C60]-[.B60])/360" office:value-type="float" office:value="291.402258333333">
            <text:p>291.4022583333</text:p>
          </table:table-cell>
          <table:table-cell office:value-type="float" office:value="22278">
            <text:p>22278</text:p>
          </table:table-cell>
          <table:table-cell/>
          <table:table-cell table:formula="of:=[.F60]/[.E60]" office:value-type="float" office:value="76.4510204121902">
            <text:p>76.4510204122</text:p>
          </table:table-cell>
          <table:table-cell/>
          <table:table-cell table:formula="of:=[.H60]/365.2425" office:value-type="float" office:value="0.209315784477957">
            <text:p>0.2093157845</text:p>
          </table:table-cell>
        </table:table-row>
        <table:table-row table:style-name="ro3">
          <table:table-cell office:value-type="string">
            <text:p>H.♀/H.ⴲ + H.♂</text:p>
          </table:table-cell>
          <table:table-cell office:value-type="float" office:value="418.858">
            <text:p>418.858</text:p>
          </table:table-cell>
          <table:table-cell office:value-type="float" office:value="25817.902">
            <text:p>25817.902</text:p>
          </table:table-cell>
          <table:table-cell/>
          <table:table-cell table:formula="of:=([.C61]-[.B61])/360" office:value-type="float" office:value="70.5529">
            <text:p>70.5529</text:p>
          </table:table-cell>
          <table:table-cell office:value-type="float" office:value="22278">
            <text:p>22278</text:p>
          </table:table-cell>
          <table:table-cell/>
          <table:table-cell table:formula="of:=[.F61]/[.E61]" office:value-type="float" office:value="315.763065727986">
            <text:p>315.763065728</text:p>
          </table:table-cell>
          <table:table-cell/>
          <table:table-cell table:formula="of:=[.H61]/365.2425" office:value-type="float" office:value="0.864529910204825">
            <text:p>0.8645299102</text:p>
          </table:table-cell>
        </table:table-row>
        <table:table-row table:style-name="ro2">
          <table:table-cell office:value-type="string">
            <text:p>H.♀/H.♂ + H.☿</text:p>
          </table:table-cell>
          <table:table-cell office:value-type="float" office:value="752.914">
            <text:p>752.914</text:p>
          </table:table-cell>
          <table:table-cell office:value-type="float" office:value="115952.495">
            <text:p>115952.495</text:p>
          </table:table-cell>
          <table:table-cell/>
          <table:table-cell table:formula="of:=([.C62]-[.B62])/360" office:value-type="float" office:value="319.998836111111">
            <text:p>319.9988361111</text:p>
          </table:table-cell>
          <table:table-cell office:value-type="float" office:value="22278">
            <text:p>22278</text:p>
          </table:table-cell>
          <table:table-cell/>
          <table:table-cell table:formula="of:=[.F62]/[.E62]" office:value-type="float" office:value="69.6190032149509">
            <text:p>69.619003215</text:p>
          </table:table-cell>
          <table:table-cell/>
          <table:table-cell table:formula="of:=[.H62]/365.2425" office:value-type="float" office:value="0.19061035672177">
            <text:p>0.1906103567</text:p>
          </table:table-cell>
        </table:table-row>
        <table:table-row table:style-name="ro3">
          <table:table-cell office:value-type="string">
            <text:p>H.♀/H.♂ + H.ⴲ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3]-[.B63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3]/[.E63]" office:value-type="float" office:value="174.392860140496">
            <text:p>174.3928601405</text:p>
          </table:table-cell>
          <table:table-cell/>
          <table:table-cell table:formula="of:=[.H63]/365.2425" office:value-type="float" office:value="0.47747143374743">
            <text:p>0.4774714337</text:p>
          </table:table-cell>
        </table:table-row>
        <table:table-row table:style-name="ro3">
          <table:table-cell office:value-type="string">
            <text:p>H.ⴲ/H.♂ + H.☿</text:p>
          </table:table-cell>
          <table:table-cell office:value-type="float" office:value="724.44">
            <text:p>724.44</text:p>
          </table:table-cell>
          <table:table-cell office:value-type="float" office:value="102188.359">
            <text:p>102188.359</text:p>
          </table:table-cell>
          <table:table-cell/>
          <table:table-cell table:formula="of:=([.C64]-[.B64])/360" office:value-type="float" office:value="281.844219444444">
            <text:p>281.8442194444</text:p>
          </table:table-cell>
          <table:table-cell office:value-type="float" office:value="22278">
            <text:p>22278</text:p>
          </table:table-cell>
          <table:table-cell/>
          <table:table-cell table:formula="of:=[.F64]/[.E64]" office:value-type="float" office:value="79.0436647730904">
            <text:p>79.0436647731</text:p>
          </table:table-cell>
          <table:table-cell/>
          <table:table-cell table:formula="of:=[.H64]/365.2425" office:value-type="float" office:value="0.216414203640295">
            <text:p>0.2164142036</text:p>
          </table:table-cell>
        </table:table-row>
        <table:table-row table:style-name="ro3">
          <table:table-cell office:value-type="string">
            <text:p>H.ⴲ/H.♂ + H.♀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5]-[.B65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5]/[.E65]" office:value-type="float" office:value="174.392860140496">
            <text:p>174.3928601405</text:p>
          </table:table-cell>
          <table:table-cell/>
          <table:table-cell table:formula="of:=[.H65]/365.2425" office:value-type="float" office:value="0.47747143374743">
            <text:p>0.4774714337</text:p>
          </table:table-cell>
        </table:table-row>
        <table:table-row table:style-name="ro2">
          <table:table-cell office:value-type="string">
            <text:p>H.♂/H.♃ + H.☿</text:p>
          </table:table-cell>
          <table:table-cell office:value-type="float" office:value="570.937">
            <text:p>570.937</text:p>
          </table:table-cell>
          <table:table-cell office:value-type="float" office:value="101554.172">
            <text:p>101554.172</text:p>
          </table:table-cell>
          <table:table-cell/>
          <table:table-cell table:formula="of:=([.C66]-[.B66])/360" office:value-type="float" office:value="280.508986111111">
            <text:p>280.5089861111</text:p>
          </table:table-cell>
          <table:table-cell office:value-type="float" office:value="22278">
            <text:p>22278</text:p>
          </table:table-cell>
          <table:table-cell/>
          <table:table-cell table:formula="of:=[.F66]/[.E66]" office:value-type="float" office:value="79.41991559292">
            <text:p>79.4199155929</text:p>
          </table:table-cell>
          <table:table-cell/>
          <table:table-cell table:formula="of:=[.H66]/365.2425" office:value-type="float" office:value="0.217444343396291">
            <text:p>0.2174443434</text:p>
          </table:table-cell>
        </table:table-row>
        <table:table-row table:style-name="ro2">
          <table:table-cell office:value-type="string">
            <text:p>H.♂/H.♃ + H.♀</text:p>
          </table:table-cell>
          <table:table-cell office:value-type="float" office:value="405.631">
            <text:p>405.631</text:p>
          </table:table-cell>
          <table:table-cell office:value-type="float" office:value="45913.527">
            <text:p>45913.527</text:p>
          </table:table-cell>
          <table:table-cell/>
          <table:table-cell table:formula="of:=([.C67]-[.B67])/360" office:value-type="float" office:value="126.410822222222">
            <text:p>126.4108222222</text:p>
          </table:table-cell>
          <table:table-cell office:value-type="float" office:value="22278">
            <text:p>22278</text:p>
          </table:table-cell>
          <table:table-cell/>
          <table:table-cell table:formula="of:=[.F67]/[.E67]" office:value-type="float" office:value="176.234910970175">
            <text:p>176.2349109702</text:p>
          </table:table-cell>
          <table:table-cell/>
          <table:table-cell table:formula="of:=[.H67]/365.2425" office:value-type="float" office:value="0.482514797621239">
            <text:p>0.4825147976</text:p>
          </table:table-cell>
        </table:table-row>
        <table:table-row table:style-name="ro3">
          <table:table-cell office:value-type="string">
            <text:p>H.♂/H.♃ + H.ⴲ</text:p>
          </table:table-cell>
          <table:table-cell office:value-type="float" office:value="377.157">
            <text:p>377.157</text:p>
          </table:table-cell>
          <table:table-cell office:value-type="float" office:value="32149.391">
            <text:p>32149.391</text:p>
          </table:table-cell>
          <table:table-cell/>
          <table:table-cell table:formula="of:=([.C68]-[.B68])/360" office:value-type="float" office:value="88.2562055555556">
            <text:p>88.2562055556</text:p>
          </table:table-cell>
          <table:table-cell office:value-type="float" office:value="22278">
            <text:p>22278</text:p>
          </table:table-cell>
          <table:table-cell/>
          <table:table-cell table:formula="of:=[.F68]/[.E68]" office:value-type="float" office:value="252.424176405096">
            <text:p>252.4241764051</text:p>
          </table:table-cell>
          <table:table-cell/>
          <table:table-cell table:formula="of:=[.H68]/365.2425" office:value-type="float" office:value="0.691113921312816">
            <text:p>0.6911139213</text:p>
          </table:table-cell>
        </table:table-row>
        <table:table-row table:style-name="ro3">
          <table:table-cell office:value-type="string">
            <text:p>H.ⴲ/H.♃ + H.☿</text:p>
          </table:table-cell>
          <table:table-cell office:value-type="float" office:value="641.075">
            <text:p>641.075</text:p>
          </table:table-cell>
          <table:table-cell office:value-type="float" office:value="111919.078">
            <text:p>111919.078</text:p>
          </table:table-cell>
          <table:table-cell/>
          <table:table-cell table:formula="of:=([.C69]-[.B69])/360" office:value-type="float" office:value="309.105563888889">
            <text:p>309.1055638889</text:p>
          </table:table-cell>
          <table:table-cell office:value-type="float" office:value="22278">
            <text:p>22278</text:p>
          </table:table-cell>
          <table:table-cell/>
          <table:table-cell table:formula="of:=[.F69]/[.E69]" office:value-type="float" office:value="72.0724652112961">
            <text:p>72.0724652113</text:p>
          </table:table-cell>
          <table:table-cell/>
          <table:table-cell table:formula="of:=[.H69]/365.2425" office:value-type="float" office:value="0.197327707512943">
            <text:p>0.1973277075</text:p>
          </table:table-cell>
        </table:table-row>
        <table:table-row table:style-name="ro3">
          <table:table-cell office:value-type="string">
            <text:p>H.ⴲ/H.♃ + H.♀</text:p>
          </table:table-cell>
          <table:table-cell office:value-type="float" office:value="475.769">
            <text:p>475.769</text:p>
          </table:table-cell>
          <table:table-cell office:value-type="float" office:value="56278.433">
            <text:p>56278.433</text:p>
          </table:table-cell>
          <table:table-cell/>
          <table:table-cell table:formula="of:=([.C70]-[.B70])/360" office:value-type="float" office:value="155.0074">
            <text:p>155.0074</text:p>
          </table:table-cell>
          <table:table-cell office:value-type="float" office:value="22278">
            <text:p>22278</text:p>
          </table:table-cell>
          <table:table-cell/>
          <table:table-cell table:formula="of:=[.F70]/[.E70]" office:value-type="float" office:value="143.722170683464">
            <text:p>143.7221706835</text:p>
          </table:table-cell>
          <table:table-cell/>
          <table:table-cell table:formula="of:=[.H70]/365.2425" office:value-type="float" office:value="0.393497938173855">
            <text:p>0.3934979382</text:p>
          </table:table-cell>
        </table:table-row>
        <table:table-row table:style-name="ro3">
          <table:table-cell office:value-type="string">
            <text:p>H.ⴲ/H.♄ + H.☿</text:p>
          </table:table-cell>
          <table:table-cell office:value-type="float" office:value="530.928">
            <text:p>530.928</text:p>
          </table:table-cell>
          <table:table-cell office:value-type="float" office:value="112913.732">
            <text:p>112913.732</text:p>
          </table:table-cell>
          <table:table-cell/>
          <table:table-cell table:formula="of:=([.C71]-[.B71])/360" office:value-type="float" office:value="312.174455555556">
            <text:p>312.1744555556</text:p>
          </table:table-cell>
          <table:table-cell office:value-type="float" office:value="22278">
            <text:p>22278</text:p>
          </table:table-cell>
          <table:table-cell/>
          <table:table-cell table:formula="of:=[.F71]/[.E71]" office:value-type="float" office:value="71.3639428323928">
            <text:p>71.3639428324</text:p>
          </table:table-cell>
          <table:table-cell/>
          <table:table-cell table:formula="of:=[.H71]/365.2425" office:value-type="float" office:value="0.195387839127135">
            <text:p>0.1953878391</text:p>
          </table:table-cell>
        </table:table-row>
        <table:table-row table:style-name="ro3">
          <table:table-cell office:value-type="string">
            <text:p>H.ⴲ/H.♄ + H.♀</text:p>
          </table:table-cell>
          <table:table-cell office:value-type="float" office:value="365.622">
            <text:p>365.622</text:p>
          </table:table-cell>
          <table:table-cell office:value-type="float" office:value="57273.087">
            <text:p>57273.087</text:p>
          </table:table-cell>
          <table:table-cell/>
          <table:table-cell table:formula="of:=([.C72]-[.B72])/360" office:value-type="float" office:value="158.076291666667">
            <text:p>158.0762916667</text:p>
          </table:table-cell>
          <table:table-cell office:value-type="float" office:value="22278">
            <text:p>22278</text:p>
          </table:table-cell>
          <table:table-cell/>
          <table:table-cell table:formula="of:=[.F72]/[.E72]" office:value-type="float" office:value="140.931949789013">
            <text:p>140.931949789</text:p>
          </table:table-cell>
          <table:table-cell/>
          <table:table-cell table:formula="of:=[.H72]/365.2425" office:value-type="float" office:value="0.385858572835891">
            <text:p>0.3858585728</text:p>
          </table:table-cell>
        </table:table-row>
        <table:table-row table:style-name="ro3">
          <table:table-cell office:value-type="string">
            <text:p>H.ⴲ/H.♄ + H.♂</text:p>
          </table:table-cell>
          <table:table-cell office:value-type="float" office:value="267.01">
            <text:p>267.01</text:p>
          </table:table-cell>
          <table:table-cell office:value-type="float" office:value="33144.045">
            <text:p>33144.045</text:p>
          </table:table-cell>
          <table:table-cell/>
          <table:table-cell table:formula="of:=([.C73]-[.B73])/360" office:value-type="float" office:value="91.3250972222222">
            <text:p>91.3250972222</text:p>
          </table:table-cell>
          <table:table-cell office:value-type="float" office:value="22278">
            <text:p>22278</text:p>
          </table:table-cell>
          <table:table-cell/>
          <table:table-cell table:formula="of:=[.F73]/[.E73]" office:value-type="float" office:value="243.9417058138">
            <text:p>243.9417058138</text:p>
          </table:table-cell>
          <table:table-cell/>
          <table:table-cell table:formula="of:=[.H73]/365.2425" office:value-type="float" office:value="0.667889705644332">
            <text:p>0.6678897056</text:p>
          </table:table-cell>
        </table:table-row>
      </table:table>
      <table:table table:name="source_calculations" table:style-name="ta1" table:print="false"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23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number-columns-repeated="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2" table:number-columns-repeated="3" table:default-cell-style-name="Default"/>
        <table:table-column table:style-name="co33" table:default-cell-style-name="Default"/>
        <table:table-column table:style-name="co12" table:number-columns-repeated="7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G.Moon</text:p>
          </table:table-cell>
          <table:table-cell office:value-type="string">
            <text:p>G.Sun</text:p>
          </table:table-cell>
          <table:table-cell office:value-type="string">
            <text:p>H.Mercury</text:p>
          </table:table-cell>
          <table:table-cell office:value-type="string">
            <text:p>H.Venus</text:p>
          </table:table-cell>
          <table:table-cell office:value-type="string">
            <text:p>H.Earth</text:p>
          </table:table-cell>
          <table:table-cell office:value-type="string">
            <text:p>H.Mars</text:p>
          </table:table-cell>
          <table:table-cell office:value-type="string">
            <text:p>H.Jupiter</text:p>
          </table:table-cell>
          <table:table-cell office:value-type="string">
            <text:p>H.Saturn</text:p>
          </table:table-cell>
          <table:table-cell office:value-type="string">
            <text:p>H.Chiron</text:p>
          </table:table-cell>
          <table:table-cell office:value-type="string">
            <text:p>H.Uranus</text:p>
          </table:table-cell>
          <table:table-cell office:value-type="string">
            <text:p>H.Neptune</text:p>
          </table:table-cell>
          <table:table-cell office:value-type="string">
            <text:p>H.Pluto</text:p>
          </table:table-cell>
          <table:table-cell office:value-type="string">
            <text:p>H.Isis</text:p>
          </table:table-cell>
          <table:table-cell office:value-type="string">
            <text:p>H.Mercury/H.Venus</text:p>
          </table:table-cell>
          <table:table-cell office:value-type="string">
            <text:p>H.Mercury/H.Earth</text:p>
          </table:table-cell>
          <table:table-cell office:value-type="string">
            <text:p>H.Mercury/H.Mars</text:p>
          </table:table-cell>
          <table:table-cell office:value-type="string">
            <text:p>H.Mercury/H.Jupiter</text:p>
          </table:table-cell>
          <table:table-cell office:value-type="string">
            <text:p>H.Mercury/H.Chiron</text:p>
          </table:table-cell>
          <table:table-cell office:value-type="string">
            <text:p>H.Mercury/H.Saturn</text:p>
          </table:table-cell>
          <table:table-cell office:value-type="string">
            <text:p>H.Mercury/H.Uranus</text:p>
          </table:table-cell>
          <table:table-cell office:value-type="string">
            <text:p>H.Mercury/H.Neptune</text:p>
          </table:table-cell>
          <table:table-cell office:value-type="string">
            <text:p>H.Mercury/H.Pluto</text:p>
          </table:table-cell>
          <table:table-cell office:value-type="string">
            <text:p>H.Venus/H.Earth</text:p>
          </table:table-cell>
          <table:table-cell office:value-type="string">
            <text:p>H.Venus/H.Mars</text:p>
          </table:table-cell>
          <table:table-cell office:value-type="string">
            <text:p>H.Venus/H.Jupiter</text:p>
          </table:table-cell>
          <table:table-cell office:value-type="string">
            <text:p>H.Venus/H.Chiron</text:p>
          </table:table-cell>
          <table:table-cell office:value-type="string">
            <text:p>H.Venus/H.Saturn</text:p>
          </table:table-cell>
          <table:table-cell office:value-type="string">
            <text:p>H.Venus/H.Uranus</text:p>
          </table:table-cell>
          <table:table-cell office:value-type="string">
            <text:p>H.Venus/H.Neptune</text:p>
          </table:table-cell>
          <table:table-cell office:value-type="string">
            <text:p>H.Venus/H.Pluto</text:p>
          </table:table-cell>
          <table:table-cell office:value-type="string">
            <text:p>H.Earth/H.Mars</text:p>
          </table:table-cell>
          <table:table-cell office:value-type="string">
            <text:p>H.Earth/H.Jupiter</text:p>
          </table:table-cell>
          <table:table-cell office:value-type="string">
            <text:p>H.Earth/H.Chiron</text:p>
          </table:table-cell>
          <table:table-cell office:value-type="string">
            <text:p>H.Earth/H.Saturn</text:p>
          </table:table-cell>
          <table:table-cell office:value-type="string">
            <text:p>H.Earth/H.Uranus</text:p>
          </table:table-cell>
          <table:table-cell office:value-type="string">
            <text:p>H.Earth/H.Neptune</text:p>
          </table:table-cell>
          <table:table-cell office:value-type="string">
            <text:p>H.Earth/H.Pluto</text:p>
          </table:table-cell>
          <table:table-cell office:value-type="string">
            <text:p>H.Mars/H.Jupiter</text:p>
          </table:table-cell>
          <table:table-cell office:value-type="string">
            <text:p>H.Mars/H.Chiron</text:p>
          </table:table-cell>
          <table:table-cell office:value-type="string">
            <text:p>H.Mars/H.Saturn</text:p>
          </table:table-cell>
          <table:table-cell office:value-type="string">
            <text:p>H.Mars/H.Uranus</text:p>
          </table:table-cell>
          <table:table-cell office:value-type="string">
            <text:p>H.Mars/H.Neptune</text:p>
          </table:table-cell>
          <table:table-cell office:value-type="string">
            <text:p>H.Mars/H.Pluto</text:p>
          </table:table-cell>
          <table:table-cell office:value-type="string">
            <text:p>H.Jupiter/H.Chiron</text:p>
          </table:table-cell>
          <table:table-cell office:value-type="string">
            <text:p>H.Jupiter/H.Saturn</text:p>
          </table:table-cell>
          <table:table-cell office:value-type="string">
            <text:p>H.Jupiter/H.Uranus</text:p>
          </table:table-cell>
          <table:table-cell office:value-type="string">
            <text:p>H.Jupiter/H.Neptune</text:p>
          </table:table-cell>
          <table:table-cell office:value-type="string">
            <text:p>H.Jupiter/H.Pluto</text:p>
          </table:table-cell>
          <table:table-cell office:value-type="string">
            <text:p>H.Chiron/H.Uranus</text:p>
          </table:table-cell>
          <table:table-cell office:value-type="string">
            <text:p>H.Chiron/H.Neptune</text:p>
          </table:table-cell>
          <table:table-cell office:value-type="string">
            <text:p>H.Chiron/H.Pluto</text:p>
          </table:table-cell>
          <table:table-cell office:value-type="string">
            <text:p>H.Saturn/H.Uranus</text:p>
          </table:table-cell>
          <table:table-cell office:value-type="string">
            <text:p>H.Saturn/H.Neptune</text:p>
          </table:table-cell>
          <table:table-cell office:value-type="string">
            <text:p>H.Saturn/H.Pluto</text:p>
          </table:table-cell>
          <table:table-cell office:value-type="string">
            <text:p>H.Uranus/H.Neptune</text:p>
          </table:table-cell>
          <table:table-cell office:value-type="string">
            <text:p>H.Uranus/H.Pluto</text:p>
          </table:table-cell>
          <table:table-cell office:value-type="string">
            <text:p>H.☿/H.♀ + H.ⴲ</text:p>
          </table:table-cell>
          <table:table-cell office:value-type="string">
            <text:p>H.☿/H.♀ + H.♂</text:p>
          </table:table-cell>
          <table:table-cell office:value-type="string">
            <text:p>H.♀/H.ⴲ + H.☿</text:p>
          </table:table-cell>
          <table:table-cell office:value-type="string">
            <text:p>H.♀/H.ⴲ + H.♂</text:p>
          </table:table-cell>
          <table:table-cell office:value-type="string">
            <text:p>H.♀/H.♂ + H.☿</text:p>
          </table:table-cell>
          <table:table-cell office:value-type="string">
            <text:p>H.♀/H.♂ + H.ⴲ</text:p>
          </table:table-cell>
          <table:table-cell office:value-type="string">
            <text:p>H.ⴲ/H.♂ + H.☿</text:p>
          </table:table-cell>
          <table:table-cell office:value-type="string">
            <text:p>H.ⴲ/H.♂ + H.♀</text:p>
          </table:table-cell>
          <table:table-cell office:value-type="string">
            <text:p>H.♂/H.♃ + H.☿</text:p>
          </table:table-cell>
          <table:table-cell office:value-type="string">
            <text:p>H.♂/H.♃ + H.♀</text:p>
          </table:table-cell>
          <table:table-cell office:value-type="string">
            <text:p>H.♂/H.♃ + H.ⴲ</text:p>
          </table:table-cell>
          <table:table-cell office:value-type="string">
            <text:p>H.ⴲ/H.♃ + H.☿</text:p>
          </table:table-cell>
          <table:table-cell office:value-type="string">
            <text:p>H.ⴲ/H.♃ + H.♀</text:p>
          </table:table-cell>
          <table:table-cell office:value-type="string">
            <text:p>H.ⴲ/H.♄ + H.☿</text:p>
          </table:table-cell>
          <table:table-cell office:value-type="string">
            <text:p>H.ⴲ/H.♄ + H.♀</text:p>
          </table:table-cell>
          <table:table-cell office:value-type="string">
            <text:p>H.ⴲ/H.♄ + H.♂</text:p>
          </table:table-cell>
        </table:table-row>
        <table:table-row table:style-name="ro4">
          <table:table-cell table:style-name="ce8" office:value-type="string">
            <text:p>1955-01-01 12:00</text:p>
          </table:table-cell>
          <table:table-cell office:value-type="float" office:value="8.651">
            <text:p>8.651</text:p>
          </table:table-cell>
          <table:table-cell office:value-type="float" office:value="280.522">
            <text:p>280.522</text:p>
          </table:table-cell>
          <table:table-cell office:value-type="float" office:value="294.302">
            <text:p>294.302</text:p>
          </table:table-cell>
          <table:table-cell office:value-type="float" office:value="128.996">
            <text:p>128.996</text:p>
          </table:table-cell>
          <table:table-cell office:value-type="float" office:value="100.522">
            <text:p>100.522</text:p>
          </table:table-cell>
          <table:table-cell office:value-type="float" office:value="30.384">
            <text:p>30.384</text:p>
          </table:table-cell>
          <table:table-cell office:value-type="float" office:value="113.749">
            <text:p>113.749</text:p>
          </table:table-cell>
          <table:table-cell office:value-type="float" office:value="223.896">
            <text:p>223.896</text:p>
          </table:table-cell>
          <table:table-cell office:value-type="float" office:value="299.015">
            <text:p>299.015</text:p>
          </table:table-cell>
          <table:table-cell office:value-type="float" office:value="115.474">
            <text:p>115.474</text:p>
          </table:table-cell>
          <table:table-cell office:value-type="float" office:value="206.245">
            <text:p>206.245</text:p>
          </table:table-cell>
          <table:table-cell office:value-type="float" office:value="145.351">
            <text:p>145.351</text:p>
          </table:table-cell>
          <table:table-cell office:value-type="float" office:value="127.856">
            <text:p>127.856</text:p>
          </table:table-cell>
          <table:table-cell office:value-type="float" office:value="525.306">
            <text:p>525.306</text:p>
          </table:table-cell>
          <table:table-cell office:value-type="float" office:value="553.78">
            <text:p>553.78</text:p>
          </table:table-cell>
          <table:table-cell office:value-type="float" office:value="623.918">
            <text:p>623.918</text:p>
          </table:table-cell>
          <table:table-cell office:value-type="float" office:value="540.553">
            <text:p>540.553</text:p>
          </table:table-cell>
          <table:table-cell office:value-type="float" office:value="355.287">
            <text:p>355.287</text:p>
          </table:table-cell>
          <table:table-cell office:value-type="float" office:value="430.406">
            <text:p>430.406</text:p>
          </table:table-cell>
          <table:table-cell office:value-type="float" office:value="538.828">
            <text:p>538.828</text:p>
          </table:table-cell>
          <table:table-cell office:value-type="float" office:value="448.057">
            <text:p>448.057</text:p>
          </table:table-cell>
          <table:table-cell office:value-type="float" office:value="508.951">
            <text:p>508.951</text:p>
          </table:table-cell>
          <table:table-cell office:value-type="float" office:value="388.474">
            <text:p>388.474</text:p>
          </table:table-cell>
          <table:table-cell office:value-type="float" office:value="458.612">
            <text:p>458.612</text:p>
          </table:table-cell>
          <table:table-cell office:value-type="float" office:value="375.247">
            <text:p>375.247</text:p>
          </table:table-cell>
          <table:table-cell office:value-type="float" office:value="189.981">
            <text:p>189.981</text:p>
          </table:table-cell>
          <table:table-cell office:value-type="float" office:value="265.1">
            <text:p>265.1</text:p>
          </table:table-cell>
          <table:table-cell office:value-type="float" office:value="373.522">
            <text:p>373.522</text:p>
          </table:table-cell>
          <table:table-cell office:value-type="float" office:value="282.751">
            <text:p>282.751</text:p>
          </table:table-cell>
          <table:table-cell office:value-type="float" office:value="343.645">
            <text:p>343.645</text:p>
          </table:table-cell>
          <table:table-cell office:value-type="float" office:value="430.138">
            <text:p>430.138</text:p>
          </table:table-cell>
          <table:table-cell office:value-type="float" office:value="346.773">
            <text:p>346.773</text:p>
          </table:table-cell>
          <table:table-cell office:value-type="float" office:value="161.507">
            <text:p>161.507</text:p>
          </table:table-cell>
          <table:table-cell office:value-type="float" office:value="236.626">
            <text:p>236.626</text:p>
          </table:table-cell>
          <table:table-cell office:value-type="float" office:value="345.048">
            <text:p>345.048</text:p>
          </table:table-cell>
          <table:table-cell office:value-type="float" office:value="254.277">
            <text:p>254.277</text:p>
          </table:table-cell>
          <table:table-cell office:value-type="float" office:value="315.171">
            <text:p>315.171</text:p>
          </table:table-cell>
          <table:table-cell office:value-type="float" office:value="276.635">
            <text:p>276.635</text:p>
          </table:table-cell>
          <table:table-cell office:value-type="float" office:value="91.369">
            <text:p>91.369</text:p>
          </table:table-cell>
          <table:table-cell office:value-type="float" office:value="166.488">
            <text:p>166.488</text:p>
          </table:table-cell>
          <table:table-cell office:value-type="float" office:value="274.91">
            <text:p>274.91</text:p>
          </table:table-cell>
          <table:table-cell office:value-type="float" office:value="184.139">
            <text:p>184.139</text:p>
          </table:table-cell>
          <table:table-cell office:value-type="float" office:value="245.033">
            <text:p>245.033</text:p>
          </table:table-cell>
          <table:table-cell office:value-type="float" office:value="174.734">
            <text:p>174.734</text:p>
          </table:table-cell>
          <table:table-cell office:value-type="float" office:value="249.853">
            <text:p>249.853</text:p>
          </table:table-cell>
          <table:table-cell office:value-type="float" office:value="358.275">
            <text:p>358.275</text:p>
          </table:table-cell>
          <table:table-cell office:value-type="float" office:value="267.504">
            <text:p>267.504</text:p>
          </table:table-cell>
          <table:table-cell office:value-type="float" office:value="328.398">
            <text:p>328.398</text:p>
          </table:table-cell>
          <table:table-cell office:value-type="float" office:value="543.541">
            <text:p>543.541</text:p>
          </table:table-cell>
          <table:table-cell office:value-type="float" office:value="452.77">
            <text:p>452.77</text:p>
          </table:table-cell>
          <table:table-cell office:value-type="float" office:value="513.664">
            <text:p>513.664</text:p>
          </table:table-cell>
          <table:table-cell office:value-type="float" office:value="468.422">
            <text:p>468.422</text:p>
          </table:table-cell>
          <table:table-cell office:value-type="float" office:value="377.651">
            <text:p>377.651</text:p>
          </table:table-cell>
          <table:table-cell office:value-type="float" office:value="438.545">
            <text:p>438.545</text:p>
          </table:table-cell>
          <table:table-cell office:value-type="float" office:value="269.229">
            <text:p>269.229</text:p>
          </table:table-cell>
          <table:table-cell office:value-type="float" office:value="330.123">
            <text:p>330.123</text:p>
          </table:table-cell>
          <table:table-cell office:value-type="float" office:value="625.828">
            <text:p>625.828</text:p>
          </table:table-cell>
          <table:table-cell office:value-type="float" office:value="555.69">
            <text:p>555.69</text:p>
          </table:table-cell>
          <table:table-cell office:value-type="float" office:value="682.776">
            <text:p>682.776</text:p>
          </table:table-cell>
          <table:table-cell office:value-type="float" office:value="418.858">
            <text:p>418.858</text:p>
          </table:table-cell>
          <table:table-cell office:value-type="float" office:value="752.914">
            <text:p>752.914</text:p>
          </table:table-cell>
          <table:table-cell office:value-type="float" office:value="559.134">
            <text:p>559.134</text:p>
          </table:table-cell>
          <table:table-cell office:value-type="float" office:value="724.44">
            <text:p>724.44</text:p>
          </table:table-cell>
          <table:table-cell office:value-type="float" office:value="559.134">
            <text:p>559.134</text:p>
          </table:table-cell>
          <table:table-cell office:value-type="float" office:value="570.937">
            <text:p>570.937</text:p>
          </table:table-cell>
          <table:table-cell office:value-type="float" office:value="405.631">
            <text:p>405.631</text:p>
          </table:table-cell>
          <table:table-cell office:value-type="float" office:value="377.157">
            <text:p>377.157</text:p>
          </table:table-cell>
          <table:table-cell office:value-type="float" office:value="641.075">
            <text:p>641.075</text:p>
          </table:table-cell>
          <table:table-cell office:value-type="float" office:value="475.769">
            <text:p>475.769</text:p>
          </table:table-cell>
          <table:table-cell office:value-type="float" office:value="530.928">
            <text:p>530.928</text:p>
          </table:table-cell>
          <table:table-cell office:value-type="float" office:value="365.622">
            <text:p>365.622</text:p>
          </table:table-cell>
          <table:table-cell office:value-type="float" office:value="267.01">
            <text:p>267.01</text:p>
          </table:table-cell>
        </table:table-row>
        <table:table-row table:style-name="ro4">
          <table:table-cell table:style-name="ce8" office:value-type="string">
            <text:p>2015-12-30 12:00</text:p>
          </table:table-cell>
          <table:table-cell office:value-type="float" office:value="293561.226">
            <text:p>293561.226</text:p>
          </table:table-cell>
          <table:table-cell office:value-type="float" office:value="22238.672">
            <text:p>22238.672</text:p>
          </table:table-cell>
          <table:table-cell office:value-type="float" office:value="91463.453">
            <text:p>91463.453</text:p>
          </table:table-cell>
          <table:table-cell office:value-type="float" office:value="35822.808">
            <text:p>35822.808</text:p>
          </table:table-cell>
          <table:table-cell office:value-type="float" office:value="22058.672">
            <text:p>22058.672</text:p>
          </table:table-cell>
          <table:table-cell office:value-type="float" office:value="11693.766">
            <text:p>11693.766</text:p>
          </table:table-cell>
          <table:table-cell office:value-type="float" office:value="1963.047">
            <text:p>1963.047</text:p>
          </table:table-cell>
          <table:table-cell office:value-type="float" office:value="968.393">
            <text:p>968.393</text:p>
          </table:table-cell>
          <table:table-cell office:value-type="float" office:value="710.319">
            <text:p>710.319</text:p>
          </table:table-cell>
          <table:table-cell office:value-type="float" office:value="379.363">
            <text:p>379.363</text:p>
          </table:table-cell>
          <table:table-cell office:value-type="float" office:value="339.13">
            <text:p>339.13</text:p>
          </table:table-cell>
          <table:table-cell office:value-type="float" office:value="285.199">
            <text:p>285.199</text:p>
          </table:table-cell>
          <table:table-cell office:value-type="float" office:value="150.967">
            <text:p>150.967</text:p>
          </table:table-cell>
          <table:table-cell office:value-type="float" office:value="56000.645">
            <text:p>56000.645</text:p>
          </table:table-cell>
          <table:table-cell office:value-type="float" office:value="69764.781">
            <text:p>69764.781</text:p>
          </table:table-cell>
          <table:table-cell office:value-type="float" office:value="80129.687">
            <text:p>80129.687</text:p>
          </table:table-cell>
          <table:table-cell office:value-type="float" office:value="89860.406">
            <text:p>89860.406</text:p>
          </table:table-cell>
          <table:table-cell office:value-type="float" office:value="91113.134">
            <text:p>91113.134</text:p>
          </table:table-cell>
          <table:table-cell office:value-type="float" office:value="90855.06">
            <text:p>90855.06</text:p>
          </table:table-cell>
          <table:table-cell office:value-type="float" office:value="91444.09">
            <text:p>91444.09</text:p>
          </table:table-cell>
          <table:table-cell office:value-type="float" office:value="91484.323">
            <text:p>91484.323</text:p>
          </table:table-cell>
          <table:table-cell office:value-type="float" office:value="91538.254">
            <text:p>91538.254</text:p>
          </table:table-cell>
          <table:table-cell office:value-type="float" office:value="14124.136">
            <text:p>14124.136</text:p>
          </table:table-cell>
          <table:table-cell office:value-type="float" office:value="24489.042">
            <text:p>24489.042</text:p>
          </table:table-cell>
          <table:table-cell office:value-type="float" office:value="34219.761">
            <text:p>34219.761</text:p>
          </table:table-cell>
          <table:table-cell office:value-type="float" office:value="35472.489">
            <text:p>35472.489</text:p>
          </table:table-cell>
          <table:table-cell office:value-type="float" office:value="35214.415">
            <text:p>35214.415</text:p>
          </table:table-cell>
          <table:table-cell office:value-type="float" office:value="35803.445">
            <text:p>35803.445</text:p>
          </table:table-cell>
          <table:table-cell office:value-type="float" office:value="35843.678">
            <text:p>35843.678</text:p>
          </table:table-cell>
          <table:table-cell office:value-type="float" office:value="35897.609">
            <text:p>35897.609</text:p>
          </table:table-cell>
          <table:table-cell office:value-type="float" office:value="10724.906">
            <text:p>10724.906</text:p>
          </table:table-cell>
          <table:table-cell office:value-type="float" office:value="20455.625">
            <text:p>20455.625</text:p>
          </table:table-cell>
          <table:table-cell office:value-type="float" office:value="21708.353">
            <text:p>21708.353</text:p>
          </table:table-cell>
          <table:table-cell office:value-type="float" office:value="21450.279">
            <text:p>21450.279</text:p>
          </table:table-cell>
          <table:table-cell office:value-type="float" office:value="22039.309">
            <text:p>22039.309</text:p>
          </table:table-cell>
          <table:table-cell office:value-type="float" office:value="22079.542">
            <text:p>22079.542</text:p>
          </table:table-cell>
          <table:table-cell office:value-type="float" office:value="22133.473">
            <text:p>22133.473</text:p>
          </table:table-cell>
          <table:table-cell office:value-type="float" office:value="10090.719">
            <text:p>10090.719</text:p>
          </table:table-cell>
          <table:table-cell office:value-type="float" office:value="11343.447">
            <text:p>11343.447</text:p>
          </table:table-cell>
          <table:table-cell office:value-type="float" office:value="11085.373">
            <text:p>11085.373</text:p>
          </table:table-cell>
          <table:table-cell office:value-type="float" office:value="11674.403">
            <text:p>11674.403</text:p>
          </table:table-cell>
          <table:table-cell office:value-type="float" office:value="11714.636">
            <text:p>11714.636</text:p>
          </table:table-cell>
          <table:table-cell office:value-type="float" office:value="11768.567">
            <text:p>11768.567</text:p>
          </table:table-cell>
          <table:table-cell office:value-type="float" office:value="1612.728">
            <text:p>1612.728</text:p>
          </table:table-cell>
          <table:table-cell office:value-type="float" office:value="1354.654">
            <text:p>1354.654</text:p>
          </table:table-cell>
          <table:table-cell office:value-type="float" office:value="1943.684">
            <text:p>1943.684</text:p>
          </table:table-cell>
          <table:table-cell office:value-type="float" office:value="1983.917">
            <text:p>1983.917</text:p>
          </table:table-cell>
          <table:table-cell office:value-type="float" office:value="2037.848">
            <text:p>2037.848</text:p>
          </table:table-cell>
          <table:table-cell office:value-type="float" office:value="690.956">
            <text:p>690.956</text:p>
          </table:table-cell>
          <table:table-cell office:value-type="float" office:value="731.189">
            <text:p>731.189</text:p>
          </table:table-cell>
          <table:table-cell office:value-type="float" office:value="785.12">
            <text:p>785.12</text:p>
          </table:table-cell>
          <table:table-cell office:value-type="float" office:value="949.03">
            <text:p>949.03</text:p>
          </table:table-cell>
          <table:table-cell office:value-type="float" office:value="989.263">
            <text:p>989.263</text:p>
          </table:table-cell>
          <table:table-cell office:value-type="float" office:value="1043.194">
            <text:p>1043.194</text:p>
          </table:table-cell>
          <table:table-cell office:value-type="float" office:value="400.233">
            <text:p>400.233</text:p>
          </table:table-cell>
          <table:table-cell office:value-type="float" office:value="454.164">
            <text:p>454.164</text:p>
          </table:table-cell>
          <table:table-cell office:value-type="float" office:value="78059.317">
            <text:p>78059.317</text:p>
          </table:table-cell>
          <table:table-cell office:value-type="float" office:value="67694.411">
            <text:p>67694.411</text:p>
          </table:table-cell>
          <table:table-cell office:value-type="float" office:value="105587.589">
            <text:p>105587.589</text:p>
          </table:table-cell>
          <table:table-cell office:value-type="float" office:value="25817.902">
            <text:p>25817.902</text:p>
          </table:table-cell>
          <table:table-cell office:value-type="float" office:value="115952.495">
            <text:p>115952.495</text:p>
          </table:table-cell>
          <table:table-cell office:value-type="float" office:value="46547.714">
            <text:p>46547.714</text:p>
          </table:table-cell>
          <table:table-cell office:value-type="float" office:value="102188.359">
            <text:p>102188.359</text:p>
          </table:table-cell>
          <table:table-cell office:value-type="float" office:value="46547.714">
            <text:p>46547.714</text:p>
          </table:table-cell>
          <table:table-cell office:value-type="float" office:value="101554.172">
            <text:p>101554.172</text:p>
          </table:table-cell>
          <table:table-cell office:value-type="float" office:value="45913.527">
            <text:p>45913.527</text:p>
          </table:table-cell>
          <table:table-cell office:value-type="float" office:value="32149.391">
            <text:p>32149.391</text:p>
          </table:table-cell>
          <table:table-cell office:value-type="float" office:value="111919.078">
            <text:p>111919.078</text:p>
          </table:table-cell>
          <table:table-cell office:value-type="float" office:value="56278.433">
            <text:p>56278.433</text:p>
          </table:table-cell>
          <table:table-cell office:value-type="float" office:value="112913.732">
            <text:p>112913.732</text:p>
          </table:table-cell>
          <table:table-cell office:value-type="float" office:value="57273.087">
            <text:p>57273.087</text:p>
          </table:table-cell>
          <table:table-cell office:value-type="float" office:value="33144.045">
            <text:p>33144.045</text:p>
          </table:table-cell>
        </table:table-row>
        <table:table-row table:style-name="ro4" table:number-rows-repeated="2">
          <table:table-cell table:number-columns-repeated="73"/>
        </table:table-row>
        <table:table-row table:style-name="ro4">
          <table:table-cell office:value-type="string">
            <text:p>Number of revolutions:</text:p>
          </table:table-cell>
          <table:table-cell table:formula="of:=([.B3]-[.B2])/360" office:value-type="float" office:value="815.423819444444">
            <text:p>815.4238194444</text:p>
          </table:table-cell>
          <table:table-cell table:formula="of:=([.C3]-[.C2])/360" office:value-type="float" office:value="60.9948611111111">
            <text:p>60.9948611111</text:p>
          </table:table-cell>
          <table:table-cell table:formula="of:=([.D3]-[.D2])/360" office:value-type="float" office:value="253.247641666667">
            <text:p>253.2476416667</text:p>
          </table:table-cell>
          <table:table-cell table:formula="of:=([.E3]-[.E2])/360" office:value-type="float" office:value="99.1494777777778">
            <text:p>99.1494777778</text:p>
          </table:table-cell>
          <table:table-cell table:formula="of:=([.F3]-[.F2])/360" office:value-type="float" office:value="60.9948611111111">
            <text:p>60.9948611111</text:p>
          </table:table-cell>
          <table:table-cell table:formula="of:=([.G3]-[.G2])/360" office:value-type="float" office:value="32.3982833333333">
            <text:p>32.3982833333</text:p>
          </table:table-cell>
          <table:table-cell table:formula="of:=([.H3]-[.H2])/360" office:value-type="float" office:value="5.13693888888889">
            <text:p>5.1369388889</text:p>
          </table:table-cell>
          <table:table-cell table:formula="of:=([.I3]-[.I2])/360" office:value-type="float" office:value="2.06804722222222">
            <text:p>2.0680472222</text:p>
          </table:table-cell>
          <table:table-cell table:formula="of:=([.J3]-[.J2])/360" office:value-type="float" office:value="1.14251111111111">
            <text:p>1.1425111111</text:p>
          </table:table-cell>
          <table:table-cell table:formula="of:=([.K3]-[.K2])/360" office:value-type="float" office:value="0.733025">
            <text:p>0.733025</text:p>
          </table:table-cell>
          <table:table-cell table:formula="of:=([.L3]-[.L2])/360" office:value-type="float" office:value="0.369125">
            <text:p>0.369125</text:p>
          </table:table-cell>
          <table:table-cell table:formula="of:=([.M3]-[.M2])/360" office:value-type="float" office:value="0.388466666666667">
            <text:p>0.3884666667</text:p>
          </table:table-cell>
          <table:table-cell table:formula="of:=([.N3]-[.N2])/360" office:value-type="float" office:value="0.0641972222222223">
            <text:p>0.0641972222</text:p>
          </table:table-cell>
          <table:table-cell table:formula="of:=([.O3]-[.O2])/360" office:value-type="float" office:value="154.098163888889">
            <text:p>154.0981638889</text:p>
          </table:table-cell>
          <table:table-cell table:formula="of:=([.P3]-[.P2])/360" office:value-type="float" office:value="192.252780555556">
            <text:p>192.2527805556</text:p>
          </table:table-cell>
          <table:table-cell table:formula="of:=([.Q3]-[.Q2])/360" office:value-type="float" office:value="220.849358333333">
            <text:p>220.8493583333</text:p>
          </table:table-cell>
          <table:table-cell table:formula="of:=([.R3]-[.R2])/360" office:value-type="float" office:value="248.110702777778">
            <text:p>248.1107027778</text:p>
          </table:table-cell>
          <table:table-cell table:formula="of:=([.S3]-[.S2])/360" office:value-type="float" office:value="252.105130555556">
            <text:p>252.1051305556</text:p>
          </table:table-cell>
          <table:table-cell table:formula="of:=([.T3]-[.T2])/360" office:value-type="float" office:value="251.179594444444">
            <text:p>251.1795944444</text:p>
          </table:table-cell>
          <table:table-cell table:formula="of:=([.U3]-[.U2])/360" office:value-type="float" office:value="252.514616666667">
            <text:p>252.5146166667</text:p>
          </table:table-cell>
          <table:table-cell table:formula="of:=([.V3]-[.V2])/360" office:value-type="float" office:value="252.878516666667">
            <text:p>252.8785166667</text:p>
          </table:table-cell>
          <table:table-cell table:formula="of:=([.W3]-[.W2])/360" office:value-type="float" office:value="252.859175">
            <text:p>252.859175</text:p>
          </table:table-cell>
          <table:table-cell table:formula="of:=([.X3]-[.X2])/360" office:value-type="float" office:value="38.1546166666667">
            <text:p>38.1546166667</text:p>
          </table:table-cell>
          <table:table-cell table:formula="of:=([.Y3]-[.Y2])/360" office:value-type="float" office:value="66.7511944444445">
            <text:p>66.7511944444</text:p>
          </table:table-cell>
          <table:table-cell table:formula="of:=([.Z3]-[.Z2])/360" office:value-type="float" office:value="94.0125388888889">
            <text:p>94.0125388889</text:p>
          </table:table-cell>
          <table:table-cell table:formula="of:=([.AA3]-[.AA2])/360" office:value-type="float" office:value="98.0069666666667">
            <text:p>98.0069666667</text:p>
          </table:table-cell>
          <table:table-cell table:formula="of:=([.AB3]-[.AB2])/360" office:value-type="float" office:value="97.0814305555556">
            <text:p>97.0814305556</text:p>
          </table:table-cell>
          <table:table-cell table:formula="of:=([.AC3]-[.AC2])/360" office:value-type="float" office:value="98.4164527777778">
            <text:p>98.4164527778</text:p>
          </table:table-cell>
          <table:table-cell table:formula="of:=([.AD3]-[.AD2])/360" office:value-type="float" office:value="98.7803527777778">
            <text:p>98.7803527778</text:p>
          </table:table-cell>
          <table:table-cell table:formula="of:=([.AE3]-[.AE2])/360" office:value-type="float" office:value="98.7610111111111">
            <text:p>98.7610111111</text:p>
          </table:table-cell>
          <table:table-cell table:formula="of:=([.AF3]-[.AF2])/360" office:value-type="float" office:value="28.5965777777778">
            <text:p>28.5965777778</text:p>
          </table:table-cell>
          <table:table-cell table:formula="of:=([.AG3]-[.AG2])/360" office:value-type="float" office:value="55.8579222222222">
            <text:p>55.8579222222</text:p>
          </table:table-cell>
          <table:table-cell table:formula="of:=([.AH3]-[.AH2])/360" office:value-type="float" office:value="59.85235">
            <text:p>59.85235</text:p>
          </table:table-cell>
          <table:table-cell table:formula="of:=([.AI3]-[.AI2])/360" office:value-type="float" office:value="58.9268138888889">
            <text:p>58.9268138889</text:p>
          </table:table-cell>
          <table:table-cell table:formula="of:=([.AJ3]-[.AJ2])/360" office:value-type="float" office:value="60.2618361111111">
            <text:p>60.2618361111</text:p>
          </table:table-cell>
          <table:table-cell table:formula="of:=([.AK3]-[.AK2])/360" office:value-type="float" office:value="60.6257361111111">
            <text:p>60.6257361111</text:p>
          </table:table-cell>
          <table:table-cell table:formula="of:=([.AL3]-[.AL2])/360" office:value-type="float" office:value="60.6063944444445">
            <text:p>60.6063944444</text:p>
          </table:table-cell>
          <table:table-cell table:formula="of:=([.AM3]-[.AM2])/360" office:value-type="float" office:value="27.2613444444444">
            <text:p>27.2613444444</text:p>
          </table:table-cell>
          <table:table-cell table:formula="of:=([.AN3]-[.AN2])/360" office:value-type="float" office:value="31.2557722222222">
            <text:p>31.2557722222</text:p>
          </table:table-cell>
          <table:table-cell table:formula="of:=([.AO3]-[.AO2])/360" office:value-type="float" office:value="30.3302361111111">
            <text:p>30.3302361111</text:p>
          </table:table-cell>
          <table:table-cell table:formula="of:=([.AP3]-[.AP2])/360" office:value-type="float" office:value="31.6652583333333">
            <text:p>31.6652583333</text:p>
          </table:table-cell>
          <table:table-cell table:formula="of:=([.AQ3]-[.AQ2])/360" office:value-type="float" office:value="32.0291583333333">
            <text:p>32.0291583333</text:p>
          </table:table-cell>
          <table:table-cell table:formula="of:=([.AR3]-[.AR2])/360" office:value-type="float" office:value="32.0098166666667">
            <text:p>32.0098166667</text:p>
          </table:table-cell>
          <table:table-cell table:formula="of:=([.AS3]-[.AS2])/360" office:value-type="float" office:value="3.99442777777778">
            <text:p>3.9944277778</text:p>
          </table:table-cell>
          <table:table-cell table:formula="of:=([.AT3]-[.AT2])/360" office:value-type="float" office:value="3.06889166666667">
            <text:p>3.0688916667</text:p>
          </table:table-cell>
          <table:table-cell table:formula="of:=([.AU3]-[.AU2])/360" office:value-type="float" office:value="4.40391388888889">
            <text:p>4.4039138889</text:p>
          </table:table-cell>
          <table:table-cell table:formula="of:=([.AV3]-[.AV2])/360" office:value-type="float" office:value="4.76781388888889">
            <text:p>4.7678138889</text:p>
          </table:table-cell>
          <table:table-cell table:formula="of:=([.AW3]-[.AW2])/360" office:value-type="float" office:value="4.74847222222222">
            <text:p>4.7484722222</text:p>
          </table:table-cell>
          <table:table-cell table:formula="of:=([.AX3]-[.AX2])/360" office:value-type="float" office:value="0.409486111111111">
            <text:p>0.4094861111</text:p>
          </table:table-cell>
          <table:table-cell table:formula="of:=([.AY3]-[.AY2])/360" office:value-type="float" office:value="0.773386111111111">
            <text:p>0.7733861111</text:p>
          </table:table-cell>
          <table:table-cell table:formula="of:=([.AZ3]-[.AZ2])/360" office:value-type="float" office:value="0.754044444444445">
            <text:p>0.7540444444</text:p>
          </table:table-cell>
          <table:table-cell table:formula="of:=([.BA3]-[.BA2])/360" office:value-type="float" office:value="1.33502222222222">
            <text:p>1.3350222222</text:p>
          </table:table-cell>
          <table:table-cell table:formula="of:=([.BB3]-[.BB2])/360" office:value-type="float" office:value="1.69892222222222">
            <text:p>1.6989222222</text:p>
          </table:table-cell>
          <table:table-cell table:formula="of:=([.BC3]-[.BC2])/360" office:value-type="float" office:value="1.67958055555556">
            <text:p>1.6795805556</text:p>
          </table:table-cell>
          <table:table-cell table:formula="of:=([.BD3]-[.BD2])/360" office:value-type="float" office:value="0.3639">
            <text:p>0.3639</text:p>
          </table:table-cell>
          <table:table-cell table:formula="of:=([.BE3]-[.BE2])/360" office:value-type="float" office:value="0.344558333333333">
            <text:p>0.3445583333</text:p>
          </table:table-cell>
          <table:table-cell table:formula="of:=([.BF3]-[.BF2])/360" office:value-type="float" office:value="215.093025">
            <text:p>215.093025</text:p>
          </table:table-cell>
          <table:table-cell table:formula="of:=([.BG3]-[.BG2])/360" office:value-type="float" office:value="186.496447222222">
            <text:p>186.4964472222</text:p>
          </table:table-cell>
          <table:table-cell table:formula="of:=([.BH3]-[.BH2])/360" office:value-type="float" office:value="291.402258333333">
            <text:p>291.4022583333</text:p>
          </table:table-cell>
          <table:table-cell table:formula="of:=([.BI3]-[.BI2])/360" office:value-type="float" office:value="70.5529">
            <text:p>70.5529</text:p>
          </table:table-cell>
          <table:table-cell table:formula="of:=([.BJ3]-[.BJ2])/360" office:value-type="float" office:value="319.998836111111">
            <text:p>319.9988361111</text:p>
          </table:table-cell>
          <table:table-cell table:formula="of:=([.BK3]-[.BK2])/360" office:value-type="float" office:value="127.746055555556">
            <text:p>127.7460555556</text:p>
          </table:table-cell>
          <table:table-cell table:formula="of:=([.BL3]-[.BL2])/360" office:value-type="float" office:value="281.844219444444">
            <text:p>281.8442194444</text:p>
          </table:table-cell>
          <table:table-cell table:formula="of:=([.BM3]-[.BM2])/360" office:value-type="float" office:value="127.746055555556">
            <text:p>127.7460555556</text:p>
          </table:table-cell>
          <table:table-cell table:formula="of:=([.BN3]-[.BN2])/360" office:value-type="float" office:value="280.508986111111">
            <text:p>280.5089861111</text:p>
          </table:table-cell>
          <table:table-cell table:formula="of:=([.BO3]-[.BO2])/360" office:value-type="float" office:value="126.410822222222">
            <text:p>126.4108222222</text:p>
          </table:table-cell>
          <table:table-cell table:formula="of:=([.BP3]-[.BP2])/360" office:value-type="float" office:value="88.2562055555556">
            <text:p>88.2562055556</text:p>
          </table:table-cell>
          <table:table-cell table:formula="of:=([.BQ3]-[.BQ2])/360" office:value-type="float" office:value="309.105563888889">
            <text:p>309.1055638889</text:p>
          </table:table-cell>
          <table:table-cell table:formula="of:=([.BR3]-[.BR2])/360" office:value-type="float" office:value="155.0074">
            <text:p>155.0074</text:p>
          </table:table-cell>
          <table:table-cell table:formula="of:=([.BS3]-[.BS2])/360" office:value-type="float" office:value="312.174455555556">
            <text:p>312.1744555556</text:p>
          </table:table-cell>
          <table:table-cell table:formula="of:=([.BT3]-[.BT2])/360" office:value-type="float" office:value="158.076291666667">
            <text:p>158.0762916667</text:p>
          </table:table-cell>
          <table:table-cell table:formula="of:=([.BU3]-[.BU2])/360" office:value-type="float" office:value="91.3250972222222">
            <text:p>91.3250972222</text:p>
          </table:table-cell>
        </table:table-row>
        <table:table-row table:style-name="ro4">
          <table:table-cell office:value-type="string">
            <text:p>Number of days elapsed:</text:p>
          </table:table-cell>
          <table:table-cell table:number-columns-repeated="72" table:style-name="ce9" office:value-type="float" office:value="22278">
            <text:p>22278</text:p>
          </table:table-cell>
        </table:table-row>
        <table:table-row table:style-name="ro4" table:number-rows-repeated="2">
          <table:table-cell table:number-columns-repeated="73"/>
        </table:table-row>
        <table:table-row table:style-name="ro2">
          <table:table-cell office:value-type="string">
            <text:p>Average number of days for 1 revolution:</text:p>
          </table:table-cell>
          <table:table-cell table:style-name="ce10" table:formula="of:=[.B7]/[.B6]" office:value-type="float" office:value="27.3207618771527">
            <text:p>27.3207618772</text:p>
          </table:table-cell>
          <table:table-cell table:style-name="ce10" table:formula="of:=[.C7]/[.C6]" office:value-type="float" office:value="365.243884389168">
            <text:p>365.2438843892</text:p>
          </table:table-cell>
          <table:table-cell table:style-name="ce10" table:formula="of:=[.D7]/[.D6]" office:value-type="float" office:value="87.9692298549539">
            <text:p>87.969229855</text:p>
          </table:table-cell>
          <table:table-cell table:style-name="ce10" table:formula="of:=[.E7]/[.E6]" office:value-type="float" office:value="224.691047288533">
            <text:p>224.6910472885</text:p>
          </table:table-cell>
          <table:table-cell table:style-name="ce10" table:formula="of:=[.F7]/[.F6]" office:value-type="float" office:value="365.243884389168">
            <text:p>365.2438843892</text:p>
          </table:table-cell>
          <table:table-cell table:style-name="ce10" table:formula="of:=[.G7]/[.G6]" office:value-type="float" office:value="687.629025611954">
            <text:p>687.629025612</text:p>
          </table:table-cell>
          <table:table-cell table:style-name="ce10" table:formula="of:=[.H7]/[.H6]" office:value-type="float" office:value="4336.82402727954">
            <text:p>4336.8240272796</text:p>
          </table:table-cell>
          <table:table-cell table:style-name="ce10" table:formula="of:=[.I7]/[.I6]" office:value-type="float" office:value="10772.4812860226">
            <text:p>10772.4812860226</text:p>
          </table:table-cell>
          <table:table-cell table:style-name="ce10" table:formula="of:=[.J7]/[.J6]" office:value-type="float" office:value="19499.1539104896">
            <text:p>19499.1539104896</text:p>
          </table:table-cell>
          <table:table-cell table:style-name="ce10" table:formula="of:=[.K7]/[.K6]" office:value-type="float" office:value="30391.8693086866">
            <text:p>30391.8693086866</text:p>
          </table:table-cell>
          <table:table-cell table:style-name="ce10" table:formula="of:=[.L7]/[.L6]" office:value-type="float" office:value="60353.538774128">
            <text:p>60353.538774128</text:p>
          </table:table-cell>
          <table:table-cell table:style-name="ce10" table:formula="of:=[.M7]/[.M6]" office:value-type="float" office:value="57348.5498541273">
            <text:p>57348.5498541273</text:p>
          </table:table-cell>
          <table:table-cell table:style-name="ce10" table:formula="of:=[.N7]/[.N6]" office:value-type="float" office:value="347024.360694042">
            <text:p>347024.360694042</text:p>
          </table:table-cell>
          <table:table-cell table:style-name="ce10" table:formula="of:=[.O7]/[.O6]" office:value-type="float" office:value="144.570184600404">
            <text:p>144.5701846004</text:p>
          </table:table-cell>
          <table:table-cell table:style-name="ce10" table:formula="of:=[.P7]/[.P6]" office:value-type="float" office:value="115.878688129363">
            <text:p>115.8786881294</text:p>
          </table:table-cell>
          <table:table-cell table:style-name="ce10" table:formula="of:=[.Q7]/[.Q6]" office:value-type="float" office:value="100.874189393728">
            <text:p>100.8741893937</text:p>
          </table:table-cell>
          <table:table-cell table:style-name="ce10" table:formula="of:=[.R7]/[.R6]" office:value-type="float" office:value="89.7905642545113">
            <text:p>89.7905642545</text:p>
          </table:table-cell>
          <table:table-cell table:style-name="ce10" table:formula="of:=[.S7]/[.S6]" office:value-type="float" office:value="88.3678961665981">
            <text:p>88.3678961666</text:p>
          </table:table-cell>
          <table:table-cell table:style-name="ce10" table:formula="of:=[.T7]/[.T6]" office:value-type="float" office:value="88.6935105109719">
            <text:p>88.693510511</text:p>
          </table:table-cell>
          <table:table-cell table:style-name="ce10" table:formula="of:=[.U7]/[.U6]" office:value-type="float" office:value="88.2245958435277">
            <text:p>88.2245958435</text:p>
          </table:table-cell>
          <table:table-cell table:style-name="ce10" table:formula="of:=[.V7]/[.V6]" office:value-type="float" office:value="88.0976379237699">
            <text:p>88.0976379238</text:p>
          </table:table-cell>
          <table:table-cell table:style-name="ce10" table:formula="of:=[.W7]/[.W6]" office:value-type="float" office:value="88.1043766752778">
            <text:p>88.1043766753</text:p>
          </table:table-cell>
          <table:table-cell table:style-name="ce10" table:formula="of:=[.X7]/[.X6]" office:value-type="float" office:value="583.887402005087">
            <text:p>583.8874020051</text:p>
          </table:table-cell>
          <table:table-cell table:style-name="ce10" table:formula="of:=[.Y7]/[.Y6]" office:value-type="float" office:value="333.746836823145">
            <text:p>333.7468368231</text:p>
          </table:table-cell>
          <table:table-cell table:style-name="ce10" table:formula="of:=[.Z7]/[.Z6]" office:value-type="float" office:value="236.968390209415">
            <text:p>236.9683902094</text:p>
          </table:table-cell>
          <table:table-cell table:style-name="ce10" table:formula="of:=[.AA7]/[.AA6]" office:value-type="float" office:value="227.310371473592">
            <text:p>227.3103714736</text:p>
          </table:table-cell>
          <table:table-cell table:style-name="ce10" table:formula="of:=[.AB7]/[.AB6]" office:value-type="float" office:value="229.477459000269">
            <text:p>229.4774590003</text:p>
          </table:table-cell>
          <table:table-cell table:style-name="ce10" table:formula="of:=[.AC7]/[.AC6]" office:value-type="float" office:value="226.364590179888">
            <text:p>226.3645901799</text:p>
          </table:table-cell>
          <table:table-cell table:style-name="ce10" table:formula="of:=[.AD7]/[.AD6]" office:value-type="float" office:value="225.530678657505">
            <text:p>225.5306786575</text:p>
          </table:table-cell>
          <table:table-cell table:style-name="ce10" table:formula="of:=[.AE7]/[.AE6]" office:value-type="float" office:value="225.574847294102">
            <text:p>225.5748472941</text:p>
          </table:table-cell>
          <table:table-cell table:style-name="ce10" table:formula="of:=[.AF7]/[.AF6]" office:value-type="float" office:value="779.044267923279">
            <text:p>779.0442679233</text:p>
          </table:table-cell>
          <table:table-cell table:style-name="ce10" table:formula="of:=[.AG7]/[.AG6]" office:value-type="float" office:value="398.83330982793">
            <text:p>398.8333098279</text:p>
          </table:table-cell>
          <table:table-cell table:style-name="ce10" table:formula="of:=[.AH7]/[.AH6]" office:value-type="float" office:value="372.215961445123">
            <text:p>372.2159614451</text:p>
          </table:table-cell>
          <table:table-cell table:style-name="ce10" table:formula="of:=[.AI7]/[.AI6]" office:value-type="float" office:value="378.062184763746">
            <text:p>378.0621847637</text:p>
          </table:table-cell>
          <table:table-cell table:style-name="ce10" table:formula="of:=[.AJ7]/[.AJ6]" office:value-type="float" office:value="369.686711153701">
            <text:p>369.6867111537</text:p>
          </table:table-cell>
          <table:table-cell table:style-name="ce10" table:formula="of:=[.AK7]/[.AK6]" office:value-type="float" office:value="367.467703141291">
            <text:p>367.4677031413</text:p>
          </table:table-cell>
          <table:table-cell table:style-name="ce10" table:formula="of:=[.AL7]/[.AL6]" office:value-type="float" office:value="367.584975219428">
            <text:p>367.5849752194</text:p>
          </table:table-cell>
          <table:table-cell table:style-name="ce10" table:formula="of:=[.AM7]/[.AM6]" office:value-type="float" office:value="817.201075515555">
            <text:p>817.2010755156</text:p>
          </table:table-cell>
          <table:table-cell table:style-name="ce10" table:formula="of:=[.AN7]/[.AN6]" office:value-type="float" office:value="712.764344505966">
            <text:p>712.764344506</text:p>
          </table:table-cell>
          <table:table-cell table:style-name="ce10" table:formula="of:=[.AO7]/[.AO6]" office:value-type="float" office:value="734.514558949929">
            <text:p>734.5145589499</text:p>
          </table:table-cell>
          <table:table-cell table:style-name="ce10" table:formula="of:=[.AP7]/[.AP6]" office:value-type="float" office:value="703.547078804294">
            <text:p>703.5470788043</text:p>
          </table:table-cell>
          <table:table-cell table:style-name="ce10" table:formula="of:=[.AQ7]/[.AQ6]" office:value-type="float" office:value="695.55371290587">
            <text:p>695.5537129059</text:p>
          </table:table-cell>
          <table:table-cell table:style-name="ce10" table:formula="of:=[.AR7]/[.AR6]" office:value-type="float" office:value="695.973995477429">
            <text:p>695.9739954774</text:p>
          </table:table-cell>
          <table:table-cell table:style-name="ce10" table:formula="of:=[.AS7]/[.AS6]" office:value-type="float" office:value="5577.26944618684">
            <text:p>5577.2694461868</text:p>
          </table:table-cell>
          <table:table-cell table:style-name="ce10" table:formula="of:=[.AT7]/[.AT6]" office:value-type="float" office:value="7259.29828086687">
            <text:p>7259.2982808669</text:p>
          </table:table-cell>
          <table:table-cell table:style-name="ce10" table:formula="of:=[.AU7]/[.AU6]" office:value-type="float" office:value="5058.68201833092">
            <text:p>5058.6820183309</text:p>
          </table:table-cell>
          <table:table-cell table:style-name="ce10" table:formula="of:=[.AV7]/[.AV6]" office:value-type="float" office:value="4672.58171547291">
            <text:p>4672.5817154729</text:p>
          </table:table-cell>
          <table:table-cell table:style-name="ce10" table:formula="of:=[.AW7]/[.AW6]" office:value-type="float" office:value="4691.6142618971">
            <text:p>4691.6142618971</text:p>
          </table:table-cell>
          <table:table-cell table:style-name="ce10" table:formula="of:=[.AX7]/[.AX6]" office:value-type="float" office:value="54404.7756334159">
            <text:p>54404.7756334159</text:p>
          </table:table-cell>
          <table:table-cell table:style-name="ce10" table:formula="of:=[.AY7]/[.AY6]" office:value-type="float" office:value="28805.7927081126">
            <text:p>28805.7927081126</text:p>
          </table:table-cell>
          <table:table-cell table:style-name="ce10" table:formula="of:=[.AZ7]/[.AZ6]" office:value-type="float" office:value="29544.6775904751">
            <text:p>29544.6775904751</text:p>
          </table:table-cell>
          <table:table-cell table:style-name="ce10" table:formula="of:=[.BA7]/[.BA6]" office:value-type="float" office:value="16687.3626739463">
            <text:p>16687.3626739463</text:p>
          </table:table-cell>
          <table:table-cell table:style-name="ce10" table:formula="of:=[.BB7]/[.BB6]" office:value-type="float" office:value="13113.0193652185">
            <text:p>13113.0193652185</text:p>
          </table:table-cell>
          <table:table-cell table:style-name="ce10" table:formula="of:=[.BC7]/[.BC6]" office:value-type="float" office:value="13264.0259059388">
            <text:p>13264.0259059388</text:p>
          </table:table-cell>
          <table:table-cell table:style-name="ce10" table:formula="of:=[.BD7]/[.BD6]" office:value-type="float" office:value="61220.1154163232">
            <text:p>61220.1154163232</text:p>
          </table:table-cell>
          <table:table-cell table:style-name="ce10" table:formula="of:=[.BE7]/[.BE6]" office:value-type="float" office:value="64656.6860957264">
            <text:p>64656.6860957264</text:p>
          </table:table-cell>
          <table:table-cell table:style-name="ce10" table:formula="of:=[.BF7]/[.BF6]" office:value-type="float" office:value="103.573790921393">
            <text:p>103.5737909214</text:p>
          </table:table-cell>
          <table:table-cell table:style-name="ce10" table:formula="of:=[.BG7]/[.BG6]" office:value-type="float" office:value="119.455358704257">
            <text:p>119.4553587043</text:p>
          </table:table-cell>
          <table:table-cell table:style-name="ce10" table:formula="of:=[.BH7]/[.BH6]" office:value-type="float" office:value="76.4510204121902">
            <text:p>76.4510204122</text:p>
          </table:table-cell>
          <table:table-cell table:style-name="ce10" table:formula="of:=[.BI7]/[.BI6]" office:value-type="float" office:value="315.763065727986">
            <text:p>315.763065728</text:p>
          </table:table-cell>
          <table:table-cell table:style-name="ce10" table:formula="of:=[.BJ7]/[.BJ6]" office:value-type="float" office:value="69.6190032149509">
            <text:p>69.619003215</text:p>
          </table:table-cell>
          <table:table-cell table:style-name="ce10" table:formula="of:=[.BK7]/[.BK6]" office:value-type="float" office:value="174.392860140496">
            <text:p>174.3928601405</text:p>
          </table:table-cell>
          <table:table-cell table:style-name="ce10" table:formula="of:=[.BL7]/[.BL6]" office:value-type="float" office:value="79.0436647730904">
            <text:p>79.0436647731</text:p>
          </table:table-cell>
          <table:table-cell table:style-name="ce10" table:formula="of:=[.BM7]/[.BM6]" office:value-type="float" office:value="174.392860140496">
            <text:p>174.3928601405</text:p>
          </table:table-cell>
          <table:table-cell table:style-name="ce10" table:formula="of:=[.BN7]/[.BN6]" office:value-type="float" office:value="79.41991559292">
            <text:p>79.4199155929</text:p>
          </table:table-cell>
          <table:table-cell table:style-name="ce10" table:formula="of:=[.BO7]/[.BO6]" office:value-type="float" office:value="176.234910970175">
            <text:p>176.2349109702</text:p>
          </table:table-cell>
          <table:table-cell table:style-name="ce10" table:formula="of:=[.BP7]/[.BP6]" office:value-type="float" office:value="252.424176405096">
            <text:p>252.4241764051</text:p>
          </table:table-cell>
          <table:table-cell table:style-name="ce10" table:formula="of:=[.BQ7]/[.BQ6]" office:value-type="float" office:value="72.0724652112961">
            <text:p>72.0724652113</text:p>
          </table:table-cell>
          <table:table-cell table:style-name="ce10" table:formula="of:=[.BR7]/[.BR6]" office:value-type="float" office:value="143.722170683464">
            <text:p>143.7221706835</text:p>
          </table:table-cell>
          <table:table-cell table:style-name="ce10" table:formula="of:=[.BS7]/[.BS6]" office:value-type="float" office:value="71.3639428323928">
            <text:p>71.3639428324</text:p>
          </table:table-cell>
          <table:table-cell table:style-name="ce10" table:formula="of:=[.BT7]/[.BT6]" office:value-type="float" office:value="140.931949789013">
            <text:p>140.931949789</text:p>
          </table:table-cell>
          <table:table-cell table:style-name="ce10" table:formula="of:=[.BU7]/[.BU6]" office:value-type="float" office:value="243.9417058138">
            <text:p>243.9417058138</text:p>
          </table:table-cell>
        </table:table-row>
      </table:table>
      <table:table table:name="Multiples_of_results_for_printing" table:style-name="ta1">
        <table:table-column table:style-name="co34" table:default-cell-style-name="ce2"/>
        <table:table-column table:style-name="co4" table:visibility="collapse" table:number-columns-repeated="4" table:default-cell-style-name="ce2"/>
        <table:table-column table:style-name="co4" table:visibility="collapse" table:default-cell-style-name="ce4"/>
        <table:table-column table:style-name="co4" table:visibility="collapse" table:default-cell-style-name="ce2"/>
        <table:table-column table:style-name="co14" table:default-cell-style-name="ce6"/>
        <table:table-column table:style-name="co4" table:number-columns-repeated="8" table:default-cell-style-name="ce2"/>
        <table:table-column table:style-name="co4" table:number-columns-repeated="7" table:default-cell-style-name="ce6"/>
        <table:table-column table:style-name="co4" table:default-cell-style-name="Default"/>
        <table:table-row table:style-name="ro5">
          <table:table-cell table:style-name="ce1" office:value-type="string">
            <text:p>Planet</text:p>
          </table:table-cell>
          <table:table-cell table:style-name="ce3" office:value-type="string">
            <text:p>1955-01-01 12:00</text:p>
          </table:table-cell>
          <table:table-cell table:style-name="ce3" office:value-type="string">
            <text:p>2015-12-30 12:00</text:p>
          </table:table-cell>
          <table:table-cell table:style-name="ce1"/>
          <table:table-cell table:style-name="ce1" office:value-type="string">
            <text:p>Number of revolutions:</text:p>
          </table:table-cell>
          <table:table-cell table:style-name="ce1" office:value-type="string">
            <text:p>Number of days elapsed:</text:p>
          </table:table-cell>
          <table:table-cell table:style-name="ce1"/>
          <table:table-cell table:style-name="ce5" office:value-type="string">
            <text:p>Avg # of days for 1 revolution:</text:p>
          </table:table-cell>
          <table:table-cell table:style-name="ce5" office:value-type="string">
            <text:p>Avg # of days for 2 revolution:</text:p>
          </table:table-cell>
          <table:table-cell table:style-name="ce5" office:value-type="string">
            <text:p>Avg # of days for 3 revolution:</text:p>
          </table:table-cell>
          <table:table-cell table:style-name="ce5" office:value-type="string">
            <text:p>Avg # of days for 4 revolution:</text:p>
          </table:table-cell>
          <table:table-cell table:style-name="ce5" office:value-type="string">
            <text:p>Avg # of days for 5 revolution:</text:p>
          </table:table-cell>
          <table:table-cell table:style-name="ce5" office:value-type="string">
            <text:p>Avg # of days for 6 revolution:</text:p>
          </table:table-cell>
          <table:table-cell table:style-name="ce5" office:value-type="string">
            <text:p>Avg # of days for 7 revolution:</text:p>
          </table:table-cell>
          <table:table-cell table:style-name="ce5" office:value-type="string">
            <text:p>Avg # of days for 8 revolution:</text:p>
          </table:table-cell>
          <table:table-cell table:style-name="ce7" office:value-type="string">
            <text:p>Avg # of years for 1 revolution:</text:p>
          </table:table-cell>
          <table:table-cell table:style-name="ce7" office:value-type="string">
            <text:p>Avg # of years for 2 revolution:</text:p>
          </table:table-cell>
          <table:table-cell table:style-name="ce7" office:value-type="string">
            <text:p>Avg # of years for 3 revolution:</text:p>
          </table:table-cell>
          <table:table-cell table:style-name="ce7" office:value-type="string">
            <text:p>Avg # of years for 4 revolution:</text:p>
          </table:table-cell>
          <table:table-cell table:style-name="ce7" office:value-type="string">
            <text:p>Avg # of years for 5 revolution:</text:p>
          </table:table-cell>
          <table:table-cell table:style-name="ce7" office:value-type="string">
            <text:p>Avg # of years for 6 revolution:</text:p>
          </table:table-cell>
          <table:table-cell table:style-name="ce7" office:value-type="string">
            <text:p>Avg # of years for 7 revolution:</text:p>
          </table:table-cell>
          <table:table-cell table:style-name="ce7" office:value-type="string">
            <text:p>Avg # of years for 8 revolution:</text:p>
          </table:table-cell>
          <table:table-cell table:style-name="ce7"/>
        </table:table-row>
        <table:table-row table:style-name="ro2">
          <table:table-cell office:value-type="string">
            <text:p>G.Moon</text:p>
          </table:table-cell>
          <table:table-cell office:value-type="float" office:value="8.651">
            <text:p>8.651</text:p>
          </table:table-cell>
          <table:table-cell office:value-type="float" office:value="293561.226">
            <text:p>293561.226</text:p>
          </table:table-cell>
          <table:table-cell/>
          <table:table-cell table:formula="of:=([.C2]-[.B2])/360" office:value-type="float" office:value="815.423819444444">
            <text:p>815.4238194444</text:p>
          </table:table-cell>
          <table:table-cell office:value-type="float" office:value="22278">
            <text:p>22278</text:p>
          </table:table-cell>
          <table:table-cell/>
          <table:table-cell table:formula="of:=[.F2]/[.E2]" office:value-type="float" office:value="27.3207618771527">
            <text:p>27.3207618772</text:p>
          </table:table-cell>
          <table:table-cell table:formula="of:=[.H2]*2" office:value-type="float" office:value="54.6415237543053">
            <text:p>54.6415237543</text:p>
          </table:table-cell>
          <table:table-cell table:formula="of:=[.H2]*3" office:value-type="float" office:value="81.962285631458">
            <text:p>81.9622856315</text:p>
          </table:table-cell>
          <table:table-cell table:formula="of:=[.H2]*4" office:value-type="float" office:value="109.283047508611">
            <text:p>109.2830475086</text:p>
          </table:table-cell>
          <table:table-cell table:formula="of:=[.H2]*5" office:value-type="float" office:value="136.603809385763">
            <text:p>136.6038093858</text:p>
          </table:table-cell>
          <table:table-cell table:formula="of:=[.H2]*6" office:value-type="float" office:value="163.924571262916">
            <text:p>163.9245712629</text:p>
          </table:table-cell>
          <table:table-cell table:formula="of:=[.H2]*7" office:value-type="float" office:value="191.245333140069">
            <text:p>191.2453331401</text:p>
          </table:table-cell>
          <table:table-cell table:formula="of:=[.H2]*8" office:value-type="float" office:value="218.566095017221">
            <text:p>218.5660950172</text:p>
          </table:table-cell>
          <table:table-cell table:formula="of:=[.H2]/365.2425" office:value-type="float" office:value="0.0748017053797208">
            <text:p>0.0748017054</text:p>
          </table:table-cell>
          <table:table-cell table:formula="of:=[.P2]*2" office:value-type="float" office:value="0.149603410759442">
            <text:p>0.1496034108</text:p>
          </table:table-cell>
          <table:table-cell table:formula="of:=[.P2]*3" office:value-type="float" office:value="0.224405116139162">
            <text:p>0.2244051161</text:p>
          </table:table-cell>
          <table:table-cell table:formula="of:=[.P2]*4" office:value-type="float" office:value="0.299206821518883">
            <text:p>0.2992068215</text:p>
          </table:table-cell>
          <table:table-cell table:formula="of:=[.P2]*5" office:value-type="float" office:value="0.374008526898604">
            <text:p>0.3740085269</text:p>
          </table:table-cell>
          <table:table-cell table:formula="of:=[.P2]*6" office:value-type="float" office:value="0.448810232278325">
            <text:p>0.4488102323</text:p>
          </table:table-cell>
          <table:table-cell table:formula="of:=[.P2]*7" office:value-type="float" office:value="0.523611937658046">
            <text:p>0.5236119377</text:p>
          </table:table-cell>
          <table:table-cell table:formula="of:=[.P2]*8" office:value-type="float" office:value="0.598413643037766">
            <text:p>0.598413643</text:p>
          </table:table-cell>
          <table:table-cell/>
        </table:table-row>
        <table:table-row table:style-name="ro2">
          <table:table-cell office:value-type="string">
            <text:p>G.Sun</text:p>
          </table:table-cell>
          <table:table-cell office:value-type="float" office:value="280.522">
            <text:p>280.522</text:p>
          </table:table-cell>
          <table:table-cell office:value-type="float" office:value="22238.672">
            <text:p>22238.672</text:p>
          </table:table-cell>
          <table:table-cell/>
          <table:table-cell table:formula="of:=([.C3]-[.B3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3]/[.E3]" office:value-type="float" office:value="365.243884389168">
            <text:p>365.2438843892</text:p>
          </table:table-cell>
          <table:table-cell table:formula="of:=[.H3]*2" office:value-type="float" office:value="730.487768778335">
            <text:p>730.4877687783</text:p>
          </table:table-cell>
          <table:table-cell table:formula="of:=[.H3]*3" office:value-type="float" office:value="1095.7316531675">
            <text:p>1095.7316531675</text:p>
          </table:table-cell>
          <table:table-cell table:formula="of:=[.H3]*4" office:value-type="float" office:value="1460.97553755667">
            <text:p>1460.9755375567</text:p>
          </table:table-cell>
          <table:table-cell table:formula="of:=[.H3]*5" office:value-type="float" office:value="1826.21942194584">
            <text:p>1826.2194219458</text:p>
          </table:table-cell>
          <table:table-cell table:formula="of:=[.H3]*6" office:value-type="float" office:value="2191.46330633501">
            <text:p>2191.463306335</text:p>
          </table:table-cell>
          <table:table-cell table:formula="of:=[.H3]*7" office:value-type="float" office:value="2556.70719072417">
            <text:p>2556.7071907242</text:p>
          </table:table-cell>
          <table:table-cell table:formula="of:=[.H3]*8" office:value-type="float" office:value="2921.95107511334">
            <text:p>2921.9510751134</text:p>
          </table:table-cell>
          <table:table-cell table:formula="of:=[.H3]/365.2425" office:value-type="float" office:value="1.0000037903288">
            <text:p>1.0000037903</text:p>
          </table:table-cell>
          <table:table-cell table:formula="of:=[.P3]*2" office:value-type="float" office:value="2.0000075806576">
            <text:p>2.0000075807</text:p>
          </table:table-cell>
          <table:table-cell table:formula="of:=[.P3]*3" office:value-type="float" office:value="3.00001137098641">
            <text:p>3.000011371</text:p>
          </table:table-cell>
          <table:table-cell table:formula="of:=[.P3]*4" office:value-type="float" office:value="4.00001516131521">
            <text:p>4.0000151613</text:p>
          </table:table-cell>
          <table:table-cell table:formula="of:=[.P3]*5" office:value-type="float" office:value="5.00001895164401">
            <text:p>5.0000189516</text:p>
          </table:table-cell>
          <table:table-cell table:formula="of:=[.P3]*6" office:value-type="float" office:value="6.00002274197281">
            <text:p>6.000022742</text:p>
          </table:table-cell>
          <table:table-cell table:formula="of:=[.P3]*7" office:value-type="float" office:value="7.00002653230162">
            <text:p>7.0000265323</text:p>
          </table:table-cell>
          <table:table-cell table:formula="of:=[.P3]*8" office:value-type="float" office:value="8.00003032263042">
            <text:p>8.0000303226</text:p>
          </table:table-cell>
          <table:table-cell/>
        </table:table-row>
        <table:table-row table:style-name="ro2">
          <table:table-cell office:value-type="string">
            <text:p>H.Mercury</text:p>
          </table:table-cell>
          <table:table-cell office:value-type="float" office:value="294.302">
            <text:p>294.302</text:p>
          </table:table-cell>
          <table:table-cell office:value-type="float" office:value="91463.453">
            <text:p>91463.453</text:p>
          </table:table-cell>
          <table:table-cell/>
          <table:table-cell table:formula="of:=([.C4]-[.B4])/360" office:value-type="float" office:value="253.247641666667">
            <text:p>253.2476416667</text:p>
          </table:table-cell>
          <table:table-cell office:value-type="float" office:value="22278">
            <text:p>22278</text:p>
          </table:table-cell>
          <table:table-cell/>
          <table:table-cell table:formula="of:=[.F4]/[.E4]" office:value-type="float" office:value="87.9692298549539">
            <text:p>87.969229855</text:p>
          </table:table-cell>
          <table:table-cell table:formula="of:=[.H4]*2" office:value-type="float" office:value="175.938459709908">
            <text:p>175.9384597099</text:p>
          </table:table-cell>
          <table:table-cell table:formula="of:=[.H4]*3" office:value-type="float" office:value="263.907689564862">
            <text:p>263.9076895649</text:p>
          </table:table-cell>
          <table:table-cell table:formula="of:=[.H4]*4" office:value-type="float" office:value="351.876919419816">
            <text:p>351.8769194198</text:p>
          </table:table-cell>
          <table:table-cell table:formula="of:=[.H4]*5" office:value-type="float" office:value="439.84614927477">
            <text:p>439.8461492748</text:p>
          </table:table-cell>
          <table:table-cell table:formula="of:=[.H4]*6" office:value-type="float" office:value="527.815379129723">
            <text:p>527.8153791297</text:p>
          </table:table-cell>
          <table:table-cell table:formula="of:=[.H4]*7" office:value-type="float" office:value="615.784608984677">
            <text:p>615.7846089847</text:p>
          </table:table-cell>
          <table:table-cell table:formula="of:=[.H4]*8" office:value-type="float" office:value="703.753838839631">
            <text:p>703.7538388396</text:p>
          </table:table-cell>
          <table:table-cell table:formula="of:=[.H4]/365.2425" office:value-type="float" office:value="0.240851570819261">
            <text:p>0.2408515708</text:p>
          </table:table-cell>
          <table:table-cell table:formula="of:=[.P4]*2" office:value-type="float" office:value="0.481703141638522">
            <text:p>0.4817031416</text:p>
          </table:table-cell>
          <table:table-cell table:formula="of:=[.P4]*3" office:value-type="float" office:value="0.722554712457783">
            <text:p>0.7225547125</text:p>
          </table:table-cell>
          <table:table-cell table:formula="of:=[.P4]*4" office:value-type="float" office:value="0.963406283277044">
            <text:p>0.9634062833</text:p>
          </table:table-cell>
          <table:table-cell table:formula="of:=[.P4]*5" office:value-type="float" office:value="1.2042578540963">
            <text:p>1.2042578541</text:p>
          </table:table-cell>
          <table:table-cell table:formula="of:=[.P4]*6" office:value-type="float" office:value="1.44510942491557">
            <text:p>1.4451094249</text:p>
          </table:table-cell>
          <table:table-cell table:formula="of:=[.P4]*7" office:value-type="float" office:value="1.68596099573483">
            <text:p>1.6859609957</text:p>
          </table:table-cell>
          <table:table-cell table:formula="of:=[.P4]*8" office:value-type="float" office:value="1.92681256655409">
            <text:p>1.9268125666</text:p>
          </table:table-cell>
          <table:table-cell/>
        </table:table-row>
        <table:table-row table:style-name="ro2">
          <table:table-cell office:value-type="string">
            <text:p>H.Venus</text:p>
          </table:table-cell>
          <table:table-cell office:value-type="float" office:value="128.996">
            <text:p>128.996</text:p>
          </table:table-cell>
          <table:table-cell office:value-type="float" office:value="35822.808">
            <text:p>35822.808</text:p>
          </table:table-cell>
          <table:table-cell/>
          <table:table-cell table:formula="of:=([.C5]-[.B5])/360" office:value-type="float" office:value="99.1494777777778">
            <text:p>99.1494777778</text:p>
          </table:table-cell>
          <table:table-cell office:value-type="float" office:value="22278">
            <text:p>22278</text:p>
          </table:table-cell>
          <table:table-cell/>
          <table:table-cell table:formula="of:=[.F5]/[.E5]" office:value-type="float" office:value="224.691047288533">
            <text:p>224.6910472885</text:p>
          </table:table-cell>
          <table:table-cell table:formula="of:=[.H5]*2" office:value-type="float" office:value="449.382094577066">
            <text:p>449.3820945771</text:p>
          </table:table-cell>
          <table:table-cell table:formula="of:=[.H5]*3" office:value-type="float" office:value="674.073141865599">
            <text:p>674.0731418656</text:p>
          </table:table-cell>
          <table:table-cell table:formula="of:=[.H5]*4" office:value-type="float" office:value="898.764189154131">
            <text:p>898.7641891541</text:p>
          </table:table-cell>
          <table:table-cell table:formula="of:=[.H5]*5" office:value-type="float" office:value="1123.45523644266">
            <text:p>1123.4552364427</text:p>
          </table:table-cell>
          <table:table-cell table:formula="of:=[.H5]*6" office:value-type="float" office:value="1348.1462837312">
            <text:p>1348.1462837312</text:p>
          </table:table-cell>
          <table:table-cell table:formula="of:=[.H5]*7" office:value-type="float" office:value="1572.83733101973">
            <text:p>1572.8373310197</text:p>
          </table:table-cell>
          <table:table-cell table:formula="of:=[.H5]*8" office:value-type="float" office:value="1797.52837830826">
            <text:p>1797.5283783083</text:p>
          </table:table-cell>
          <table:table-cell table:formula="of:=[.H5]/365.2425" office:value-type="float" office:value="0.61518319277886">
            <text:p>0.6151831928</text:p>
          </table:table-cell>
          <table:table-cell table:formula="of:=[.P5]*2" office:value-type="float" office:value="1.23036638555772">
            <text:p>1.2303663856</text:p>
          </table:table-cell>
          <table:table-cell table:formula="of:=[.P5]*3" office:value-type="float" office:value="1.84554957833658">
            <text:p>1.8455495783</text:p>
          </table:table-cell>
          <table:table-cell table:formula="of:=[.P5]*4" office:value-type="float" office:value="2.46073277111544">
            <text:p>2.4607327711</text:p>
          </table:table-cell>
          <table:table-cell table:formula="of:=[.P5]*5" office:value-type="float" office:value="3.0759159638943">
            <text:p>3.0759159639</text:p>
          </table:table-cell>
          <table:table-cell table:formula="of:=[.P5]*6" office:value-type="float" office:value="3.69109915667316">
            <text:p>3.6910991567</text:p>
          </table:table-cell>
          <table:table-cell table:formula="of:=[.P5]*7" office:value-type="float" office:value="4.30628234945202">
            <text:p>4.3062823495</text:p>
          </table:table-cell>
          <table:table-cell table:formula="of:=[.P5]*8" office:value-type="float" office:value="4.92146554223088">
            <text:p>4.9214655422</text:p>
          </table:table-cell>
          <table:table-cell/>
        </table:table-row>
        <table:table-row table:style-name="ro2">
          <table:table-cell office:value-type="string">
            <text:p>H.Earth</text:p>
          </table:table-cell>
          <table:table-cell office:value-type="float" office:value="100.522">
            <text:p>100.522</text:p>
          </table:table-cell>
          <table:table-cell office:value-type="float" office:value="22058.672">
            <text:p>22058.672</text:p>
          </table:table-cell>
          <table:table-cell/>
          <table:table-cell table:formula="of:=([.C6]-[.B6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6]/[.E6]" office:value-type="float" office:value="365.243884389168">
            <text:p>365.2438843892</text:p>
          </table:table-cell>
          <table:table-cell table:formula="of:=[.H6]*2" office:value-type="float" office:value="730.487768778335">
            <text:p>730.4877687783</text:p>
          </table:table-cell>
          <table:table-cell table:formula="of:=[.H6]*3" office:value-type="float" office:value="1095.7316531675">
            <text:p>1095.7316531675</text:p>
          </table:table-cell>
          <table:table-cell table:formula="of:=[.H6]*4" office:value-type="float" office:value="1460.97553755667">
            <text:p>1460.9755375567</text:p>
          </table:table-cell>
          <table:table-cell table:formula="of:=[.H6]*5" office:value-type="float" office:value="1826.21942194584">
            <text:p>1826.2194219458</text:p>
          </table:table-cell>
          <table:table-cell table:formula="of:=[.H6]*6" office:value-type="float" office:value="2191.46330633501">
            <text:p>2191.463306335</text:p>
          </table:table-cell>
          <table:table-cell table:formula="of:=[.H6]*7" office:value-type="float" office:value="2556.70719072417">
            <text:p>2556.7071907242</text:p>
          </table:table-cell>
          <table:table-cell table:formula="of:=[.H6]*8" office:value-type="float" office:value="2921.95107511334">
            <text:p>2921.9510751134</text:p>
          </table:table-cell>
          <table:table-cell table:formula="of:=[.H6]/365.2425" office:value-type="float" office:value="1.0000037903288">
            <text:p>1.0000037903</text:p>
          </table:table-cell>
          <table:table-cell table:formula="of:=[.P6]*2" office:value-type="float" office:value="2.0000075806576">
            <text:p>2.0000075807</text:p>
          </table:table-cell>
          <table:table-cell table:formula="of:=[.P6]*3" office:value-type="float" office:value="3.00001137098641">
            <text:p>3.000011371</text:p>
          </table:table-cell>
          <table:table-cell table:formula="of:=[.P6]*4" office:value-type="float" office:value="4.00001516131521">
            <text:p>4.0000151613</text:p>
          </table:table-cell>
          <table:table-cell table:formula="of:=[.P6]*5" office:value-type="float" office:value="5.00001895164401">
            <text:p>5.0000189516</text:p>
          </table:table-cell>
          <table:table-cell table:formula="of:=[.P6]*6" office:value-type="float" office:value="6.00002274197281">
            <text:p>6.000022742</text:p>
          </table:table-cell>
          <table:table-cell table:formula="of:=[.P6]*7" office:value-type="float" office:value="7.00002653230162">
            <text:p>7.0000265323</text:p>
          </table:table-cell>
          <table:table-cell table:formula="of:=[.P6]*8" office:value-type="float" office:value="8.00003032263042">
            <text:p>8.0000303226</text:p>
          </table:table-cell>
          <table:table-cell/>
        </table:table-row>
        <table:table-row table:style-name="ro2">
          <table:table-cell office:value-type="string">
            <text:p>H.Mars</text:p>
          </table:table-cell>
          <table:table-cell office:value-type="float" office:value="30.384">
            <text:p>30.384</text:p>
          </table:table-cell>
          <table:table-cell office:value-type="float" office:value="11693.766">
            <text:p>11693.766</text:p>
          </table:table-cell>
          <table:table-cell/>
          <table:table-cell table:formula="of:=([.C7]-[.B7])/360" office:value-type="float" office:value="32.3982833333333">
            <text:p>32.3982833333</text:p>
          </table:table-cell>
          <table:table-cell office:value-type="float" office:value="22278">
            <text:p>22278</text:p>
          </table:table-cell>
          <table:table-cell/>
          <table:table-cell table:formula="of:=[.F7]/[.E7]" office:value-type="float" office:value="687.629025611954">
            <text:p>687.629025612</text:p>
          </table:table-cell>
          <table:table-cell table:formula="of:=[.H7]*2" office:value-type="float" office:value="1375.25805122391">
            <text:p>1375.2580512239</text:p>
          </table:table-cell>
          <table:table-cell table:formula="of:=[.H7]*3" office:value-type="float" office:value="2062.88707683586">
            <text:p>2062.8870768359</text:p>
          </table:table-cell>
          <table:table-cell table:formula="of:=[.H7]*4" office:value-type="float" office:value="2750.51610244782">
            <text:p>2750.5161024478</text:p>
          </table:table-cell>
          <table:table-cell table:formula="of:=[.H7]*5" office:value-type="float" office:value="3438.14512805977">
            <text:p>3438.1451280598</text:p>
          </table:table-cell>
          <table:table-cell table:formula="of:=[.H7]*6" office:value-type="float" office:value="4125.77415367172">
            <text:p>4125.7741536717</text:p>
          </table:table-cell>
          <table:table-cell table:formula="of:=[.H7]*7" office:value-type="float" office:value="4813.40317928368">
            <text:p>4813.4031792837</text:p>
          </table:table-cell>
          <table:table-cell table:formula="of:=[.H7]*8" office:value-type="float" office:value="5501.03220489563">
            <text:p>5501.0322048956</text:p>
          </table:table-cell>
          <table:table-cell table:formula="of:=[.H7]/365.2425" office:value-type="float" office:value="1.88266432743165">
            <text:p>1.8826643274</text:p>
          </table:table-cell>
          <table:table-cell table:formula="of:=[.P7]*2" office:value-type="float" office:value="3.7653286548633">
            <text:p>3.7653286549</text:p>
          </table:table-cell>
          <table:table-cell table:formula="of:=[.P7]*3" office:value-type="float" office:value="5.64799298229495">
            <text:p>5.6479929823</text:p>
          </table:table-cell>
          <table:table-cell table:formula="of:=[.P7]*4" office:value-type="float" office:value="7.53065730972659">
            <text:p>7.5306573097</text:p>
          </table:table-cell>
          <table:table-cell table:formula="of:=[.P7]*5" office:value-type="float" office:value="9.41332163715824">
            <text:p>9.4133216372</text:p>
          </table:table-cell>
          <table:table-cell table:formula="of:=[.P7]*6" office:value-type="float" office:value="11.2959859645899">
            <text:p>11.2959859646</text:p>
          </table:table-cell>
          <table:table-cell table:formula="of:=[.P7]*7" office:value-type="float" office:value="13.1786502920215">
            <text:p>13.178650292</text:p>
          </table:table-cell>
          <table:table-cell table:formula="of:=[.P7]*8" office:value-type="float" office:value="15.0613146194532">
            <text:p>15.0613146195</text:p>
          </table:table-cell>
          <table:table-cell/>
        </table:table-row>
        <table:table-row table:style-name="ro2">
          <table:table-cell office:value-type="string">
            <text:p>H.Jupiter</text:p>
          </table:table-cell>
          <table:table-cell office:value-type="float" office:value="113.749">
            <text:p>113.749</text:p>
          </table:table-cell>
          <table:table-cell office:value-type="float" office:value="1963.047">
            <text:p>1963.047</text:p>
          </table:table-cell>
          <table:table-cell/>
          <table:table-cell table:formula="of:=([.C8]-[.B8])/360" office:value-type="float" office:value="5.13693888888889">
            <text:p>5.1369388889</text:p>
          </table:table-cell>
          <table:table-cell office:value-type="float" office:value="22278">
            <text:p>22278</text:p>
          </table:table-cell>
          <table:table-cell/>
          <table:table-cell table:formula="of:=[.F8]/[.E8]" office:value-type="float" office:value="4336.82402727954">
            <text:p>4336.8240272796</text:p>
          </table:table-cell>
          <table:table-cell table:formula="of:=[.H8]*2" office:value-type="float" office:value="8673.64805455908">
            <text:p>8673.6480545591</text:p>
          </table:table-cell>
          <table:table-cell table:formula="of:=[.H8]*3" office:value-type="float" office:value="13010.4720818386">
            <text:p>13010.4720818386</text:p>
          </table:table-cell>
          <table:table-cell table:formula="of:=[.H8]*4" office:value-type="float" office:value="17347.2961091182">
            <text:p>17347.2961091182</text:p>
          </table:table-cell>
          <table:table-cell table:formula="of:=[.H8]*5" office:value-type="float" office:value="21684.1201363977">
            <text:p>21684.1201363977</text:p>
          </table:table-cell>
          <table:table-cell table:formula="of:=[.H8]*6" office:value-type="float" office:value="26020.9441636772">
            <text:p>26020.9441636772</text:p>
          </table:table-cell>
          <table:table-cell table:formula="of:=[.H8]*7" office:value-type="float" office:value="30357.7681909568">
            <text:p>30357.7681909568</text:p>
          </table:table-cell>
          <table:table-cell table:formula="of:=[.H8]*8" office:value-type="float" office:value="34694.5922182363">
            <text:p>34694.5922182363</text:p>
          </table:table-cell>
          <table:table-cell table:formula="of:=[.H8]/365.2425" office:value-type="float" office:value="11.8738208923648">
            <text:p>11.8738208924</text:p>
          </table:table-cell>
          <table:table-cell table:formula="of:=[.P8]*2" office:value-type="float" office:value="23.7476417847295">
            <text:p>23.7476417847</text:p>
          </table:table-cell>
          <table:table-cell table:formula="of:=[.P8]*3" office:value-type="float" office:value="35.6214626770943">
            <text:p>35.6214626771</text:p>
          </table:table-cell>
          <table:table-cell table:formula="of:=[.P8]*4" office:value-type="float" office:value="47.4952835694591">
            <text:p>47.4952835695</text:p>
          </table:table-cell>
          <table:table-cell table:formula="of:=[.P8]*5" office:value-type="float" office:value="59.3691044618239">
            <text:p>59.3691044618</text:p>
          </table:table-cell>
          <table:table-cell table:formula="of:=[.P8]*6" office:value-type="float" office:value="71.2429253541886">
            <text:p>71.2429253542</text:p>
          </table:table-cell>
          <table:table-cell table:formula="of:=[.P8]*7" office:value-type="float" office:value="83.1167462465534">
            <text:p>83.1167462466</text:p>
          </table:table-cell>
          <table:table-cell table:formula="of:=[.P8]*8" office:value-type="float" office:value="94.9905671389182">
            <text:p>94.9905671389</text:p>
          </table:table-cell>
          <table:table-cell/>
        </table:table-row>
        <table:table-row table:style-name="ro2">
          <table:table-cell office:value-type="string">
            <text:p>H.Saturn</text:p>
          </table:table-cell>
          <table:table-cell office:value-type="float" office:value="223.896">
            <text:p>223.896</text:p>
          </table:table-cell>
          <table:table-cell office:value-type="float" office:value="968.393">
            <text:p>968.393</text:p>
          </table:table-cell>
          <table:table-cell/>
          <table:table-cell table:formula="of:=([.C9]-[.B9])/360" office:value-type="float" office:value="2.06804722222222">
            <text:p>2.0680472222</text:p>
          </table:table-cell>
          <table:table-cell office:value-type="float" office:value="22278">
            <text:p>22278</text:p>
          </table:table-cell>
          <table:table-cell/>
          <table:table-cell table:formula="of:=[.F9]/[.E9]" office:value-type="float" office:value="10772.4812860226">
            <text:p>10772.4812860226</text:p>
          </table:table-cell>
          <table:table-cell table:formula="of:=[.H9]*2" office:value-type="float" office:value="21544.9625720453">
            <text:p>21544.9625720453</text:p>
          </table:table-cell>
          <table:table-cell table:formula="of:=[.H9]*3" office:value-type="float" office:value="32317.4438580679">
            <text:p>32317.4438580679</text:p>
          </table:table-cell>
          <table:table-cell table:formula="of:=[.H9]*4" office:value-type="float" office:value="43089.9251440906">
            <text:p>43089.9251440906</text:p>
          </table:table-cell>
          <table:table-cell table:formula="of:=[.H9]*5" office:value-type="float" office:value="53862.4064301132">
            <text:p>53862.4064301132</text:p>
          </table:table-cell>
          <table:table-cell table:formula="of:=[.H9]*6" office:value-type="float" office:value="64634.8877161359">
            <text:p>64634.8877161359</text:p>
          </table:table-cell>
          <table:table-cell table:formula="of:=[.H9]*7" office:value-type="float" office:value="75407.3690021585">
            <text:p>75407.3690021585</text:p>
          </table:table-cell>
          <table:table-cell table:formula="of:=[.H9]*8" office:value-type="float" office:value="86179.8502881812">
            <text:p>86179.8502881812</text:p>
          </table:table-cell>
          <table:table-cell table:formula="of:=[.H9]/365.2425" office:value-type="float" office:value="29.494051995654">
            <text:p>29.4940519957</text:p>
          </table:table-cell>
          <table:table-cell table:formula="of:=[.P9]*2" office:value-type="float" office:value="58.9881039913079">
            <text:p>58.9881039913</text:p>
          </table:table-cell>
          <table:table-cell table:formula="of:=[.P9]*3" office:value-type="float" office:value="88.4821559869619">
            <text:p>88.482155987</text:p>
          </table:table-cell>
          <table:table-cell table:formula="of:=[.P9]*4" office:value-type="float" office:value="117.976207982616">
            <text:p>117.9762079826</text:p>
          </table:table-cell>
          <table:table-cell table:formula="of:=[.P9]*5" office:value-type="float" office:value="147.47025997827">
            <text:p>147.4702599783</text:p>
          </table:table-cell>
          <table:table-cell table:formula="of:=[.P9]*6" office:value-type="float" office:value="176.964311973924">
            <text:p>176.9643119739</text:p>
          </table:table-cell>
          <table:table-cell table:formula="of:=[.P9]*7" office:value-type="float" office:value="206.458363969578">
            <text:p>206.4583639696</text:p>
          </table:table-cell>
          <table:table-cell table:formula="of:=[.P9]*8" office:value-type="float" office:value="235.952415965232">
            <text:p>235.9524159652</text:p>
          </table:table-cell>
          <table:table-cell/>
        </table:table-row>
        <table:table-row table:style-name="ro2">
          <table:table-cell office:value-type="string">
            <text:p>H.Chiron</text:p>
          </table:table-cell>
          <table:table-cell office:value-type="float" office:value="299.015">
            <text:p>299.015</text:p>
          </table:table-cell>
          <table:table-cell office:value-type="float" office:value="710.319">
            <text:p>710.319</text:p>
          </table:table-cell>
          <table:table-cell/>
          <table:table-cell table:formula="of:=([.C10]-[.B10])/360" office:value-type="float" office:value="1.14251111111111">
            <text:p>1.1425111111</text:p>
          </table:table-cell>
          <table:table-cell office:value-type="float" office:value="22278">
            <text:p>22278</text:p>
          </table:table-cell>
          <table:table-cell/>
          <table:table-cell table:formula="of:=[.F10]/[.E10]" office:value-type="float" office:value="19499.1539104896">
            <text:p>19499.1539104896</text:p>
          </table:table-cell>
          <table:table-cell table:formula="of:=[.H10]*2" office:value-type="float" office:value="38998.3078209791">
            <text:p>38998.3078209791</text:p>
          </table:table-cell>
          <table:table-cell table:formula="of:=[.H10]*3" office:value-type="float" office:value="58497.4617314687">
            <text:p>58497.4617314687</text:p>
          </table:table-cell>
          <table:table-cell table:formula="of:=[.H10]*4" office:value-type="float" office:value="77996.6156419583">
            <text:p>77996.6156419583</text:p>
          </table:table-cell>
          <table:table-cell table:formula="of:=[.H10]*5" office:value-type="float" office:value="97495.7695524478">
            <text:p>97495.7695524478</text:p>
          </table:table-cell>
          <table:table-cell table:formula="of:=[.H10]*6" office:value-type="float" office:value="116994.923462937">
            <text:p>116994.923462937</text:p>
          </table:table-cell>
          <table:table-cell table:formula="of:=[.H10]*7" office:value-type="float" office:value="136494.077373427">
            <text:p>136494.077373427</text:p>
          </table:table-cell>
          <table:table-cell table:formula="of:=[.H10]*8" office:value-type="float" office:value="155993.231283917">
            <text:p>155993.231283917</text:p>
          </table:table-cell>
          <table:table-cell table:formula="of:=[.H10]/365.2425" office:value-type="float" office:value="53.3868701218768">
            <text:p>53.3868701219</text:p>
          </table:table-cell>
          <table:table-cell table:formula="of:=[.P10]*2" office:value-type="float" office:value="106.773740243754">
            <text:p>106.7737402438</text:p>
          </table:table-cell>
          <table:table-cell table:formula="of:=[.P10]*3" office:value-type="float" office:value="160.16061036563">
            <text:p>160.1606103656</text:p>
          </table:table-cell>
          <table:table-cell table:formula="of:=[.P10]*4" office:value-type="float" office:value="213.547480487507">
            <text:p>213.5474804875</text:p>
          </table:table-cell>
          <table:table-cell table:formula="of:=[.P10]*5" office:value-type="float" office:value="266.934350609384">
            <text:p>266.9343506094</text:p>
          </table:table-cell>
          <table:table-cell table:formula="of:=[.P10]*6" office:value-type="float" office:value="320.32122073126">
            <text:p>320.3212207313</text:p>
          </table:table-cell>
          <table:table-cell table:formula="of:=[.P10]*7" office:value-type="float" office:value="373.708090853137">
            <text:p>373.7080908531</text:p>
          </table:table-cell>
          <table:table-cell table:formula="of:=[.P10]*8" office:value-type="float" office:value="427.094960975014">
            <text:p>427.094960975</text:p>
          </table:table-cell>
          <table:table-cell/>
        </table:table-row>
        <table:table-row table:style-name="ro2">
          <table:table-cell office:value-type="string">
            <text:p>H.Uranus</text:p>
          </table:table-cell>
          <table:table-cell office:value-type="float" office:value="115.474">
            <text:p>115.474</text:p>
          </table:table-cell>
          <table:table-cell office:value-type="float" office:value="379.363">
            <text:p>379.363</text:p>
          </table:table-cell>
          <table:table-cell/>
          <table:table-cell table:formula="of:=([.C11]-[.B11])/360" office:value-type="float" office:value="0.733025">
            <text:p>0.733025</text:p>
          </table:table-cell>
          <table:table-cell office:value-type="float" office:value="22278">
            <text:p>22278</text:p>
          </table:table-cell>
          <table:table-cell/>
          <table:table-cell table:formula="of:=[.F11]/[.E11]" office:value-type="float" office:value="30391.8693086866">
            <text:p>30391.8693086866</text:p>
          </table:table-cell>
          <table:table-cell table:formula="of:=[.H11]*2" office:value-type="float" office:value="60783.7386173732">
            <text:p>60783.7386173732</text:p>
          </table:table-cell>
          <table:table-cell table:formula="of:=[.H11]*3" office:value-type="float" office:value="91175.6079260598">
            <text:p>91175.6079260598</text:p>
          </table:table-cell>
          <table:table-cell table:formula="of:=[.H11]*4" office:value-type="float" office:value="121567.477234746">
            <text:p>121567.477234746</text:p>
          </table:table-cell>
          <table:table-cell table:formula="of:=[.H11]*5" office:value-type="float" office:value="151959.346543433">
            <text:p>151959.346543433</text:p>
          </table:table-cell>
          <table:table-cell table:formula="of:=[.H11]*6" office:value-type="float" office:value="182351.21585212">
            <text:p>182351.21585212</text:p>
          </table:table-cell>
          <table:table-cell table:formula="of:=[.H11]*7" office:value-type="float" office:value="212743.085160806">
            <text:p>212743.085160806</text:p>
          </table:table-cell>
          <table:table-cell table:formula="of:=[.H11]*8" office:value-type="float" office:value="243134.954469493">
            <text:p>243134.954469493</text:p>
          </table:table-cell>
          <table:table-cell table:formula="of:=[.H11]/365.2425" office:value-type="float" office:value="83.210111935732">
            <text:p>83.2101119357</text:p>
          </table:table-cell>
          <table:table-cell table:formula="of:=[.P11]*2" office:value-type="float" office:value="166.420223871464">
            <text:p>166.4202238715</text:p>
          </table:table-cell>
          <table:table-cell table:formula="of:=[.P11]*3" office:value-type="float" office:value="249.630335807196">
            <text:p>249.6303358072</text:p>
          </table:table-cell>
          <table:table-cell table:formula="of:=[.P11]*4" office:value-type="float" office:value="332.840447742928">
            <text:p>332.8404477429</text:p>
          </table:table-cell>
          <table:table-cell table:formula="of:=[.P11]*5" office:value-type="float" office:value="416.05055967866">
            <text:p>416.0505596787</text:p>
          </table:table-cell>
          <table:table-cell table:formula="of:=[.P11]*6" office:value-type="float" office:value="499.260671614392">
            <text:p>499.2606716144</text:p>
          </table:table-cell>
          <table:table-cell table:formula="of:=[.P11]*7" office:value-type="float" office:value="582.470783550124">
            <text:p>582.4707835501</text:p>
          </table:table-cell>
          <table:table-cell table:formula="of:=[.P11]*8" office:value-type="float" office:value="665.680895485856">
            <text:p>665.6808954859</text:p>
          </table:table-cell>
          <table:table-cell/>
        </table:table-row>
        <table:table-row table:style-name="ro2">
          <table:table-cell office:value-type="string">
            <text:p>H.Neptune</text:p>
          </table:table-cell>
          <table:table-cell office:value-type="float" office:value="206.245">
            <text:p>206.245</text:p>
          </table:table-cell>
          <table:table-cell office:value-type="float" office:value="339.13">
            <text:p>339.13</text:p>
          </table:table-cell>
          <table:table-cell/>
          <table:table-cell table:formula="of:=([.C12]-[.B12])/360" office:value-type="float" office:value="0.369125">
            <text:p>0.369125</text:p>
          </table:table-cell>
          <table:table-cell office:value-type="float" office:value="22278">
            <text:p>22278</text:p>
          </table:table-cell>
          <table:table-cell/>
          <table:table-cell table:formula="of:=[.F12]/[.E12]" office:value-type="float" office:value="60353.538774128">
            <text:p>60353.538774128</text:p>
          </table:table-cell>
          <table:table-cell table:formula="of:=[.H12]*2" office:value-type="float" office:value="120707.077548256">
            <text:p>120707.077548256</text:p>
          </table:table-cell>
          <table:table-cell table:formula="of:=[.H12]*3" office:value-type="float" office:value="181060.616322384">
            <text:p>181060.616322384</text:p>
          </table:table-cell>
          <table:table-cell table:formula="of:=[.H12]*4" office:value-type="float" office:value="241414.155096512">
            <text:p>241414.155096512</text:p>
          </table:table-cell>
          <table:table-cell table:formula="of:=[.H12]*5" office:value-type="float" office:value="301767.69387064">
            <text:p>301767.69387064</text:p>
          </table:table-cell>
          <table:table-cell table:formula="of:=[.H12]*6" office:value-type="float" office:value="362121.232644768">
            <text:p>362121.232644768</text:p>
          </table:table-cell>
          <table:table-cell table:formula="of:=[.H12]*7" office:value-type="float" office:value="422474.771418896">
            <text:p>422474.771418896</text:p>
          </table:table-cell>
          <table:table-cell table:formula="of:=[.H12]*8" office:value-type="float" office:value="482828.310193024">
            <text:p>482828.310193024</text:p>
          </table:table-cell>
          <table:table-cell table:formula="of:=[.H12]/365.2425" office:value-type="float" office:value="165.242376706238">
            <text:p>165.2423767062</text:p>
          </table:table-cell>
          <table:table-cell table:formula="of:=[.P12]*2" office:value-type="float" office:value="330.484753412475">
            <text:p>330.4847534125</text:p>
          </table:table-cell>
          <table:table-cell table:formula="of:=[.P12]*3" office:value-type="float" office:value="495.727130118713">
            <text:p>495.7271301187</text:p>
          </table:table-cell>
          <table:table-cell table:formula="of:=[.P12]*4" office:value-type="float" office:value="660.969506824951">
            <text:p>660.969506825</text:p>
          </table:table-cell>
          <table:table-cell table:formula="of:=[.P12]*5" office:value-type="float" office:value="826.211883531188">
            <text:p>826.2118835312</text:p>
          </table:table-cell>
          <table:table-cell table:formula="of:=[.P12]*6" office:value-type="float" office:value="991.454260237426">
            <text:p>991.4542602374</text:p>
          </table:table-cell>
          <table:table-cell table:formula="of:=[.P12]*7" office:value-type="float" office:value="1156.69663694366">
            <text:p>1156.6966369437</text:p>
          </table:table-cell>
          <table:table-cell table:formula="of:=[.P12]*8" office:value-type="float" office:value="1321.9390136499">
            <text:p>1321.9390136499</text:p>
          </table:table-cell>
          <table:table-cell/>
        </table:table-row>
        <table:table-row table:style-name="ro2">
          <table:table-cell office:value-type="string">
            <text:p>H.Pluto</text:p>
          </table:table-cell>
          <table:table-cell office:value-type="float" office:value="145.351">
            <text:p>145.351</text:p>
          </table:table-cell>
          <table:table-cell office:value-type="float" office:value="285.199">
            <text:p>285.199</text:p>
          </table:table-cell>
          <table:table-cell/>
          <table:table-cell table:formula="of:=([.C13]-[.B13])/360" office:value-type="float" office:value="0.388466666666667">
            <text:p>0.3884666667</text:p>
          </table:table-cell>
          <table:table-cell office:value-type="float" office:value="22278">
            <text:p>22278</text:p>
          </table:table-cell>
          <table:table-cell/>
          <table:table-cell table:formula="of:=[.F13]/[.E13]" office:value-type="float" office:value="57348.5498541273">
            <text:p>57348.5498541273</text:p>
          </table:table-cell>
          <table:table-cell table:formula="of:=[.H13]*2" office:value-type="float" office:value="114697.099708255">
            <text:p>114697.099708255</text:p>
          </table:table-cell>
          <table:table-cell table:formula="of:=[.H13]*3" office:value-type="float" office:value="172045.649562382">
            <text:p>172045.649562382</text:p>
          </table:table-cell>
          <table:table-cell table:formula="of:=[.H13]*4" office:value-type="float" office:value="229394.199416509">
            <text:p>229394.199416509</text:p>
          </table:table-cell>
          <table:table-cell table:formula="of:=[.H13]*5" office:value-type="float" office:value="286742.749270637">
            <text:p>286742.749270637</text:p>
          </table:table-cell>
          <table:table-cell table:formula="of:=[.H13]*6" office:value-type="float" office:value="344091.299124764">
            <text:p>344091.299124764</text:p>
          </table:table-cell>
          <table:table-cell table:formula="of:=[.H13]*7" office:value-type="float" office:value="401439.848978891">
            <text:p>401439.848978891</text:p>
          </table:table-cell>
          <table:table-cell table:formula="of:=[.H13]*8" office:value-type="float" office:value="458788.398833019">
            <text:p>458788.398833019</text:p>
          </table:table-cell>
          <table:table-cell table:formula="of:=[.H13]/365.2425" office:value-type="float" office:value="157.014996486245">
            <text:p>157.0149964862</text:p>
          </table:table-cell>
          <table:table-cell table:formula="of:=[.P13]*2" office:value-type="float" office:value="314.02999297249">
            <text:p>314.0299929725</text:p>
          </table:table-cell>
          <table:table-cell table:formula="of:=[.P13]*3" office:value-type="float" office:value="471.044989458735">
            <text:p>471.0449894587</text:p>
          </table:table-cell>
          <table:table-cell table:formula="of:=[.P13]*4" office:value-type="float" office:value="628.05998594498">
            <text:p>628.059985945</text:p>
          </table:table-cell>
          <table:table-cell table:formula="of:=[.P13]*5" office:value-type="float" office:value="785.074982431225">
            <text:p>785.0749824312</text:p>
          </table:table-cell>
          <table:table-cell table:formula="of:=[.P13]*6" office:value-type="float" office:value="942.08997891747">
            <text:p>942.0899789175</text:p>
          </table:table-cell>
          <table:table-cell table:formula="of:=[.P13]*7" office:value-type="float" office:value="1099.10497540372">
            <text:p>1099.1049754037</text:p>
          </table:table-cell>
          <table:table-cell table:formula="of:=[.P13]*8" office:value-type="float" office:value="1256.11997188996">
            <text:p>1256.11997189</text:p>
          </table:table-cell>
          <table:table-cell/>
        </table:table-row>
        <table:table-row table:style-name="ro2">
          <table:table-cell office:value-type="string">
            <text:p>H.Isis</text:p>
          </table:table-cell>
          <table:table-cell office:value-type="float" office:value="127.856">
            <text:p>127.856</text:p>
          </table:table-cell>
          <table:table-cell office:value-type="float" office:value="150.967">
            <text:p>150.967</text:p>
          </table:table-cell>
          <table:table-cell/>
          <table:table-cell table:formula="of:=([.C14]-[.B14])/360" office:value-type="float" office:value="0.0641972222222223">
            <text:p>0.0641972222</text:p>
          </table:table-cell>
          <table:table-cell office:value-type="float" office:value="22278">
            <text:p>22278</text:p>
          </table:table-cell>
          <table:table-cell/>
          <table:table-cell table:formula="of:=[.F14]/[.E14]" office:value-type="float" office:value="347024.360694042">
            <text:p>347024.360694042</text:p>
          </table:table-cell>
          <table:table-cell table:formula="of:=[.H14]*2" office:value-type="float" office:value="694048.721388083">
            <text:p>694048.721388083</text:p>
          </table:table-cell>
          <table:table-cell table:formula="of:=[.H14]*3" office:value-type="float" office:value="1041073.08208212">
            <text:p>1041073.08208212</text:p>
          </table:table-cell>
          <table:table-cell table:formula="of:=[.H14]*4" office:value-type="float" office:value="1388097.44277617">
            <text:p>1388097.44277617</text:p>
          </table:table-cell>
          <table:table-cell table:formula="of:=[.H14]*5" office:value-type="float" office:value="1735121.80347021">
            <text:p>1735121.80347021</text:p>
          </table:table-cell>
          <table:table-cell table:formula="of:=[.H14]*6" office:value-type="float" office:value="2082146.16416425">
            <text:p>2082146.16416425</text:p>
          </table:table-cell>
          <table:table-cell table:formula="of:=[.H14]*7" office:value-type="float" office:value="2429170.52485829">
            <text:p>2429170.52485829</text:p>
          </table:table-cell>
          <table:table-cell table:formula="of:=[.H14]*8" office:value-type="float" office:value="2776194.88555233">
            <text:p>2776194.88555233</text:p>
          </table:table-cell>
          <table:table-cell table:formula="of:=[.H14]/365.2425" office:value-type="float" office:value="950.120428739924">
            <text:p>950.1204287399</text:p>
          </table:table-cell>
          <table:table-cell table:formula="of:=[.P14]*2" office:value-type="float" office:value="1900.24085747985">
            <text:p>1900.2408574799</text:p>
          </table:table-cell>
          <table:table-cell table:formula="of:=[.P14]*3" office:value-type="float" office:value="2850.36128621977">
            <text:p>2850.3612862198</text:p>
          </table:table-cell>
          <table:table-cell table:formula="of:=[.P14]*4" office:value-type="float" office:value="3800.48171495969">
            <text:p>3800.4817149597</text:p>
          </table:table-cell>
          <table:table-cell table:formula="of:=[.P14]*5" office:value-type="float" office:value="4750.60214369962">
            <text:p>4750.6021436996</text:p>
          </table:table-cell>
          <table:table-cell table:formula="of:=[.P14]*6" office:value-type="float" office:value="5700.72257243954">
            <text:p>5700.7225724395</text:p>
          </table:table-cell>
          <table:table-cell table:formula="of:=[.P14]*7" office:value-type="float" office:value="6650.84300117947">
            <text:p>6650.8430011795</text:p>
          </table:table-cell>
          <table:table-cell table:formula="of:=[.P14]*8" office:value-type="float" office:value="7600.96342991939">
            <text:p>7600.9634299194</text:p>
          </table:table-cell>
          <table:table-cell/>
        </table:table-row>
        <table:table-row table:style-name="ro2">
          <table:table-cell office:value-type="string">
            <text:p>H.Mercury/H.Venus</text:p>
          </table:table-cell>
          <table:table-cell office:value-type="float" office:value="525.306">
            <text:p>525.306</text:p>
          </table:table-cell>
          <table:table-cell office:value-type="float" office:value="56000.645">
            <text:p>56000.645</text:p>
          </table:table-cell>
          <table:table-cell/>
          <table:table-cell table:formula="of:=([.C15]-[.B15])/360" office:value-type="float" office:value="154.098163888889">
            <text:p>154.0981638889</text:p>
          </table:table-cell>
          <table:table-cell office:value-type="float" office:value="22278">
            <text:p>22278</text:p>
          </table:table-cell>
          <table:table-cell/>
          <table:table-cell table:formula="of:=[.F15]/[.E15]" office:value-type="float" office:value="144.570184600404">
            <text:p>144.5701846004</text:p>
          </table:table-cell>
          <table:table-cell table:formula="of:=[.H15]*2" office:value-type="float" office:value="289.140369200808">
            <text:p>289.1403692008</text:p>
          </table:table-cell>
          <table:table-cell table:formula="of:=[.H15]*3" office:value-type="float" office:value="433.710553801213">
            <text:p>433.7105538012</text:p>
          </table:table-cell>
          <table:table-cell table:formula="of:=[.H15]*4" office:value-type="float" office:value="578.280738401617">
            <text:p>578.2807384016</text:p>
          </table:table-cell>
          <table:table-cell table:formula="of:=[.H15]*5" office:value-type="float" office:value="722.850923002021">
            <text:p>722.850923002</text:p>
          </table:table-cell>
          <table:table-cell table:formula="of:=[.H15]*6" office:value-type="float" office:value="867.421107602425">
            <text:p>867.4211076024</text:p>
          </table:table-cell>
          <table:table-cell table:formula="of:=[.H15]*7" office:value-type="float" office:value="1011.99129220283">
            <text:p>1011.9912922028</text:p>
          </table:table-cell>
          <table:table-cell table:formula="of:=[.H15]*8" office:value-type="float" office:value="1156.56147680323">
            <text:p>1156.5614768032</text:p>
          </table:table-cell>
          <table:table-cell table:formula="of:=[.H15]/365.2425" office:value-type="float" office:value="0.395819721419069">
            <text:p>0.3958197214</text:p>
          </table:table-cell>
          <table:table-cell table:formula="of:=[.P15]*2" office:value-type="float" office:value="0.791639442838137">
            <text:p>0.7916394428</text:p>
          </table:table-cell>
          <table:table-cell table:formula="of:=[.P15]*3" office:value-type="float" office:value="1.18745916425721">
            <text:p>1.1874591643</text:p>
          </table:table-cell>
          <table:table-cell table:formula="of:=[.P15]*4" office:value-type="float" office:value="1.58327888567627">
            <text:p>1.5832788857</text:p>
          </table:table-cell>
          <table:table-cell table:formula="of:=[.P15]*5" office:value-type="float" office:value="1.97909860709534">
            <text:p>1.9790986071</text:p>
          </table:table-cell>
          <table:table-cell table:formula="of:=[.P15]*6" office:value-type="float" office:value="2.37491832851441">
            <text:p>2.3749183285</text:p>
          </table:table-cell>
          <table:table-cell table:formula="of:=[.P15]*7" office:value-type="float" office:value="2.77073804993348">
            <text:p>2.7707380499</text:p>
          </table:table-cell>
          <table:table-cell table:formula="of:=[.P15]*8" office:value-type="float" office:value="3.16655777135255">
            <text:p>3.1665577714</text:p>
          </table:table-cell>
          <table:table-cell/>
        </table:table-row>
        <table:table-row table:style-name="ro2">
          <table:table-cell office:value-type="string">
            <text:p>H.Mercury/H.Earth</text:p>
          </table:table-cell>
          <table:table-cell office:value-type="float" office:value="553.78">
            <text:p>553.78</text:p>
          </table:table-cell>
          <table:table-cell office:value-type="float" office:value="69764.781">
            <text:p>69764.781</text:p>
          </table:table-cell>
          <table:table-cell/>
          <table:table-cell table:formula="of:=([.C16]-[.B16])/360" office:value-type="float" office:value="192.252780555556">
            <text:p>192.2527805556</text:p>
          </table:table-cell>
          <table:table-cell office:value-type="float" office:value="22278">
            <text:p>22278</text:p>
          </table:table-cell>
          <table:table-cell/>
          <table:table-cell table:formula="of:=[.F16]/[.E16]" office:value-type="float" office:value="115.878688129363">
            <text:p>115.8786881294</text:p>
          </table:table-cell>
          <table:table-cell table:formula="of:=[.H16]*2" office:value-type="float" office:value="231.757376258725">
            <text:p>231.7573762587</text:p>
          </table:table-cell>
          <table:table-cell table:formula="of:=[.H16]*3" office:value-type="float" office:value="347.636064388088">
            <text:p>347.6360643881</text:p>
          </table:table-cell>
          <table:table-cell table:formula="of:=[.H16]*4" office:value-type="float" office:value="463.51475251745">
            <text:p>463.5147525175</text:p>
          </table:table-cell>
          <table:table-cell table:formula="of:=[.H16]*5" office:value-type="float" office:value="579.393440646813">
            <text:p>579.3934406468</text:p>
          </table:table-cell>
          <table:table-cell table:formula="of:=[.H16]*6" office:value-type="float" office:value="695.272128776175">
            <text:p>695.2721287762</text:p>
          </table:table-cell>
          <table:table-cell table:formula="of:=[.H16]*7" office:value-type="float" office:value="811.150816905538">
            <text:p>811.1508169055</text:p>
          </table:table-cell>
          <table:table-cell table:formula="of:=[.H16]*8" office:value-type="float" office:value="927.0295050349">
            <text:p>927.0295050349</text:p>
          </table:table-cell>
          <table:table-cell table:formula="of:=[.H16]/365.2425" office:value-type="float" office:value="0.317265072190018">
            <text:p>0.3172650722</text:p>
          </table:table-cell>
          <table:table-cell table:formula="of:=[.P16]*2" office:value-type="float" office:value="0.634530144380035">
            <text:p>0.6345301444</text:p>
          </table:table-cell>
          <table:table-cell table:formula="of:=[.P16]*3" office:value-type="float" office:value="0.951795216570053">
            <text:p>0.9517952166</text:p>
          </table:table-cell>
          <table:table-cell table:formula="of:=[.P16]*4" office:value-type="float" office:value="1.26906028876007">
            <text:p>1.2690602888</text:p>
          </table:table-cell>
          <table:table-cell table:formula="of:=[.P16]*5" office:value-type="float" office:value="1.58632536095009">
            <text:p>1.586325361</text:p>
          </table:table-cell>
          <table:table-cell table:formula="of:=[.P16]*6" office:value-type="float" office:value="1.90359043314011">
            <text:p>1.9035904331</text:p>
          </table:table-cell>
          <table:table-cell table:formula="of:=[.P16]*7" office:value-type="float" office:value="2.22085550533012">
            <text:p>2.2208555053</text:p>
          </table:table-cell>
          <table:table-cell table:formula="of:=[.P16]*8" office:value-type="float" office:value="2.53812057752014">
            <text:p>2.5381205775</text:p>
          </table:table-cell>
          <table:table-cell/>
        </table:table-row>
        <table:table-row table:style-name="ro2">
          <table:table-cell office:value-type="string">
            <text:p>H.Mercury/H.Mars</text:p>
          </table:table-cell>
          <table:table-cell office:value-type="float" office:value="623.918">
            <text:p>623.918</text:p>
          </table:table-cell>
          <table:table-cell office:value-type="float" office:value="80129.687">
            <text:p>80129.687</text:p>
          </table:table-cell>
          <table:table-cell/>
          <table:table-cell table:formula="of:=([.C17]-[.B17])/360" office:value-type="float" office:value="220.849358333333">
            <text:p>220.8493583333</text:p>
          </table:table-cell>
          <table:table-cell office:value-type="float" office:value="22278">
            <text:p>22278</text:p>
          </table:table-cell>
          <table:table-cell/>
          <table:table-cell table:formula="of:=[.F17]/[.E17]" office:value-type="float" office:value="100.874189393728">
            <text:p>100.8741893937</text:p>
          </table:table-cell>
          <table:table-cell table:formula="of:=[.H17]*2" office:value-type="float" office:value="201.748378787456">
            <text:p>201.7483787875</text:p>
          </table:table-cell>
          <table:table-cell table:formula="of:=[.H17]*3" office:value-type="float" office:value="302.622568181184">
            <text:p>302.6225681812</text:p>
          </table:table-cell>
          <table:table-cell table:formula="of:=[.H17]*4" office:value-type="float" office:value="403.496757574913">
            <text:p>403.4967575749</text:p>
          </table:table-cell>
          <table:table-cell table:formula="of:=[.H17]*5" office:value-type="float" office:value="504.370946968641">
            <text:p>504.3709469686</text:p>
          </table:table-cell>
          <table:table-cell table:formula="of:=[.H17]*6" office:value-type="float" office:value="605.245136362369">
            <text:p>605.2451363624</text:p>
          </table:table-cell>
          <table:table-cell table:formula="of:=[.H17]*7" office:value-type="float" office:value="706.119325756097">
            <text:p>706.1193257561</text:p>
          </table:table-cell>
          <table:table-cell table:formula="of:=[.H17]*8" office:value-type="float" office:value="806.993515149825">
            <text:p>806.9935151498</text:p>
          </table:table-cell>
          <table:table-cell table:formula="of:=[.H17]/365.2425" office:value-type="float" office:value="0.276184149965374">
            <text:p>0.27618415</text:p>
          </table:table-cell>
          <table:table-cell table:formula="of:=[.P17]*2" office:value-type="float" office:value="0.552368299930748">
            <text:p>0.5523682999</text:p>
          </table:table-cell>
          <table:table-cell table:formula="of:=[.P17]*3" office:value-type="float" office:value="0.828552449896122">
            <text:p>0.8285524499</text:p>
          </table:table-cell>
          <table:table-cell table:formula="of:=[.P17]*4" office:value-type="float" office:value="1.1047365998615">
            <text:p>1.1047365999</text:p>
          </table:table-cell>
          <table:table-cell table:formula="of:=[.P17]*5" office:value-type="float" office:value="1.38092074982687">
            <text:p>1.3809207498</text:p>
          </table:table-cell>
          <table:table-cell table:formula="of:=[.P17]*6" office:value-type="float" office:value="1.65710489979224">
            <text:p>1.6571048998</text:p>
          </table:table-cell>
          <table:table-cell table:formula="of:=[.P17]*7" office:value-type="float" office:value="1.93328904975762">
            <text:p>1.9332890498</text:p>
          </table:table-cell>
          <table:table-cell table:formula="of:=[.P17]*8" office:value-type="float" office:value="2.20947319972299">
            <text:p>2.2094731997</text:p>
          </table:table-cell>
          <table:table-cell/>
        </table:table-row>
        <table:table-row table:style-name="ro2">
          <table:table-cell office:value-type="string">
            <text:p>H.Mercury/H.Jupiter</text:p>
          </table:table-cell>
          <table:table-cell office:value-type="float" office:value="540.553">
            <text:p>540.553</text:p>
          </table:table-cell>
          <table:table-cell office:value-type="float" office:value="89860.406">
            <text:p>89860.406</text:p>
          </table:table-cell>
          <table:table-cell/>
          <table:table-cell table:formula="of:=([.C18]-[.B18])/360" office:value-type="float" office:value="248.110702777778">
            <text:p>248.1107027778</text:p>
          </table:table-cell>
          <table:table-cell office:value-type="float" office:value="22278">
            <text:p>22278</text:p>
          </table:table-cell>
          <table:table-cell/>
          <table:table-cell table:formula="of:=[.F18]/[.E18]" office:value-type="float" office:value="89.7905642545113">
            <text:p>89.7905642545</text:p>
          </table:table-cell>
          <table:table-cell table:formula="of:=[.H18]*2" office:value-type="float" office:value="179.581128509023">
            <text:p>179.581128509</text:p>
          </table:table-cell>
          <table:table-cell table:formula="of:=[.H18]*3" office:value-type="float" office:value="269.371692763534">
            <text:p>269.3716927635</text:p>
          </table:table-cell>
          <table:table-cell table:formula="of:=[.H18]*4" office:value-type="float" office:value="359.162257018045">
            <text:p>359.162257018</text:p>
          </table:table-cell>
          <table:table-cell table:formula="of:=[.H18]*5" office:value-type="float" office:value="448.952821272556">
            <text:p>448.9528212726</text:p>
          </table:table-cell>
          <table:table-cell table:formula="of:=[.H18]*6" office:value-type="float" office:value="538.743385527068">
            <text:p>538.7433855271</text:p>
          </table:table-cell>
          <table:table-cell table:formula="of:=[.H18]*7" office:value-type="float" office:value="628.533949781579">
            <text:p>628.5339497816</text:p>
          </table:table-cell>
          <table:table-cell table:formula="of:=[.H18]*8" office:value-type="float" office:value="718.32451403609">
            <text:p>718.3245140361</text:p>
          </table:table-cell>
          <table:table-cell table:formula="of:=[.H18]/365.2425" office:value-type="float" office:value="0.245838215033878">
            <text:p>0.245838215</text:p>
          </table:table-cell>
          <table:table-cell table:formula="of:=[.P18]*2" office:value-type="float" office:value="0.491676430067756">
            <text:p>0.4916764301</text:p>
          </table:table-cell>
          <table:table-cell table:formula="of:=[.P18]*3" office:value-type="float" office:value="0.737514645101635">
            <text:p>0.7375146451</text:p>
          </table:table-cell>
          <table:table-cell table:formula="of:=[.P18]*4" office:value-type="float" office:value="0.983352860135513">
            <text:p>0.9833528601</text:p>
          </table:table-cell>
          <table:table-cell table:formula="of:=[.P18]*5" office:value-type="float" office:value="1.22919107516939">
            <text:p>1.2291910752</text:p>
          </table:table-cell>
          <table:table-cell table:formula="of:=[.P18]*6" office:value-type="float" office:value="1.47502929020327">
            <text:p>1.4750292902</text:p>
          </table:table-cell>
          <table:table-cell table:formula="of:=[.P18]*7" office:value-type="float" office:value="1.72086750523715">
            <text:p>1.7208675052</text:p>
          </table:table-cell>
          <table:table-cell table:formula="of:=[.P18]*8" office:value-type="float" office:value="1.96670572027103">
            <text:p>1.9667057203</text:p>
          </table:table-cell>
          <table:table-cell/>
        </table:table-row>
        <table:table-row table:style-name="ro2">
          <table:table-cell office:value-type="string">
            <text:p>H.Mercury/H.Chiron</text:p>
          </table:table-cell>
          <table:table-cell office:value-type="float" office:value="355.287">
            <text:p>355.287</text:p>
          </table:table-cell>
          <table:table-cell office:value-type="float" office:value="91113.134">
            <text:p>91113.134</text:p>
          </table:table-cell>
          <table:table-cell/>
          <table:table-cell table:formula="of:=([.C19]-[.B19])/360" office:value-type="float" office:value="252.105130555556">
            <text:p>252.1051305556</text:p>
          </table:table-cell>
          <table:table-cell office:value-type="float" office:value="22278">
            <text:p>22278</text:p>
          </table:table-cell>
          <table:table-cell/>
          <table:table-cell table:formula="of:=[.F19]/[.E19]" office:value-type="float" office:value="88.3678961665981">
            <text:p>88.3678961666</text:p>
          </table:table-cell>
          <table:table-cell table:formula="of:=[.H19]*2" office:value-type="float" office:value="176.735792333196">
            <text:p>176.7357923332</text:p>
          </table:table-cell>
          <table:table-cell table:formula="of:=[.H19]*3" office:value-type="float" office:value="265.103688499794">
            <text:p>265.1036884998</text:p>
          </table:table-cell>
          <table:table-cell table:formula="of:=[.H19]*4" office:value-type="float" office:value="353.471584666392">
            <text:p>353.4715846664</text:p>
          </table:table-cell>
          <table:table-cell table:formula="of:=[.H19]*5" office:value-type="float" office:value="441.839480832991">
            <text:p>441.839480833</text:p>
          </table:table-cell>
          <table:table-cell table:formula="of:=[.H19]*6" office:value-type="float" office:value="530.207376999589">
            <text:p>530.2073769996</text:p>
          </table:table-cell>
          <table:table-cell table:formula="of:=[.H19]*7" office:value-type="float" office:value="618.575273166187">
            <text:p>618.5752731662</text:p>
          </table:table-cell>
          <table:table-cell table:formula="of:=[.H19]*8" office:value-type="float" office:value="706.943169332785">
            <text:p>706.9431693328</text:p>
          </table:table-cell>
          <table:table-cell table:formula="of:=[.H19]/365.2425" office:value-type="float" office:value="0.241943082107362">
            <text:p>0.2419430821</text:p>
          </table:table-cell>
          <table:table-cell table:formula="of:=[.P19]*2" office:value-type="float" office:value="0.483886164214724">
            <text:p>0.4838861642</text:p>
          </table:table-cell>
          <table:table-cell table:formula="of:=[.P19]*3" office:value-type="float" office:value="0.725829246322086">
            <text:p>0.7258292463</text:p>
          </table:table-cell>
          <table:table-cell table:formula="of:=[.P19]*4" office:value-type="float" office:value="0.967772328429448">
            <text:p>0.9677723284</text:p>
          </table:table-cell>
          <table:table-cell table:formula="of:=[.P19]*5" office:value-type="float" office:value="1.20971541053681">
            <text:p>1.2097154105</text:p>
          </table:table-cell>
          <table:table-cell table:formula="of:=[.P19]*6" office:value-type="float" office:value="1.45165849264417">
            <text:p>1.4516584926</text:p>
          </table:table-cell>
          <table:table-cell table:formula="of:=[.P19]*7" office:value-type="float" office:value="1.69360157475153">
            <text:p>1.6936015748</text:p>
          </table:table-cell>
          <table:table-cell table:formula="of:=[.P19]*8" office:value-type="float" office:value="1.9355446568589">
            <text:p>1.9355446569</text:p>
          </table:table-cell>
          <table:table-cell/>
        </table:table-row>
        <table:table-row table:style-name="ro2">
          <table:table-cell office:value-type="string">
            <text:p>H.Mercury/H.Saturn</text:p>
          </table:table-cell>
          <table:table-cell office:value-type="float" office:value="430.406">
            <text:p>430.406</text:p>
          </table:table-cell>
          <table:table-cell office:value-type="float" office:value="90855.06">
            <text:p>90855.06</text:p>
          </table:table-cell>
          <table:table-cell/>
          <table:table-cell table:formula="of:=([.C20]-[.B20])/360" office:value-type="float" office:value="251.179594444444">
            <text:p>251.1795944444</text:p>
          </table:table-cell>
          <table:table-cell office:value-type="float" office:value="22278">
            <text:p>22278</text:p>
          </table:table-cell>
          <table:table-cell/>
          <table:table-cell table:formula="of:=[.F20]/[.E20]" office:value-type="float" office:value="88.6935105109719">
            <text:p>88.693510511</text:p>
          </table:table-cell>
          <table:table-cell table:formula="of:=[.H20]*2" office:value-type="float" office:value="177.387021021944">
            <text:p>177.3870210219</text:p>
          </table:table-cell>
          <table:table-cell table:formula="of:=[.H20]*3" office:value-type="float" office:value="266.080531532916">
            <text:p>266.0805315329</text:p>
          </table:table-cell>
          <table:table-cell table:formula="of:=[.H20]*4" office:value-type="float" office:value="354.774042043888">
            <text:p>354.7740420439</text:p>
          </table:table-cell>
          <table:table-cell table:formula="of:=[.H20]*5" office:value-type="float" office:value="443.46755255486">
            <text:p>443.4675525549</text:p>
          </table:table-cell>
          <table:table-cell table:formula="of:=[.H20]*6" office:value-type="float" office:value="532.161063065832">
            <text:p>532.1610630658</text:p>
          </table:table-cell>
          <table:table-cell table:formula="of:=[.H20]*7" office:value-type="float" office:value="620.854573576804">
            <text:p>620.8545735768</text:p>
          </table:table-cell>
          <table:table-cell table:formula="of:=[.H20]*8" office:value-type="float" office:value="709.548084087775">
            <text:p>709.5480840878</text:p>
          </table:table-cell>
          <table:table-cell table:formula="of:=[.H20]/365.2425" office:value-type="float" office:value="0.242834583902399">
            <text:p>0.2428345839</text:p>
          </table:table-cell>
          <table:table-cell table:formula="of:=[.P20]*2" office:value-type="float" office:value="0.485669167804798">
            <text:p>0.4856691678</text:p>
          </table:table-cell>
          <table:table-cell table:formula="of:=[.P20]*3" office:value-type="float" office:value="0.728503751707197">
            <text:p>0.7285037517</text:p>
          </table:table-cell>
          <table:table-cell table:formula="of:=[.P20]*4" office:value-type="float" office:value="0.971338335609596">
            <text:p>0.9713383356</text:p>
          </table:table-cell>
          <table:table-cell table:formula="of:=[.P20]*5" office:value-type="float" office:value="1.21417291951199">
            <text:p>1.2141729195</text:p>
          </table:table-cell>
          <table:table-cell table:formula="of:=[.P20]*6" office:value-type="float" office:value="1.45700750341439">
            <text:p>1.4570075034</text:p>
          </table:table-cell>
          <table:table-cell table:formula="of:=[.P20]*7" office:value-type="float" office:value="1.69984208731679">
            <text:p>1.6998420873</text:p>
          </table:table-cell>
          <table:table-cell table:formula="of:=[.P20]*8" office:value-type="float" office:value="1.94267667121919">
            <text:p>1.9426766712</text:p>
          </table:table-cell>
          <table:table-cell/>
        </table:table-row>
        <table:table-row table:style-name="ro2">
          <table:table-cell office:value-type="string">
            <text:p>H.Mercury/H.Uranus</text:p>
          </table:table-cell>
          <table:table-cell office:value-type="float" office:value="538.828">
            <text:p>538.828</text:p>
          </table:table-cell>
          <table:table-cell office:value-type="float" office:value="91444.09">
            <text:p>91444.09</text:p>
          </table:table-cell>
          <table:table-cell/>
          <table:table-cell table:formula="of:=([.C21]-[.B21])/360" office:value-type="float" office:value="252.514616666667">
            <text:p>252.5146166667</text:p>
          </table:table-cell>
          <table:table-cell office:value-type="float" office:value="22278">
            <text:p>22278</text:p>
          </table:table-cell>
          <table:table-cell/>
          <table:table-cell table:formula="of:=[.F21]/[.E21]" office:value-type="float" office:value="88.2245958435277">
            <text:p>88.2245958435</text:p>
          </table:table-cell>
          <table:table-cell table:formula="of:=[.H21]*2" office:value-type="float" office:value="176.449191687055">
            <text:p>176.4491916871</text:p>
          </table:table-cell>
          <table:table-cell table:formula="of:=[.H21]*3" office:value-type="float" office:value="264.673787530583">
            <text:p>264.6737875306</text:p>
          </table:table-cell>
          <table:table-cell table:formula="of:=[.H21]*4" office:value-type="float" office:value="352.898383374111">
            <text:p>352.8983833741</text:p>
          </table:table-cell>
          <table:table-cell table:formula="of:=[.H21]*5" office:value-type="float" office:value="441.122979217639">
            <text:p>441.1229792176</text:p>
          </table:table-cell>
          <table:table-cell table:formula="of:=[.H21]*6" office:value-type="float" office:value="529.347575061167">
            <text:p>529.3475750612</text:p>
          </table:table-cell>
          <table:table-cell table:formula="of:=[.H21]*7" office:value-type="float" office:value="617.572170904694">
            <text:p>617.5721709047</text:p>
          </table:table-cell>
          <table:table-cell table:formula="of:=[.H21]*8" office:value-type="float" office:value="705.796766748222">
            <text:p>705.7967667482</text:p>
          </table:table-cell>
          <table:table-cell table:formula="of:=[.H21]/365.2425" office:value-type="float" office:value="0.241550739148724">
            <text:p>0.2415507391</text:p>
          </table:table-cell>
          <table:table-cell table:formula="of:=[.P21]*2" office:value-type="float" office:value="0.483101478297447">
            <text:p>0.4831014783</text:p>
          </table:table-cell>
          <table:table-cell table:formula="of:=[.P21]*3" office:value-type="float" office:value="0.724652217446171">
            <text:p>0.7246522174</text:p>
          </table:table-cell>
          <table:table-cell table:formula="of:=[.P21]*4" office:value-type="float" office:value="0.966202956594895">
            <text:p>0.9662029566</text:p>
          </table:table-cell>
          <table:table-cell table:formula="of:=[.P21]*5" office:value-type="float" office:value="1.20775369574362">
            <text:p>1.2077536957</text:p>
          </table:table-cell>
          <table:table-cell table:formula="of:=[.P21]*6" office:value-type="float" office:value="1.44930443489234">
            <text:p>1.4493044349</text:p>
          </table:table-cell>
          <table:table-cell table:formula="of:=[.P21]*7" office:value-type="float" office:value="1.69085517404107">
            <text:p>1.690855174</text:p>
          </table:table-cell>
          <table:table-cell table:formula="of:=[.P21]*8" office:value-type="float" office:value="1.93240591318979">
            <text:p>1.9324059132</text:p>
          </table:table-cell>
          <table:table-cell/>
        </table:table-row>
        <table:table-row table:style-name="ro2">
          <table:table-cell office:value-type="string">
            <text:p>H.Mercury/H.Neptune</text:p>
          </table:table-cell>
          <table:table-cell office:value-type="float" office:value="448.057">
            <text:p>448.057</text:p>
          </table:table-cell>
          <table:table-cell office:value-type="float" office:value="91484.323">
            <text:p>91484.323</text:p>
          </table:table-cell>
          <table:table-cell/>
          <table:table-cell table:formula="of:=([.C22]-[.B22])/360" office:value-type="float" office:value="252.878516666667">
            <text:p>252.8785166667</text:p>
          </table:table-cell>
          <table:table-cell office:value-type="float" office:value="22278">
            <text:p>22278</text:p>
          </table:table-cell>
          <table:table-cell/>
          <table:table-cell table:formula="of:=[.F22]/[.E22]" office:value-type="float" office:value="88.0976379237699">
            <text:p>88.0976379238</text:p>
          </table:table-cell>
          <table:table-cell table:formula="of:=[.H22]*2" office:value-type="float" office:value="176.19527584754">
            <text:p>176.1952758475</text:p>
          </table:table-cell>
          <table:table-cell table:formula="of:=[.H22]*3" office:value-type="float" office:value="264.29291377131">
            <text:p>264.2929137713</text:p>
          </table:table-cell>
          <table:table-cell table:formula="of:=[.H22]*4" office:value-type="float" office:value="352.390551695079">
            <text:p>352.3905516951</text:p>
          </table:table-cell>
          <table:table-cell table:formula="of:=[.H22]*5" office:value-type="float" office:value="440.488189618849">
            <text:p>440.4881896189</text:p>
          </table:table-cell>
          <table:table-cell table:formula="of:=[.H22]*6" office:value-type="float" office:value="528.585827542619">
            <text:p>528.5858275426</text:p>
          </table:table-cell>
          <table:table-cell table:formula="of:=[.H22]*7" office:value-type="float" office:value="616.683465466389">
            <text:p>616.6834654664</text:p>
          </table:table-cell>
          <table:table-cell table:formula="of:=[.H22]*8" office:value-type="float" office:value="704.781103390159">
            <text:p>704.7811033902</text:p>
          </table:table-cell>
          <table:table-cell table:formula="of:=[.H22]/365.2425" office:value-type="float" office:value="0.241203140170626">
            <text:p>0.2412031402</text:p>
          </table:table-cell>
          <table:table-cell table:formula="of:=[.P22]*2" office:value-type="float" office:value="0.482406280341252">
            <text:p>0.4824062803</text:p>
          </table:table-cell>
          <table:table-cell table:formula="of:=[.P22]*3" office:value-type="float" office:value="0.723609420511878">
            <text:p>0.7236094205</text:p>
          </table:table-cell>
          <table:table-cell table:formula="of:=[.P22]*4" office:value-type="float" office:value="0.964812560682504">
            <text:p>0.9648125607</text:p>
          </table:table-cell>
          <table:table-cell table:formula="of:=[.P22]*5" office:value-type="float" office:value="1.20601570085313">
            <text:p>1.2060157009</text:p>
          </table:table-cell>
          <table:table-cell table:formula="of:=[.P22]*6" office:value-type="float" office:value="1.44721884102376">
            <text:p>1.447218841</text:p>
          </table:table-cell>
          <table:table-cell table:formula="of:=[.P22]*7" office:value-type="float" office:value="1.68842198119438">
            <text:p>1.6884219812</text:p>
          </table:table-cell>
          <table:table-cell table:formula="of:=[.P22]*8" office:value-type="float" office:value="1.92962512136501">
            <text:p>1.9296251214</text:p>
          </table:table-cell>
          <table:table-cell/>
        </table:table-row>
        <table:table-row table:style-name="ro2">
          <table:table-cell office:value-type="string">
            <text:p>H.Mercury/H.Pluto</text:p>
          </table:table-cell>
          <table:table-cell office:value-type="float" office:value="508.951">
            <text:p>508.951</text:p>
          </table:table-cell>
          <table:table-cell office:value-type="float" office:value="91538.254">
            <text:p>91538.254</text:p>
          </table:table-cell>
          <table:table-cell/>
          <table:table-cell table:formula="of:=([.C23]-[.B23])/360" office:value-type="float" office:value="252.859175">
            <text:p>252.859175</text:p>
          </table:table-cell>
          <table:table-cell office:value-type="float" office:value="22278">
            <text:p>22278</text:p>
          </table:table-cell>
          <table:table-cell/>
          <table:table-cell table:formula="of:=[.F23]/[.E23]" office:value-type="float" office:value="88.1043766752778">
            <text:p>88.1043766753</text:p>
          </table:table-cell>
          <table:table-cell table:formula="of:=[.H23]*2" office:value-type="float" office:value="176.208753350556">
            <text:p>176.2087533506</text:p>
          </table:table-cell>
          <table:table-cell table:formula="of:=[.H23]*3" office:value-type="float" office:value="264.313130025833">
            <text:p>264.3131300258</text:p>
          </table:table-cell>
          <table:table-cell table:formula="of:=[.H23]*4" office:value-type="float" office:value="352.417506701111">
            <text:p>352.4175067011</text:p>
          </table:table-cell>
          <table:table-cell table:formula="of:=[.H23]*5" office:value-type="float" office:value="440.521883376389">
            <text:p>440.5218833764</text:p>
          </table:table-cell>
          <table:table-cell table:formula="of:=[.H23]*6" office:value-type="float" office:value="528.626260051667">
            <text:p>528.6262600517</text:p>
          </table:table-cell>
          <table:table-cell table:formula="of:=[.H23]*7" office:value-type="float" office:value="616.730636726945">
            <text:p>616.7306367269</text:p>
          </table:table-cell>
          <table:table-cell table:formula="of:=[.H23]*8" office:value-type="float" office:value="704.835013402223">
            <text:p>704.8350134022</text:p>
          </table:table-cell>
          <table:table-cell table:formula="of:=[.H23]/365.2425" office:value-type="float" office:value="0.241221590245598">
            <text:p>0.2412215902</text:p>
          </table:table-cell>
          <table:table-cell table:formula="of:=[.P23]*2" office:value-type="float" office:value="0.482443180491196">
            <text:p>0.4824431805</text:p>
          </table:table-cell>
          <table:table-cell table:formula="of:=[.P23]*3" office:value-type="float" office:value="0.723664770736794">
            <text:p>0.7236647707</text:p>
          </table:table-cell>
          <table:table-cell table:formula="of:=[.P23]*4" office:value-type="float" office:value="0.964886360982392">
            <text:p>0.964886361</text:p>
          </table:table-cell>
          <table:table-cell table:formula="of:=[.P23]*5" office:value-type="float" office:value="1.20610795122799">
            <text:p>1.2061079512</text:p>
          </table:table-cell>
          <table:table-cell table:formula="of:=[.P23]*6" office:value-type="float" office:value="1.44732954147359">
            <text:p>1.4473295415</text:p>
          </table:table-cell>
          <table:table-cell table:formula="of:=[.P23]*7" office:value-type="float" office:value="1.68855113171919">
            <text:p>1.6885511317</text:p>
          </table:table-cell>
          <table:table-cell table:formula="of:=[.P23]*8" office:value-type="float" office:value="1.92977272196478">
            <text:p>1.929772722</text:p>
          </table:table-cell>
          <table:table-cell/>
        </table:table-row>
        <table:table-row table:style-name="ro2">
          <table:table-cell office:value-type="string">
            <text:p>H.Venus/H.Earth</text:p>
          </table:table-cell>
          <table:table-cell office:value-type="float" office:value="388.474">
            <text:p>388.474</text:p>
          </table:table-cell>
          <table:table-cell office:value-type="float" office:value="14124.136">
            <text:p>14124.136</text:p>
          </table:table-cell>
          <table:table-cell/>
          <table:table-cell table:formula="of:=([.C24]-[.B24])/360" office:value-type="float" office:value="38.1546166666667">
            <text:p>38.1546166667</text:p>
          </table:table-cell>
          <table:table-cell office:value-type="float" office:value="22278">
            <text:p>22278</text:p>
          </table:table-cell>
          <table:table-cell/>
          <table:table-cell table:formula="of:=[.F24]/[.E24]" office:value-type="float" office:value="583.887402005087">
            <text:p>583.8874020051</text:p>
          </table:table-cell>
          <table:table-cell table:formula="of:=[.H24]*2" office:value-type="float" office:value="1167.77480401017">
            <text:p>1167.7748040102</text:p>
          </table:table-cell>
          <table:table-cell table:formula="of:=[.H24]*3" office:value-type="float" office:value="1751.66220601526">
            <text:p>1751.6622060153</text:p>
          </table:table-cell>
          <table:table-cell table:formula="of:=[.H24]*4" office:value-type="float" office:value="2335.54960802035">
            <text:p>2335.5496080204</text:p>
          </table:table-cell>
          <table:table-cell table:formula="of:=[.H24]*5" office:value-type="float" office:value="2919.43701002544">
            <text:p>2919.4370100254</text:p>
          </table:table-cell>
          <table:table-cell table:formula="of:=[.H24]*6" office:value-type="float" office:value="3503.32441203052">
            <text:p>3503.3244120305</text:p>
          </table:table-cell>
          <table:table-cell table:formula="of:=[.H24]*7" office:value-type="float" office:value="4087.21181403561">
            <text:p>4087.2118140356</text:p>
          </table:table-cell>
          <table:table-cell table:formula="of:=[.H24]*8" office:value-type="float" office:value="4671.0992160407">
            <text:p>4671.0992160407</text:p>
          </table:table-cell>
          <table:table-cell table:formula="of:=[.H24]/365.2425" office:value-type="float" office:value="1.59862940924204">
            <text:p>1.5986294092</text:p>
          </table:table-cell>
          <table:table-cell table:formula="of:=[.P24]*2" office:value-type="float" office:value="3.19725881848409">
            <text:p>3.1972588185</text:p>
          </table:table-cell>
          <table:table-cell table:formula="of:=[.P24]*3" office:value-type="float" office:value="4.79588822772613">
            <text:p>4.7958882277</text:p>
          </table:table-cell>
          <table:table-cell table:formula="of:=[.P24]*4" office:value-type="float" office:value="6.39451763696818">
            <text:p>6.394517637</text:p>
          </table:table-cell>
          <table:table-cell table:formula="of:=[.P24]*5" office:value-type="float" office:value="7.99314704621022">
            <text:p>7.9931470462</text:p>
          </table:table-cell>
          <table:table-cell table:formula="of:=[.P24]*6" office:value-type="float" office:value="9.59177645545226">
            <text:p>9.5917764555</text:p>
          </table:table-cell>
          <table:table-cell table:formula="of:=[.P24]*7" office:value-type="float" office:value="11.1904058646943">
            <text:p>11.1904058647</text:p>
          </table:table-cell>
          <table:table-cell table:formula="of:=[.P24]*8" office:value-type="float" office:value="12.7890352739364">
            <text:p>12.7890352739</text:p>
          </table:table-cell>
          <table:table-cell/>
        </table:table-row>
        <table:table-row table:style-name="ro2">
          <table:table-cell office:value-type="string">
            <text:p>H.Venus/H.Mars</text:p>
          </table:table-cell>
          <table:table-cell office:value-type="float" office:value="458.612">
            <text:p>458.612</text:p>
          </table:table-cell>
          <table:table-cell office:value-type="float" office:value="24489.042">
            <text:p>24489.042</text:p>
          </table:table-cell>
          <table:table-cell/>
          <table:table-cell table:formula="of:=([.C25]-[.B25])/360" office:value-type="float" office:value="66.7511944444445">
            <text:p>66.7511944444</text:p>
          </table:table-cell>
          <table:table-cell office:value-type="float" office:value="22278">
            <text:p>22278</text:p>
          </table:table-cell>
          <table:table-cell/>
          <table:table-cell table:formula="of:=[.F25]/[.E25]" office:value-type="float" office:value="333.746836823145">
            <text:p>333.7468368231</text:p>
          </table:table-cell>
          <table:table-cell table:formula="of:=[.H25]*2" office:value-type="float" office:value="667.493673646289">
            <text:p>667.4936736463</text:p>
          </table:table-cell>
          <table:table-cell table:formula="of:=[.H25]*3" office:value-type="float" office:value="1001.24051046943">
            <text:p>1001.2405104694</text:p>
          </table:table-cell>
          <table:table-cell table:formula="of:=[.H25]*4" office:value-type="float" office:value="1334.98734729258">
            <text:p>1334.9873472926</text:p>
          </table:table-cell>
          <table:table-cell table:formula="of:=[.H25]*5" office:value-type="float" office:value="1668.73418411572">
            <text:p>1668.7341841157</text:p>
          </table:table-cell>
          <table:table-cell table:formula="of:=[.H25]*6" office:value-type="float" office:value="2002.48102093887">
            <text:p>2002.4810209389</text:p>
          </table:table-cell>
          <table:table-cell table:formula="of:=[.H25]*7" office:value-type="float" office:value="2336.22785776201">
            <text:p>2336.227857762</text:p>
          </table:table-cell>
          <table:table-cell table:formula="of:=[.H25]*8" office:value-type="float" office:value="2669.97469458516">
            <text:p>2669.9746945852</text:p>
          </table:table-cell>
          <table:table-cell table:formula="of:=[.H25]/365.2425" office:value-type="float" office:value="0.913767803098338">
            <text:p>0.9137678031</text:p>
          </table:table-cell>
          <table:table-cell table:formula="of:=[.P25]*2" office:value-type="float" office:value="1.82753560619668">
            <text:p>1.8275356062</text:p>
          </table:table-cell>
          <table:table-cell table:formula="of:=[.P25]*3" office:value-type="float" office:value="2.74130340929501">
            <text:p>2.7413034093</text:p>
          </table:table-cell>
          <table:table-cell table:formula="of:=[.P25]*4" office:value-type="float" office:value="3.65507121239335">
            <text:p>3.6550712124</text:p>
          </table:table-cell>
          <table:table-cell table:formula="of:=[.P25]*5" office:value-type="float" office:value="4.56883901549169">
            <text:p>4.5688390155</text:p>
          </table:table-cell>
          <table:table-cell table:formula="of:=[.P25]*6" office:value-type="float" office:value="5.48260681859003">
            <text:p>5.4826068186</text:p>
          </table:table-cell>
          <table:table-cell table:formula="of:=[.P25]*7" office:value-type="float" office:value="6.39637462168836">
            <text:p>6.3963746217</text:p>
          </table:table-cell>
          <table:table-cell table:formula="of:=[.P25]*8" office:value-type="float" office:value="7.3101424247867">
            <text:p>7.3101424248</text:p>
          </table:table-cell>
          <table:table-cell/>
        </table:table-row>
        <table:table-row table:style-name="ro2">
          <table:table-cell office:value-type="string">
            <text:p>H.Venus/H.Jupiter</text:p>
          </table:table-cell>
          <table:table-cell office:value-type="float" office:value="375.247">
            <text:p>375.247</text:p>
          </table:table-cell>
          <table:table-cell office:value-type="float" office:value="34219.761">
            <text:p>34219.761</text:p>
          </table:table-cell>
          <table:table-cell/>
          <table:table-cell table:formula="of:=([.C26]-[.B26])/360" office:value-type="float" office:value="94.0125388888889">
            <text:p>94.0125388889</text:p>
          </table:table-cell>
          <table:table-cell office:value-type="float" office:value="22278">
            <text:p>22278</text:p>
          </table:table-cell>
          <table:table-cell/>
          <table:table-cell table:formula="of:=[.F26]/[.E26]" office:value-type="float" office:value="236.968390209415">
            <text:p>236.9683902094</text:p>
          </table:table-cell>
          <table:table-cell table:formula="of:=[.H26]*2" office:value-type="float" office:value="473.93678041883">
            <text:p>473.9367804188</text:p>
          </table:table-cell>
          <table:table-cell table:formula="of:=[.H26]*3" office:value-type="float" office:value="710.905170628244">
            <text:p>710.9051706282</text:p>
          </table:table-cell>
          <table:table-cell table:formula="of:=[.H26]*4" office:value-type="float" office:value="947.873560837659">
            <text:p>947.8735608377</text:p>
          </table:table-cell>
          <table:table-cell table:formula="of:=[.H26]*5" office:value-type="float" office:value="1184.84195104707">
            <text:p>1184.8419510471</text:p>
          </table:table-cell>
          <table:table-cell table:formula="of:=[.H26]*6" office:value-type="float" office:value="1421.81034125649">
            <text:p>1421.8103412565</text:p>
          </table:table-cell>
          <table:table-cell table:formula="of:=[.H26]*7" office:value-type="float" office:value="1658.7787314659">
            <text:p>1658.7787314659</text:p>
          </table:table-cell>
          <table:table-cell table:formula="of:=[.H26]*8" office:value-type="float" office:value="1895.74712167532">
            <text:p>1895.7471216753</text:p>
          </table:table-cell>
          <table:table-cell table:formula="of:=[.H26]/365.2425" office:value-type="float" office:value="0.648797415989143">
            <text:p>0.648797416</text:p>
          </table:table-cell>
          <table:table-cell table:formula="of:=[.P26]*2" office:value-type="float" office:value="1.29759483197829">
            <text:p>1.297594832</text:p>
          </table:table-cell>
          <table:table-cell table:formula="of:=[.P26]*3" office:value-type="float" office:value="1.94639224796743">
            <text:p>1.946392248</text:p>
          </table:table-cell>
          <table:table-cell table:formula="of:=[.P26]*4" office:value-type="float" office:value="2.59518966395657">
            <text:p>2.595189664</text:p>
          </table:table-cell>
          <table:table-cell table:formula="of:=[.P26]*5" office:value-type="float" office:value="3.24398707994572">
            <text:p>3.2439870799</text:p>
          </table:table-cell>
          <table:table-cell table:formula="of:=[.P26]*6" office:value-type="float" office:value="3.89278449593486">
            <text:p>3.8927844959</text:p>
          </table:table-cell>
          <table:table-cell table:formula="of:=[.P26]*7" office:value-type="float" office:value="4.541581911924">
            <text:p>4.5415819119</text:p>
          </table:table-cell>
          <table:table-cell table:formula="of:=[.P26]*8" office:value-type="float" office:value="5.19037932791315">
            <text:p>5.1903793279</text:p>
          </table:table-cell>
          <table:table-cell/>
        </table:table-row>
        <table:table-row table:style-name="ro2">
          <table:table-cell office:value-type="string">
            <text:p>H.Venus/H.Chiron</text:p>
          </table:table-cell>
          <table:table-cell office:value-type="float" office:value="189.981">
            <text:p>189.981</text:p>
          </table:table-cell>
          <table:table-cell office:value-type="float" office:value="35472.489">
            <text:p>35472.489</text:p>
          </table:table-cell>
          <table:table-cell/>
          <table:table-cell table:formula="of:=([.C27]-[.B27])/360" office:value-type="float" office:value="98.0069666666667">
            <text:p>98.0069666667</text:p>
          </table:table-cell>
          <table:table-cell office:value-type="float" office:value="22278">
            <text:p>22278</text:p>
          </table:table-cell>
          <table:table-cell/>
          <table:table-cell table:formula="of:=[.F27]/[.E27]" office:value-type="float" office:value="227.310371473592">
            <text:p>227.3103714736</text:p>
          </table:table-cell>
          <table:table-cell table:formula="of:=[.H27]*2" office:value-type="float" office:value="454.620742947185">
            <text:p>454.6207429472</text:p>
          </table:table-cell>
          <table:table-cell table:formula="of:=[.H27]*3" office:value-type="float" office:value="681.931114420777">
            <text:p>681.9311144208</text:p>
          </table:table-cell>
          <table:table-cell table:formula="of:=[.H27]*4" office:value-type="float" office:value="909.24148589437">
            <text:p>909.2414858944</text:p>
          </table:table-cell>
          <table:table-cell table:formula="of:=[.H27]*5" office:value-type="float" office:value="1136.55185736796">
            <text:p>1136.551857368</text:p>
          </table:table-cell>
          <table:table-cell table:formula="of:=[.H27]*6" office:value-type="float" office:value="1363.86222884156">
            <text:p>1363.8622288416</text:p>
          </table:table-cell>
          <table:table-cell table:formula="of:=[.H27]*7" office:value-type="float" office:value="1591.17260031515">
            <text:p>1591.1726003152</text:p>
          </table:table-cell>
          <table:table-cell table:formula="of:=[.H27]*8" office:value-type="float" office:value="1818.48297178874">
            <text:p>1818.4829717887</text:p>
          </table:table-cell>
          <table:table-cell table:formula="of:=[.H27]/365.2425" office:value-type="float" office:value="0.62235465881871">
            <text:p>0.6223546588</text:p>
          </table:table-cell>
          <table:table-cell table:formula="of:=[.P27]*2" office:value-type="float" office:value="1.24470931763742">
            <text:p>1.2447093176</text:p>
          </table:table-cell>
          <table:table-cell table:formula="of:=[.P27]*3" office:value-type="float" office:value="1.86706397645613">
            <text:p>1.8670639765</text:p>
          </table:table-cell>
          <table:table-cell table:formula="of:=[.P27]*4" office:value-type="float" office:value="2.48941863527484">
            <text:p>2.4894186353</text:p>
          </table:table-cell>
          <table:table-cell table:formula="of:=[.P27]*5" office:value-type="float" office:value="3.11177329409355">
            <text:p>3.1117732941</text:p>
          </table:table-cell>
          <table:table-cell table:formula="of:=[.P27]*6" office:value-type="float" office:value="3.73412795291226">
            <text:p>3.7341279529</text:p>
          </table:table-cell>
          <table:table-cell table:formula="of:=[.P27]*7" office:value-type="float" office:value="4.35648261173097">
            <text:p>4.3564826117</text:p>
          </table:table-cell>
          <table:table-cell table:formula="of:=[.P27]*8" office:value-type="float" office:value="4.97883727054968">
            <text:p>4.9788372705</text:p>
          </table:table-cell>
          <table:table-cell/>
        </table:table-row>
        <table:table-row table:style-name="ro2">
          <table:table-cell office:value-type="string">
            <text:p>H.Venus/H.Saturn</text:p>
          </table:table-cell>
          <table:table-cell office:value-type="float" office:value="265.1">
            <text:p>265.1</text:p>
          </table:table-cell>
          <table:table-cell office:value-type="float" office:value="35214.415">
            <text:p>35214.415</text:p>
          </table:table-cell>
          <table:table-cell/>
          <table:table-cell table:formula="of:=([.C28]-[.B28])/360" office:value-type="float" office:value="97.0814305555556">
            <text:p>97.0814305556</text:p>
          </table:table-cell>
          <table:table-cell office:value-type="float" office:value="22278">
            <text:p>22278</text:p>
          </table:table-cell>
          <table:table-cell/>
          <table:table-cell table:formula="of:=[.F28]/[.E28]" office:value-type="float" office:value="229.477459000269">
            <text:p>229.4774590003</text:p>
          </table:table-cell>
          <table:table-cell table:formula="of:=[.H28]*2" office:value-type="float" office:value="458.954918000539">
            <text:p>458.9549180005</text:p>
          </table:table-cell>
          <table:table-cell table:formula="of:=[.H28]*3" office:value-type="float" office:value="688.432377000808">
            <text:p>688.4323770008</text:p>
          </table:table-cell>
          <table:table-cell table:formula="of:=[.H28]*4" office:value-type="float" office:value="917.909836001078">
            <text:p>917.9098360011</text:p>
          </table:table-cell>
          <table:table-cell table:formula="of:=[.H28]*5" office:value-type="float" office:value="1147.38729500135">
            <text:p>1147.3872950014</text:p>
          </table:table-cell>
          <table:table-cell table:formula="of:=[.H28]*6" office:value-type="float" office:value="1376.86475400162">
            <text:p>1376.8647540016</text:p>
          </table:table-cell>
          <table:table-cell table:formula="of:=[.H28]*7" office:value-type="float" office:value="1606.34221300189">
            <text:p>1606.3422130019</text:p>
          </table:table-cell>
          <table:table-cell table:formula="of:=[.H28]*8" office:value-type="float" office:value="1835.81967200216">
            <text:p>1835.8196720022</text:p>
          </table:table-cell>
          <table:table-cell table:formula="of:=[.H28]/365.2425" office:value-type="float" office:value="0.628287942942756">
            <text:p>0.6282879429</text:p>
          </table:table-cell>
          <table:table-cell table:formula="of:=[.P28]*2" office:value-type="float" office:value="1.25657588588551">
            <text:p>1.2565758859</text:p>
          </table:table-cell>
          <table:table-cell table:formula="of:=[.P28]*3" office:value-type="float" office:value="1.88486382882827">
            <text:p>1.8848638288</text:p>
          </table:table-cell>
          <table:table-cell table:formula="of:=[.P28]*4" office:value-type="float" office:value="2.51315177177102">
            <text:p>2.5131517718</text:p>
          </table:table-cell>
          <table:table-cell table:formula="of:=[.P28]*5" office:value-type="float" office:value="3.14143971471378">
            <text:p>3.1414397147</text:p>
          </table:table-cell>
          <table:table-cell table:formula="of:=[.P28]*6" office:value-type="float" office:value="3.76972765765653">
            <text:p>3.7697276577</text:p>
          </table:table-cell>
          <table:table-cell table:formula="of:=[.P28]*7" office:value-type="float" office:value="4.39801560059929">
            <text:p>4.3980156006</text:p>
          </table:table-cell>
          <table:table-cell table:formula="of:=[.P28]*8" office:value-type="float" office:value="5.02630354354205">
            <text:p>5.0263035435</text:p>
          </table:table-cell>
          <table:table-cell/>
        </table:table-row>
        <table:table-row table:style-name="ro2">
          <table:table-cell office:value-type="string">
            <text:p>H.Venus/H.Uranus</text:p>
          </table:table-cell>
          <table:table-cell office:value-type="float" office:value="373.522">
            <text:p>373.522</text:p>
          </table:table-cell>
          <table:table-cell office:value-type="float" office:value="35803.445">
            <text:p>35803.445</text:p>
          </table:table-cell>
          <table:table-cell/>
          <table:table-cell table:formula="of:=([.C29]-[.B29])/360" office:value-type="float" office:value="98.4164527777778">
            <text:p>98.4164527778</text:p>
          </table:table-cell>
          <table:table-cell office:value-type="float" office:value="22278">
            <text:p>22278</text:p>
          </table:table-cell>
          <table:table-cell/>
          <table:table-cell table:formula="of:=[.F29]/[.E29]" office:value-type="float" office:value="226.364590179888">
            <text:p>226.3645901799</text:p>
          </table:table-cell>
          <table:table-cell table:formula="of:=[.H29]*2" office:value-type="float" office:value="452.729180359777">
            <text:p>452.7291803598</text:p>
          </table:table-cell>
          <table:table-cell table:formula="of:=[.H29]*3" office:value-type="float" office:value="679.093770539665">
            <text:p>679.0937705397</text:p>
          </table:table-cell>
          <table:table-cell table:formula="of:=[.H29]*4" office:value-type="float" office:value="905.458360719553">
            <text:p>905.4583607196</text:p>
          </table:table-cell>
          <table:table-cell table:formula="of:=[.H29]*5" office:value-type="float" office:value="1131.82295089944">
            <text:p>1131.8229508995</text:p>
          </table:table-cell>
          <table:table-cell table:formula="of:=[.H29]*6" office:value-type="float" office:value="1358.18754107933">
            <text:p>1358.1875410793</text:p>
          </table:table-cell>
          <table:table-cell table:formula="of:=[.H29]*7" office:value-type="float" office:value="1584.55213125922">
            <text:p>1584.5521312592</text:p>
          </table:table-cell>
          <table:table-cell table:formula="of:=[.H29]*8" office:value-type="float" office:value="1810.91672143911">
            <text:p>1810.9167214391</text:p>
          </table:table-cell>
          <table:table-cell table:formula="of:=[.H29]/365.2425" office:value-type="float" office:value="0.619765197587598">
            <text:p>0.6197651976</text:p>
          </table:table-cell>
          <table:table-cell table:formula="of:=[.P29]*2" office:value-type="float" office:value="1.2395303951752">
            <text:p>1.2395303952</text:p>
          </table:table-cell>
          <table:table-cell table:formula="of:=[.P29]*3" office:value-type="float" office:value="1.85929559276279">
            <text:p>1.8592955928</text:p>
          </table:table-cell>
          <table:table-cell table:formula="of:=[.P29]*4" office:value-type="float" office:value="2.47906079035039">
            <text:p>2.4790607904</text:p>
          </table:table-cell>
          <table:table-cell table:formula="of:=[.P29]*5" office:value-type="float" office:value="3.09882598793799">
            <text:p>3.0988259879</text:p>
          </table:table-cell>
          <table:table-cell table:formula="of:=[.P29]*6" office:value-type="float" office:value="3.71859118552559">
            <text:p>3.7185911855</text:p>
          </table:table-cell>
          <table:table-cell table:formula="of:=[.P29]*7" office:value-type="float" office:value="4.33835638311319">
            <text:p>4.3383563831</text:p>
          </table:table-cell>
          <table:table-cell table:formula="of:=[.P29]*8" office:value-type="float" office:value="4.95812158070079">
            <text:p>4.9581215807</text:p>
          </table:table-cell>
          <table:table-cell/>
        </table:table-row>
        <table:table-row table:style-name="ro2">
          <table:table-cell office:value-type="string">
            <text:p>H.Venus/H.Neptune</text:p>
          </table:table-cell>
          <table:table-cell office:value-type="float" office:value="282.751">
            <text:p>282.751</text:p>
          </table:table-cell>
          <table:table-cell office:value-type="float" office:value="35843.678">
            <text:p>35843.678</text:p>
          </table:table-cell>
          <table:table-cell/>
          <table:table-cell table:formula="of:=([.C30]-[.B30])/360" office:value-type="float" office:value="98.7803527777778">
            <text:p>98.7803527778</text:p>
          </table:table-cell>
          <table:table-cell office:value-type="float" office:value="22278">
            <text:p>22278</text:p>
          </table:table-cell>
          <table:table-cell/>
          <table:table-cell table:formula="of:=[.F30]/[.E30]" office:value-type="float" office:value="225.530678657505">
            <text:p>225.5306786575</text:p>
          </table:table-cell>
          <table:table-cell table:formula="of:=[.H30]*2" office:value-type="float" office:value="451.06135731501">
            <text:p>451.061357315</text:p>
          </table:table-cell>
          <table:table-cell table:formula="of:=[.H30]*3" office:value-type="float" office:value="676.592035972515">
            <text:p>676.5920359725</text:p>
          </table:table-cell>
          <table:table-cell table:formula="of:=[.H30]*4" office:value-type="float" office:value="902.122714630021">
            <text:p>902.12271463</text:p>
          </table:table-cell>
          <table:table-cell table:formula="of:=[.H30]*5" office:value-type="float" office:value="1127.65339328753">
            <text:p>1127.6533932875</text:p>
          </table:table-cell>
          <table:table-cell table:formula="of:=[.H30]*6" office:value-type="float" office:value="1353.18407194503">
            <text:p>1353.184071945</text:p>
          </table:table-cell>
          <table:table-cell table:formula="of:=[.H30]*7" office:value-type="float" office:value="1578.71475060254">
            <text:p>1578.7147506025</text:p>
          </table:table-cell>
          <table:table-cell table:formula="of:=[.H30]*8" office:value-type="float" office:value="1804.24542926004">
            <text:p>1804.2454292601</text:p>
          </table:table-cell>
          <table:table-cell table:formula="of:=[.H30]/365.2425" office:value-type="float" office:value="0.617482025387257">
            <text:p>0.6174820254</text:p>
          </table:table-cell>
          <table:table-cell table:formula="of:=[.P30]*2" office:value-type="float" office:value="1.23496405077451">
            <text:p>1.2349640508</text:p>
          </table:table-cell>
          <table:table-cell table:formula="of:=[.P30]*3" office:value-type="float" office:value="1.85244607616177">
            <text:p>1.8524460762</text:p>
          </table:table-cell>
          <table:table-cell table:formula="of:=[.P30]*4" office:value-type="float" office:value="2.46992810154903">
            <text:p>2.4699281015</text:p>
          </table:table-cell>
          <table:table-cell table:formula="of:=[.P30]*5" office:value-type="float" office:value="3.08741012693628">
            <text:p>3.0874101269</text:p>
          </table:table-cell>
          <table:table-cell table:formula="of:=[.P30]*6" office:value-type="float" office:value="3.70489215232354">
            <text:p>3.7048921523</text:p>
          </table:table-cell>
          <table:table-cell table:formula="of:=[.P30]*7" office:value-type="float" office:value="4.3223741777108">
            <text:p>4.3223741777</text:p>
          </table:table-cell>
          <table:table-cell table:formula="of:=[.P30]*8" office:value-type="float" office:value="4.93985620309805">
            <text:p>4.9398562031</text:p>
          </table:table-cell>
          <table:table-cell/>
        </table:table-row>
        <table:table-row table:style-name="ro2">
          <table:table-cell office:value-type="string">
            <text:p>H.Venus/H.Pluto</text:p>
          </table:table-cell>
          <table:table-cell office:value-type="float" office:value="343.645">
            <text:p>343.645</text:p>
          </table:table-cell>
          <table:table-cell office:value-type="float" office:value="35897.609">
            <text:p>35897.609</text:p>
          </table:table-cell>
          <table:table-cell/>
          <table:table-cell table:formula="of:=([.C31]-[.B31])/360" office:value-type="float" office:value="98.7610111111111">
            <text:p>98.7610111111</text:p>
          </table:table-cell>
          <table:table-cell office:value-type="float" office:value="22278">
            <text:p>22278</text:p>
          </table:table-cell>
          <table:table-cell/>
          <table:table-cell table:formula="of:=[.F31]/[.E31]" office:value-type="float" office:value="225.574847294102">
            <text:p>225.5748472941</text:p>
          </table:table-cell>
          <table:table-cell table:formula="of:=[.H31]*2" office:value-type="float" office:value="451.149694588204">
            <text:p>451.1496945882</text:p>
          </table:table-cell>
          <table:table-cell table:formula="of:=[.H31]*3" office:value-type="float" office:value="676.724541882306">
            <text:p>676.7245418823</text:p>
          </table:table-cell>
          <table:table-cell table:formula="of:=[.H31]*4" office:value-type="float" office:value="902.299389176408">
            <text:p>902.2993891764</text:p>
          </table:table-cell>
          <table:table-cell table:formula="of:=[.H31]*5" office:value-type="float" office:value="1127.87423647051">
            <text:p>1127.8742364705</text:p>
          </table:table-cell>
          <table:table-cell table:formula="of:=[.H31]*6" office:value-type="float" office:value="1353.44908376461">
            <text:p>1353.4490837646</text:p>
          </table:table-cell>
          <table:table-cell table:formula="of:=[.H31]*7" office:value-type="float" office:value="1579.02393105871">
            <text:p>1579.0239310587</text:p>
          </table:table-cell>
          <table:table-cell table:formula="of:=[.H31]*8" office:value-type="float" office:value="1804.59877835282">
            <text:p>1804.5987783528</text:p>
          </table:table-cell>
          <table:table-cell table:formula="of:=[.H31]/365.2425" office:value-type="float" office:value="0.617602955006884">
            <text:p>0.617602955</text:p>
          </table:table-cell>
          <table:table-cell table:formula="of:=[.P31]*2" office:value-type="float" office:value="1.23520591001377">
            <text:p>1.23520591</text:p>
          </table:table-cell>
          <table:table-cell table:formula="of:=[.P31]*3" office:value-type="float" office:value="1.85280886502065">
            <text:p>1.852808865</text:p>
          </table:table-cell>
          <table:table-cell table:formula="of:=[.P31]*4" office:value-type="float" office:value="2.47041182002754">
            <text:p>2.47041182</text:p>
          </table:table-cell>
          <table:table-cell table:formula="of:=[.P31]*5" office:value-type="float" office:value="3.08801477503442">
            <text:p>3.088014775</text:p>
          </table:table-cell>
          <table:table-cell table:formula="of:=[.P31]*6" office:value-type="float" office:value="3.70561773004131">
            <text:p>3.70561773</text:p>
          </table:table-cell>
          <table:table-cell table:formula="of:=[.P31]*7" office:value-type="float" office:value="4.32322068504819">
            <text:p>4.323220685</text:p>
          </table:table-cell>
          <table:table-cell table:formula="of:=[.P31]*8" office:value-type="float" office:value="4.94082364005508">
            <text:p>4.9408236401</text:p>
          </table:table-cell>
          <table:table-cell/>
        </table:table-row>
        <table:table-row table:style-name="ro2">
          <table:table-cell office:value-type="string">
            <text:p>H.Earth/H.Mars</text:p>
          </table:table-cell>
          <table:table-cell office:value-type="float" office:value="430.138">
            <text:p>430.138</text:p>
          </table:table-cell>
          <table:table-cell office:value-type="float" office:value="10724.906">
            <text:p>10724.906</text:p>
          </table:table-cell>
          <table:table-cell/>
          <table:table-cell table:formula="of:=([.C32]-[.B32])/360" office:value-type="float" office:value="28.5965777777778">
            <text:p>28.5965777778</text:p>
          </table:table-cell>
          <table:table-cell office:value-type="float" office:value="22278">
            <text:p>22278</text:p>
          </table:table-cell>
          <table:table-cell/>
          <table:table-cell table:formula="of:=[.F32]/[.E32]" office:value-type="float" office:value="779.044267923279">
            <text:p>779.0442679233</text:p>
          </table:table-cell>
          <table:table-cell table:formula="of:=[.H32]*2" office:value-type="float" office:value="1558.08853584656">
            <text:p>1558.0885358466</text:p>
          </table:table-cell>
          <table:table-cell table:formula="of:=[.H32]*3" office:value-type="float" office:value="2337.13280376984">
            <text:p>2337.1328037698</text:p>
          </table:table-cell>
          <table:table-cell table:formula="of:=[.H32]*4" office:value-type="float" office:value="3116.17707169312">
            <text:p>3116.1770716931</text:p>
          </table:table-cell>
          <table:table-cell table:formula="of:=[.H32]*5" office:value-type="float" office:value="3895.2213396164">
            <text:p>3895.2213396164</text:p>
          </table:table-cell>
          <table:table-cell table:formula="of:=[.H32]*6" office:value-type="float" office:value="4674.26560753968">
            <text:p>4674.2656075397</text:p>
          </table:table-cell>
          <table:table-cell table:formula="of:=[.H32]*7" office:value-type="float" office:value="5453.30987546295">
            <text:p>5453.309875463</text:p>
          </table:table-cell>
          <table:table-cell table:formula="of:=[.H32]*8" office:value-type="float" office:value="6232.35414338623">
            <text:p>6232.3541433862</text:p>
          </table:table-cell>
          <table:table-cell table:formula="of:=[.H32]/365.2425" office:value-type="float" office:value="2.13295075990138">
            <text:p>2.1329507599</text:p>
          </table:table-cell>
          <table:table-cell table:formula="of:=[.P32]*2" office:value-type="float" office:value="4.26590151980276">
            <text:p>4.2659015198</text:p>
          </table:table-cell>
          <table:table-cell table:formula="of:=[.P32]*3" office:value-type="float" office:value="6.39885227970413">
            <text:p>6.3988522797</text:p>
          </table:table-cell>
          <table:table-cell table:formula="of:=[.P32]*4" office:value-type="float" office:value="8.53180303960551">
            <text:p>8.5318030396</text:p>
          </table:table-cell>
          <table:table-cell table:formula="of:=[.P32]*5" office:value-type="float" office:value="10.6647537995069">
            <text:p>10.6647537995</text:p>
          </table:table-cell>
          <table:table-cell table:formula="of:=[.P32]*6" office:value-type="float" office:value="12.7977045594083">
            <text:p>12.7977045594</text:p>
          </table:table-cell>
          <table:table-cell table:formula="of:=[.P32]*7" office:value-type="float" office:value="14.9306553193096">
            <text:p>14.9306553193</text:p>
          </table:table-cell>
          <table:table-cell table:formula="of:=[.P32]*8" office:value-type="float" office:value="17.063606079211">
            <text:p>17.0636060792</text:p>
          </table:table-cell>
          <table:table-cell/>
        </table:table-row>
        <table:table-row table:style-name="ro2">
          <table:table-cell office:value-type="string">
            <text:p>H.Earth/H.Jupiter</text:p>
          </table:table-cell>
          <table:table-cell office:value-type="float" office:value="346.773">
            <text:p>346.773</text:p>
          </table:table-cell>
          <table:table-cell office:value-type="float" office:value="20455.625">
            <text:p>20455.625</text:p>
          </table:table-cell>
          <table:table-cell/>
          <table:table-cell table:formula="of:=([.C33]-[.B33])/360" office:value-type="float" office:value="55.8579222222222">
            <text:p>55.8579222222</text:p>
          </table:table-cell>
          <table:table-cell office:value-type="float" office:value="22278">
            <text:p>22278</text:p>
          </table:table-cell>
          <table:table-cell/>
          <table:table-cell table:formula="of:=[.F33]/[.E33]" office:value-type="float" office:value="398.83330982793">
            <text:p>398.8333098279</text:p>
          </table:table-cell>
          <table:table-cell table:formula="of:=[.H33]*2" office:value-type="float" office:value="797.666619655861">
            <text:p>797.6666196559</text:p>
          </table:table-cell>
          <table:table-cell table:formula="of:=[.H33]*3" office:value-type="float" office:value="1196.49992948379">
            <text:p>1196.4999294838</text:p>
          </table:table-cell>
          <table:table-cell table:formula="of:=[.H33]*4" office:value-type="float" office:value="1595.33323931172">
            <text:p>1595.3332393117</text:p>
          </table:table-cell>
          <table:table-cell table:formula="of:=[.H33]*5" office:value-type="float" office:value="1994.16654913965">
            <text:p>1994.1665491397</text:p>
          </table:table-cell>
          <table:table-cell table:formula="of:=[.H33]*6" office:value-type="float" office:value="2392.99985896758">
            <text:p>2392.9998589676</text:p>
          </table:table-cell>
          <table:table-cell table:formula="of:=[.H33]*7" office:value-type="float" office:value="2791.83316879551">
            <text:p>2791.8331687955</text:p>
          </table:table-cell>
          <table:table-cell table:formula="of:=[.H33]*8" office:value-type="float" office:value="3190.66647862344">
            <text:p>3190.6664786235</text:p>
          </table:table-cell>
          <table:table-cell table:formula="of:=[.H33]/365.2425" office:value-type="float" office:value="1.09196851359831">
            <text:p>1.0919685136</text:p>
          </table:table-cell>
          <table:table-cell table:formula="of:=[.P33]*2" office:value-type="float" office:value="2.18393702719662">
            <text:p>2.1839370272</text:p>
          </table:table-cell>
          <table:table-cell table:formula="of:=[.P33]*3" office:value-type="float" office:value="3.27590554079493">
            <text:p>3.2759055408</text:p>
          </table:table-cell>
          <table:table-cell table:formula="of:=[.P33]*4" office:value-type="float" office:value="4.36787405439324">
            <text:p>4.3678740544</text:p>
          </table:table-cell>
          <table:table-cell table:formula="of:=[.P33]*5" office:value-type="float" office:value="5.45984256799155">
            <text:p>5.459842568</text:p>
          </table:table-cell>
          <table:table-cell table:formula="of:=[.P33]*6" office:value-type="float" office:value="6.55181108158986">
            <text:p>6.5518110816</text:p>
          </table:table-cell>
          <table:table-cell table:formula="of:=[.P33]*7" office:value-type="float" office:value="7.64377959518817">
            <text:p>7.6437795952</text:p>
          </table:table-cell>
          <table:table-cell table:formula="of:=[.P33]*8" office:value-type="float" office:value="8.73574810878648">
            <text:p>8.7357481088</text:p>
          </table:table-cell>
          <table:table-cell/>
        </table:table-row>
        <table:table-row table:style-name="ro2">
          <table:table-cell office:value-type="string">
            <text:p>H.Earth/H.Chiron</text:p>
          </table:table-cell>
          <table:table-cell office:value-type="float" office:value="161.507">
            <text:p>161.507</text:p>
          </table:table-cell>
          <table:table-cell office:value-type="float" office:value="21708.353">
            <text:p>21708.353</text:p>
          </table:table-cell>
          <table:table-cell/>
          <table:table-cell table:formula="of:=([.C34]-[.B34])/360" office:value-type="float" office:value="59.85235">
            <text:p>59.85235</text:p>
          </table:table-cell>
          <table:table-cell office:value-type="float" office:value="22278">
            <text:p>22278</text:p>
          </table:table-cell>
          <table:table-cell/>
          <table:table-cell table:formula="of:=[.F34]/[.E34]" office:value-type="float" office:value="372.215961445123">
            <text:p>372.2159614451</text:p>
          </table:table-cell>
          <table:table-cell table:formula="of:=[.H34]*2" office:value-type="float" office:value="744.431922890246">
            <text:p>744.4319228902</text:p>
          </table:table-cell>
          <table:table-cell table:formula="of:=[.H34]*3" office:value-type="float" office:value="1116.64788433537">
            <text:p>1116.6478843354</text:p>
          </table:table-cell>
          <table:table-cell table:formula="of:=[.H34]*4" office:value-type="float" office:value="1488.86384578049">
            <text:p>1488.8638457805</text:p>
          </table:table-cell>
          <table:table-cell table:formula="of:=[.H34]*5" office:value-type="float" office:value="1861.07980722561">
            <text:p>1861.0798072256</text:p>
          </table:table-cell>
          <table:table-cell table:formula="of:=[.H34]*6" office:value-type="float" office:value="2233.29576867074">
            <text:p>2233.2957686707</text:p>
          </table:table-cell>
          <table:table-cell table:formula="of:=[.H34]*7" office:value-type="float" office:value="2605.51173011586">
            <text:p>2605.5117301159</text:p>
          </table:table-cell>
          <table:table-cell table:formula="of:=[.H34]*8" office:value-type="float" office:value="2977.72769156098">
            <text:p>2977.727691561</text:p>
          </table:table-cell>
          <table:table-cell table:formula="of:=[.H34]/365.2425" office:value-type="float" office:value="1.01909268895357">
            <text:p>1.019092689</text:p>
          </table:table-cell>
          <table:table-cell table:formula="of:=[.P34]*2" office:value-type="float" office:value="2.03818537790713">
            <text:p>2.0381853779</text:p>
          </table:table-cell>
          <table:table-cell table:formula="of:=[.P34]*3" office:value-type="float" office:value="3.0572780668607">
            <text:p>3.0572780669</text:p>
          </table:table-cell>
          <table:table-cell table:formula="of:=[.P34]*4" office:value-type="float" office:value="4.07637075581426">
            <text:p>4.0763707558</text:p>
          </table:table-cell>
          <table:table-cell table:formula="of:=[.P34]*5" office:value-type="float" office:value="5.09546344476783">
            <text:p>5.0954634448</text:p>
          </table:table-cell>
          <table:table-cell table:formula="of:=[.P34]*6" office:value-type="float" office:value="6.1145561337214">
            <text:p>6.1145561337</text:p>
          </table:table-cell>
          <table:table-cell table:formula="of:=[.P34]*7" office:value-type="float" office:value="7.13364882267496">
            <text:p>7.1336488227</text:p>
          </table:table-cell>
          <table:table-cell table:formula="of:=[.P34]*8" office:value-type="float" office:value="8.15274151162853">
            <text:p>8.1527415116</text:p>
          </table:table-cell>
          <table:table-cell/>
        </table:table-row>
        <table:table-row table:style-name="ro2">
          <table:table-cell office:value-type="string">
            <text:p>H.Earth/H.Saturn</text:p>
          </table:table-cell>
          <table:table-cell office:value-type="float" office:value="236.626">
            <text:p>236.626</text:p>
          </table:table-cell>
          <table:table-cell office:value-type="float" office:value="21450.279">
            <text:p>21450.279</text:p>
          </table:table-cell>
          <table:table-cell/>
          <table:table-cell table:formula="of:=([.C35]-[.B35])/360" office:value-type="float" office:value="58.9268138888889">
            <text:p>58.9268138889</text:p>
          </table:table-cell>
          <table:table-cell office:value-type="float" office:value="22278">
            <text:p>22278</text:p>
          </table:table-cell>
          <table:table-cell/>
          <table:table-cell table:formula="of:=[.F35]/[.E35]" office:value-type="float" office:value="378.062184763746">
            <text:p>378.0621847637</text:p>
          </table:table-cell>
          <table:table-cell table:formula="of:=[.H35]*2" office:value-type="float" office:value="756.124369527493">
            <text:p>756.1243695275</text:p>
          </table:table-cell>
          <table:table-cell table:formula="of:=[.H35]*3" office:value-type="float" office:value="1134.18655429124">
            <text:p>1134.1865542912</text:p>
          </table:table-cell>
          <table:table-cell table:formula="of:=[.H35]*4" office:value-type="float" office:value="1512.24873905499">
            <text:p>1512.248739055</text:p>
          </table:table-cell>
          <table:table-cell table:formula="of:=[.H35]*5" office:value-type="float" office:value="1890.31092381873">
            <text:p>1890.3109238187</text:p>
          </table:table-cell>
          <table:table-cell table:formula="of:=[.H35]*6" office:value-type="float" office:value="2268.37310858248">
            <text:p>2268.3731085825</text:p>
          </table:table-cell>
          <table:table-cell table:formula="of:=[.H35]*7" office:value-type="float" office:value="2646.43529334622">
            <text:p>2646.4352933462</text:p>
          </table:table-cell>
          <table:table-cell table:formula="of:=[.H35]*8" office:value-type="float" office:value="3024.49747810997">
            <text:p>3024.49747811</text:p>
          </table:table-cell>
          <table:table-cell table:formula="of:=[.H35]/365.2425" office:value-type="float" office:value="1.03509910474204">
            <text:p>1.0350991047</text:p>
          </table:table-cell>
          <table:table-cell table:formula="of:=[.P35]*2" office:value-type="float" office:value="2.07019820948409">
            <text:p>2.0701982095</text:p>
          </table:table-cell>
          <table:table-cell table:formula="of:=[.P35]*3" office:value-type="float" office:value="3.10529731422613">
            <text:p>3.1052973142</text:p>
          </table:table-cell>
          <table:table-cell table:formula="of:=[.P35]*4" office:value-type="float" office:value="4.14039641896818">
            <text:p>4.140396419</text:p>
          </table:table-cell>
          <table:table-cell table:formula="of:=[.P35]*5" office:value-type="float" office:value="5.17549552371022">
            <text:p>5.1754955237</text:p>
          </table:table-cell>
          <table:table-cell table:formula="of:=[.P35]*6" office:value-type="float" office:value="6.21059462845227">
            <text:p>6.2105946285</text:p>
          </table:table-cell>
          <table:table-cell table:formula="of:=[.P35]*7" office:value-type="float" office:value="7.24569373319431">
            <text:p>7.2456937332</text:p>
          </table:table-cell>
          <table:table-cell table:formula="of:=[.P35]*8" office:value-type="float" office:value="8.28079283793636">
            <text:p>8.2807928379</text:p>
          </table:table-cell>
          <table:table-cell/>
        </table:table-row>
        <table:table-row table:style-name="ro2">
          <table:table-cell office:value-type="string">
            <text:p>H.Earth/H.Uranus</text:p>
          </table:table-cell>
          <table:table-cell office:value-type="float" office:value="345.048">
            <text:p>345.048</text:p>
          </table:table-cell>
          <table:table-cell office:value-type="float" office:value="22039.309">
            <text:p>22039.309</text:p>
          </table:table-cell>
          <table:table-cell/>
          <table:table-cell table:formula="of:=([.C36]-[.B36])/360" office:value-type="float" office:value="60.2618361111111">
            <text:p>60.2618361111</text:p>
          </table:table-cell>
          <table:table-cell office:value-type="float" office:value="22278">
            <text:p>22278</text:p>
          </table:table-cell>
          <table:table-cell/>
          <table:table-cell table:formula="of:=[.F36]/[.E36]" office:value-type="float" office:value="369.686711153701">
            <text:p>369.6867111537</text:p>
          </table:table-cell>
          <table:table-cell table:formula="of:=[.H36]*2" office:value-type="float" office:value="739.373422307402">
            <text:p>739.3734223074</text:p>
          </table:table-cell>
          <table:table-cell table:formula="of:=[.H36]*3" office:value-type="float" office:value="1109.0601334611">
            <text:p>1109.0601334611</text:p>
          </table:table-cell>
          <table:table-cell table:formula="of:=[.H36]*4" office:value-type="float" office:value="1478.7468446148">
            <text:p>1478.7468446148</text:p>
          </table:table-cell>
          <table:table-cell table:formula="of:=[.H36]*5" office:value-type="float" office:value="1848.43355576851">
            <text:p>1848.4335557685</text:p>
          </table:table-cell>
          <table:table-cell table:formula="of:=[.H36]*6" office:value-type="float" office:value="2218.12026692221">
            <text:p>2218.1202669222</text:p>
          </table:table-cell>
          <table:table-cell table:formula="of:=[.H36]*7" office:value-type="float" office:value="2587.80697807591">
            <text:p>2587.8069780759</text:p>
          </table:table-cell>
          <table:table-cell table:formula="of:=[.H36]*8" office:value-type="float" office:value="2957.49368922961">
            <text:p>2957.4936892296</text:p>
          </table:table-cell>
          <table:table-cell table:formula="of:=[.H36]/365.2425" office:value-type="float" office:value="1.01216783685825">
            <text:p>1.0121678369</text:p>
          </table:table-cell>
          <table:table-cell table:formula="of:=[.P36]*2" office:value-type="float" office:value="2.02433567371651">
            <text:p>2.0243356737</text:p>
          </table:table-cell>
          <table:table-cell table:formula="of:=[.P36]*3" office:value-type="float" office:value="3.03650351057476">
            <text:p>3.0365035106</text:p>
          </table:table-cell>
          <table:table-cell table:formula="of:=[.P36]*4" office:value-type="float" office:value="4.04867134743302">
            <text:p>4.0486713474</text:p>
          </table:table-cell>
          <table:table-cell table:formula="of:=[.P36]*5" office:value-type="float" office:value="5.06083918429127">
            <text:p>5.0608391843</text:p>
          </table:table-cell>
          <table:table-cell table:formula="of:=[.P36]*6" office:value-type="float" office:value="6.07300702114953">
            <text:p>6.0730070211</text:p>
          </table:table-cell>
          <table:table-cell table:formula="of:=[.P36]*7" office:value-type="float" office:value="7.08517485800778">
            <text:p>7.085174858</text:p>
          </table:table-cell>
          <table:table-cell table:formula="of:=[.P36]*8" office:value-type="float" office:value="8.09734269486603">
            <text:p>8.0973426949</text:p>
          </table:table-cell>
          <table:table-cell/>
        </table:table-row>
        <table:table-row table:style-name="ro2">
          <table:table-cell office:value-type="string">
            <text:p>H.Earth/H.Neptune</text:p>
          </table:table-cell>
          <table:table-cell office:value-type="float" office:value="254.277">
            <text:p>254.277</text:p>
          </table:table-cell>
          <table:table-cell office:value-type="float" office:value="22079.542">
            <text:p>22079.542</text:p>
          </table:table-cell>
          <table:table-cell/>
          <table:table-cell table:formula="of:=([.C37]-[.B37])/360" office:value-type="float" office:value="60.6257361111111">
            <text:p>60.6257361111</text:p>
          </table:table-cell>
          <table:table-cell office:value-type="float" office:value="22278">
            <text:p>22278</text:p>
          </table:table-cell>
          <table:table-cell/>
          <table:table-cell table:formula="of:=[.F37]/[.E37]" office:value-type="float" office:value="367.467703141291">
            <text:p>367.4677031413</text:p>
          </table:table-cell>
          <table:table-cell table:formula="of:=[.H37]*2" office:value-type="float" office:value="734.935406282581">
            <text:p>734.9354062826</text:p>
          </table:table-cell>
          <table:table-cell table:formula="of:=[.H37]*3" office:value-type="float" office:value="1102.40310942387">
            <text:p>1102.4031094239</text:p>
          </table:table-cell>
          <table:table-cell table:formula="of:=[.H37]*4" office:value-type="float" office:value="1469.87081256516">
            <text:p>1469.8708125652</text:p>
          </table:table-cell>
          <table:table-cell table:formula="of:=[.H37]*5" office:value-type="float" office:value="1837.33851570645">
            <text:p>1837.3385157065</text:p>
          </table:table-cell>
          <table:table-cell table:formula="of:=[.H37]*6" office:value-type="float" office:value="2204.80621884774">
            <text:p>2204.8062188478</text:p>
          </table:table-cell>
          <table:table-cell table:formula="of:=[.H37]*7" office:value-type="float" office:value="2572.27392198903">
            <text:p>2572.273921989</text:p>
          </table:table-cell>
          <table:table-cell table:formula="of:=[.H37]*8" office:value-type="float" office:value="2939.74162513032">
            <text:p>2939.7416251303</text:p>
          </table:table-cell>
          <table:table-cell table:formula="of:=[.H37]/365.2425" office:value-type="float" office:value="1.00609239927251">
            <text:p>1.0060923993</text:p>
          </table:table-cell>
          <table:table-cell table:formula="of:=[.P37]*2" office:value-type="float" office:value="2.01218479854502">
            <text:p>2.0121847985</text:p>
          </table:table-cell>
          <table:table-cell table:formula="of:=[.P37]*3" office:value-type="float" office:value="3.01827719781754">
            <text:p>3.0182771978</text:p>
          </table:table-cell>
          <table:table-cell table:formula="of:=[.P37]*4" office:value-type="float" office:value="4.02436959709005">
            <text:p>4.0243695971</text:p>
          </table:table-cell>
          <table:table-cell table:formula="of:=[.P37]*5" office:value-type="float" office:value="5.03046199636256">
            <text:p>5.0304619964</text:p>
          </table:table-cell>
          <table:table-cell table:formula="of:=[.P37]*6" office:value-type="float" office:value="6.03655439563507">
            <text:p>6.0365543956</text:p>
          </table:table-cell>
          <table:table-cell table:formula="of:=[.P37]*7" office:value-type="float" office:value="7.04264679490759">
            <text:p>7.0426467949</text:p>
          </table:table-cell>
          <table:table-cell table:formula="of:=[.P37]*8" office:value-type="float" office:value="8.0487391941801">
            <text:p>8.0487391942</text:p>
          </table:table-cell>
          <table:table-cell/>
        </table:table-row>
        <table:table-row table:style-name="ro2">
          <table:table-cell office:value-type="string">
            <text:p>H.Earth/H.Pluto</text:p>
          </table:table-cell>
          <table:table-cell office:value-type="float" office:value="315.171">
            <text:p>315.171</text:p>
          </table:table-cell>
          <table:table-cell office:value-type="float" office:value="22133.473">
            <text:p>22133.473</text:p>
          </table:table-cell>
          <table:table-cell/>
          <table:table-cell table:formula="of:=([.C38]-[.B38])/360" office:value-type="float" office:value="60.6063944444445">
            <text:p>60.6063944444</text:p>
          </table:table-cell>
          <table:table-cell office:value-type="float" office:value="22278">
            <text:p>22278</text:p>
          </table:table-cell>
          <table:table-cell/>
          <table:table-cell table:formula="of:=[.F38]/[.E38]" office:value-type="float" office:value="367.584975219428">
            <text:p>367.5849752194</text:p>
          </table:table-cell>
          <table:table-cell table:formula="of:=[.H38]*2" office:value-type="float" office:value="735.169950438856">
            <text:p>735.1699504389</text:p>
          </table:table-cell>
          <table:table-cell table:formula="of:=[.H38]*3" office:value-type="float" office:value="1102.75492565828">
            <text:p>1102.7549256583</text:p>
          </table:table-cell>
          <table:table-cell table:formula="of:=[.H38]*4" office:value-type="float" office:value="1470.33990087771">
            <text:p>1470.3399008777</text:p>
          </table:table-cell>
          <table:table-cell table:formula="of:=[.H38]*5" office:value-type="float" office:value="1837.92487609714">
            <text:p>1837.9248760971</text:p>
          </table:table-cell>
          <table:table-cell table:formula="of:=[.H38]*6" office:value-type="float" office:value="2205.50985131657">
            <text:p>2205.5098513166</text:p>
          </table:table-cell>
          <table:table-cell table:formula="of:=[.H38]*7" office:value-type="float" office:value="2573.094826536">
            <text:p>2573.094826536</text:p>
          </table:table-cell>
          <table:table-cell table:formula="of:=[.H38]*8" office:value-type="float" office:value="2940.67980175542">
            <text:p>2940.6798017554</text:p>
          </table:table-cell>
          <table:table-cell table:formula="of:=[.H38]/365.2425" office:value-type="float" office:value="1.00641347931697">
            <text:p>1.0064134793</text:p>
          </table:table-cell>
          <table:table-cell table:formula="of:=[.P38]*2" office:value-type="float" office:value="2.01282695863394">
            <text:p>2.0128269586</text:p>
          </table:table-cell>
          <table:table-cell table:formula="of:=[.P38]*3" office:value-type="float" office:value="3.01924043795091">
            <text:p>3.019240438</text:p>
          </table:table-cell>
          <table:table-cell table:formula="of:=[.P38]*4" office:value-type="float" office:value="4.02565391726788">
            <text:p>4.0256539173</text:p>
          </table:table-cell>
          <table:table-cell table:formula="of:=[.P38]*5" office:value-type="float" office:value="5.03206739658484">
            <text:p>5.0320673966</text:p>
          </table:table-cell>
          <table:table-cell table:formula="of:=[.P38]*6" office:value-type="float" office:value="6.03848087590181">
            <text:p>6.0384808759</text:p>
          </table:table-cell>
          <table:table-cell table:formula="of:=[.P38]*7" office:value-type="float" office:value="7.04489435521878">
            <text:p>7.0448943552</text:p>
          </table:table-cell>
          <table:table-cell table:formula="of:=[.P38]*8" office:value-type="float" office:value="8.05130783453575">
            <text:p>8.0513078345</text:p>
          </table:table-cell>
          <table:table-cell/>
        </table:table-row>
        <table:table-row table:style-name="ro2">
          <table:table-cell office:value-type="string">
            <text:p>H.Mars/H.Jupiter</text:p>
          </table:table-cell>
          <table:table-cell office:value-type="float" office:value="276.635">
            <text:p>276.635</text:p>
          </table:table-cell>
          <table:table-cell office:value-type="float" office:value="10090.719">
            <text:p>10090.719</text:p>
          </table:table-cell>
          <table:table-cell/>
          <table:table-cell table:formula="of:=([.C39]-[.B39])/360" office:value-type="float" office:value="27.2613444444444">
            <text:p>27.2613444444</text:p>
          </table:table-cell>
          <table:table-cell office:value-type="float" office:value="22278">
            <text:p>22278</text:p>
          </table:table-cell>
          <table:table-cell/>
          <table:table-cell table:formula="of:=[.F39]/[.E39]" office:value-type="float" office:value="817.201075515555">
            <text:p>817.2010755156</text:p>
          </table:table-cell>
          <table:table-cell table:formula="of:=[.H39]*2" office:value-type="float" office:value="1634.40215103111">
            <text:p>1634.4021510311</text:p>
          </table:table-cell>
          <table:table-cell table:formula="of:=[.H39]*3" office:value-type="float" office:value="2451.60322654666">
            <text:p>2451.6032265467</text:p>
          </table:table-cell>
          <table:table-cell table:formula="of:=[.H39]*4" office:value-type="float" office:value="3268.80430206222">
            <text:p>3268.8043020622</text:p>
          </table:table-cell>
          <table:table-cell table:formula="of:=[.H39]*5" office:value-type="float" office:value="4086.00537757778">
            <text:p>4086.0053775778</text:p>
          </table:table-cell>
          <table:table-cell table:formula="of:=[.H39]*6" office:value-type="float" office:value="4903.20645309333">
            <text:p>4903.2064530933</text:p>
          </table:table-cell>
          <table:table-cell table:formula="of:=[.H39]*7" office:value-type="float" office:value="5720.40752860889">
            <text:p>5720.4075286089</text:p>
          </table:table-cell>
          <table:table-cell table:formula="of:=[.H39]*8" office:value-type="float" office:value="6537.60860412444">
            <text:p>6537.6086041244</text:p>
          </table:table-cell>
          <table:table-cell table:formula="of:=[.H39]/365.2425" office:value-type="float" office:value="2.23742055077258">
            <text:p>2.2374205508</text:p>
          </table:table-cell>
          <table:table-cell table:formula="of:=[.P39]*2" office:value-type="float" office:value="4.47484110154517">
            <text:p>4.4748411015</text:p>
          </table:table-cell>
          <table:table-cell table:formula="of:=[.P39]*3" office:value-type="float" office:value="6.71226165231775">
            <text:p>6.7122616523</text:p>
          </table:table-cell>
          <table:table-cell table:formula="of:=[.P39]*4" office:value-type="float" office:value="8.94968220309033">
            <text:p>8.9496822031</text:p>
          </table:table-cell>
          <table:table-cell table:formula="of:=[.P39]*5" office:value-type="float" office:value="11.1871027538629">
            <text:p>11.1871027539</text:p>
          </table:table-cell>
          <table:table-cell table:formula="of:=[.P39]*6" office:value-type="float" office:value="13.4245233046355">
            <text:p>13.4245233046</text:p>
          </table:table-cell>
          <table:table-cell table:formula="of:=[.P39]*7" office:value-type="float" office:value="15.6619438554081">
            <text:p>15.6619438554</text:p>
          </table:table-cell>
          <table:table-cell table:formula="of:=[.P39]*8" office:value-type="float" office:value="17.8993644061807">
            <text:p>17.8993644062</text:p>
          </table:table-cell>
          <table:table-cell/>
        </table:table-row>
        <table:table-row table:style-name="ro2">
          <table:table-cell office:value-type="string">
            <text:p>H.Mars/H.Chiron</text:p>
          </table:table-cell>
          <table:table-cell office:value-type="float" office:value="91.369">
            <text:p>91.369</text:p>
          </table:table-cell>
          <table:table-cell office:value-type="float" office:value="11343.447">
            <text:p>11343.447</text:p>
          </table:table-cell>
          <table:table-cell/>
          <table:table-cell table:formula="of:=([.C40]-[.B40])/360" office:value-type="float" office:value="31.2557722222222">
            <text:p>31.2557722222</text:p>
          </table:table-cell>
          <table:table-cell office:value-type="float" office:value="22278">
            <text:p>22278</text:p>
          </table:table-cell>
          <table:table-cell/>
          <table:table-cell table:formula="of:=[.F40]/[.E40]" office:value-type="float" office:value="712.764344505966">
            <text:p>712.764344506</text:p>
          </table:table-cell>
          <table:table-cell table:formula="of:=[.H40]*2" office:value-type="float" office:value="1425.52868901193">
            <text:p>1425.5286890119</text:p>
          </table:table-cell>
          <table:table-cell table:formula="of:=[.H40]*3" office:value-type="float" office:value="2138.2930335179">
            <text:p>2138.2930335179</text:p>
          </table:table-cell>
          <table:table-cell table:formula="of:=[.H40]*4" office:value-type="float" office:value="2851.05737802386">
            <text:p>2851.0573780239</text:p>
          </table:table-cell>
          <table:table-cell table:formula="of:=[.H40]*5" office:value-type="float" office:value="3563.82172252983">
            <text:p>3563.8217225298</text:p>
          </table:table-cell>
          <table:table-cell table:formula="of:=[.H40]*6" office:value-type="float" office:value="4276.5860670358">
            <text:p>4276.5860670358</text:p>
          </table:table-cell>
          <table:table-cell table:formula="of:=[.H40]*7" office:value-type="float" office:value="4989.35041154176">
            <text:p>4989.3504115418</text:p>
          </table:table-cell>
          <table:table-cell table:formula="of:=[.H40]*8" office:value-type="float" office:value="5702.11475604773">
            <text:p>5702.1147560477</text:p>
          </table:table-cell>
          <table:table-cell table:formula="of:=[.H40]/365.2425" office:value-type="float" office:value="1.95148249315445">
            <text:p>1.9514824932</text:p>
          </table:table-cell>
          <table:table-cell table:formula="of:=[.P40]*2" office:value-type="float" office:value="3.90296498630891">
            <text:p>3.9029649863</text:p>
          </table:table-cell>
          <table:table-cell table:formula="of:=[.P40]*3" office:value-type="float" office:value="5.85444747946336">
            <text:p>5.8544474795</text:p>
          </table:table-cell>
          <table:table-cell table:formula="of:=[.P40]*4" office:value-type="float" office:value="7.80592997261782">
            <text:p>7.8059299726</text:p>
          </table:table-cell>
          <table:table-cell table:formula="of:=[.P40]*5" office:value-type="float" office:value="9.75741246577227">
            <text:p>9.7574124658</text:p>
          </table:table-cell>
          <table:table-cell table:formula="of:=[.P40]*6" office:value-type="float" office:value="11.7088949589267">
            <text:p>11.7088949589</text:p>
          </table:table-cell>
          <table:table-cell table:formula="of:=[.P40]*7" office:value-type="float" office:value="13.6603774520812">
            <text:p>13.6603774521</text:p>
          </table:table-cell>
          <table:table-cell table:formula="of:=[.P40]*8" office:value-type="float" office:value="15.6118599452356">
            <text:p>15.6118599452</text:p>
          </table:table-cell>
          <table:table-cell/>
        </table:table-row>
        <table:table-row table:style-name="ro2">
          <table:table-cell office:value-type="string">
            <text:p>H.Mars/H.Saturn</text:p>
          </table:table-cell>
          <table:table-cell office:value-type="float" office:value="166.488">
            <text:p>166.488</text:p>
          </table:table-cell>
          <table:table-cell office:value-type="float" office:value="11085.373">
            <text:p>11085.373</text:p>
          </table:table-cell>
          <table:table-cell/>
          <table:table-cell table:formula="of:=([.C41]-[.B41])/360" office:value-type="float" office:value="30.3302361111111">
            <text:p>30.3302361111</text:p>
          </table:table-cell>
          <table:table-cell office:value-type="float" office:value="22278">
            <text:p>22278</text:p>
          </table:table-cell>
          <table:table-cell/>
          <table:table-cell table:formula="of:=[.F41]/[.E41]" office:value-type="float" office:value="734.514558949929">
            <text:p>734.5145589499</text:p>
          </table:table-cell>
          <table:table-cell table:formula="of:=[.H41]*2" office:value-type="float" office:value="1469.02911789986">
            <text:p>1469.0291178999</text:p>
          </table:table-cell>
          <table:table-cell table:formula="of:=[.H41]*3" office:value-type="float" office:value="2203.54367684979">
            <text:p>2203.5436768498</text:p>
          </table:table-cell>
          <table:table-cell table:formula="of:=[.H41]*4" office:value-type="float" office:value="2938.05823579972">
            <text:p>2938.0582357997</text:p>
          </table:table-cell>
          <table:table-cell table:formula="of:=[.H41]*5" office:value-type="float" office:value="3672.57279474965">
            <text:p>3672.5727947497</text:p>
          </table:table-cell>
          <table:table-cell table:formula="of:=[.H41]*6" office:value-type="float" office:value="4407.08735369958">
            <text:p>4407.0873536996</text:p>
          </table:table-cell>
          <table:table-cell table:formula="of:=[.H41]*7" office:value-type="float" office:value="5141.60191264951">
            <text:p>5141.6019126495</text:p>
          </table:table-cell>
          <table:table-cell table:formula="of:=[.H41]*8" office:value-type="float" office:value="5876.11647159944">
            <text:p>5876.1164715994</text:p>
          </table:table-cell>
          <table:table-cell table:formula="of:=[.H41]/365.2425" office:value-type="float" office:value="2.01103255768408">
            <text:p>2.0110325577</text:p>
          </table:table-cell>
          <table:table-cell table:formula="of:=[.P41]*2" office:value-type="float" office:value="4.02206511536817">
            <text:p>4.0220651154</text:p>
          </table:table-cell>
          <table:table-cell table:formula="of:=[.P41]*3" office:value-type="float" office:value="6.03309767305225">
            <text:p>6.0330976731</text:p>
          </table:table-cell>
          <table:table-cell table:formula="of:=[.P41]*4" office:value-type="float" office:value="8.04413023073634">
            <text:p>8.0441302307</text:p>
          </table:table-cell>
          <table:table-cell table:formula="of:=[.P41]*5" office:value-type="float" office:value="10.0551627884204">
            <text:p>10.0551627884</text:p>
          </table:table-cell>
          <table:table-cell table:formula="of:=[.P41]*6" office:value-type="float" office:value="12.0661953461045">
            <text:p>12.0661953461</text:p>
          </table:table-cell>
          <table:table-cell table:formula="of:=[.P41]*7" office:value-type="float" office:value="14.0772279037886">
            <text:p>14.0772279038</text:p>
          </table:table-cell>
          <table:table-cell table:formula="of:=[.P41]*8" office:value-type="float" office:value="16.0882604614727">
            <text:p>16.0882604615</text:p>
          </table:table-cell>
          <table:table-cell/>
        </table:table-row>
        <table:table-row table:style-name="ro2">
          <table:table-cell office:value-type="string">
            <text:p>H.Mars/H.Uranus</text:p>
          </table:table-cell>
          <table:table-cell office:value-type="float" office:value="274.91">
            <text:p>274.91</text:p>
          </table:table-cell>
          <table:table-cell office:value-type="float" office:value="11674.403">
            <text:p>11674.403</text:p>
          </table:table-cell>
          <table:table-cell/>
          <table:table-cell table:formula="of:=([.C42]-[.B42])/360" office:value-type="float" office:value="31.6652583333333">
            <text:p>31.6652583333</text:p>
          </table:table-cell>
          <table:table-cell office:value-type="float" office:value="22278">
            <text:p>22278</text:p>
          </table:table-cell>
          <table:table-cell/>
          <table:table-cell table:formula="of:=[.F42]/[.E42]" office:value-type="float" office:value="703.547078804294">
            <text:p>703.5470788043</text:p>
          </table:table-cell>
          <table:table-cell table:formula="of:=[.H42]*2" office:value-type="float" office:value="1407.09415760859">
            <text:p>1407.0941576086</text:p>
          </table:table-cell>
          <table:table-cell table:formula="of:=[.H42]*3" office:value-type="float" office:value="2110.64123641288">
            <text:p>2110.6412364129</text:p>
          </table:table-cell>
          <table:table-cell table:formula="of:=[.H42]*4" office:value-type="float" office:value="2814.18831521718">
            <text:p>2814.1883152172</text:p>
          </table:table-cell>
          <table:table-cell table:formula="of:=[.H42]*5" office:value-type="float" office:value="3517.73539402147">
            <text:p>3517.7353940215</text:p>
          </table:table-cell>
          <table:table-cell table:formula="of:=[.H42]*6" office:value-type="float" office:value="4221.28247282577">
            <text:p>4221.2824728258</text:p>
          </table:table-cell>
          <table:table-cell table:formula="of:=[.H42]*7" office:value-type="float" office:value="4924.82955163006">
            <text:p>4924.8295516301</text:p>
          </table:table-cell>
          <table:table-cell table:formula="of:=[.H42]*8" office:value-type="float" office:value="5628.37663043435">
            <text:p>5628.3766304344</text:p>
          </table:table-cell>
          <table:table-cell table:formula="of:=[.H42]/365.2425" office:value-type="float" office:value="1.92624647680457">
            <text:p>1.9262464768</text:p>
          </table:table-cell>
          <table:table-cell table:formula="of:=[.P42]*2" office:value-type="float" office:value="3.85249295360915">
            <text:p>3.8524929536</text:p>
          </table:table-cell>
          <table:table-cell table:formula="of:=[.P42]*3" office:value-type="float" office:value="5.77873943041372">
            <text:p>5.7787394304</text:p>
          </table:table-cell>
          <table:table-cell table:formula="of:=[.P42]*4" office:value-type="float" office:value="7.70498590721829">
            <text:p>7.7049859072</text:p>
          </table:table-cell>
          <table:table-cell table:formula="of:=[.P42]*5" office:value-type="float" office:value="9.63123238402286">
            <text:p>9.631232384</text:p>
          </table:table-cell>
          <table:table-cell table:formula="of:=[.P42]*6" office:value-type="float" office:value="11.5574788608274">
            <text:p>11.5574788608</text:p>
          </table:table-cell>
          <table:table-cell table:formula="of:=[.P42]*7" office:value-type="float" office:value="13.483725337632">
            <text:p>13.4837253376</text:p>
          </table:table-cell>
          <table:table-cell table:formula="of:=[.P42]*8" office:value-type="float" office:value="15.4099718144366">
            <text:p>15.4099718144</text:p>
          </table:table-cell>
          <table:table-cell/>
        </table:table-row>
        <table:table-row table:style-name="ro2">
          <table:table-cell office:value-type="string">
            <text:p>H.Mars/H.Neptune</text:p>
          </table:table-cell>
          <table:table-cell office:value-type="float" office:value="184.139">
            <text:p>184.139</text:p>
          </table:table-cell>
          <table:table-cell office:value-type="float" office:value="11714.636">
            <text:p>11714.636</text:p>
          </table:table-cell>
          <table:table-cell/>
          <table:table-cell table:formula="of:=([.C43]-[.B43])/360" office:value-type="float" office:value="32.0291583333333">
            <text:p>32.0291583333</text:p>
          </table:table-cell>
          <table:table-cell office:value-type="float" office:value="22278">
            <text:p>22278</text:p>
          </table:table-cell>
          <table:table-cell/>
          <table:table-cell table:formula="of:=[.F43]/[.E43]" office:value-type="float" office:value="695.55371290587">
            <text:p>695.5537129059</text:p>
          </table:table-cell>
          <table:table-cell table:formula="of:=[.H43]*2" office:value-type="float" office:value="1391.10742581174">
            <text:p>1391.1074258117</text:p>
          </table:table-cell>
          <table:table-cell table:formula="of:=[.H43]*3" office:value-type="float" office:value="2086.66113871761">
            <text:p>2086.6611387176</text:p>
          </table:table-cell>
          <table:table-cell table:formula="of:=[.H43]*4" office:value-type="float" office:value="2782.21485162348">
            <text:p>2782.2148516235</text:p>
          </table:table-cell>
          <table:table-cell table:formula="of:=[.H43]*5" office:value-type="float" office:value="3477.76856452935">
            <text:p>3477.7685645294</text:p>
          </table:table-cell>
          <table:table-cell table:formula="of:=[.H43]*6" office:value-type="float" office:value="4173.32227743522">
            <text:p>4173.3222774352</text:p>
          </table:table-cell>
          <table:table-cell table:formula="of:=[.H43]*7" office:value-type="float" office:value="4868.87599034109">
            <text:p>4868.8759903411</text:p>
          </table:table-cell>
          <table:table-cell table:formula="of:=[.H43]*8" office:value-type="float" office:value="5564.42970324696">
            <text:p>5564.429703247</text:p>
          </table:table-cell>
          <table:table-cell table:formula="of:=[.H43]/365.2425" office:value-type="float" office:value="1.90436138430186">
            <text:p>1.9043613843</text:p>
          </table:table-cell>
          <table:table-cell table:formula="of:=[.P43]*2" office:value-type="float" office:value="3.80872276860371">
            <text:p>3.8087227686</text:p>
          </table:table-cell>
          <table:table-cell table:formula="of:=[.P43]*3" office:value-type="float" office:value="5.71308415290557">
            <text:p>5.7130841529</text:p>
          </table:table-cell>
          <table:table-cell table:formula="of:=[.P43]*4" office:value-type="float" office:value="7.61744553720742">
            <text:p>7.6174455372</text:p>
          </table:table-cell>
          <table:table-cell table:formula="of:=[.P43]*5" office:value-type="float" office:value="9.52180692150928">
            <text:p>9.5218069215</text:p>
          </table:table-cell>
          <table:table-cell table:formula="of:=[.P43]*6" office:value-type="float" office:value="11.4261683058111">
            <text:p>11.4261683058</text:p>
          </table:table-cell>
          <table:table-cell table:formula="of:=[.P43]*7" office:value-type="float" office:value="13.330529690113">
            <text:p>13.3305296901</text:p>
          </table:table-cell>
          <table:table-cell table:formula="of:=[.P43]*8" office:value-type="float" office:value="15.2348910744148">
            <text:p>15.2348910744</text:p>
          </table:table-cell>
          <table:table-cell/>
        </table:table-row>
        <table:table-row table:style-name="ro2">
          <table:table-cell office:value-type="string">
            <text:p>H.Mars/H.Pluto</text:p>
          </table:table-cell>
          <table:table-cell office:value-type="float" office:value="245.033">
            <text:p>245.033</text:p>
          </table:table-cell>
          <table:table-cell office:value-type="float" office:value="11768.567">
            <text:p>11768.567</text:p>
          </table:table-cell>
          <table:table-cell/>
          <table:table-cell table:formula="of:=([.C44]-[.B44])/360" office:value-type="float" office:value="32.0098166666667">
            <text:p>32.0098166667</text:p>
          </table:table-cell>
          <table:table-cell office:value-type="float" office:value="22278">
            <text:p>22278</text:p>
          </table:table-cell>
          <table:table-cell/>
          <table:table-cell table:formula="of:=[.F44]/[.E44]" office:value-type="float" office:value="695.973995477429">
            <text:p>695.9739954774</text:p>
          </table:table-cell>
          <table:table-cell table:formula="of:=[.H44]*2" office:value-type="float" office:value="1391.94799095486">
            <text:p>1391.9479909549</text:p>
          </table:table-cell>
          <table:table-cell table:formula="of:=[.H44]*3" office:value-type="float" office:value="2087.92198643229">
            <text:p>2087.9219864323</text:p>
          </table:table-cell>
          <table:table-cell table:formula="of:=[.H44]*4" office:value-type="float" office:value="2783.89598190972">
            <text:p>2783.8959819097</text:p>
          </table:table-cell>
          <table:table-cell table:formula="of:=[.H44]*5" office:value-type="float" office:value="3479.86997738715">
            <text:p>3479.8699773872</text:p>
          </table:table-cell>
          <table:table-cell table:formula="of:=[.H44]*6" office:value-type="float" office:value="4175.84397286457">
            <text:p>4175.8439728646</text:p>
          </table:table-cell>
          <table:table-cell table:formula="of:=[.H44]*7" office:value-type="float" office:value="4871.817968342">
            <text:p>4871.817968342</text:p>
          </table:table-cell>
          <table:table-cell table:formula="of:=[.H44]*8" office:value-type="float" office:value="5567.79196381943">
            <text:p>5567.7919638194</text:p>
          </table:table-cell>
          <table:table-cell table:formula="of:=[.H44]/365.2425" office:value-type="float" office:value="1.90551207889944">
            <text:p>1.9055120789</text:p>
          </table:table-cell>
          <table:table-cell table:formula="of:=[.P44]*2" office:value-type="float" office:value="3.81102415779888">
            <text:p>3.8110241578</text:p>
          </table:table-cell>
          <table:table-cell table:formula="of:=[.P44]*3" office:value-type="float" office:value="5.71653623669832">
            <text:p>5.7165362367</text:p>
          </table:table-cell>
          <table:table-cell table:formula="of:=[.P44]*4" office:value-type="float" office:value="7.62204831559776">
            <text:p>7.6220483156</text:p>
          </table:table-cell>
          <table:table-cell table:formula="of:=[.P44]*5" office:value-type="float" office:value="9.5275603944972">
            <text:p>9.5275603945</text:p>
          </table:table-cell>
          <table:table-cell table:formula="of:=[.P44]*6" office:value-type="float" office:value="11.4330724733966">
            <text:p>11.4330724734</text:p>
          </table:table-cell>
          <table:table-cell table:formula="of:=[.P44]*7" office:value-type="float" office:value="13.3385845522961">
            <text:p>13.3385845523</text:p>
          </table:table-cell>
          <table:table-cell table:formula="of:=[.P44]*8" office:value-type="float" office:value="15.2440966311955">
            <text:p>15.2440966312</text:p>
          </table:table-cell>
          <table:table-cell/>
        </table:table-row>
        <table:table-row table:style-name="ro2">
          <table:table-cell office:value-type="string">
            <text:p>H.Jupiter/H.Chiron</text:p>
          </table:table-cell>
          <table:table-cell office:value-type="float" office:value="174.734">
            <text:p>174.734</text:p>
          </table:table-cell>
          <table:table-cell office:value-type="float" office:value="1612.728">
            <text:p>1612.728</text:p>
          </table:table-cell>
          <table:table-cell/>
          <table:table-cell table:formula="of:=([.C45]-[.B45])/360" office:value-type="float" office:value="3.99442777777778">
            <text:p>3.9944277778</text:p>
          </table:table-cell>
          <table:table-cell office:value-type="float" office:value="22278">
            <text:p>22278</text:p>
          </table:table-cell>
          <table:table-cell/>
          <table:table-cell table:formula="of:=[.F45]/[.E45]" office:value-type="float" office:value="5577.26944618684">
            <text:p>5577.2694461868</text:p>
          </table:table-cell>
          <table:table-cell table:formula="of:=[.H45]*2" office:value-type="float" office:value="11154.5388923737">
            <text:p>11154.5388923737</text:p>
          </table:table-cell>
          <table:table-cell table:formula="of:=[.H45]*3" office:value-type="float" office:value="16731.8083385605">
            <text:p>16731.8083385605</text:p>
          </table:table-cell>
          <table:table-cell table:formula="of:=[.H45]*4" office:value-type="float" office:value="22309.0777847474">
            <text:p>22309.0777847474</text:p>
          </table:table-cell>
          <table:table-cell table:formula="of:=[.H45]*5" office:value-type="float" office:value="27886.3472309342">
            <text:p>27886.3472309342</text:p>
          </table:table-cell>
          <table:table-cell table:formula="of:=[.H45]*6" office:value-type="float" office:value="33463.616677121">
            <text:p>33463.616677121</text:p>
          </table:table-cell>
          <table:table-cell table:formula="of:=[.H45]*7" office:value-type="float" office:value="39040.8861233079">
            <text:p>39040.8861233079</text:p>
          </table:table-cell>
          <table:table-cell table:formula="of:=[.H45]*8" office:value-type="float" office:value="44618.1555694947">
            <text:p>44618.1555694947</text:p>
          </table:table-cell>
          <table:table-cell table:formula="of:=[.H45]/365.2425" office:value-type="float" office:value="15.2700450965779">
            <text:p>15.2700450966</text:p>
          </table:table-cell>
          <table:table-cell table:formula="of:=[.P45]*2" office:value-type="float" office:value="30.5400901931557">
            <text:p>30.5400901932</text:p>
          </table:table-cell>
          <table:table-cell table:formula="of:=[.P45]*3" office:value-type="float" office:value="45.8101352897336">
            <text:p>45.8101352897</text:p>
          </table:table-cell>
          <table:table-cell table:formula="of:=[.P45]*4" office:value-type="float" office:value="61.0801803863115">
            <text:p>61.0801803863</text:p>
          </table:table-cell>
          <table:table-cell table:formula="of:=[.P45]*5" office:value-type="float" office:value="76.3502254828893">
            <text:p>76.3502254829</text:p>
          </table:table-cell>
          <table:table-cell table:formula="of:=[.P45]*6" office:value-type="float" office:value="91.6202705794672">
            <text:p>91.6202705795</text:p>
          </table:table-cell>
          <table:table-cell table:formula="of:=[.P45]*7" office:value-type="float" office:value="106.890315676045">
            <text:p>106.890315676</text:p>
          </table:table-cell>
          <table:table-cell table:formula="of:=[.P45]*8" office:value-type="float" office:value="122.160360772623">
            <text:p>122.1603607726</text:p>
          </table:table-cell>
          <table:table-cell/>
        </table:table-row>
        <table:table-row table:style-name="ro2">
          <table:table-cell office:value-type="string">
            <text:p>H.Jupiter/H.Saturn</text:p>
          </table:table-cell>
          <table:table-cell office:value-type="float" office:value="249.853">
            <text:p>249.853</text:p>
          </table:table-cell>
          <table:table-cell office:value-type="float" office:value="1354.654">
            <text:p>1354.654</text:p>
          </table:table-cell>
          <table:table-cell/>
          <table:table-cell table:formula="of:=([.C46]-[.B46])/360" office:value-type="float" office:value="3.06889166666667">
            <text:p>3.0688916667</text:p>
          </table:table-cell>
          <table:table-cell office:value-type="float" office:value="22278">
            <text:p>22278</text:p>
          </table:table-cell>
          <table:table-cell/>
          <table:table-cell table:formula="of:=[.F46]/[.E46]" office:value-type="float" office:value="7259.29828086687">
            <text:p>7259.2982808669</text:p>
          </table:table-cell>
          <table:table-cell table:formula="of:=[.H46]*2" office:value-type="float" office:value="14518.5965617337">
            <text:p>14518.5965617337</text:p>
          </table:table-cell>
          <table:table-cell table:formula="of:=[.H46]*3" office:value-type="float" office:value="21777.8948426006">
            <text:p>21777.8948426006</text:p>
          </table:table-cell>
          <table:table-cell table:formula="of:=[.H46]*4" office:value-type="float" office:value="29037.1931234675">
            <text:p>29037.1931234675</text:p>
          </table:table-cell>
          <table:table-cell table:formula="of:=[.H46]*5" office:value-type="float" office:value="36296.4914043344">
            <text:p>36296.4914043344</text:p>
          </table:table-cell>
          <table:table-cell table:formula="of:=[.H46]*6" office:value-type="float" office:value="43555.7896852012">
            <text:p>43555.7896852012</text:p>
          </table:table-cell>
          <table:table-cell table:formula="of:=[.H46]*7" office:value-type="float" office:value="50815.0879660681">
            <text:p>50815.0879660681</text:p>
          </table:table-cell>
          <table:table-cell table:formula="of:=[.H46]*8" office:value-type="float" office:value="58074.386246935">
            <text:p>58074.386246935</text:p>
          </table:table-cell>
          <table:table-cell table:formula="of:=[.H46]/365.2425" office:value-type="float" office:value="19.875283629005">
            <text:p>19.875283629</text:p>
          </table:table-cell>
          <table:table-cell table:formula="of:=[.P46]*2" office:value-type="float" office:value="39.7505672580101">
            <text:p>39.750567258</text:p>
          </table:table-cell>
          <table:table-cell table:formula="of:=[.P46]*3" office:value-type="float" office:value="59.6258508870151">
            <text:p>59.625850887</text:p>
          </table:table-cell>
          <table:table-cell table:formula="of:=[.P46]*4" office:value-type="float" office:value="79.5011345160201">
            <text:p>79.501134516</text:p>
          </table:table-cell>
          <table:table-cell table:formula="of:=[.P46]*5" office:value-type="float" office:value="99.3764181450252">
            <text:p>99.376418145</text:p>
          </table:table-cell>
          <table:table-cell table:formula="of:=[.P46]*6" office:value-type="float" office:value="119.25170177403">
            <text:p>119.251701774</text:p>
          </table:table-cell>
          <table:table-cell table:formula="of:=[.P46]*7" office:value-type="float" office:value="139.126985403035">
            <text:p>139.126985403</text:p>
          </table:table-cell>
          <table:table-cell table:formula="of:=[.P46]*8" office:value-type="float" office:value="159.00226903204">
            <text:p>159.002269032</text:p>
          </table:table-cell>
          <table:table-cell/>
        </table:table-row>
        <table:table-row table:style-name="ro2">
          <table:table-cell office:value-type="string">
            <text:p>H.Jupiter/H.Uranus</text:p>
          </table:table-cell>
          <table:table-cell office:value-type="float" office:value="358.275">
            <text:p>358.275</text:p>
          </table:table-cell>
          <table:table-cell office:value-type="float" office:value="1943.684">
            <text:p>1943.684</text:p>
          </table:table-cell>
          <table:table-cell/>
          <table:table-cell table:formula="of:=([.C47]-[.B47])/360" office:value-type="float" office:value="4.40391388888889">
            <text:p>4.4039138889</text:p>
          </table:table-cell>
          <table:table-cell office:value-type="float" office:value="22278">
            <text:p>22278</text:p>
          </table:table-cell>
          <table:table-cell/>
          <table:table-cell table:formula="of:=[.F47]/[.E47]" office:value-type="float" office:value="5058.68201833092">
            <text:p>5058.6820183309</text:p>
          </table:table-cell>
          <table:table-cell table:formula="of:=[.H47]*2" office:value-type="float" office:value="10117.3640366618">
            <text:p>10117.3640366618</text:p>
          </table:table-cell>
          <table:table-cell table:formula="of:=[.H47]*3" office:value-type="float" office:value="15176.0460549928">
            <text:p>15176.0460549928</text:p>
          </table:table-cell>
          <table:table-cell table:formula="of:=[.H47]*4" office:value-type="float" office:value="20234.7280733237">
            <text:p>20234.7280733237</text:p>
          </table:table-cell>
          <table:table-cell table:formula="of:=[.H47]*5" office:value-type="float" office:value="25293.4100916546">
            <text:p>25293.4100916546</text:p>
          </table:table-cell>
          <table:table-cell table:formula="of:=[.H47]*6" office:value-type="float" office:value="30352.0921099855">
            <text:p>30352.0921099855</text:p>
          </table:table-cell>
          <table:table-cell table:formula="of:=[.H47]*7" office:value-type="float" office:value="35410.7741283164">
            <text:p>35410.7741283164</text:p>
          </table:table-cell>
          <table:table-cell table:formula="of:=[.H47]*8" office:value-type="float" office:value="40469.4561466473">
            <text:p>40469.4561466473</text:p>
          </table:table-cell>
          <table:table-cell table:formula="of:=[.H47]/365.2425" office:value-type="float" office:value="13.850200944115">
            <text:p>13.8502009441</text:p>
          </table:table-cell>
          <table:table-cell table:formula="of:=[.P47]*2" office:value-type="float" office:value="27.70040188823">
            <text:p>27.7004018882</text:p>
          </table:table-cell>
          <table:table-cell table:formula="of:=[.P47]*3" office:value-type="float" office:value="41.550602832345">
            <text:p>41.5506028323</text:p>
          </table:table-cell>
          <table:table-cell table:formula="of:=[.P47]*4" office:value-type="float" office:value="55.4008037764599">
            <text:p>55.4008037765</text:p>
          </table:table-cell>
          <table:table-cell table:formula="of:=[.P47]*5" office:value-type="float" office:value="69.2510047205749">
            <text:p>69.2510047206</text:p>
          </table:table-cell>
          <table:table-cell table:formula="of:=[.P47]*6" office:value-type="float" office:value="83.1012056646899">
            <text:p>83.1012056647</text:p>
          </table:table-cell>
          <table:table-cell table:formula="of:=[.P47]*7" office:value-type="float" office:value="96.9514066088049">
            <text:p>96.9514066088</text:p>
          </table:table-cell>
          <table:table-cell table:formula="of:=[.P47]*8" office:value-type="float" office:value="110.80160755292">
            <text:p>110.8016075529</text:p>
          </table:table-cell>
          <table:table-cell/>
        </table:table-row>
        <table:table-row table:style-name="ro2">
          <table:table-cell office:value-type="string">
            <text:p>H.Jupiter/H.Neptune</text:p>
          </table:table-cell>
          <table:table-cell office:value-type="float" office:value="267.504">
            <text:p>267.504</text:p>
          </table:table-cell>
          <table:table-cell office:value-type="float" office:value="1983.917">
            <text:p>1983.917</text:p>
          </table:table-cell>
          <table:table-cell/>
          <table:table-cell table:formula="of:=([.C48]-[.B48])/360" office:value-type="float" office:value="4.76781388888889">
            <text:p>4.7678138889</text:p>
          </table:table-cell>
          <table:table-cell office:value-type="float" office:value="22278">
            <text:p>22278</text:p>
          </table:table-cell>
          <table:table-cell/>
          <table:table-cell table:formula="of:=[.F48]/[.E48]" office:value-type="float" office:value="4672.58171547291">
            <text:p>4672.5817154729</text:p>
          </table:table-cell>
          <table:table-cell table:formula="of:=[.H48]*2" office:value-type="float" office:value="9345.16343094582">
            <text:p>9345.1634309458</text:p>
          </table:table-cell>
          <table:table-cell table:formula="of:=[.H48]*3" office:value-type="float" office:value="14017.7451464187">
            <text:p>14017.7451464187</text:p>
          </table:table-cell>
          <table:table-cell table:formula="of:=[.H48]*4" office:value-type="float" office:value="18690.3268618916">
            <text:p>18690.3268618916</text:p>
          </table:table-cell>
          <table:table-cell table:formula="of:=[.H48]*5" office:value-type="float" office:value="23362.9085773645">
            <text:p>23362.9085773645</text:p>
          </table:table-cell>
          <table:table-cell table:formula="of:=[.H48]*6" office:value-type="float" office:value="28035.4902928374">
            <text:p>28035.4902928374</text:p>
          </table:table-cell>
          <table:table-cell table:formula="of:=[.H48]*7" office:value-type="float" office:value="32708.0720083103">
            <text:p>32708.0720083103</text:p>
          </table:table-cell>
          <table:table-cell table:formula="of:=[.H48]*8" office:value-type="float" office:value="37380.6537237833">
            <text:p>37380.6537237833</text:p>
          </table:table-cell>
          <table:table-cell table:formula="of:=[.H48]/365.2425" office:value-type="float" office:value="12.7930942195197">
            <text:p>12.7930942195</text:p>
          </table:table-cell>
          <table:table-cell table:formula="of:=[.P48]*2" office:value-type="float" office:value="25.5861884390393">
            <text:p>25.586188439</text:p>
          </table:table-cell>
          <table:table-cell table:formula="of:=[.P48]*3" office:value-type="float" office:value="38.379282658559">
            <text:p>38.3792826586</text:p>
          </table:table-cell>
          <table:table-cell table:formula="of:=[.P48]*4" office:value-type="float" office:value="51.1723768780786">
            <text:p>51.1723768781</text:p>
          </table:table-cell>
          <table:table-cell table:formula="of:=[.P48]*5" office:value-type="float" office:value="63.9654710975983">
            <text:p>63.9654710976</text:p>
          </table:table-cell>
          <table:table-cell table:formula="of:=[.P48]*6" office:value-type="float" office:value="76.7585653171179">
            <text:p>76.7585653171</text:p>
          </table:table-cell>
          <table:table-cell table:formula="of:=[.P48]*7" office:value-type="float" office:value="89.5516595366376">
            <text:p>89.5516595366</text:p>
          </table:table-cell>
          <table:table-cell table:formula="of:=[.P48]*8" office:value-type="float" office:value="102.344753756157">
            <text:p>102.3447537562</text:p>
          </table:table-cell>
          <table:table-cell/>
        </table:table-row>
        <table:table-row table:style-name="ro2">
          <table:table-cell office:value-type="string">
            <text:p>H.Jupiter/H.Pluto</text:p>
          </table:table-cell>
          <table:table-cell office:value-type="float" office:value="328.398">
            <text:p>328.398</text:p>
          </table:table-cell>
          <table:table-cell office:value-type="float" office:value="2037.848">
            <text:p>2037.848</text:p>
          </table:table-cell>
          <table:table-cell/>
          <table:table-cell table:formula="of:=([.C49]-[.B49])/360" office:value-type="float" office:value="4.74847222222222">
            <text:p>4.7484722222</text:p>
          </table:table-cell>
          <table:table-cell office:value-type="float" office:value="22278">
            <text:p>22278</text:p>
          </table:table-cell>
          <table:table-cell/>
          <table:table-cell table:formula="of:=[.F49]/[.E49]" office:value-type="float" office:value="4691.6142618971">
            <text:p>4691.6142618971</text:p>
          </table:table-cell>
          <table:table-cell table:formula="of:=[.H49]*2" office:value-type="float" office:value="9383.2285237942">
            <text:p>9383.2285237942</text:p>
          </table:table-cell>
          <table:table-cell table:formula="of:=[.H49]*3" office:value-type="float" office:value="14074.8427856913">
            <text:p>14074.8427856913</text:p>
          </table:table-cell>
          <table:table-cell table:formula="of:=[.H49]*4" office:value-type="float" office:value="18766.4570475884">
            <text:p>18766.4570475884</text:p>
          </table:table-cell>
          <table:table-cell table:formula="of:=[.H49]*5" office:value-type="float" office:value="23458.0713094855">
            <text:p>23458.0713094855</text:p>
          </table:table-cell>
          <table:table-cell table:formula="of:=[.H49]*6" office:value-type="float" office:value="28149.6855713826">
            <text:p>28149.6855713826</text:p>
          </table:table-cell>
          <table:table-cell table:formula="of:=[.H49]*7" office:value-type="float" office:value="32841.2998332797">
            <text:p>32841.2998332797</text:p>
          </table:table-cell>
          <table:table-cell table:formula="of:=[.H49]*8" office:value-type="float" office:value="37532.9140951768">
            <text:p>37532.9140951768</text:p>
          </table:table-cell>
          <table:table-cell table:formula="of:=[.H49]/365.2425" office:value-type="float" office:value="12.8452035617353">
            <text:p>12.8452035617</text:p>
          </table:table-cell>
          <table:table-cell table:formula="of:=[.P49]*2" office:value-type="float" office:value="25.6904071234706">
            <text:p>25.6904071235</text:p>
          </table:table-cell>
          <table:table-cell table:formula="of:=[.P49]*3" office:value-type="float" office:value="38.5356106852059">
            <text:p>38.5356106852</text:p>
          </table:table-cell>
          <table:table-cell table:formula="of:=[.P49]*4" office:value-type="float" office:value="51.3808142469412">
            <text:p>51.3808142469</text:p>
          </table:table-cell>
          <table:table-cell table:formula="of:=[.P49]*5" office:value-type="float" office:value="64.2260178086764">
            <text:p>64.2260178087</text:p>
          </table:table-cell>
          <table:table-cell table:formula="of:=[.P49]*6" office:value-type="float" office:value="77.0712213704117">
            <text:p>77.0712213704</text:p>
          </table:table-cell>
          <table:table-cell table:formula="of:=[.P49]*7" office:value-type="float" office:value="89.916424932147">
            <text:p>89.9164249321</text:p>
          </table:table-cell>
          <table:table-cell table:formula="of:=[.P49]*8" office:value-type="float" office:value="102.761628493882">
            <text:p>102.7616284939</text:p>
          </table:table-cell>
          <table:table-cell/>
        </table:table-row>
        <table:table-row table:style-name="ro2">
          <table:table-cell office:value-type="string">
            <text:p>H.Chiron/H.Uranus</text:p>
          </table:table-cell>
          <table:table-cell office:value-type="float" office:value="543.541">
            <text:p>543.541</text:p>
          </table:table-cell>
          <table:table-cell office:value-type="float" office:value="690.956">
            <text:p>690.956</text:p>
          </table:table-cell>
          <table:table-cell/>
          <table:table-cell table:formula="of:=([.C50]-[.B50])/360" office:value-type="float" office:value="0.409486111111111">
            <text:p>0.4094861111</text:p>
          </table:table-cell>
          <table:table-cell office:value-type="float" office:value="22278">
            <text:p>22278</text:p>
          </table:table-cell>
          <table:table-cell/>
          <table:table-cell table:formula="of:=[.F50]/[.E50]" office:value-type="float" office:value="54404.7756334159">
            <text:p>54404.7756334159</text:p>
          </table:table-cell>
          <table:table-cell table:formula="of:=[.H50]*2" office:value-type="float" office:value="108809.551266832">
            <text:p>108809.551266832</text:p>
          </table:table-cell>
          <table:table-cell table:formula="of:=[.H50]*3" office:value-type="float" office:value="163214.326900248">
            <text:p>163214.326900248</text:p>
          </table:table-cell>
          <table:table-cell table:formula="of:=[.H50]*4" office:value-type="float" office:value="217619.102533664">
            <text:p>217619.102533664</text:p>
          </table:table-cell>
          <table:table-cell table:formula="of:=[.H50]*5" office:value-type="float" office:value="272023.878167079">
            <text:p>272023.878167079</text:p>
          </table:table-cell>
          <table:table-cell table:formula="of:=[.H50]*6" office:value-type="float" office:value="326428.653800495">
            <text:p>326428.653800495</text:p>
          </table:table-cell>
          <table:table-cell table:formula="of:=[.H50]*7" office:value-type="float" office:value="380833.429433911">
            <text:p>380833.429433911</text:p>
          </table:table-cell>
          <table:table-cell table:formula="of:=[.H50]*8" office:value-type="float" office:value="435238.205067327">
            <text:p>435238.205067327</text:p>
          </table:table-cell>
          <table:table-cell table:formula="of:=[.H50]/365.2425" office:value-type="float" office:value="148.955216420367">
            <text:p>148.9552164204</text:p>
          </table:table-cell>
          <table:table-cell table:formula="of:=[.P50]*2" office:value-type="float" office:value="297.910432840734">
            <text:p>297.9104328407</text:p>
          </table:table-cell>
          <table:table-cell table:formula="of:=[.P50]*3" office:value-type="float" office:value="446.865649261101">
            <text:p>446.8656492611</text:p>
          </table:table-cell>
          <table:table-cell table:formula="of:=[.P50]*4" office:value-type="float" office:value="595.820865681468">
            <text:p>595.8208656815</text:p>
          </table:table-cell>
          <table:table-cell table:formula="of:=[.P50]*5" office:value-type="float" office:value="744.776082101835">
            <text:p>744.7760821018</text:p>
          </table:table-cell>
          <table:table-cell table:formula="of:=[.P50]*6" office:value-type="float" office:value="893.731298522202">
            <text:p>893.7312985222</text:p>
          </table:table-cell>
          <table:table-cell table:formula="of:=[.P50]*7" office:value-type="float" office:value="1042.68651494257">
            <text:p>1042.6865149426</text:p>
          </table:table-cell>
          <table:table-cell table:formula="of:=[.P50]*8" office:value-type="float" office:value="1191.64173136294">
            <text:p>1191.6417313629</text:p>
          </table:table-cell>
          <table:table-cell/>
        </table:table-row>
        <table:table-row table:style-name="ro2">
          <table:table-cell office:value-type="string">
            <text:p>H.Chiron/H.Neptune</text:p>
          </table:table-cell>
          <table:table-cell office:value-type="float" office:value="452.77">
            <text:p>452.77</text:p>
          </table:table-cell>
          <table:table-cell office:value-type="float" office:value="731.189">
            <text:p>731.189</text:p>
          </table:table-cell>
          <table:table-cell/>
          <table:table-cell table:formula="of:=([.C51]-[.B51])/360" office:value-type="float" office:value="0.773386111111111">
            <text:p>0.7733861111</text:p>
          </table:table-cell>
          <table:table-cell office:value-type="float" office:value="22278">
            <text:p>22278</text:p>
          </table:table-cell>
          <table:table-cell/>
          <table:table-cell table:formula="of:=[.F51]/[.E51]" office:value-type="float" office:value="28805.7927081126">
            <text:p>28805.7927081126</text:p>
          </table:table-cell>
          <table:table-cell table:formula="of:=[.H51]*2" office:value-type="float" office:value="57611.5854162252">
            <text:p>57611.5854162252</text:p>
          </table:table-cell>
          <table:table-cell table:formula="of:=[.H51]*3" office:value-type="float" office:value="86417.3781243378">
            <text:p>86417.3781243378</text:p>
          </table:table-cell>
          <table:table-cell table:formula="of:=[.H51]*4" office:value-type="float" office:value="115223.17083245">
            <text:p>115223.17083245</text:p>
          </table:table-cell>
          <table:table-cell table:formula="of:=[.H51]*5" office:value-type="float" office:value="144028.963540563">
            <text:p>144028.963540563</text:p>
          </table:table-cell>
          <table:table-cell table:formula="of:=[.H51]*6" office:value-type="float" office:value="172834.756248676">
            <text:p>172834.756248676</text:p>
          </table:table-cell>
          <table:table-cell table:formula="of:=[.H51]*7" office:value-type="float" office:value="201640.548956788">
            <text:p>201640.548956788</text:p>
          </table:table-cell>
          <table:table-cell table:formula="of:=[.H51]*8" office:value-type="float" office:value="230446.341664901">
            <text:p>230446.341664901</text:p>
          </table:table-cell>
          <table:table-cell table:formula="of:=[.H51]/365.2425" office:value-type="float" office:value="78.8675816973999">
            <text:p>78.8675816974</text:p>
          </table:table-cell>
          <table:table-cell table:formula="of:=[.P51]*2" office:value-type="float" office:value="157.7351633948">
            <text:p>157.7351633948</text:p>
          </table:table-cell>
          <table:table-cell table:formula="of:=[.P51]*3" office:value-type="float" office:value="236.6027450922">
            <text:p>236.6027450922</text:p>
          </table:table-cell>
          <table:table-cell table:formula="of:=[.P51]*4" office:value-type="float" office:value="315.4703267896">
            <text:p>315.4703267896</text:p>
          </table:table-cell>
          <table:table-cell table:formula="of:=[.P51]*5" office:value-type="float" office:value="394.337908487">
            <text:p>394.337908487</text:p>
          </table:table-cell>
          <table:table-cell table:formula="of:=[.P51]*6" office:value-type="float" office:value="473.2054901844">
            <text:p>473.2054901844</text:p>
          </table:table-cell>
          <table:table-cell table:formula="of:=[.P51]*7" office:value-type="float" office:value="552.0730718818">
            <text:p>552.0730718818</text:p>
          </table:table-cell>
          <table:table-cell table:formula="of:=[.P51]*8" office:value-type="float" office:value="630.940653579199">
            <text:p>630.9406535792</text:p>
          </table:table-cell>
          <table:table-cell/>
        </table:table-row>
        <table:table-row table:style-name="ro2">
          <table:table-cell office:value-type="string">
            <text:p>H.Chiron/H.Pluto</text:p>
          </table:table-cell>
          <table:table-cell office:value-type="float" office:value="513.664">
            <text:p>513.664</text:p>
          </table:table-cell>
          <table:table-cell office:value-type="float" office:value="785.12">
            <text:p>785.12</text:p>
          </table:table-cell>
          <table:table-cell/>
          <table:table-cell table:formula="of:=([.C52]-[.B52])/360" office:value-type="float" office:value="0.754044444444445">
            <text:p>0.7540444444</text:p>
          </table:table-cell>
          <table:table-cell office:value-type="float" office:value="22278">
            <text:p>22278</text:p>
          </table:table-cell>
          <table:table-cell/>
          <table:table-cell table:formula="of:=[.F52]/[.E52]" office:value-type="float" office:value="29544.6775904751">
            <text:p>29544.6775904751</text:p>
          </table:table-cell>
          <table:table-cell table:formula="of:=[.H52]*2" office:value-type="float" office:value="59089.3551809501">
            <text:p>59089.3551809501</text:p>
          </table:table-cell>
          <table:table-cell table:formula="of:=[.H52]*3" office:value-type="float" office:value="88634.0327714252">
            <text:p>88634.0327714252</text:p>
          </table:table-cell>
          <table:table-cell table:formula="of:=[.H52]*4" office:value-type="float" office:value="118178.7103619">
            <text:p>118178.7103619</text:p>
          </table:table-cell>
          <table:table-cell table:formula="of:=[.H52]*5" office:value-type="float" office:value="147723.387952375">
            <text:p>147723.387952375</text:p>
          </table:table-cell>
          <table:table-cell table:formula="of:=[.H52]*6" office:value-type="float" office:value="177268.06554285">
            <text:p>177268.06554285</text:p>
          </table:table-cell>
          <table:table-cell table:formula="of:=[.H52]*7" office:value-type="float" office:value="206812.743133325">
            <text:p>206812.743133325</text:p>
          </table:table-cell>
          <table:table-cell table:formula="of:=[.H52]*8" office:value-type="float" office:value="236357.420723801">
            <text:p>236357.420723801</text:p>
          </table:table-cell>
          <table:table-cell table:formula="of:=[.H52]/365.2425" office:value-type="float" office:value="80.890579794178">
            <text:p>80.8905797942</text:p>
          </table:table-cell>
          <table:table-cell table:formula="of:=[.P52]*2" office:value-type="float" office:value="161.781159588356">
            <text:p>161.7811595884</text:p>
          </table:table-cell>
          <table:table-cell table:formula="of:=[.P52]*3" office:value-type="float" office:value="242.671739382534">
            <text:p>242.6717393825</text:p>
          </table:table-cell>
          <table:table-cell table:formula="of:=[.P52]*4" office:value-type="float" office:value="323.562319176712">
            <text:p>323.5623191767</text:p>
          </table:table-cell>
          <table:table-cell table:formula="of:=[.P52]*5" office:value-type="float" office:value="404.45289897089">
            <text:p>404.4528989709</text:p>
          </table:table-cell>
          <table:table-cell table:formula="of:=[.P52]*6" office:value-type="float" office:value="485.343478765068">
            <text:p>485.3434787651</text:p>
          </table:table-cell>
          <table:table-cell table:formula="of:=[.P52]*7" office:value-type="float" office:value="566.234058559246">
            <text:p>566.2340585592</text:p>
          </table:table-cell>
          <table:table-cell table:formula="of:=[.P52]*8" office:value-type="float" office:value="647.124638353424">
            <text:p>647.1246383534</text:p>
          </table:table-cell>
          <table:table-cell/>
        </table:table-row>
        <table:table-row table:style-name="ro2">
          <table:table-cell office:value-type="string">
            <text:p>H.Saturn/H.Uranus</text:p>
          </table:table-cell>
          <table:table-cell office:value-type="float" office:value="468.422">
            <text:p>468.422</text:p>
          </table:table-cell>
          <table:table-cell office:value-type="float" office:value="949.03">
            <text:p>949.03</text:p>
          </table:table-cell>
          <table:table-cell/>
          <table:table-cell table:formula="of:=([.C53]-[.B53])/360" office:value-type="float" office:value="1.33502222222222">
            <text:p>1.3350222222</text:p>
          </table:table-cell>
          <table:table-cell office:value-type="float" office:value="22278">
            <text:p>22278</text:p>
          </table:table-cell>
          <table:table-cell/>
          <table:table-cell table:formula="of:=[.F53]/[.E53]" office:value-type="float" office:value="16687.3626739463">
            <text:p>16687.3626739463</text:p>
          </table:table-cell>
          <table:table-cell table:formula="of:=[.H53]*2" office:value-type="float" office:value="33374.7253478927">
            <text:p>33374.7253478927</text:p>
          </table:table-cell>
          <table:table-cell table:formula="of:=[.H53]*3" office:value-type="float" office:value="50062.088021839">
            <text:p>50062.088021839</text:p>
          </table:table-cell>
          <table:table-cell table:formula="of:=[.H53]*4" office:value-type="float" office:value="66749.4506957853">
            <text:p>66749.4506957853</text:p>
          </table:table-cell>
          <table:table-cell table:formula="of:=[.H53]*5" office:value-type="float" office:value="83436.8133697317">
            <text:p>83436.8133697317</text:p>
          </table:table-cell>
          <table:table-cell table:formula="of:=[.H53]*6" office:value-type="float" office:value="100124.176043678">
            <text:p>100124.176043678</text:p>
          </table:table-cell>
          <table:table-cell table:formula="of:=[.H53]*7" office:value-type="float" office:value="116811.538717624">
            <text:p>116811.538717624</text:p>
          </table:table-cell>
          <table:table-cell table:formula="of:=[.H53]*8" office:value-type="float" office:value="133498.901391571">
            <text:p>133498.901391571</text:p>
          </table:table-cell>
          <table:table-cell table:formula="of:=[.H53]/365.2425" office:value-type="float" office:value="45.6884471931562">
            <text:p>45.6884471932</text:p>
          </table:table-cell>
          <table:table-cell table:formula="of:=[.P53]*2" office:value-type="float" office:value="91.3768943863123">
            <text:p>91.3768943863</text:p>
          </table:table-cell>
          <table:table-cell table:formula="of:=[.P53]*3" office:value-type="float" office:value="137.065341579468">
            <text:p>137.0653415795</text:p>
          </table:table-cell>
          <table:table-cell table:formula="of:=[.P53]*4" office:value-type="float" office:value="182.753788772625">
            <text:p>182.7537887726</text:p>
          </table:table-cell>
          <table:table-cell table:formula="of:=[.P53]*5" office:value-type="float" office:value="228.442235965781">
            <text:p>228.4422359658</text:p>
          </table:table-cell>
          <table:table-cell table:formula="of:=[.P53]*6" office:value-type="float" office:value="274.130683158937">
            <text:p>274.1306831589</text:p>
          </table:table-cell>
          <table:table-cell table:formula="of:=[.P53]*7" office:value-type="float" office:value="319.819130352093">
            <text:p>319.8191303521</text:p>
          </table:table-cell>
          <table:table-cell table:formula="of:=[.P53]*8" office:value-type="float" office:value="365.507577545249">
            <text:p>365.5075775453</text:p>
          </table:table-cell>
          <table:table-cell/>
        </table:table-row>
        <table:table-row table:style-name="ro2">
          <table:table-cell office:value-type="string">
            <text:p>H.Saturn/H.Neptune</text:p>
          </table:table-cell>
          <table:table-cell office:value-type="float" office:value="377.651">
            <text:p>377.651</text:p>
          </table:table-cell>
          <table:table-cell office:value-type="float" office:value="989.263">
            <text:p>989.263</text:p>
          </table:table-cell>
          <table:table-cell/>
          <table:table-cell table:formula="of:=([.C54]-[.B54])/360" office:value-type="float" office:value="1.69892222222222">
            <text:p>1.6989222222</text:p>
          </table:table-cell>
          <table:table-cell office:value-type="float" office:value="22278">
            <text:p>22278</text:p>
          </table:table-cell>
          <table:table-cell/>
          <table:table-cell table:formula="of:=[.F54]/[.E54]" office:value-type="float" office:value="13113.0193652185">
            <text:p>13113.0193652185</text:p>
          </table:table-cell>
          <table:table-cell table:formula="of:=[.H54]*2" office:value-type="float" office:value="26226.0387304369">
            <text:p>26226.0387304369</text:p>
          </table:table-cell>
          <table:table-cell table:formula="of:=[.H54]*3" office:value-type="float" office:value="39339.0580956554">
            <text:p>39339.0580956554</text:p>
          </table:table-cell>
          <table:table-cell table:formula="of:=[.H54]*4" office:value-type="float" office:value="52452.0774608739">
            <text:p>52452.0774608739</text:p>
          </table:table-cell>
          <table:table-cell table:formula="of:=[.H54]*5" office:value-type="float" office:value="65565.0968260924">
            <text:p>65565.0968260924</text:p>
          </table:table-cell>
          <table:table-cell table:formula="of:=[.H54]*6" office:value-type="float" office:value="78678.1161913108">
            <text:p>78678.1161913108</text:p>
          </table:table-cell>
          <table:table-cell table:formula="of:=[.H54]*7" office:value-type="float" office:value="91791.1355565293">
            <text:p>91791.1355565293</text:p>
          </table:table-cell>
          <table:table-cell table:formula="of:=[.H54]*8" office:value-type="float" office:value="104904.154921748">
            <text:p>104904.154921748</text:p>
          </table:table-cell>
          <table:table-cell table:formula="of:=[.H54]/365.2425" office:value-type="float" office:value="35.9022276028076">
            <text:p>35.9022276028</text:p>
          </table:table-cell>
          <table:table-cell table:formula="of:=[.P54]*2" office:value-type="float" office:value="71.8044552056153">
            <text:p>71.8044552056</text:p>
          </table:table-cell>
          <table:table-cell table:formula="of:=[.P54]*3" office:value-type="float" office:value="107.706682808423">
            <text:p>107.7066828084</text:p>
          </table:table-cell>
          <table:table-cell table:formula="of:=[.P54]*4" office:value-type="float" office:value="143.608910411231">
            <text:p>143.6089104112</text:p>
          </table:table-cell>
          <table:table-cell table:formula="of:=[.P54]*5" office:value-type="float" office:value="179.511138014038">
            <text:p>179.511138014</text:p>
          </table:table-cell>
          <table:table-cell table:formula="of:=[.P54]*6" office:value-type="float" office:value="215.413365616846">
            <text:p>215.4133656168</text:p>
          </table:table-cell>
          <table:table-cell table:formula="of:=[.P54]*7" office:value-type="float" office:value="251.315593219653">
            <text:p>251.3155932197</text:p>
          </table:table-cell>
          <table:table-cell table:formula="of:=[.P54]*8" office:value-type="float" office:value="287.217820822461">
            <text:p>287.2178208225</text:p>
          </table:table-cell>
          <table:table-cell/>
        </table:table-row>
        <table:table-row table:style-name="ro2">
          <table:table-cell office:value-type="string">
            <text:p>H.Saturn/H.Pluto</text:p>
          </table:table-cell>
          <table:table-cell office:value-type="float" office:value="438.545">
            <text:p>438.545</text:p>
          </table:table-cell>
          <table:table-cell office:value-type="float" office:value="1043.194">
            <text:p>1043.194</text:p>
          </table:table-cell>
          <table:table-cell/>
          <table:table-cell table:formula="of:=([.C55]-[.B55])/360" office:value-type="float" office:value="1.67958055555556">
            <text:p>1.6795805556</text:p>
          </table:table-cell>
          <table:table-cell office:value-type="float" office:value="22278">
            <text:p>22278</text:p>
          </table:table-cell>
          <table:table-cell/>
          <table:table-cell table:formula="of:=[.F55]/[.E55]" office:value-type="float" office:value="13264.0259059388">
            <text:p>13264.0259059388</text:p>
          </table:table-cell>
          <table:table-cell table:formula="of:=[.H55]*2" office:value-type="float" office:value="26528.0518118776">
            <text:p>26528.0518118776</text:p>
          </table:table-cell>
          <table:table-cell table:formula="of:=[.H55]*3" office:value-type="float" office:value="39792.0777178165">
            <text:p>39792.0777178165</text:p>
          </table:table-cell>
          <table:table-cell table:formula="of:=[.H55]*4" office:value-type="float" office:value="53056.1036237553">
            <text:p>53056.1036237553</text:p>
          </table:table-cell>
          <table:table-cell table:formula="of:=[.H55]*5" office:value-type="float" office:value="66320.1295296941">
            <text:p>66320.1295296941</text:p>
          </table:table-cell>
          <table:table-cell table:formula="of:=[.H55]*6" office:value-type="float" office:value="79584.1554356329">
            <text:p>79584.1554356329</text:p>
          </table:table-cell>
          <table:table-cell table:formula="of:=[.H55]*7" office:value-type="float" office:value="92848.1813415718">
            <text:p>92848.1813415718</text:p>
          </table:table-cell>
          <table:table-cell table:formula="of:=[.H55]*8" office:value-type="float" office:value="106112.207247511">
            <text:p>106112.207247511</text:p>
          </table:table-cell>
          <table:table-cell table:formula="of:=[.H55]/365.2425" office:value-type="float" office:value="36.315669468747">
            <text:p>36.3156694687</text:p>
          </table:table-cell>
          <table:table-cell table:formula="of:=[.P55]*2" office:value-type="float" office:value="72.631338937494">
            <text:p>72.6313389375</text:p>
          </table:table-cell>
          <table:table-cell table:formula="of:=[.P55]*3" office:value-type="float" office:value="108.947008406241">
            <text:p>108.9470084062</text:p>
          </table:table-cell>
          <table:table-cell table:formula="of:=[.P55]*4" office:value-type="float" office:value="145.262677874988">
            <text:p>145.262677875</text:p>
          </table:table-cell>
          <table:table-cell table:formula="of:=[.P55]*5" office:value-type="float" office:value="181.578347343735">
            <text:p>181.5783473437</text:p>
          </table:table-cell>
          <table:table-cell table:formula="of:=[.P55]*6" office:value-type="float" office:value="217.894016812482">
            <text:p>217.8940168125</text:p>
          </table:table-cell>
          <table:table-cell table:formula="of:=[.P55]*7" office:value-type="float" office:value="254.209686281229">
            <text:p>254.2096862812</text:p>
          </table:table-cell>
          <table:table-cell table:formula="of:=[.P55]*8" office:value-type="float" office:value="290.525355749976">
            <text:p>290.52535575</text:p>
          </table:table-cell>
          <table:table-cell/>
        </table:table-row>
        <table:table-row table:style-name="ro2">
          <table:table-cell office:value-type="string">
            <text:p>H.Uranus/H.Neptune</text:p>
          </table:table-cell>
          <table:table-cell office:value-type="float" office:value="269.229">
            <text:p>269.229</text:p>
          </table:table-cell>
          <table:table-cell office:value-type="float" office:value="400.233">
            <text:p>400.233</text:p>
          </table:table-cell>
          <table:table-cell/>
          <table:table-cell table:formula="of:=([.C56]-[.B56])/360" office:value-type="float" office:value="0.3639">
            <text:p>0.3639</text:p>
          </table:table-cell>
          <table:table-cell office:value-type="float" office:value="22278">
            <text:p>22278</text:p>
          </table:table-cell>
          <table:table-cell/>
          <table:table-cell table:formula="of:=[.F56]/[.E56]" office:value-type="float" office:value="61220.1154163232">
            <text:p>61220.1154163232</text:p>
          </table:table-cell>
          <table:table-cell table:formula="of:=[.H56]*2" office:value-type="float" office:value="122440.230832646">
            <text:p>122440.230832646</text:p>
          </table:table-cell>
          <table:table-cell table:formula="of:=[.H56]*3" office:value-type="float" office:value="183660.346248969">
            <text:p>183660.346248969</text:p>
          </table:table-cell>
          <table:table-cell table:formula="of:=[.H56]*4" office:value-type="float" office:value="244880.461665293">
            <text:p>244880.461665293</text:p>
          </table:table-cell>
          <table:table-cell table:formula="of:=[.H56]*5" office:value-type="float" office:value="306100.577081616">
            <text:p>306100.577081616</text:p>
          </table:table-cell>
          <table:table-cell table:formula="of:=[.H56]*6" office:value-type="float" office:value="367320.692497939">
            <text:p>367320.692497939</text:p>
          </table:table-cell>
          <table:table-cell table:formula="of:=[.H56]*7" office:value-type="float" office:value="428540.807914262">
            <text:p>428540.807914262</text:p>
          </table:table-cell>
          <table:table-cell table:formula="of:=[.H56]*8" office:value-type="float" office:value="489760.923330585">
            <text:p>489760.923330585</text:p>
          </table:table-cell>
          <table:table-cell table:formula="of:=[.H56]/365.2425" office:value-type="float" office:value="167.614982966996">
            <text:p>167.614982967</text:p>
          </table:table-cell>
          <table:table-cell table:formula="of:=[.P56]*2" office:value-type="float" office:value="335.229965933993">
            <text:p>335.229965934</text:p>
          </table:table-cell>
          <table:table-cell table:formula="of:=[.P56]*3" office:value-type="float" office:value="502.844948900989">
            <text:p>502.844948901</text:p>
          </table:table-cell>
          <table:table-cell table:formula="of:=[.P56]*4" office:value-type="float" office:value="670.459931867985">
            <text:p>670.459931868</text:p>
          </table:table-cell>
          <table:table-cell table:formula="of:=[.P56]*5" office:value-type="float" office:value="838.074914834982">
            <text:p>838.074914835</text:p>
          </table:table-cell>
          <table:table-cell table:formula="of:=[.P56]*6" office:value-type="float" office:value="1005.68989780198">
            <text:p>1005.689897802</text:p>
          </table:table-cell>
          <table:table-cell table:formula="of:=[.P56]*7" office:value-type="float" office:value="1173.30488076897">
            <text:p>1173.304880769</text:p>
          </table:table-cell>
          <table:table-cell table:formula="of:=[.P56]*8" office:value-type="float" office:value="1340.91986373597">
            <text:p>1340.919863736</text:p>
          </table:table-cell>
          <table:table-cell/>
        </table:table-row>
        <table:table-row table:style-name="ro2">
          <table:table-cell office:value-type="string">
            <text:p>H.Uranus/H.Pluto</text:p>
          </table:table-cell>
          <table:table-cell office:value-type="float" office:value="330.123">
            <text:p>330.123</text:p>
          </table:table-cell>
          <table:table-cell office:value-type="float" office:value="454.164">
            <text:p>454.164</text:p>
          </table:table-cell>
          <table:table-cell/>
          <table:table-cell table:formula="of:=([.C57]-[.B57])/360" office:value-type="float" office:value="0.344558333333333">
            <text:p>0.3445583333</text:p>
          </table:table-cell>
          <table:table-cell office:value-type="float" office:value="22278">
            <text:p>22278</text:p>
          </table:table-cell>
          <table:table-cell/>
          <table:table-cell table:formula="of:=[.F57]/[.E57]" office:value-type="float" office:value="64656.6860957264">
            <text:p>64656.6860957264</text:p>
          </table:table-cell>
          <table:table-cell table:formula="of:=[.H57]*2" office:value-type="float" office:value="129313.372191453">
            <text:p>129313.372191453</text:p>
          </table:table-cell>
          <table:table-cell table:formula="of:=[.H57]*3" office:value-type="float" office:value="193970.058287179">
            <text:p>193970.058287179</text:p>
          </table:table-cell>
          <table:table-cell table:formula="of:=[.H57]*4" office:value-type="float" office:value="258626.744382906">
            <text:p>258626.744382906</text:p>
          </table:table-cell>
          <table:table-cell table:formula="of:=[.H57]*5" office:value-type="float" office:value="323283.430478632">
            <text:p>323283.430478632</text:p>
          </table:table-cell>
          <table:table-cell table:formula="of:=[.H57]*6" office:value-type="float" office:value="387940.116574359">
            <text:p>387940.116574359</text:p>
          </table:table-cell>
          <table:table-cell table:formula="of:=[.H57]*7" office:value-type="float" office:value="452596.802670085">
            <text:p>452596.802670085</text:p>
          </table:table-cell>
          <table:table-cell table:formula="of:=[.H57]*8" office:value-type="float" office:value="517253.488765811">
            <text:p>517253.488765811</text:p>
          </table:table-cell>
          <table:table-cell table:formula="of:=[.H57]/365.2425" office:value-type="float" office:value="177.023993910146">
            <text:p>177.0239939101</text:p>
          </table:table-cell>
          <table:table-cell table:formula="of:=[.P57]*2" office:value-type="float" office:value="354.047987820292">
            <text:p>354.0479878203</text:p>
          </table:table-cell>
          <table:table-cell table:formula="of:=[.P57]*3" office:value-type="float" office:value="531.071981730437">
            <text:p>531.0719817304</text:p>
          </table:table-cell>
          <table:table-cell table:formula="of:=[.P57]*4" office:value-type="float" office:value="708.095975640583">
            <text:p>708.0959756406</text:p>
          </table:table-cell>
          <table:table-cell table:formula="of:=[.P57]*5" office:value-type="float" office:value="885.119969550729">
            <text:p>885.1199695507</text:p>
          </table:table-cell>
          <table:table-cell table:formula="of:=[.P57]*6" office:value-type="float" office:value="1062.14396346087">
            <text:p>1062.1439634609</text:p>
          </table:table-cell>
          <table:table-cell table:formula="of:=[.P57]*7" office:value-type="float" office:value="1239.16795737102">
            <text:p>1239.167957371</text:p>
          </table:table-cell>
          <table:table-cell table:formula="of:=[.P57]*8" office:value-type="float" office:value="1416.19195128117">
            <text:p>1416.1919512812</text:p>
          </table:table-cell>
          <table:table-cell/>
        </table:table-row>
        <table:table-row table:style-name="ro3">
          <table:table-cell office:value-type="string">
            <text:p>H.☿/H.♀ + H.ⴲ</text:p>
          </table:table-cell>
          <table:table-cell office:value-type="float" office:value="625.828">
            <text:p>625.828</text:p>
          </table:table-cell>
          <table:table-cell office:value-type="float" office:value="78059.317">
            <text:p>78059.317</text:p>
          </table:table-cell>
          <table:table-cell/>
          <table:table-cell table:formula="of:=([.C58]-[.B58])/360" office:value-type="float" office:value="215.093025">
            <text:p>215.093025</text:p>
          </table:table-cell>
          <table:table-cell office:value-type="float" office:value="22278">
            <text:p>22278</text:p>
          </table:table-cell>
          <table:table-cell/>
          <table:table-cell table:formula="of:=[.F58]/[.E58]" office:value-type="float" office:value="103.573790921393">
            <text:p>103.5737909214</text:p>
          </table:table-cell>
          <table:table-cell table:formula="of:=[.H58]*2" office:value-type="float" office:value="207.147581842786">
            <text:p>207.1475818428</text:p>
          </table:table-cell>
          <table:table-cell table:formula="of:=[.H58]*3" office:value-type="float" office:value="310.72137276418">
            <text:p>310.7213727642</text:p>
          </table:table-cell>
          <table:table-cell table:formula="of:=[.H58]*4" office:value-type="float" office:value="414.295163685573">
            <text:p>414.2951636856</text:p>
          </table:table-cell>
          <table:table-cell table:formula="of:=[.H58]*5" office:value-type="float" office:value="517.868954606966">
            <text:p>517.868954607</text:p>
          </table:table-cell>
          <table:table-cell table:formula="of:=[.H58]*6" office:value-type="float" office:value="621.442745528359">
            <text:p>621.4427455284</text:p>
          </table:table-cell>
          <table:table-cell table:formula="of:=[.H58]*7" office:value-type="float" office:value="725.016536449752">
            <text:p>725.0165364498</text:p>
          </table:table-cell>
          <table:table-cell table:formula="of:=[.H58]*8" office:value-type="float" office:value="828.590327371146">
            <text:p>828.5903273711</text:p>
          </table:table-cell>
          <table:table-cell table:formula="of:=[.H58]/365.2425" office:value-type="float" office:value="0.283575407904045">
            <text:p>0.2835754079</text:p>
          </table:table-cell>
          <table:table-cell table:formula="of:=[.P58]*2" office:value-type="float" office:value="0.56715081580809">
            <text:p>0.5671508158</text:p>
          </table:table-cell>
          <table:table-cell table:formula="of:=[.P58]*3" office:value-type="float" office:value="0.850726223712135">
            <text:p>0.8507262237</text:p>
          </table:table-cell>
          <table:table-cell table:formula="of:=[.P58]*4" office:value-type="float" office:value="1.13430163161618">
            <text:p>1.1343016316</text:p>
          </table:table-cell>
          <table:table-cell table:formula="of:=[.P58]*5" office:value-type="float" office:value="1.41787703952023">
            <text:p>1.4178770395</text:p>
          </table:table-cell>
          <table:table-cell table:formula="of:=[.P58]*6" office:value-type="float" office:value="1.70145244742427">
            <text:p>1.7014524474</text:p>
          </table:table-cell>
          <table:table-cell table:formula="of:=[.P58]*7" office:value-type="float" office:value="1.98502785532832">
            <text:p>1.9850278553</text:p>
          </table:table-cell>
          <table:table-cell table:formula="of:=[.P58]*8" office:value-type="float" office:value="2.26860326323236">
            <text:p>2.2686032632</text:p>
          </table:table-cell>
          <table:table-cell/>
        </table:table-row>
        <table:table-row table:style-name="ro2">
          <table:table-cell office:value-type="string">
            <text:p>H.☿/H.♀ + H.♂</text:p>
          </table:table-cell>
          <table:table-cell office:value-type="float" office:value="555.69">
            <text:p>555.69</text:p>
          </table:table-cell>
          <table:table-cell office:value-type="float" office:value="67694.411">
            <text:p>67694.411</text:p>
          </table:table-cell>
          <table:table-cell/>
          <table:table-cell table:formula="of:=([.C59]-[.B59])/360" office:value-type="float" office:value="186.496447222222">
            <text:p>186.4964472222</text:p>
          </table:table-cell>
          <table:table-cell office:value-type="float" office:value="22278">
            <text:p>22278</text:p>
          </table:table-cell>
          <table:table-cell/>
          <table:table-cell table:formula="of:=[.F59]/[.E59]" office:value-type="float" office:value="119.455358704257">
            <text:p>119.4553587043</text:p>
          </table:table-cell>
          <table:table-cell table:formula="of:=[.H59]*2" office:value-type="float" office:value="238.910717408513">
            <text:p>238.9107174085</text:p>
          </table:table-cell>
          <table:table-cell table:formula="of:=[.H59]*3" office:value-type="float" office:value="358.36607611277">
            <text:p>358.3660761128</text:p>
          </table:table-cell>
          <table:table-cell table:formula="of:=[.H59]*4" office:value-type="float" office:value="477.821434817026">
            <text:p>477.821434817</text:p>
          </table:table-cell>
          <table:table-cell table:formula="of:=[.H59]*5" office:value-type="float" office:value="597.276793521283">
            <text:p>597.2767935213</text:p>
          </table:table-cell>
          <table:table-cell table:formula="of:=[.H59]*6" office:value-type="float" office:value="716.732152225539">
            <text:p>716.7321522255</text:p>
          </table:table-cell>
          <table:table-cell table:formula="of:=[.H59]*7" office:value-type="float" office:value="836.187510929796">
            <text:p>836.1875109298</text:p>
          </table:table-cell>
          <table:table-cell table:formula="of:=[.H59]*8" office:value-type="float" office:value="955.642869634052">
            <text:p>955.6428696341</text:p>
          </table:table-cell>
          <table:table-cell table:formula="of:=[.H59]/365.2425" office:value-type="float" office:value="0.32705766361871">
            <text:p>0.3270576636</text:p>
          </table:table-cell>
          <table:table-cell table:formula="of:=[.P59]*2" office:value-type="float" office:value="0.654115327237419">
            <text:p>0.6541153272</text:p>
          </table:table-cell>
          <table:table-cell table:formula="of:=[.P59]*3" office:value-type="float" office:value="0.981172990856129">
            <text:p>0.9811729909</text:p>
          </table:table-cell>
          <table:table-cell table:formula="of:=[.P59]*4" office:value-type="float" office:value="1.30823065447484">
            <text:p>1.3082306545</text:p>
          </table:table-cell>
          <table:table-cell table:formula="of:=[.P59]*5" office:value-type="float" office:value="1.63528831809355">
            <text:p>1.6352883181</text:p>
          </table:table-cell>
          <table:table-cell table:formula="of:=[.P59]*6" office:value-type="float" office:value="1.96234598171226">
            <text:p>1.9623459817</text:p>
          </table:table-cell>
          <table:table-cell table:formula="of:=[.P59]*7" office:value-type="float" office:value="2.28940364533097">
            <text:p>2.2894036453</text:p>
          </table:table-cell>
          <table:table-cell table:formula="of:=[.P59]*8" office:value-type="float" office:value="2.61646130894968">
            <text:p>2.6164613089</text:p>
          </table:table-cell>
          <table:table-cell/>
        </table:table-row>
        <table:table-row table:style-name="ro3">
          <table:table-cell office:value-type="string">
            <text:p>H.♀/H.ⴲ + H.☿</text:p>
          </table:table-cell>
          <table:table-cell office:value-type="float" office:value="682.776">
            <text:p>682.776</text:p>
          </table:table-cell>
          <table:table-cell office:value-type="float" office:value="105587.589">
            <text:p>105587.589</text:p>
          </table:table-cell>
          <table:table-cell/>
          <table:table-cell table:formula="of:=([.C60]-[.B60])/360" office:value-type="float" office:value="291.402258333333">
            <text:p>291.4022583333</text:p>
          </table:table-cell>
          <table:table-cell office:value-type="float" office:value="22278">
            <text:p>22278</text:p>
          </table:table-cell>
          <table:table-cell/>
          <table:table-cell table:formula="of:=[.F60]/[.E60]" office:value-type="float" office:value="76.4510204121902">
            <text:p>76.4510204122</text:p>
          </table:table-cell>
          <table:table-cell table:formula="of:=[.H60]*2" office:value-type="float" office:value="152.90204082438">
            <text:p>152.9020408244</text:p>
          </table:table-cell>
          <table:table-cell table:formula="of:=[.H60]*3" office:value-type="float" office:value="229.353061236571">
            <text:p>229.3530612366</text:p>
          </table:table-cell>
          <table:table-cell table:formula="of:=[.H60]*4" office:value-type="float" office:value="305.804081648761">
            <text:p>305.8040816488</text:p>
          </table:table-cell>
          <table:table-cell table:formula="of:=[.H60]*5" office:value-type="float" office:value="382.255102060951">
            <text:p>382.255102061</text:p>
          </table:table-cell>
          <table:table-cell table:formula="of:=[.H60]*6" office:value-type="float" office:value="458.706122473141">
            <text:p>458.7061224731</text:p>
          </table:table-cell>
          <table:table-cell table:formula="of:=[.H60]*7" office:value-type="float" office:value="535.157142885332">
            <text:p>535.1571428853</text:p>
          </table:table-cell>
          <table:table-cell table:formula="of:=[.H60]*8" office:value-type="float" office:value="611.608163297522">
            <text:p>611.6081632975</text:p>
          </table:table-cell>
          <table:table-cell table:formula="of:=[.H60]/365.2425" office:value-type="float" office:value="0.209315784477957">
            <text:p>0.2093157845</text:p>
          </table:table-cell>
          <table:table-cell table:formula="of:=[.P60]*2" office:value-type="float" office:value="0.418631568955914">
            <text:p>0.418631569</text:p>
          </table:table-cell>
          <table:table-cell table:formula="of:=[.P60]*3" office:value-type="float" office:value="0.627947353433871">
            <text:p>0.6279473534</text:p>
          </table:table-cell>
          <table:table-cell table:formula="of:=[.P60]*4" office:value-type="float" office:value="0.837263137911828">
            <text:p>0.8372631379</text:p>
          </table:table-cell>
          <table:table-cell table:formula="of:=[.P60]*5" office:value-type="float" office:value="1.04657892238979">
            <text:p>1.0465789224</text:p>
          </table:table-cell>
          <table:table-cell table:formula="of:=[.P60]*6" office:value-type="float" office:value="1.25589470686774">
            <text:p>1.2558947069</text:p>
          </table:table-cell>
          <table:table-cell table:formula="of:=[.P60]*7" office:value-type="float" office:value="1.4652104913457">
            <text:p>1.4652104913</text:p>
          </table:table-cell>
          <table:table-cell table:formula="of:=[.P60]*8" office:value-type="float" office:value="1.67452627582366">
            <text:p>1.6745262758</text:p>
          </table:table-cell>
          <table:table-cell/>
        </table:table-row>
        <table:table-row table:style-name="ro3">
          <table:table-cell office:value-type="string">
            <text:p>H.♀/H.ⴲ + H.♂</text:p>
          </table:table-cell>
          <table:table-cell office:value-type="float" office:value="418.858">
            <text:p>418.858</text:p>
          </table:table-cell>
          <table:table-cell office:value-type="float" office:value="25817.902">
            <text:p>25817.902</text:p>
          </table:table-cell>
          <table:table-cell/>
          <table:table-cell table:formula="of:=([.C61]-[.B61])/360" office:value-type="float" office:value="70.5529">
            <text:p>70.5529</text:p>
          </table:table-cell>
          <table:table-cell office:value-type="float" office:value="22278">
            <text:p>22278</text:p>
          </table:table-cell>
          <table:table-cell/>
          <table:table-cell table:formula="of:=[.F61]/[.E61]" office:value-type="float" office:value="315.763065727986">
            <text:p>315.763065728</text:p>
          </table:table-cell>
          <table:table-cell table:formula="of:=[.H61]*2" office:value-type="float" office:value="631.526131455971">
            <text:p>631.526131456</text:p>
          </table:table-cell>
          <table:table-cell table:formula="of:=[.H61]*3" office:value-type="float" office:value="947.289197183957">
            <text:p>947.289197184</text:p>
          </table:table-cell>
          <table:table-cell table:formula="of:=[.H61]*4" office:value-type="float" office:value="1263.05226291194">
            <text:p>1263.052262912</text:p>
          </table:table-cell>
          <table:table-cell table:formula="of:=[.H61]*5" office:value-type="float" office:value="1578.81532863993">
            <text:p>1578.8153286399</text:p>
          </table:table-cell>
          <table:table-cell table:formula="of:=[.H61]*6" office:value-type="float" office:value="1894.57839436791">
            <text:p>1894.5783943679</text:p>
          </table:table-cell>
          <table:table-cell table:formula="of:=[.H61]*7" office:value-type="float" office:value="2210.3414600959">
            <text:p>2210.3414600959</text:p>
          </table:table-cell>
          <table:table-cell table:formula="of:=[.H61]*8" office:value-type="float" office:value="2526.10452582389">
            <text:p>2526.1045258239</text:p>
          </table:table-cell>
          <table:table-cell table:formula="of:=[.H61]/365.2425" office:value-type="float" office:value="0.864529910204825">
            <text:p>0.8645299102</text:p>
          </table:table-cell>
          <table:table-cell table:formula="of:=[.P61]*2" office:value-type="float" office:value="1.72905982040965">
            <text:p>1.7290598204</text:p>
          </table:table-cell>
          <table:table-cell table:formula="of:=[.P61]*3" office:value-type="float" office:value="2.59358973061447">
            <text:p>2.5935897306</text:p>
          </table:table-cell>
          <table:table-cell table:formula="of:=[.P61]*4" office:value-type="float" office:value="3.4581196408193">
            <text:p>3.4581196408</text:p>
          </table:table-cell>
          <table:table-cell table:formula="of:=[.P61]*5" office:value-type="float" office:value="4.32264955102412">
            <text:p>4.322649551</text:p>
          </table:table-cell>
          <table:table-cell table:formula="of:=[.P61]*6" office:value-type="float" office:value="5.18717946122895">
            <text:p>5.1871794612</text:p>
          </table:table-cell>
          <table:table-cell table:formula="of:=[.P61]*7" office:value-type="float" office:value="6.05170937143377">
            <text:p>6.0517093714</text:p>
          </table:table-cell>
          <table:table-cell table:formula="of:=[.P61]*8" office:value-type="float" office:value="6.9162392816386">
            <text:p>6.9162392816</text:p>
          </table:table-cell>
          <table:table-cell/>
        </table:table-row>
        <table:table-row table:style-name="ro2">
          <table:table-cell office:value-type="string">
            <text:p>H.♀/H.♂ + H.☿</text:p>
          </table:table-cell>
          <table:table-cell office:value-type="float" office:value="752.914">
            <text:p>752.914</text:p>
          </table:table-cell>
          <table:table-cell office:value-type="float" office:value="115952.495">
            <text:p>115952.495</text:p>
          </table:table-cell>
          <table:table-cell/>
          <table:table-cell table:formula="of:=([.C62]-[.B62])/360" office:value-type="float" office:value="319.998836111111">
            <text:p>319.9988361111</text:p>
          </table:table-cell>
          <table:table-cell office:value-type="float" office:value="22278">
            <text:p>22278</text:p>
          </table:table-cell>
          <table:table-cell/>
          <table:table-cell table:formula="of:=[.F62]/[.E62]" office:value-type="float" office:value="69.6190032149509">
            <text:p>69.619003215</text:p>
          </table:table-cell>
          <table:table-cell table:formula="of:=[.H62]*2" office:value-type="float" office:value="139.238006429902">
            <text:p>139.2380064299</text:p>
          </table:table-cell>
          <table:table-cell table:formula="of:=[.H62]*3" office:value-type="float" office:value="208.857009644853">
            <text:p>208.8570096449</text:p>
          </table:table-cell>
          <table:table-cell table:formula="of:=[.H62]*4" office:value-type="float" office:value="278.476012859804">
            <text:p>278.4760128598</text:p>
          </table:table-cell>
          <table:table-cell table:formula="of:=[.H62]*5" office:value-type="float" office:value="348.095016074755">
            <text:p>348.0950160748</text:p>
          </table:table-cell>
          <table:table-cell table:formula="of:=[.H62]*6" office:value-type="float" office:value="417.714019289706">
            <text:p>417.7140192897</text:p>
          </table:table-cell>
          <table:table-cell table:formula="of:=[.H62]*7" office:value-type="float" office:value="487.333022504657">
            <text:p>487.3330225047</text:p>
          </table:table-cell>
          <table:table-cell table:formula="of:=[.H62]*8" office:value-type="float" office:value="556.952025719608">
            <text:p>556.9520257196</text:p>
          </table:table-cell>
          <table:table-cell table:formula="of:=[.H62]/365.2425" office:value-type="float" office:value="0.19061035672177">
            <text:p>0.1906103567</text:p>
          </table:table-cell>
          <table:table-cell table:formula="of:=[.P62]*2" office:value-type="float" office:value="0.381220713443539">
            <text:p>0.3812207134</text:p>
          </table:table-cell>
          <table:table-cell table:formula="of:=[.P62]*3" office:value-type="float" office:value="0.571831070165309">
            <text:p>0.5718310702</text:p>
          </table:table-cell>
          <table:table-cell table:formula="of:=[.P62]*4" office:value-type="float" office:value="0.762441426887078">
            <text:p>0.7624414269</text:p>
          </table:table-cell>
          <table:table-cell table:formula="of:=[.P62]*5" office:value-type="float" office:value="0.953051783608848">
            <text:p>0.9530517836</text:p>
          </table:table-cell>
          <table:table-cell table:formula="of:=[.P62]*6" office:value-type="float" office:value="1.14366214033062">
            <text:p>1.1436621403</text:p>
          </table:table-cell>
          <table:table-cell table:formula="of:=[.P62]*7" office:value-type="float" office:value="1.33427249705239">
            <text:p>1.3342724971</text:p>
          </table:table-cell>
          <table:table-cell table:formula="of:=[.P62]*8" office:value-type="float" office:value="1.52488285377416">
            <text:p>1.5248828538</text:p>
          </table:table-cell>
          <table:table-cell/>
        </table:table-row>
        <table:table-row table:style-name="ro3">
          <table:table-cell office:value-type="string">
            <text:p>H.♀/H.♂ + H.ⴲ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3]-[.B63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3]/[.E63]" office:value-type="float" office:value="174.392860140496">
            <text:p>174.3928601405</text:p>
          </table:table-cell>
          <table:table-cell table:formula="of:=[.H63]*2" office:value-type="float" office:value="348.785720280991">
            <text:p>348.785720281</text:p>
          </table:table-cell>
          <table:table-cell table:formula="of:=[.H63]*3" office:value-type="float" office:value="523.178580421487">
            <text:p>523.1785804215</text:p>
          </table:table-cell>
          <table:table-cell table:formula="of:=[.H63]*4" office:value-type="float" office:value="697.571440561983">
            <text:p>697.571440562</text:p>
          </table:table-cell>
          <table:table-cell table:formula="of:=[.H63]*5" office:value-type="float" office:value="871.964300702479">
            <text:p>871.9643007025</text:p>
          </table:table-cell>
          <table:table-cell table:formula="of:=[.H63]*6" office:value-type="float" office:value="1046.35716084297">
            <text:p>1046.357160843</text:p>
          </table:table-cell>
          <table:table-cell table:formula="of:=[.H63]*7" office:value-type="float" office:value="1220.75002098347">
            <text:p>1220.7500209835</text:p>
          </table:table-cell>
          <table:table-cell table:formula="of:=[.H63]*8" office:value-type="float" office:value="1395.14288112397">
            <text:p>1395.142881124</text:p>
          </table:table-cell>
          <table:table-cell table:formula="of:=[.H63]/365.2425" office:value-type="float" office:value="0.47747143374743">
            <text:p>0.4774714337</text:p>
          </table:table-cell>
          <table:table-cell table:formula="of:=[.P63]*2" office:value-type="float" office:value="0.95494286749486">
            <text:p>0.9549428675</text:p>
          </table:table-cell>
          <table:table-cell table:formula="of:=[.P63]*3" office:value-type="float" office:value="1.43241430124229">
            <text:p>1.4324143012</text:p>
          </table:table-cell>
          <table:table-cell table:formula="of:=[.P63]*4" office:value-type="float" office:value="1.90988573498972">
            <text:p>1.909885735</text:p>
          </table:table-cell>
          <table:table-cell table:formula="of:=[.P63]*5" office:value-type="float" office:value="2.38735716873715">
            <text:p>2.3873571687</text:p>
          </table:table-cell>
          <table:table-cell table:formula="of:=[.P63]*6" office:value-type="float" office:value="2.86482860248458">
            <text:p>2.8648286025</text:p>
          </table:table-cell>
          <table:table-cell table:formula="of:=[.P63]*7" office:value-type="float" office:value="3.34230003623201">
            <text:p>3.3423000362</text:p>
          </table:table-cell>
          <table:table-cell table:formula="of:=[.P63]*8" office:value-type="float" office:value="3.81977146997944">
            <text:p>3.81977147</text:p>
          </table:table-cell>
          <table:table-cell/>
        </table:table-row>
        <table:table-row table:style-name="ro3">
          <table:table-cell office:value-type="string">
            <text:p>H.ⴲ/H.♂ + H.☿</text:p>
          </table:table-cell>
          <table:table-cell office:value-type="float" office:value="724.44">
            <text:p>724.44</text:p>
          </table:table-cell>
          <table:table-cell office:value-type="float" office:value="102188.359">
            <text:p>102188.359</text:p>
          </table:table-cell>
          <table:table-cell/>
          <table:table-cell table:formula="of:=([.C64]-[.B64])/360" office:value-type="float" office:value="281.844219444444">
            <text:p>281.8442194444</text:p>
          </table:table-cell>
          <table:table-cell office:value-type="float" office:value="22278">
            <text:p>22278</text:p>
          </table:table-cell>
          <table:table-cell/>
          <table:table-cell table:formula="of:=[.F64]/[.E64]" office:value-type="float" office:value="79.0436647730904">
            <text:p>79.0436647731</text:p>
          </table:table-cell>
          <table:table-cell table:formula="of:=[.H64]*2" office:value-type="float" office:value="158.087329546181">
            <text:p>158.0873295462</text:p>
          </table:table-cell>
          <table:table-cell table:formula="of:=[.H64]*3" office:value-type="float" office:value="237.130994319271">
            <text:p>237.1309943193</text:p>
          </table:table-cell>
          <table:table-cell table:formula="of:=[.H64]*4" office:value-type="float" office:value="316.174659092362">
            <text:p>316.1746590924</text:p>
          </table:table-cell>
          <table:table-cell table:formula="of:=[.H64]*5" office:value-type="float" office:value="395.218323865452">
            <text:p>395.2183238655</text:p>
          </table:table-cell>
          <table:table-cell table:formula="of:=[.H64]*6" office:value-type="float" office:value="474.261988638543">
            <text:p>474.2619886385</text:p>
          </table:table-cell>
          <table:table-cell table:formula="of:=[.H64]*7" office:value-type="float" office:value="553.305653411633">
            <text:p>553.3056534116</text:p>
          </table:table-cell>
          <table:table-cell table:formula="of:=[.H64]*8" office:value-type="float" office:value="632.349318184723">
            <text:p>632.3493181847</text:p>
          </table:table-cell>
          <table:table-cell table:formula="of:=[.H64]/365.2425" office:value-type="float" office:value="0.216414203640295">
            <text:p>0.2164142036</text:p>
          </table:table-cell>
          <table:table-cell table:formula="of:=[.P64]*2" office:value-type="float" office:value="0.43282840728059">
            <text:p>0.4328284073</text:p>
          </table:table-cell>
          <table:table-cell table:formula="of:=[.P64]*3" office:value-type="float" office:value="0.649242610920885">
            <text:p>0.6492426109</text:p>
          </table:table-cell>
          <table:table-cell table:formula="of:=[.P64]*4" office:value-type="float" office:value="0.86565681456118">
            <text:p>0.8656568146</text:p>
          </table:table-cell>
          <table:table-cell table:formula="of:=[.P64]*5" office:value-type="float" office:value="1.08207101820147">
            <text:p>1.0820710182</text:p>
          </table:table-cell>
          <table:table-cell table:formula="of:=[.P64]*6" office:value-type="float" office:value="1.29848522184177">
            <text:p>1.2984852218</text:p>
          </table:table-cell>
          <table:table-cell table:formula="of:=[.P64]*7" office:value-type="float" office:value="1.51489942548206">
            <text:p>1.5148994255</text:p>
          </table:table-cell>
          <table:table-cell table:formula="of:=[.P64]*8" office:value-type="float" office:value="1.73131362912236">
            <text:p>1.7313136291</text:p>
          </table:table-cell>
          <table:table-cell/>
        </table:table-row>
        <table:table-row table:style-name="ro3">
          <table:table-cell office:value-type="string">
            <text:p>H.ⴲ/H.♂ + H.♀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5]-[.B65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5]/[.E65]" office:value-type="float" office:value="174.392860140496">
            <text:p>174.3928601405</text:p>
          </table:table-cell>
          <table:table-cell table:formula="of:=[.H65]*2" office:value-type="float" office:value="348.785720280991">
            <text:p>348.785720281</text:p>
          </table:table-cell>
          <table:table-cell table:formula="of:=[.H65]*3" office:value-type="float" office:value="523.178580421487">
            <text:p>523.1785804215</text:p>
          </table:table-cell>
          <table:table-cell table:formula="of:=[.H65]*4" office:value-type="float" office:value="697.571440561983">
            <text:p>697.571440562</text:p>
          </table:table-cell>
          <table:table-cell table:formula="of:=[.H65]*5" office:value-type="float" office:value="871.964300702479">
            <text:p>871.9643007025</text:p>
          </table:table-cell>
          <table:table-cell table:formula="of:=[.H65]*6" office:value-type="float" office:value="1046.35716084297">
            <text:p>1046.357160843</text:p>
          </table:table-cell>
          <table:table-cell table:formula="of:=[.H65]*7" office:value-type="float" office:value="1220.75002098347">
            <text:p>1220.7500209835</text:p>
          </table:table-cell>
          <table:table-cell table:formula="of:=[.H65]*8" office:value-type="float" office:value="1395.14288112397">
            <text:p>1395.142881124</text:p>
          </table:table-cell>
          <table:table-cell table:formula="of:=[.H65]/365.2425" office:value-type="float" office:value="0.47747143374743">
            <text:p>0.4774714337</text:p>
          </table:table-cell>
          <table:table-cell table:formula="of:=[.P65]*2" office:value-type="float" office:value="0.95494286749486">
            <text:p>0.9549428675</text:p>
          </table:table-cell>
          <table:table-cell table:formula="of:=[.P65]*3" office:value-type="float" office:value="1.43241430124229">
            <text:p>1.4324143012</text:p>
          </table:table-cell>
          <table:table-cell table:formula="of:=[.P65]*4" office:value-type="float" office:value="1.90988573498972">
            <text:p>1.909885735</text:p>
          </table:table-cell>
          <table:table-cell table:formula="of:=[.P65]*5" office:value-type="float" office:value="2.38735716873715">
            <text:p>2.3873571687</text:p>
          </table:table-cell>
          <table:table-cell table:formula="of:=[.P65]*6" office:value-type="float" office:value="2.86482860248458">
            <text:p>2.8648286025</text:p>
          </table:table-cell>
          <table:table-cell table:formula="of:=[.P65]*7" office:value-type="float" office:value="3.34230003623201">
            <text:p>3.3423000362</text:p>
          </table:table-cell>
          <table:table-cell table:formula="of:=[.P65]*8" office:value-type="float" office:value="3.81977146997944">
            <text:p>3.81977147</text:p>
          </table:table-cell>
          <table:table-cell/>
        </table:table-row>
        <table:table-row table:style-name="ro2">
          <table:table-cell office:value-type="string">
            <text:p>H.♂/H.♃ + H.☿</text:p>
          </table:table-cell>
          <table:table-cell office:value-type="float" office:value="570.937">
            <text:p>570.937</text:p>
          </table:table-cell>
          <table:table-cell office:value-type="float" office:value="101554.172">
            <text:p>101554.172</text:p>
          </table:table-cell>
          <table:table-cell/>
          <table:table-cell table:formula="of:=([.C66]-[.B66])/360" office:value-type="float" office:value="280.508986111111">
            <text:p>280.5089861111</text:p>
          </table:table-cell>
          <table:table-cell office:value-type="float" office:value="22278">
            <text:p>22278</text:p>
          </table:table-cell>
          <table:table-cell/>
          <table:table-cell table:formula="of:=[.F66]/[.E66]" office:value-type="float" office:value="79.41991559292">
            <text:p>79.4199155929</text:p>
          </table:table-cell>
          <table:table-cell table:formula="of:=[.H66]*2" office:value-type="float" office:value="158.83983118584">
            <text:p>158.8398311858</text:p>
          </table:table-cell>
          <table:table-cell table:formula="of:=[.H66]*3" office:value-type="float" office:value="238.25974677876">
            <text:p>238.2597467788</text:p>
          </table:table-cell>
          <table:table-cell table:formula="of:=[.H66]*4" office:value-type="float" office:value="317.67966237168">
            <text:p>317.6796623717</text:p>
          </table:table-cell>
          <table:table-cell table:formula="of:=[.H66]*5" office:value-type="float" office:value="397.0995779646">
            <text:p>397.0995779646</text:p>
          </table:table-cell>
          <table:table-cell table:formula="of:=[.H66]*6" office:value-type="float" office:value="476.51949355752">
            <text:p>476.5194935575</text:p>
          </table:table-cell>
          <table:table-cell table:formula="of:=[.H66]*7" office:value-type="float" office:value="555.93940915044">
            <text:p>555.9394091504</text:p>
          </table:table-cell>
          <table:table-cell table:formula="of:=[.H66]*8" office:value-type="float" office:value="635.35932474336">
            <text:p>635.3593247434</text:p>
          </table:table-cell>
          <table:table-cell table:formula="of:=[.H66]/365.2425" office:value-type="float" office:value="0.217444343396291">
            <text:p>0.2174443434</text:p>
          </table:table-cell>
          <table:table-cell table:formula="of:=[.P66]*2" office:value-type="float" office:value="0.434888686792583">
            <text:p>0.4348886868</text:p>
          </table:table-cell>
          <table:table-cell table:formula="of:=[.P66]*3" office:value-type="float" office:value="0.652333030188874">
            <text:p>0.6523330302</text:p>
          </table:table-cell>
          <table:table-cell table:formula="of:=[.P66]*4" office:value-type="float" office:value="0.869777373585166">
            <text:p>0.8697773736</text:p>
          </table:table-cell>
          <table:table-cell table:formula="of:=[.P66]*5" office:value-type="float" office:value="1.08722171698146">
            <text:p>1.087221717</text:p>
          </table:table-cell>
          <table:table-cell table:formula="of:=[.P66]*6" office:value-type="float" office:value="1.30466606037775">
            <text:p>1.3046660604</text:p>
          </table:table-cell>
          <table:table-cell table:formula="of:=[.P66]*7" office:value-type="float" office:value="1.52211040377404">
            <text:p>1.5221104038</text:p>
          </table:table-cell>
          <table:table-cell table:formula="of:=[.P66]*8" office:value-type="float" office:value="1.73955474717033">
            <text:p>1.7395547472</text:p>
          </table:table-cell>
          <table:table-cell/>
        </table:table-row>
        <table:table-row table:style-name="ro2">
          <table:table-cell office:value-type="string">
            <text:p>H.♂/H.♃ + H.♀</text:p>
          </table:table-cell>
          <table:table-cell office:value-type="float" office:value="405.631">
            <text:p>405.631</text:p>
          </table:table-cell>
          <table:table-cell office:value-type="float" office:value="45913.527">
            <text:p>45913.527</text:p>
          </table:table-cell>
          <table:table-cell/>
          <table:table-cell table:formula="of:=([.C67]-[.B67])/360" office:value-type="float" office:value="126.410822222222">
            <text:p>126.4108222222</text:p>
          </table:table-cell>
          <table:table-cell office:value-type="float" office:value="22278">
            <text:p>22278</text:p>
          </table:table-cell>
          <table:table-cell/>
          <table:table-cell table:formula="of:=[.F67]/[.E67]" office:value-type="float" office:value="176.234910970175">
            <text:p>176.2349109702</text:p>
          </table:table-cell>
          <table:table-cell table:formula="of:=[.H67]*2" office:value-type="float" office:value="352.469821940351">
            <text:p>352.4698219404</text:p>
          </table:table-cell>
          <table:table-cell table:formula="of:=[.H67]*3" office:value-type="float" office:value="528.704732910526">
            <text:p>528.7047329105</text:p>
          </table:table-cell>
          <table:table-cell table:formula="of:=[.H67]*4" office:value-type="float" office:value="704.939643880702">
            <text:p>704.9396438807</text:p>
          </table:table-cell>
          <table:table-cell table:formula="of:=[.H67]*5" office:value-type="float" office:value="881.174554850877">
            <text:p>881.1745548509</text:p>
          </table:table-cell>
          <table:table-cell table:formula="of:=[.H67]*6" office:value-type="float" office:value="1057.40946582105">
            <text:p>1057.4094658211</text:p>
          </table:table-cell>
          <table:table-cell table:formula="of:=[.H67]*7" office:value-type="float" office:value="1233.64437679123">
            <text:p>1233.6443767912</text:p>
          </table:table-cell>
          <table:table-cell table:formula="of:=[.H67]*8" office:value-type="float" office:value="1409.8792877614">
            <text:p>1409.8792877614</text:p>
          </table:table-cell>
          <table:table-cell table:formula="of:=[.H67]/365.2425" office:value-type="float" office:value="0.482514797621239">
            <text:p>0.4825147976</text:p>
          </table:table-cell>
          <table:table-cell table:formula="of:=[.P67]*2" office:value-type="float" office:value="0.965029595242478">
            <text:p>0.9650295952</text:p>
          </table:table-cell>
          <table:table-cell table:formula="of:=[.P67]*3" office:value-type="float" office:value="1.44754439286372">
            <text:p>1.4475443929</text:p>
          </table:table-cell>
          <table:table-cell table:formula="of:=[.P67]*4" office:value-type="float" office:value="1.93005919048496">
            <text:p>1.9300591905</text:p>
          </table:table-cell>
          <table:table-cell table:formula="of:=[.P67]*5" office:value-type="float" office:value="2.41257398810619">
            <text:p>2.4125739881</text:p>
          </table:table-cell>
          <table:table-cell table:formula="of:=[.P67]*6" office:value-type="float" office:value="2.89508878572743">
            <text:p>2.8950887857</text:p>
          </table:table-cell>
          <table:table-cell table:formula="of:=[.P67]*7" office:value-type="float" office:value="3.37760358334867">
            <text:p>3.3776035833</text:p>
          </table:table-cell>
          <table:table-cell table:formula="of:=[.P67]*8" office:value-type="float" office:value="3.86011838096991">
            <text:p>3.860118381</text:p>
          </table:table-cell>
          <table:table-cell/>
        </table:table-row>
        <table:table-row table:style-name="ro3">
          <table:table-cell office:value-type="string">
            <text:p>H.♂/H.♃ + H.ⴲ</text:p>
          </table:table-cell>
          <table:table-cell office:value-type="float" office:value="377.157">
            <text:p>377.157</text:p>
          </table:table-cell>
          <table:table-cell office:value-type="float" office:value="32149.391">
            <text:p>32149.391</text:p>
          </table:table-cell>
          <table:table-cell/>
          <table:table-cell table:formula="of:=([.C68]-[.B68])/360" office:value-type="float" office:value="88.2562055555556">
            <text:p>88.2562055556</text:p>
          </table:table-cell>
          <table:table-cell office:value-type="float" office:value="22278">
            <text:p>22278</text:p>
          </table:table-cell>
          <table:table-cell/>
          <table:table-cell table:formula="of:=[.F68]/[.E68]" office:value-type="float" office:value="252.424176405096">
            <text:p>252.4241764051</text:p>
          </table:table-cell>
          <table:table-cell table:formula="of:=[.H68]*2" office:value-type="float" office:value="504.848352810193">
            <text:p>504.8483528102</text:p>
          </table:table-cell>
          <table:table-cell table:formula="of:=[.H68]*3" office:value-type="float" office:value="757.272529215289">
            <text:p>757.2725292153</text:p>
          </table:table-cell>
          <table:table-cell table:formula="of:=[.H68]*4" office:value-type="float" office:value="1009.69670562039">
            <text:p>1009.6967056204</text:p>
          </table:table-cell>
          <table:table-cell table:formula="of:=[.H68]*5" office:value-type="float" office:value="1262.12088202548">
            <text:p>1262.1208820255</text:p>
          </table:table-cell>
          <table:table-cell table:formula="of:=[.H68]*6" office:value-type="float" office:value="1514.54505843058">
            <text:p>1514.5450584306</text:p>
          </table:table-cell>
          <table:table-cell table:formula="of:=[.H68]*7" office:value-type="float" office:value="1766.96923483567">
            <text:p>1766.9692348357</text:p>
          </table:table-cell>
          <table:table-cell table:formula="of:=[.H68]*8" office:value-type="float" office:value="2019.39341124077">
            <text:p>2019.3934112408</text:p>
          </table:table-cell>
          <table:table-cell table:formula="of:=[.H68]/365.2425" office:value-type="float" office:value="0.691113921312816">
            <text:p>0.6911139213</text:p>
          </table:table-cell>
          <table:table-cell table:formula="of:=[.P68]*2" office:value-type="float" office:value="1.38222784262563">
            <text:p>1.3822278426</text:p>
          </table:table-cell>
          <table:table-cell table:formula="of:=[.P68]*3" office:value-type="float" office:value="2.07334176393845">
            <text:p>2.0733417639</text:p>
          </table:table-cell>
          <table:table-cell table:formula="of:=[.P68]*4" office:value-type="float" office:value="2.76445568525127">
            <text:p>2.7644556853</text:p>
          </table:table-cell>
          <table:table-cell table:formula="of:=[.P68]*5" office:value-type="float" office:value="3.45556960656408">
            <text:p>3.4555696066</text:p>
          </table:table-cell>
          <table:table-cell table:formula="of:=[.P68]*6" office:value-type="float" office:value="4.1466835278769">
            <text:p>4.1466835279</text:p>
          </table:table-cell>
          <table:table-cell table:formula="of:=[.P68]*7" office:value-type="float" office:value="4.83779744918972">
            <text:p>4.8377974492</text:p>
          </table:table-cell>
          <table:table-cell table:formula="of:=[.P68]*8" office:value-type="float" office:value="5.52891137050253">
            <text:p>5.5289113705</text:p>
          </table:table-cell>
          <table:table-cell/>
        </table:table-row>
        <table:table-row table:style-name="ro3">
          <table:table-cell office:value-type="string">
            <text:p>H.ⴲ/H.♃ + H.☿</text:p>
          </table:table-cell>
          <table:table-cell office:value-type="float" office:value="641.075">
            <text:p>641.075</text:p>
          </table:table-cell>
          <table:table-cell office:value-type="float" office:value="111919.078">
            <text:p>111919.078</text:p>
          </table:table-cell>
          <table:table-cell/>
          <table:table-cell table:formula="of:=([.C69]-[.B69])/360" office:value-type="float" office:value="309.105563888889">
            <text:p>309.1055638889</text:p>
          </table:table-cell>
          <table:table-cell office:value-type="float" office:value="22278">
            <text:p>22278</text:p>
          </table:table-cell>
          <table:table-cell/>
          <table:table-cell table:formula="of:=[.F69]/[.E69]" office:value-type="float" office:value="72.0724652112961">
            <text:p>72.0724652113</text:p>
          </table:table-cell>
          <table:table-cell table:formula="of:=[.H69]*2" office:value-type="float" office:value="144.144930422592">
            <text:p>144.1449304226</text:p>
          </table:table-cell>
          <table:table-cell table:formula="of:=[.H69]*3" office:value-type="float" office:value="216.217395633888">
            <text:p>216.2173956339</text:p>
          </table:table-cell>
          <table:table-cell table:formula="of:=[.H69]*4" office:value-type="float" office:value="288.289860845184">
            <text:p>288.2898608452</text:p>
          </table:table-cell>
          <table:table-cell table:formula="of:=[.H69]*5" office:value-type="float" office:value="360.36232605648">
            <text:p>360.3623260565</text:p>
          </table:table-cell>
          <table:table-cell table:formula="of:=[.H69]*6" office:value-type="float" office:value="432.434791267777">
            <text:p>432.4347912678</text:p>
          </table:table-cell>
          <table:table-cell table:formula="of:=[.H69]*7" office:value-type="float" office:value="504.507256479073">
            <text:p>504.5072564791</text:p>
          </table:table-cell>
          <table:table-cell table:formula="of:=[.H69]*8" office:value-type="float" office:value="576.579721690369">
            <text:p>576.5797216904</text:p>
          </table:table-cell>
          <table:table-cell table:formula="of:=[.H69]/365.2425" office:value-type="float" office:value="0.197327707512943">
            <text:p>0.1973277075</text:p>
          </table:table-cell>
          <table:table-cell table:formula="of:=[.P69]*2" office:value-type="float" office:value="0.394655415025886">
            <text:p>0.394655415</text:p>
          </table:table-cell>
          <table:table-cell table:formula="of:=[.P69]*3" office:value-type="float" office:value="0.591983122538829">
            <text:p>0.5919831225</text:p>
          </table:table-cell>
          <table:table-cell table:formula="of:=[.P69]*4" office:value-type="float" office:value="0.789310830051772">
            <text:p>0.7893108301</text:p>
          </table:table-cell>
          <table:table-cell table:formula="of:=[.P69]*5" office:value-type="float" office:value="0.986638537564715">
            <text:p>0.9866385376</text:p>
          </table:table-cell>
          <table:table-cell table:formula="of:=[.P69]*6" office:value-type="float" office:value="1.18396624507766">
            <text:p>1.1839662451</text:p>
          </table:table-cell>
          <table:table-cell table:formula="of:=[.P69]*7" office:value-type="float" office:value="1.3812939525906">
            <text:p>1.3812939526</text:p>
          </table:table-cell>
          <table:table-cell table:formula="of:=[.P69]*8" office:value-type="float" office:value="1.57862166010354">
            <text:p>1.5786216601</text:p>
          </table:table-cell>
          <table:table-cell/>
        </table:table-row>
        <table:table-row table:style-name="ro3">
          <table:table-cell office:value-type="string">
            <text:p>H.ⴲ/H.♃ + H.♀</text:p>
          </table:table-cell>
          <table:table-cell office:value-type="float" office:value="475.769">
            <text:p>475.769</text:p>
          </table:table-cell>
          <table:table-cell office:value-type="float" office:value="56278.433">
            <text:p>56278.433</text:p>
          </table:table-cell>
          <table:table-cell/>
          <table:table-cell table:formula="of:=([.C70]-[.B70])/360" office:value-type="float" office:value="155.0074">
            <text:p>155.0074</text:p>
          </table:table-cell>
          <table:table-cell office:value-type="float" office:value="22278">
            <text:p>22278</text:p>
          </table:table-cell>
          <table:table-cell/>
          <table:table-cell table:formula="of:=[.F70]/[.E70]" office:value-type="float" office:value="143.722170683464">
            <text:p>143.7221706835</text:p>
          </table:table-cell>
          <table:table-cell table:formula="of:=[.H70]*2" office:value-type="float" office:value="287.444341366928">
            <text:p>287.4443413669</text:p>
          </table:table-cell>
          <table:table-cell table:formula="of:=[.H70]*3" office:value-type="float" office:value="431.166512050393">
            <text:p>431.1665120504</text:p>
          </table:table-cell>
          <table:table-cell table:formula="of:=[.H70]*4" office:value-type="float" office:value="574.888682733857">
            <text:p>574.8886827339</text:p>
          </table:table-cell>
          <table:table-cell table:formula="of:=[.H70]*5" office:value-type="float" office:value="718.610853417321">
            <text:p>718.6108534173</text:p>
          </table:table-cell>
          <table:table-cell table:formula="of:=[.H70]*6" office:value-type="float" office:value="862.333024100785">
            <text:p>862.3330241008</text:p>
          </table:table-cell>
          <table:table-cell table:formula="of:=[.H70]*7" office:value-type="float" office:value="1006.05519478425">
            <text:p>1006.0551947843</text:p>
          </table:table-cell>
          <table:table-cell table:formula="of:=[.H70]*8" office:value-type="float" office:value="1149.77736546771">
            <text:p>1149.7773654677</text:p>
          </table:table-cell>
          <table:table-cell table:formula="of:=[.H70]/365.2425" office:value-type="float" office:value="0.393497938173855">
            <text:p>0.3934979382</text:p>
          </table:table-cell>
          <table:table-cell table:formula="of:=[.P70]*2" office:value-type="float" office:value="0.786995876347709">
            <text:p>0.7869958763</text:p>
          </table:table-cell>
          <table:table-cell table:formula="of:=[.P70]*3" office:value-type="float" office:value="1.18049381452156">
            <text:p>1.1804938145</text:p>
          </table:table-cell>
          <table:table-cell table:formula="of:=[.P70]*4" office:value-type="float" office:value="1.57399175269542">
            <text:p>1.5739917527</text:p>
          </table:table-cell>
          <table:table-cell table:formula="of:=[.P70]*5" office:value-type="float" office:value="1.96748969086927">
            <text:p>1.9674896909</text:p>
          </table:table-cell>
          <table:table-cell table:formula="of:=[.P70]*6" office:value-type="float" office:value="2.36098762904313">
            <text:p>2.360987629</text:p>
          </table:table-cell>
          <table:table-cell table:formula="of:=[.P70]*7" office:value-type="float" office:value="2.75448556721698">
            <text:p>2.7544855672</text:p>
          </table:table-cell>
          <table:table-cell table:formula="of:=[.P70]*8" office:value-type="float" office:value="3.14798350539084">
            <text:p>3.1479835054</text:p>
          </table:table-cell>
          <table:table-cell/>
        </table:table-row>
        <table:table-row table:style-name="ro3">
          <table:table-cell office:value-type="string">
            <text:p>H.ⴲ/H.♄ + H.☿</text:p>
          </table:table-cell>
          <table:table-cell office:value-type="float" office:value="530.928">
            <text:p>530.928</text:p>
          </table:table-cell>
          <table:table-cell office:value-type="float" office:value="112913.732">
            <text:p>112913.732</text:p>
          </table:table-cell>
          <table:table-cell/>
          <table:table-cell table:formula="of:=([.C71]-[.B71])/360" office:value-type="float" office:value="312.174455555556">
            <text:p>312.1744555556</text:p>
          </table:table-cell>
          <table:table-cell office:value-type="float" office:value="22278">
            <text:p>22278</text:p>
          </table:table-cell>
          <table:table-cell/>
          <table:table-cell table:formula="of:=[.F71]/[.E71]" office:value-type="float" office:value="71.3639428323928">
            <text:p>71.3639428324</text:p>
          </table:table-cell>
          <table:table-cell table:formula="of:=[.H71]*2" office:value-type="float" office:value="142.727885664786">
            <text:p>142.7278856648</text:p>
          </table:table-cell>
          <table:table-cell table:formula="of:=[.H71]*3" office:value-type="float" office:value="214.091828497178">
            <text:p>214.0918284972</text:p>
          </table:table-cell>
          <table:table-cell table:formula="of:=[.H71]*4" office:value-type="float" office:value="285.455771329571">
            <text:p>285.4557713296</text:p>
          </table:table-cell>
          <table:table-cell table:formula="of:=[.H71]*5" office:value-type="float" office:value="356.819714161964">
            <text:p>356.819714162</text:p>
          </table:table-cell>
          <table:table-cell table:formula="of:=[.H71]*6" office:value-type="float" office:value="428.183656994357">
            <text:p>428.1836569944</text:p>
          </table:table-cell>
          <table:table-cell table:formula="of:=[.H71]*7" office:value-type="float" office:value="499.547599826749">
            <text:p>499.5475998268</text:p>
          </table:table-cell>
          <table:table-cell table:formula="of:=[.H71]*8" office:value-type="float" office:value="570.911542659142">
            <text:p>570.9115426591</text:p>
          </table:table-cell>
          <table:table-cell table:formula="of:=[.H71]/365.2425" office:value-type="float" office:value="0.195387839127135">
            <text:p>0.1953878391</text:p>
          </table:table-cell>
          <table:table-cell table:formula="of:=[.P71]*2" office:value-type="float" office:value="0.390775678254271">
            <text:p>0.3907756783</text:p>
          </table:table-cell>
          <table:table-cell table:formula="of:=[.P71]*3" office:value-type="float" office:value="0.586163517381406">
            <text:p>0.5861635174</text:p>
          </table:table-cell>
          <table:table-cell table:formula="of:=[.P71]*4" office:value-type="float" office:value="0.781551356508542">
            <text:p>0.7815513565</text:p>
          </table:table-cell>
          <table:table-cell table:formula="of:=[.P71]*5" office:value-type="float" office:value="0.976939195635677">
            <text:p>0.9769391956</text:p>
          </table:table-cell>
          <table:table-cell table:formula="of:=[.P71]*6" office:value-type="float" office:value="1.17232703476281">
            <text:p>1.1723270348</text:p>
          </table:table-cell>
          <table:table-cell table:formula="of:=[.P71]*7" office:value-type="float" office:value="1.36771487388995">
            <text:p>1.3677148739</text:p>
          </table:table-cell>
          <table:table-cell table:formula="of:=[.P71]*8" office:value-type="float" office:value="1.56310271301708">
            <text:p>1.563102713</text:p>
          </table:table-cell>
          <table:table-cell/>
        </table:table-row>
        <table:table-row table:style-name="ro3">
          <table:table-cell office:value-type="string">
            <text:p>H.ⴲ/H.♄ + H.♀</text:p>
          </table:table-cell>
          <table:table-cell office:value-type="float" office:value="365.622">
            <text:p>365.622</text:p>
          </table:table-cell>
          <table:table-cell office:value-type="float" office:value="57273.087">
            <text:p>57273.087</text:p>
          </table:table-cell>
          <table:table-cell/>
          <table:table-cell table:formula="of:=([.C72]-[.B72])/360" office:value-type="float" office:value="158.076291666667">
            <text:p>158.0762916667</text:p>
          </table:table-cell>
          <table:table-cell office:value-type="float" office:value="22278">
            <text:p>22278</text:p>
          </table:table-cell>
          <table:table-cell/>
          <table:table-cell table:formula="of:=[.F72]/[.E72]" office:value-type="float" office:value="140.931949789013">
            <text:p>140.931949789</text:p>
          </table:table-cell>
          <table:table-cell table:formula="of:=[.H72]*2" office:value-type="float" office:value="281.863899578026">
            <text:p>281.863899578</text:p>
          </table:table-cell>
          <table:table-cell table:formula="of:=[.H72]*3" office:value-type="float" office:value="422.795849367038">
            <text:p>422.795849367</text:p>
          </table:table-cell>
          <table:table-cell table:formula="of:=[.H72]*4" office:value-type="float" office:value="563.727799156051">
            <text:p>563.7277991561</text:p>
          </table:table-cell>
          <table:table-cell table:formula="of:=[.H72]*5" office:value-type="float" office:value="704.659748945064">
            <text:p>704.6597489451</text:p>
          </table:table-cell>
          <table:table-cell table:formula="of:=[.H72]*6" office:value-type="float" office:value="845.591698734077">
            <text:p>845.5916987341</text:p>
          </table:table-cell>
          <table:table-cell table:formula="of:=[.H72]*7" office:value-type="float" office:value="986.523648523089">
            <text:p>986.5236485231</text:p>
          </table:table-cell>
          <table:table-cell table:formula="of:=[.H72]*8" office:value-type="float" office:value="1127.4555983121">
            <text:p>1127.4555983121</text:p>
          </table:table-cell>
          <table:table-cell table:formula="of:=[.H72]/365.2425" office:value-type="float" office:value="0.385858572835891">
            <text:p>0.3858585728</text:p>
          </table:table-cell>
          <table:table-cell table:formula="of:=[.P72]*2" office:value-type="float" office:value="0.771717145671781">
            <text:p>0.7717171457</text:p>
          </table:table-cell>
          <table:table-cell table:formula="of:=[.P72]*3" office:value-type="float" office:value="1.15757571850767">
            <text:p>1.1575757185</text:p>
          </table:table-cell>
          <table:table-cell table:formula="of:=[.P72]*4" office:value-type="float" office:value="1.54343429134356">
            <text:p>1.5434342913</text:p>
          </table:table-cell>
          <table:table-cell table:formula="of:=[.P72]*5" office:value-type="float" office:value="1.92929286417945">
            <text:p>1.9292928642</text:p>
          </table:table-cell>
          <table:table-cell table:formula="of:=[.P72]*6" office:value-type="float" office:value="2.31515143701534">
            <text:p>2.315151437</text:p>
          </table:table-cell>
          <table:table-cell table:formula="of:=[.P72]*7" office:value-type="float" office:value="2.70101000985123">
            <text:p>2.7010100099</text:p>
          </table:table-cell>
          <table:table-cell table:formula="of:=[.P72]*8" office:value-type="float" office:value="3.08686858268712">
            <text:p>3.0868685827</text:p>
          </table:table-cell>
          <table:table-cell/>
        </table:table-row>
        <table:table-row table:style-name="ro3">
          <table:table-cell office:value-type="string">
            <text:p>H.ⴲ/H.♄ + H.♂</text:p>
          </table:table-cell>
          <table:table-cell office:value-type="float" office:value="267.01">
            <text:p>267.01</text:p>
          </table:table-cell>
          <table:table-cell office:value-type="float" office:value="33144.045">
            <text:p>33144.045</text:p>
          </table:table-cell>
          <table:table-cell/>
          <table:table-cell table:formula="of:=([.C73]-[.B73])/360" office:value-type="float" office:value="91.3250972222222">
            <text:p>91.3250972222</text:p>
          </table:table-cell>
          <table:table-cell office:value-type="float" office:value="22278">
            <text:p>22278</text:p>
          </table:table-cell>
          <table:table-cell/>
          <table:table-cell table:formula="of:=[.F73]/[.E73]" office:value-type="float" office:value="243.9417058138">
            <text:p>243.9417058138</text:p>
          </table:table-cell>
          <table:table-cell table:formula="of:=[.H73]*2" office:value-type="float" office:value="487.8834116276">
            <text:p>487.8834116276</text:p>
          </table:table-cell>
          <table:table-cell table:formula="of:=[.H73]*3" office:value-type="float" office:value="731.825117441399">
            <text:p>731.8251174414</text:p>
          </table:table-cell>
          <table:table-cell table:formula="of:=[.H73]*4" office:value-type="float" office:value="975.766823255199">
            <text:p>975.7668232552</text:p>
          </table:table-cell>
          <table:table-cell table:formula="of:=[.H73]*5" office:value-type="float" office:value="1219.708529069">
            <text:p>1219.708529069</text:p>
          </table:table-cell>
          <table:table-cell table:formula="of:=[.H73]*6" office:value-type="float" office:value="1463.6502348828">
            <text:p>1463.6502348828</text:p>
          </table:table-cell>
          <table:table-cell table:formula="of:=[.H73]*7" office:value-type="float" office:value="1707.5919406966">
            <text:p>1707.5919406966</text:p>
          </table:table-cell>
          <table:table-cell table:formula="of:=[.H73]*8" office:value-type="float" office:value="1951.5336465104">
            <text:p>1951.5336465104</text:p>
          </table:table-cell>
          <table:table-cell table:formula="of:=[.H73]/365.2425" office:value-type="float" office:value="0.667889705644332">
            <text:p>0.6678897056</text:p>
          </table:table-cell>
          <table:table-cell table:formula="of:=[.P73]*2" office:value-type="float" office:value="1.33577941128866">
            <text:p>1.3357794113</text:p>
          </table:table-cell>
          <table:table-cell table:formula="of:=[.P73]*3" office:value-type="float" office:value="2.003669116933">
            <text:p>2.0036691169</text:p>
          </table:table-cell>
          <table:table-cell table:formula="of:=[.P73]*4" office:value-type="float" office:value="2.67155882257733">
            <text:p>2.6715588226</text:p>
          </table:table-cell>
          <table:table-cell table:formula="of:=[.P73]*5" office:value-type="float" office:value="3.33944852822166">
            <text:p>3.3394485282</text:p>
          </table:table-cell>
          <table:table-cell table:formula="of:=[.P73]*6" office:value-type="float" office:value="4.00733823386599">
            <text:p>4.0073382339</text:p>
          </table:table-cell>
          <table:table-cell table:formula="of:=[.P73]*7" office:value-type="float" office:value="4.67522793951032">
            <text:p>4.6752279395</text:p>
          </table:table-cell>
          <table:table-cell table:formula="of:=[.P73]*8" office:value-type="float" office:value="5.34311764515465">
            <text:p>5.343117645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2/20/2013</text:date>, <text:time>06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0T06:11:06</dc:date>
    <meta:generator>LibreOffice/3.4$Unix LibreOffice_project/340m1$Build-1505</meta:generator>
    <meta:editing-duration>PT2H9M40S</meta:editing-duration>
    <meta:editing-cycles>11</meta:editing-cycles>
    <meta:printed-by>Ryan </meta:printed-by>
    <meta:print-date>2013-02-20T06:10:57</meta:print-date>
    <dc:creator>Ryan </dc:creator>
    <meta:document-statistic meta:table-count="3" meta:cell-count="2482" meta:object-count="0"/>
  </office:meta>
</office:document-meta>
</file>